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ffff00" style:writing-mode="page">
        <style:background-image/>
      </style:table-cell-properties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4.953cm" style:rel-column-width="19093*"/>
    </style:style>
    <style:style style:name="Tableau40.B" style:family="table-column">
      <style:table-column-properties style:column-width="12.047cm" style:rel-column-width="46442*"/>
    </style:style>
    <style:style style:name="Tableau4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0.B1" style:family="table-cell">
      <style:table-cell-properties fo:padding="0.049cm" fo:border="0.05pt solid #000000" style:writing-mode="page"/>
    </style:style>
    <style:style style:name="Tableau4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92cm" style:rel-column-width="15390*"/>
    </style:style>
    <style:style style:name="Tableau1.B" style:family="table-column">
      <style:table-column-properties style:column-width="13.009cm" style:rel-column-width="501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2cm" style:rel-column-width="15390*"/>
    </style:style>
    <style:style style:name="Tableau2.B" style:family="table-column">
      <style:table-column-properties style:column-width="13.009cm" style:rel-column-width="50145*"/>
    </style:style>
    <style:style style:name="Tableau2.A1" style:family="table-cell">
      <style:table-cell-properties fo:padding="0.25cm" fo:border-left="0.05pt solid #000000" fo:border-right="none" fo:border-top="0.05pt solid #000000" fo:border-bottom="0.05pt solid #000000" style:writing-mode="page"/>
    </style:style>
    <style:style style:name="Tableau2.B1" style:family="table-cell">
      <style:table-cell-properties fo:padding="0.25cm" fo:border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708cm" style:rel-column-width="10437*"/>
    </style:style>
    <style:style style:name="Tableau3.B" style:family="table-column">
      <style:table-column-properties style:column-width="14.293cm" style:rel-column-width="55098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708cm" style:rel-column-width="10437*"/>
    </style:style>
    <style:style style:name="Tableau4.B" style:family="table-column">
      <style:table-column-properties style:column-width="14.293cm" style:rel-column-width="55098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2.845cm" table:align="left"/>
    </style:style>
    <style:style style:name="Tableau5.A" style:family="table-column">
      <style:table-column-properties style:column-width="2.708cm"/>
    </style:style>
    <style:style style:name="Tableau5.B" style:family="table-column">
      <style:table-column-properties style:column-width="10.137cm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B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49cm" fo:border="0.05pt solid #000000" style:writing-mode="page"/>
    </style:style>
    <style:style style:name="Tableau62" style:family="table">
      <style:table-properties style:width="17cm" table:align="margins"/>
    </style:style>
    <style:style style:name="Tableau62.A" style:family="table-column">
      <style:table-column-properties style:column-width="2.108cm" style:rel-column-width="8125*"/>
    </style:style>
    <style:style style:name="Tableau62.B" style:family="table-column">
      <style:table-column-properties style:column-width="14.893cm" style:rel-column-width="57410*"/>
    </style:style>
    <style:style style:name="Tableau6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2.B1" style:family="table-cell">
      <style:table-cell-properties fo:padding="0.097cm" fo:border="0.5pt solid #000000" style:writing-mode="page"/>
    </style:style>
    <style:style style:name="Tableau6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12.845cm" table:align="left"/>
    </style:style>
    <style:style style:name="Tableau7.A" style:family="table-column">
      <style:table-column-properties style:column-width="3.046cm"/>
    </style:style>
    <style:style style:name="Tableau7.B" style:family="table-column">
      <style:table-column-properties style:column-width="9.798cm"/>
    </style:style>
    <style:style style:name="Tableau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7.B1" style:family="table-cell">
      <style:table-cell-properties fo:padding="0.049cm" fo:border="0.05pt solid #000000" style:writing-mode="page"/>
    </style:style>
    <style:style style:name="Tableau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49cm" fo:border="0.05pt solid #000000" style:writing-mode="page"/>
    </style:style>
    <style:style style:name="Tableau9" style:family="table">
      <style:table-properties style:width="12.845cm" table:align="left"/>
    </style:style>
    <style:style style:name="Tableau9.A" style:family="table-column">
      <style:table-column-properties style:column-width="3.953cm"/>
    </style:style>
    <style:style style:name="Tableau9.B" style:family="table-column">
      <style:table-column-properties style:column-width="8.892cm"/>
    </style:style>
    <style:style style:name="Tableau9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9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0" style:family="table">
      <style:table-properties style:width="16.951cm" table:align="left"/>
    </style:style>
    <style:style style:name="Tableau10.A" style:family="table-column">
      <style:table-column-properties style:column-width="16.951cm"/>
    </style:style>
    <style:style style:name="Tableau10.A1" style:family="table-cell">
      <style:table-cell-properties fo:padding="0.049cm" fo:border="0.05pt solid #000000" style:writing-mode="page"/>
    </style:style>
    <style:style style:name="Tableau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49cm" fo:border="0.05pt solid #000000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49cm" fo:border="0.05pt solid #000000"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49cm" fo:border="0.05pt solid #000000" style:writing-mode="page"/>
    </style:style>
    <style:style style:name="Tableau57" style:family="table">
      <style:table-properties style:width="17cm" table:align="margins"/>
    </style:style>
    <style:style style:name="Tableau57.A" style:family="table-column">
      <style:table-column-properties style:column-width="17cm" style:rel-column-width="65535*"/>
    </style:style>
    <style:style style:name="Tableau57.A1" style:family="table-cell">
      <style:table-cell-properties fo:padding="0.049cm" fo:border="0.05pt solid #000000" style:writing-mode="page"/>
    </style:style>
    <style:style style:name="Tableau15" style:family="table">
      <style:table-properties style:width="17.152cm" fo:margin-left="0cm" table:align="left"/>
    </style:style>
    <style:style style:name="Tableau15.A" style:family="table-column">
      <style:table-column-properties style:column-width="3.953cm"/>
    </style:style>
    <style:style style:name="Tableau15.B" style:family="table-column">
      <style:table-column-properties style:column-width="13.199cm"/>
    </style:style>
    <style:style style:name="Tableau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5.B1" style:family="table-cell">
      <style:table-cell-properties fo:padding="0.049cm" fo:border="0.05pt solid #000000" style:writing-mode="page"/>
    </style:style>
    <style:style style:name="Tableau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4" style:family="table">
      <style:table-properties style:width="17.152cm" fo:margin-left="0cm" table:align="left"/>
    </style:style>
    <style:style style:name="Tableau14.A" style:family="table-column">
      <style:table-column-properties style:column-width="3.953cm"/>
    </style:style>
    <style:style style:name="Tableau14.B" style:family="table-column">
      <style:table-column-properties style:column-width="13.199cm"/>
    </style:style>
    <style:style style:name="Tableau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4.B1" style:family="table-cell">
      <style:table-cell-properties fo:padding="0.049cm" fo:border="0.05pt solid #000000" style:writing-mode="page"/>
    </style:style>
    <style:style style:name="Tableau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49cm" fo:border="0.05pt solid #000000" style:writing-mode="pag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49cm" fo:border="0.05pt solid #000000" style:writing-mode="page"/>
    </style:style>
    <style:style style:name="Tableau18" style:family="table">
      <style:table-properties style:width="17.152cm" fo:margin-left="0cm" table:align="left"/>
    </style:style>
    <style:style style:name="Tableau18.A" style:family="table-column">
      <style:table-column-properties style:column-width="5.846cm"/>
    </style:style>
    <style:style style:name="Tableau18.B" style:family="table-column">
      <style:table-column-properties style:column-width="11.307cm"/>
    </style:style>
    <style:style style:name="Tableau1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8.B1" style:family="table-cell">
      <style:table-cell-properties fo:padding="0.049cm" fo:border="0.05pt solid #000000" style:writing-mode="page"/>
    </style:style>
    <style:style style:name="Tableau1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9" style:family="table">
      <style:table-properties style:width="17.152cm" fo:margin-left="0cm" table:align="left"/>
    </style:style>
    <style:style style:name="Tableau19.A" style:family="table-column">
      <style:table-column-properties style:column-width="7.445cm"/>
    </style:style>
    <style:style style:name="Tableau19.B" style:family="table-column">
      <style:table-column-properties style:column-width="9.707cm"/>
    </style:style>
    <style:style style:name="Tableau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9.B1" style:family="table-cell">
      <style:table-cell-properties fo:padding="0.049cm" fo:border="0.05pt solid #000000" style:writing-mode="page"/>
    </style:style>
    <style:style style:name="Tableau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0" style:family="table">
      <style:table-properties style:width="17.152cm" fo:margin-left="0cm" table:align="left"/>
    </style:style>
    <style:style style:name="Tableau20.A" style:family="table-column">
      <style:table-column-properties style:column-width="7.445cm"/>
    </style:style>
    <style:style style:name="Tableau20.B" style:family="table-column">
      <style:table-column-properties style:column-width="9.707cm"/>
    </style:style>
    <style:style style:name="Tableau2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0.B1" style:family="table-cell">
      <style:table-cell-properties fo:padding="0.049cm" fo:border="0.05pt solid #000000" style:writing-mode="page"/>
    </style:style>
    <style:style style:name="Tableau39" style:family="table">
      <style:table-properties style:width="17.152cm" fo:margin-left="0cm" table:align="left"/>
    </style:style>
    <style:style style:name="Tableau39.A" style:family="table-column">
      <style:table-column-properties style:column-width="7.445cm"/>
    </style:style>
    <style:style style:name="Tableau39.B" style:family="table-column">
      <style:table-column-properties style:column-width="9.707cm"/>
    </style:style>
    <style:style style:name="Tableau3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9.B1" style:family="table-cell">
      <style:table-cell-properties fo:padding="0.049cm" fo:border="0.05pt solid #000000" style:writing-mode="page"/>
    </style:style>
    <style:style style:name="Tableau71" style:family="table">
      <style:table-properties style:width="17cm" table:align="margins"/>
    </style:style>
    <style:style style:name="Tableau71.A" style:family="table-column">
      <style:table-column-properties style:column-width="4.399cm" style:rel-column-width="16958*"/>
    </style:style>
    <style:style style:name="Tableau71.B" style:family="table-column">
      <style:table-column-properties style:column-width="12.601cm" style:rel-column-width="48577*"/>
    </style:style>
    <style:style style:name="Tableau7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1.B1" style:family="table-cell">
      <style:table-cell-properties fo:padding="0.097cm" fo:border="0.5pt solid #000000" style:writing-mode="page"/>
    </style:style>
    <style:style style:name="Tableau7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7" style:family="table">
      <style:table-properties style:width="17cm" table:align="margins" fo:background-color="transparent">
        <style:background-image/>
      </style:table-properties>
    </style:style>
    <style:style style:name="Tableau37.A" style:family="table-column">
      <style:table-column-properties style:column-width="17cm" style:rel-column-width="65535*"/>
    </style:style>
    <style:style style:name="Tableau37.1" style:family="table-row">
      <style:table-row-properties fo:background-color="transparent">
        <style:background-image/>
      </style:table-row-properties>
    </style:style>
    <style:style style:name="Tableau37.A1" style:family="table-cell">
      <style:table-cell-properties fo:padding="0.049cm" fo:border="0.05pt solid #000000" style:writing-mode="page"/>
    </style:style>
    <style:style style:name="Tableau54" style:family="table">
      <style:table-properties style:width="17cm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padding="0.097cm" fo:border="0.5pt solid #000000" style:writing-mode="page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padding="0.049cm" fo:border="0.05pt solid #000000" style:writing-mode="page"/>
    </style:style>
    <style:style style:name="Tableau21" style:family="table">
      <style:table-properties style:width="17.152cm" fo:margin-left="0cm" table:align="left"/>
    </style:style>
    <style:style style:name="Tableau21.A" style:family="table-column">
      <style:table-column-properties style:column-width="7.445cm"/>
    </style:style>
    <style:style style:name="Tableau21.B" style:family="table-column">
      <style:table-column-properties style:column-width="9.707cm"/>
    </style:style>
    <style:style style:name="Tableau2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1.B1" style:family="table-cell">
      <style:table-cell-properties fo:padding="0.049cm" fo:border="0.05pt solid #000000" style:writing-mode="page"/>
    </style:style>
    <style:style style:name="Tableau2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5pt solid #000000" style:writing-mode="pag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49cm" fo:border="0.05pt solid #000000" style:writing-mode="page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49cm" fo:border="0.05pt solid #000000" style:writing-mode="pag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49cm" fo:border="0.05pt solid #000000" style:writing-mode="pag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49cm" fo:border="0.05pt solid #000000" style:writing-mode="pag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49cm" fo:border="0.05pt solid #000000" style:writing-mode="page"/>
    </style:style>
    <style:style style:name="Tableau27" style:family="table">
      <style:table-properties style:width="17.152cm" fo:margin-left="0cm" table:align="left"/>
    </style:style>
    <style:style style:name="Tableau27.A" style:family="table-column">
      <style:table-column-properties style:column-width="4.353cm"/>
    </style:style>
    <style:style style:name="Tableau27.B" style:family="table-column">
      <style:table-column-properties style:column-width="12.799cm"/>
    </style:style>
    <style:style style:name="Tableau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7.B1" style:family="table-cell">
      <style:table-cell-properties fo:padding="0.049cm" fo:border="0.05pt solid #000000" style:writing-mode="page"/>
    </style:style>
    <style:style style:name="Tableau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49cm" fo:border="0.05pt solid #000000" style:writing-mode="page"/>
    </style:style>
    <style:style style:name="Tableau53" style:family="table">
      <style:table-properties style:width="17cm" table:align="margins"/>
    </style:style>
    <style:style style:name="Tableau53.A" style:family="table-column">
      <style:table-column-properties style:column-width="2.2cm" style:rel-column-width="8479*"/>
    </style:style>
    <style:style style:name="Tableau53.B" style:family="table-column">
      <style:table-column-properties style:column-width="14.801cm" style:rel-column-width="57056*"/>
    </style:style>
    <style:style style:name="Tableau5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3.B1" style:family="table-cell">
      <style:table-cell-properties fo:padding="0.097cm" fo:border="0.5pt solid #000000" style:writing-mode="page"/>
    </style:style>
    <style:style style:name="Tableau5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49cm" fo:border="0.05pt solid #000000" style:writing-mode="page"/>
    </style:style>
    <style:style style:name="Tableau30" style:family="table">
      <style:table-properties style:width="17.06cm" fo:margin-left="0.092cm" table:align="left"/>
    </style:style>
    <style:style style:name="Tableau30.A" style:family="table-column">
      <style:table-column-properties style:column-width="4.262cm"/>
    </style:style>
    <style:style style:name="Tableau30.B" style:family="table-column">
      <style:table-column-properties style:column-width="12.799cm"/>
    </style:style>
    <style:style style:name="Tableau3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0.B1" style:family="table-cell">
      <style:table-cell-properties fo:padding="0.049cm" fo:border="0.05pt solid #000000" style:writing-mode="page"/>
    </style:style>
    <style:style style:name="Tableau3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49cm" fo:border="0.05pt solid #000000" style:writing-mode="page"/>
    </style:style>
    <style:style style:name="Tableau32" style:family="table">
      <style:table-properties style:width="17.06cm" fo:margin-left="0.092cm" table:align="left"/>
    </style:style>
    <style:style style:name="Tableau32.A" style:family="table-column">
      <style:table-column-properties style:column-width="4.553cm"/>
    </style:style>
    <style:style style:name="Tableau32.B" style:family="table-column">
      <style:table-column-properties style:column-width="12.508cm"/>
    </style:style>
    <style:style style:name="Tableau3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2.B1" style:family="table-cell">
      <style:table-cell-properties fo:padding="0.049cm" fo:border="0.05pt solid #000000" style:writing-mode="page"/>
    </style:style>
    <style:style style:name="Tableau3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49cm" fo:border="0.05pt solid #000000" style:writing-mode="page"/>
    </style:style>
    <style:style style:name="Tableau76" style:family="table">
      <style:table-properties style:width="17cm" table:align="margins"/>
    </style:style>
    <style:style style:name="Tableau76.A" style:family="table-column">
      <style:table-column-properties style:column-width="4.092cm" style:rel-column-width="15775*"/>
    </style:style>
    <style:style style:name="Tableau76.B" style:family="table-column">
      <style:table-column-properties style:column-width="12.908cm" style:rel-column-width="49760*"/>
    </style:style>
    <style:style style:name="Tableau7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6.B1" style:family="table-cell">
      <style:table-cell-properties fo:padding="0.097cm" fo:border="0.5pt solid #000000" style:writing-mode="page"/>
    </style:style>
    <style:style style:name="Tableau77" style:family="table">
      <style:table-properties style:width="17cm" table:align="margins"/>
    </style:style>
    <style:style style:name="Tableau77.A" style:family="table-column">
      <style:table-column-properties style:column-width="17cm" style:rel-column-width="65535*"/>
    </style:style>
    <style:style style:name="Tableau77.A1" style:family="table-cell">
      <style:table-cell-properties fo:padding="0.097cm" fo:border="0.5pt solid #000000" style:writing-mode="page"/>
    </style:style>
    <style:style style:name="Tableau78" style:family="table">
      <style:table-properties style:width="17cm" table:align="margins"/>
    </style:style>
    <style:style style:name="Tableau78.A" style:family="table-column">
      <style:table-column-properties style:column-width="7.292cm" style:rel-column-width="28109*"/>
    </style:style>
    <style:style style:name="Tableau78.B" style:family="table-column">
      <style:table-column-properties style:column-width="9.708cm" style:rel-column-width="37426*"/>
    </style:style>
    <style:style style:name="Tableau7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8.B1" style:family="table-cell">
      <style:table-cell-properties fo:padding="0.097cm" fo:border="0.5pt solid #000000" style:writing-mode="page"/>
    </style:style>
    <style:style style:name="Tableau7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80" style:family="table">
      <style:table-properties style:width="15.891cm" fo:margin-left="0.108cm" fo:margin-top="0cm" fo:margin-bottom="0cm" table:align="left"/>
    </style:style>
    <style:style style:name="Tableau80.A" style:family="table-column">
      <style:table-column-properties style:column-width="0.799cm"/>
    </style:style>
    <style:style style:name="Tableau80.B" style:family="table-column">
      <style:table-column-properties style:column-width="1.801cm"/>
    </style:style>
    <style:style style:name="Tableau80.C" style:family="table-column">
      <style:table-column-properties style:column-width="4.015cm"/>
    </style:style>
    <style:style style:name="Tableau80.D" style:family="table-column">
      <style:table-column-properties style:column-width="0.293cm"/>
    </style:style>
    <style:style style:name="Tableau80.E" style:family="table-column">
      <style:table-column-properties style:column-width="0.291cm"/>
    </style:style>
    <style:style style:name="Tableau80.F" style:family="table-column">
      <style:table-column-properties style:column-width="0.309cm"/>
    </style:style>
    <style:style style:name="Tableau80.G" style:family="table-column">
      <style:table-column-properties style:column-width="0.339cm"/>
    </style:style>
    <style:style style:name="Tableau80.H" style:family="table-column">
      <style:table-column-properties style:column-width="0.307cm"/>
    </style:style>
    <style:style style:name="Tableau80.J" style:family="table-column">
      <style:table-column-properties style:column-width="0.4cm"/>
    </style:style>
    <style:style style:name="Tableau80.N" style:family="table-column">
      <style:table-column-properties style:column-width="0.492cm"/>
    </style:style>
    <style:style style:name="Tableau80.O" style:family="table-column">
      <style:table-column-properties style:column-width="0.646cm"/>
    </style:style>
    <style:style style:name="Tableau80.P" style:family="table-column">
      <style:table-column-properties style:column-width="0.709cm"/>
    </style:style>
    <style:style style:name="Tableau80.R" style:family="table-column">
      <style:table-column-properties style:column-width="0.506cm"/>
    </style:style>
    <style:style style:name="Tableau80.S" style:family="table-column">
      <style:table-column-properties style:column-width="0.494cm"/>
    </style:style>
    <style:style style:name="Tableau80.U" style:family="table-column">
      <style:table-column-properties style:column-width="0.6cm"/>
    </style:style>
    <style:style style:name="Tableau80.V" style:family="table-column">
      <style:table-column-properties style:column-width="0.601cm"/>
    </style:style>
    <style:style style:name="Tableau80.1" style:family="table-row">
      <style:table-row-properties style:min-row-height="0.452cm" fo:keep-together="auto"/>
    </style:style>
    <style:style style:name="Tableau80.A1" style:family="table-cell">
      <style:table-cell-properties style:vertical-align="bottom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0.X1" style:family="table-cell">
      <style:table-cell-properties style:vertical-align="bottom" fo:background-color="#ffff00" fo:padding="0.097cm" fo:border="0.5pt solid #000000">
        <style:background-image/>
      </style:table-cell-properties>
    </style:style>
    <style:style style:name="Tableau8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L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P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S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T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U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V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W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L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P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S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T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U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L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P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S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T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U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L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P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R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S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T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U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X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4.399cm" style:rel-column-width="16958*"/>
    </style:style>
    <style:style style:name="Tableau35.B" style:family="table-column">
      <style:table-column-properties style:column-width="12.601cm" style:rel-column-width="48577*"/>
    </style:style>
    <style:style style:name="Tableau3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5.B1" style:family="table-cell">
      <style:table-cell-properties fo:padding="0.049cm" fo:border="0.05pt solid #000000" style:writing-mode="page"/>
    </style:style>
    <style:style style:name="Tableau3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" style:family="table">
      <style:table-properties style:width="17cm" fo:break-before="page" table:align="margins"/>
    </style:style>
    <style:style style:name="Tableau36.A" style:family="table-column">
      <style:table-column-properties style:column-width="4.399cm" style:rel-column-width="16958*"/>
    </style:style>
    <style:style style:name="Tableau36.B" style:family="table-column">
      <style:table-column-properties style:column-width="12.601cm" style:rel-column-width="48577*"/>
    </style:style>
    <style:style style:name="Tableau36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6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3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" style:family="table">
      <style:table-properties style:width="14.845cm" table:align="left"/>
    </style:style>
    <style:style style:name="Tableau72.A" style:family="table-column">
      <style:table-column-properties style:column-width="3.011cm"/>
    </style:style>
    <style:style style:name="Tableau72.B" style:family="table-column">
      <style:table-column-properties style:column-width="2.572cm"/>
    </style:style>
    <style:style style:name="Tableau72.C" style:family="table-column">
      <style:table-column-properties style:column-width="9.262cm"/>
    </style:style>
    <style:style style:name="Tableau72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2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" style:family="table">
      <style:table-properties style:width="14.845cm" table:align="left"/>
    </style:style>
    <style:style style:name="Tableau73.A" style:family="table-column">
      <style:table-column-properties style:column-width="3.011cm"/>
    </style:style>
    <style:style style:name="Tableau73.B" style:family="table-column">
      <style:table-column-properties style:column-width="4.835cm"/>
    </style:style>
    <style:style style:name="Tableau73.C" style:family="table-column">
      <style:table-column-properties style:column-width="6.999cm"/>
    </style:style>
    <style:style style:name="Tableau73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3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8" style:family="table">
      <style:table-properties style:width="17cm" table:align="margins"/>
    </style:style>
    <style:style style:name="Tableau58.A" style:family="table-column">
      <style:table-column-properties style:column-width="3cm" style:rel-column-width="11566*"/>
    </style:style>
    <style:style style:name="Tableau58.B" style:family="table-column">
      <style:table-column-properties style:column-width="14cm" style:rel-column-width="53969*"/>
    </style:style>
    <style:style style:name="Tableau5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8.B1" style:family="table-cell">
      <style:table-cell-properties fo:padding="0.097cm" fo:border="0.5pt solid #000000" style:writing-mode="page"/>
    </style:style>
    <style:style style:name="Tableau5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59" style:family="table">
      <style:table-properties style:width="17cm" table:align="margins"/>
    </style:style>
    <style:style style:name="Tableau59.A" style:family="table-column">
      <style:table-column-properties style:column-width="17cm" style:rel-column-width="65535*"/>
    </style:style>
    <style:style style:name="Tableau59.A1" style:family="table-cell">
      <style:table-cell-properties fo:padding="0.097cm" fo:border="0.5pt solid #000000" style:writing-mode="page"/>
    </style:style>
    <style:style style:name="Tableau60" style:family="table">
      <style:table-properties style:width="17cm" table:align="margins"/>
    </style:style>
    <style:style style:name="Tableau60.A" style:family="table-column">
      <style:table-column-properties style:column-width="17cm" style:rel-column-width="65535*"/>
    </style:style>
    <style:style style:name="Tableau60.A1" style:family="table-cell">
      <style:table-cell-properties fo:padding="0.097cm" fo:border="0.5pt solid #000000" style:writing-mode="page"/>
    </style:style>
    <style:style style:name="Tableau61" style:family="table">
      <style:table-properties style:width="17cm" table:align="margins"/>
    </style:style>
    <style:style style:name="Tableau61.A" style:family="table-column">
      <style:table-column-properties style:column-width="17cm" style:rel-column-width="65535*"/>
    </style:style>
    <style:style style:name="Tableau61.A1" style:family="table-cell">
      <style:table-cell-properties fo:padding="0.097cm" fo:border="0.5pt solid #000000" style:writing-mode="page"/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17cm" style:rel-column-width="65535*"/>
    </style:style>
    <style:style style:name="Tableau49.A1" style:family="table-cell">
      <style:table-cell-properties fo:padding="0.097cm" fo:border="0.5pt solid #000000" style:writing-mode="page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17cm" style:rel-column-width="65535*"/>
    </style:style>
    <style:style style:name="Tableau50.A1" style:family="table-cell">
      <style:table-cell-properties fo:padding="0.097cm" fo:border="0.5pt solid #000000" style:writing-mode="page"/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8.5cm" style:rel-column-width="32767*"/>
    </style:style>
    <style:style style:name="Tableau51.B" style:family="table-column">
      <style:table-column-properties style:column-width="8.5cm" style:rel-column-width="32768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1.B1" style:family="table-cell">
      <style:table-cell-properties fo:padding="0.097cm" fo:border="0.5pt solid #000000" style:writing-mode="page"/>
    </style:style>
    <style:style style:name="Tableau5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1" style:family="table">
      <style:table-properties style:width="17.552cm" fo:margin-left="0cm" table:align="left"/>
    </style:style>
    <style:style style:name="Tableau41.A" style:family="table-column">
      <style:table-column-properties style:column-width="1.6cm"/>
    </style:style>
    <style:style style:name="Tableau41.B" style:family="table-column">
      <style:table-column-properties style:column-width="2.6cm"/>
    </style:style>
    <style:style style:name="Tableau41.C" style:family="table-column">
      <style:table-column-properties style:column-width="2.999cm"/>
    </style:style>
    <style:style style:name="Tableau41.D" style:family="table-column">
      <style:table-column-properties style:column-width="5.8cm"/>
    </style:style>
    <style:style style:name="Tableau41.E" style:family="table-column">
      <style:table-column-properties style:column-width="4.554cm"/>
    </style:style>
    <style:style style:name="Tableau41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1.E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4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5.154cm" style:rel-column-width="19868*"/>
    </style:style>
    <style:style style:name="Tableau42.B" style:family="table-column">
      <style:table-column-properties style:column-width="11.846cm" style:rel-column-width="45667*"/>
    </style:style>
    <style:style style:name="Tableau4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2.B1" style:family="table-cell">
      <style:table-cell-properties fo:padding="0.049cm" fo:border="0.05pt solid #000000" style:writing-mode="page"/>
    </style:style>
    <style:style style:name="Tableau4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7" style:family="table">
      <style:table-properties style:width="15.602cm" table:align="right"/>
    </style:style>
    <style:style style:name="Tableau47.A" style:family="table-column">
      <style:table-column-properties style:column-width="4.6cm"/>
    </style:style>
    <style:style style:name="Tableau47.B" style:family="table-column">
      <style:table-column-properties style:column-width="11.001cm"/>
    </style:style>
    <style:style style:name="Tableau4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7.B1" style:family="table-cell">
      <style:table-cell-properties fo:padding="0.049cm" fo:border="0.05pt solid #000000" style:writing-mode="page"/>
    </style:style>
    <style:style style:name="Tableau4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2" style:family="table">
      <style:table-properties style:width="16.925cm" table:align="right"/>
    </style:style>
    <style:style style:name="Tableau52.A" style:family="table-column">
      <style:table-column-properties style:column-width="5.923cm"/>
    </style:style>
    <style:style style:name="Tableau52.B" style:family="table-column">
      <style:table-column-properties style:column-width="11.001cm"/>
    </style:style>
    <style:style style:name="Tableau5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2.B1" style:family="table-cell">
      <style:table-cell-properties fo:padding="0.049cm" fo:border="0.05pt solid #000000" style:writing-mode="page"/>
    </style:style>
    <style:style style:name="Tableau5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9" style:family="table">
      <style:table-properties style:width="17cm" table:align="margins"/>
    </style:style>
    <style:style style:name="Tableau69.A" style:family="table-column">
      <style:table-column-properties style:column-width="8.5cm" style:rel-column-width="32767*"/>
    </style:style>
    <style:style style:name="Tableau69.B" style:family="table-column">
      <style:table-column-properties style:column-width="8.5cm" style:rel-column-width="32768*"/>
    </style:style>
    <style:style style:name="Tableau6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9.B1" style:family="table-cell">
      <style:table-cell-properties fo:padding="0.097cm" fo:border="0.5pt solid #000000" style:writing-mode="page"/>
    </style:style>
    <style:style style:name="Tableau6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9.A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9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5" style:family="table">
      <style:table-properties style:width="17cm" table:align="margins"/>
    </style:style>
    <style:style style:name="Tableau55.A" style:family="table-column">
      <style:table-column-properties style:column-width="17cm" style:rel-column-width="65535*"/>
    </style:style>
    <style:style style:name="Tableau55.A1" style:family="table-cell">
      <style:table-cell-properties fo:padding="0.049cm" fo:border="0.05pt solid #000000" style:writing-mode="page"/>
    </style:style>
    <style:style style:name="Tableau74" style:family="table">
      <style:table-properties style:width="17cm" table:align="margins"/>
    </style:style>
    <style:style style:name="Tableau74.A" style:family="table-column">
      <style:table-column-properties style:column-width="17cm" style:rel-column-width="65535*"/>
    </style:style>
    <style:style style:name="Tableau74.A1" style:family="table-cell">
      <style:table-cell-properties fo:padding="0.049cm" fo:border="0.05pt solid #000000" style:writing-mode="page"/>
    </style:style>
    <style:style style:name="Tableau75" style:family="table">
      <style:table-properties style:width="17cm" table:align="margins"/>
    </style:style>
    <style:style style:name="Tableau75.A" style:family="table-column">
      <style:table-column-properties style:column-width="17cm" style:rel-column-width="65535*"/>
    </style:style>
    <style:style style:name="Tableau75.A1" style:family="table-cell">
      <style:table-cell-properties fo:padding="0.097cm" fo:border="0.5pt solid #000000" style:writing-mode="page"/>
    </style:style>
    <style:style style:name="Tableau56" style:family="table">
      <style:table-properties style:width="17cm" table:align="margins"/>
    </style:style>
    <style:style style:name="Tableau56.A" style:family="table-column">
      <style:table-column-properties style:column-width="5.154cm" style:rel-column-width="19868*"/>
    </style:style>
    <style:style style:name="Tableau56.B" style:family="table-column">
      <style:table-column-properties style:column-width="11.846cm" style:rel-column-width="45667*"/>
    </style:style>
    <style:style style:name="Tableau5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6.B1" style:family="table-cell">
      <style:table-cell-properties fo:padding="0.049cm" fo:border="0.05pt solid #000000" style:writing-mode="page"/>
    </style:style>
    <style:style style:name="Tableau5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3" style:family="table">
      <style:table-properties style:width="17cm" table:align="margins"/>
    </style:style>
    <style:style style:name="Tableau63.A" style:family="table-column">
      <style:table-column-properties style:column-width="2.399cm" style:rel-column-width="9247*"/>
    </style:style>
    <style:style style:name="Tableau63.B" style:family="table-column">
      <style:table-column-properties style:column-width="14.601cm" style:rel-column-width="56288*"/>
    </style:style>
    <style:style style:name="Tableau6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3.B1" style:family="table-cell">
      <style:table-cell-properties fo:padding="0.097cm" fo:border="0.5pt solid #000000" style:writing-mode="page"/>
    </style:style>
    <style:style style:name="Tableau6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" style:family="table">
      <style:table-properties style:width="16.905cm" table:align="left"/>
    </style:style>
    <style:style style:name="Tableau64.A" style:family="table-column">
      <style:table-column-properties style:column-width="2.508cm"/>
    </style:style>
    <style:style style:name="Tableau64.B" style:family="table-column">
      <style:table-column-properties style:column-width="7.29cm"/>
    </style:style>
    <style:style style:name="Tableau64.C" style:family="table-column">
      <style:table-column-properties style:column-width="7.107cm"/>
    </style:style>
    <style:style style:name="Tableau64.A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4.C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Tableau6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5" style:family="table">
      <style:table-properties style:width="17cm" table:align="margins"/>
    </style:style>
    <style:style style:name="Tableau65.A" style:family="table-column">
      <style:table-column-properties style:column-width="2.399cm" style:rel-column-width="9247*"/>
    </style:style>
    <style:style style:name="Tableau65.B" style:family="table-column">
      <style:table-column-properties style:column-width="14.601cm" style:rel-column-width="56288*"/>
    </style:style>
    <style:style style:name="Tableau6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5.B1" style:family="table-cell">
      <style:table-cell-properties fo:padding="0.097cm" fo:border="0.5pt solid #000000" style:writing-mode="page"/>
    </style:style>
    <style:style style:name="Tableau6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6" style:family="table">
      <style:table-properties style:width="17cm" table:align="margins"/>
    </style:style>
    <style:style style:name="Tableau66.A" style:family="table-column">
      <style:table-column-properties style:column-width="2.399cm" style:rel-column-width="9247*"/>
    </style:style>
    <style:style style:name="Tableau66.B" style:family="table-column">
      <style:table-column-properties style:column-width="14.601cm" style:rel-column-width="56288*"/>
    </style:style>
    <style:style style:name="Tableau6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6.B1" style:family="table-cell">
      <style:table-cell-properties fo:padding="0.097cm" fo:border="0.5pt solid #000000" style:writing-mode="page"/>
    </style:style>
    <style:style style:name="Tableau6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7" style:family="table">
      <style:table-properties style:width="17cm" table:align="margins"/>
    </style:style>
    <style:style style:name="Tableau67.A" style:family="table-column">
      <style:table-column-properties style:column-width="17cm" style:rel-column-width="65535*"/>
    </style:style>
    <style:style style:name="Tableau67.A1" style:family="table-cell">
      <style:table-cell-properties fo:padding="0.097cm" fo:border="0.5pt solid #000000" style:writing-mode="page"/>
    </style:style>
    <style:style style:name="Tableau68" style:family="table">
      <style:table-properties style:width="17cm" table:align="margins"/>
    </style:style>
    <style:style style:name="Tableau68.A" style:family="table-column">
      <style:table-column-properties style:column-width="3.799cm" style:rel-column-width="14646*"/>
    </style:style>
    <style:style style:name="Tableau68.B" style:family="table-column">
      <style:table-column-properties style:column-width="13.201cm" style:rel-column-width="50889*"/>
    </style:style>
    <style:style style:name="Tableau6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8.B1" style:family="table-cell">
      <style:table-cell-properties fo:padding="0.097cm" fo:border="0.5pt solid #000000" style:writing-mode="page"/>
    </style:style>
    <style:style style:name="Tableau6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0" style:family="table">
      <style:table-properties style:width="17cm" table:align="margins"/>
    </style:style>
    <style:style style:name="Tableau70.A" style:family="table-column">
      <style:table-column-properties style:column-width="17cm" style:rel-column-width="65535*"/>
    </style:style>
    <style:style style:name="Tableau70.A1" style:family="table-cell">
      <style:table-cell-properties fo:padding="0.049cm" fo:border="0.05pt solid #000000" style:writing-mode="page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5.154cm" style:rel-column-width="19868*"/>
    </style:style>
    <style:style style:name="Tableau43.B" style:family="table-column">
      <style:table-column-properties style:column-width="11.846cm" style:rel-column-width="45667*"/>
    </style:style>
    <style:style style:name="Tableau4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3.B1" style:family="table-cell">
      <style:table-cell-properties fo:padding="0.049cm" fo:border="0.05pt solid #000000" style:writing-mode="page"/>
    </style:style>
    <style:style style:name="Tableau4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padding="0.049cm" fo:border="0.05pt solid #000000" style:writing-mode="page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49cm" fo:border="0.05pt solid #000000" style:writing-mode="page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5.154cm" style:rel-column-width="19868*"/>
    </style:style>
    <style:style style:name="Tableau46.B" style:family="table-column">
      <style:table-column-properties style:column-width="11.846cm" style:rel-column-width="45667*"/>
    </style:style>
    <style:style style:name="Tableau4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6.B1" style:family="table-cell">
      <style:table-cell-properties fo:padding="0.049cm" fo:border="0.05pt solid #000000" style:writing-mode="page"/>
    </style:style>
    <style:style style:name="Tableau4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f1a1e" officeooo:paragraph-rsid="001f1a1e"/>
    </style:style>
    <style:style style:name="P2" style:family="paragraph" style:parent-style-name="Text_20_body">
      <style:text-properties officeooo:rsid="001f1a1e" officeooo:paragraph-rsid="001f1a1e"/>
    </style:style>
    <style:style style:name="P3" style:family="paragraph" style:parent-style-name="Text_20_body">
      <style:paragraph-properties fo:break-before="page"/>
      <style:text-properties officeooo:rsid="001f1a1e" officeooo:paragraph-rsid="001f1a1e"/>
    </style:style>
    <style:style style:name="P4" style:family="paragraph" style:parent-style-name="Standard">
      <style:text-properties officeooo:rsid="0020a39d" officeooo:paragraph-rsid="0020a39d"/>
    </style:style>
    <style:style style:name="P5" style:family="paragraph" style:parent-style-name="Table_20_Contents">
      <style:text-properties officeooo:rsid="0020a39d" officeooo:paragraph-rsid="0020a39d"/>
    </style:style>
    <style:style style:name="P6" style:family="paragraph" style:parent-style-name="Text_20_body">
      <style:text-properties officeooo:rsid="0020a39d" officeooo:paragraph-rsid="0020a39d"/>
    </style:style>
    <style:style style:name="P7" style:family="paragraph" style:parent-style-name="Table_20_Contents">
      <style:text-properties fo:font-weight="bold" officeooo:rsid="0020a39d" officeooo:paragraph-rsid="0020a39d" style:font-weight-asian="bold" style:font-weight-complex="bold"/>
    </style:style>
    <style:style style:name="P8" style:family="paragraph" style:parent-style-name="Standard">
      <style:text-properties fo:font-weight="bold" officeooo:rsid="0020a39d" officeooo:paragraph-rsid="0020a39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20a39d" officeooo:paragraph-rsid="0020a39d" style:font-weight-asian="bold" style:font-weight-complex="bold"/>
    </style:style>
    <style:style style:name="P10" style:family="paragraph" style:parent-style-name="Table_20_Contents">
      <style:text-properties fo:font-weight="bold" officeooo:rsid="001f1a1e" officeooo:paragraph-rsid="0020a39d" style:font-weight-asian="bold" style:font-weight-complex="bold"/>
    </style:style>
    <style:style style:name="P11" style:family="paragraph" style:parent-style-name="Text_20_body">
      <style:text-properties fo:font-weight="bold" officeooo:rsid="00632b61" officeooo:paragraph-rsid="00632b61" style:font-weight-asian="bold" style:font-weight-complex="bold"/>
    </style:style>
    <style:style style:name="P12" style:family="paragraph" style:parent-style-name="Standard">
      <style:text-properties fo:font-weight="bold" officeooo:rsid="00632b61" officeooo:paragraph-rsid="00632b61" style:font-weight-asian="bold" style:font-weight-complex="bold"/>
    </style:style>
    <style:style style:name="P13" style:family="paragraph" style:parent-style-name="Standard">
      <style:text-properties fo:font-weight="bold" officeooo:rsid="0064cae7" officeooo:paragraph-rsid="0064cae7" style:font-weight-asian="bold" style:font-weight-complex="bold"/>
    </style:style>
    <style:style style:name="P14" style:family="paragraph" style:parent-style-name="Text_20_body">
      <style:text-properties fo:font-weight="bold" officeooo:rsid="0065f2f0" officeooo:paragraph-rsid="0067f130" style:font-weight-asian="bold" style:font-weight-complex="bold"/>
    </style:style>
    <style:style style:name="P15" style:family="paragraph" style:parent-style-name="Standard">
      <style:text-properties fo:font-weight="bold" officeooo:rsid="0065f2f0" officeooo:paragraph-rsid="00a2a9fe" style:font-weight-asian="bold" style:font-weight-complex="bold"/>
    </style:style>
    <style:style style:name="P16" style:family="paragraph" style:parent-style-name="Standard">
      <style:text-properties fo:font-weight="bold" officeooo:rsid="006f0d96" officeooo:paragraph-rsid="006f0d96" style:font-weight-asian="bold" style:font-weight-complex="bold"/>
    </style:style>
    <style:style style:name="P17" style:family="paragraph" style:parent-style-name="Text_20_body">
      <style:text-properties fo:font-weight="bold" officeooo:rsid="0065d7e7" officeooo:paragraph-rsid="0065d7e7" style:font-weight-asian="bold" style:font-weight-complex="bold"/>
    </style:style>
    <style:style style:name="P18" style:family="paragraph" style:parent-style-name="Standard">
      <style:text-properties fo:font-weight="bold" officeooo:rsid="007f3aca" officeooo:paragraph-rsid="007f3aca" style:font-weight-asian="bold" style:font-weight-complex="bold"/>
    </style:style>
    <style:style style:name="P19" style:family="paragraph" style:parent-style-name="Text_20_body">
      <style:text-properties fo:font-weight="bold" officeooo:rsid="008209fa" officeooo:paragraph-rsid="008209fa" style:font-weight-asian="bold" style:font-weight-complex="bold"/>
    </style:style>
    <style:style style:name="P20" style:family="paragraph" style:parent-style-name="Text_20_body">
      <style:text-properties fo:font-weight="bold" officeooo:rsid="00894781" officeooo:paragraph-rsid="00894781" style:font-weight-asian="bold" style:font-weight-complex="bold"/>
    </style:style>
    <style:style style:name="P21" style:family="paragraph" style:parent-style-name="Standard">
      <style:text-properties fo:font-weight="bold" officeooo:rsid="009d40fa" officeooo:paragraph-rsid="009d40fa" style:font-weight-asian="bold" style:font-weight-complex="bold"/>
    </style:style>
    <style:style style:name="P22" style:family="paragraph" style:parent-style-name="Text_20_body">
      <style:text-properties fo:font-weight="bold" officeooo:rsid="00b2ab3d" officeooo:paragraph-rsid="00b2ab3d" style:font-weight-asian="bold" style:font-weight-complex="bold"/>
    </style:style>
    <style:style style:name="P23" style:family="paragraph" style:parent-style-name="Text_20_body">
      <style:text-properties fo:font-weight="bold" officeooo:rsid="00c9379e" officeooo:paragraph-rsid="00c9379e" style:font-weight-asian="bold" style:font-weight-complex="bold"/>
    </style:style>
    <style:style style:name="P24" style:family="paragraph" style:parent-style-name="Table_20_Contents">
      <style:text-properties fo:font-style="italic" officeooo:rsid="00231fd3" officeooo:paragraph-rsid="00231fd3" style:font-style-asian="italic" style:font-style-complex="italic"/>
    </style:style>
    <style:style style:name="P25" style:family="paragraph" style:parent-style-name="Table_20_Contents">
      <style:text-properties fo:font-style="italic" officeooo:rsid="00231fd3" officeooo:paragraph-rsid="0025131b" style:font-style-asian="italic" style:font-style-complex="italic"/>
    </style:style>
    <style:style style:name="P26" style:family="paragraph" style:parent-style-name="Standard">
      <style:text-properties fo:font-style="italic" officeooo:rsid="00231fd3" officeooo:paragraph-rsid="002cf711" style:font-style-asian="italic" style:font-style-complex="italic"/>
    </style:style>
    <style:style style:name="P27" style:family="paragraph" style:parent-style-name="Table_20_Contents">
      <style:text-properties fo:font-style="italic" officeooo:rsid="00231fd3" officeooo:paragraph-rsid="002cf711" style:font-style-asian="italic" style:font-style-complex="italic"/>
    </style:style>
    <style:style style:name="P28" style:family="paragraph" style:parent-style-name="Table_20_Contents">
      <style:text-properties fo:font-style="italic" officeooo:rsid="00231fd3" officeooo:paragraph-rsid="00337cb5" style:font-style-asian="italic" style:font-style-complex="italic"/>
    </style:style>
    <style:style style:name="P29" style:family="paragraph" style:parent-style-name="Table_20_Contents">
      <style:text-properties fo:font-style="italic" officeooo:rsid="0028833f" officeooo:paragraph-rsid="0028833f" style:font-style-asian="italic" style:font-style-complex="italic"/>
    </style:style>
    <style:style style:name="P30" style:family="paragraph" style:parent-style-name="Text_20_body">
      <style:text-properties fo:font-style="italic" officeooo:rsid="0021397b" officeooo:paragraph-rsid="0021397b" style:font-style-asian="italic" style:font-style-complex="italic"/>
    </style:style>
    <style:style style:name="P31" style:family="paragraph" style:parent-style-name="Text_20_body">
      <style:text-properties fo:font-style="italic" officeooo:rsid="00591950" officeooo:paragraph-rsid="00591950" style:font-style-asian="italic" style:font-style-complex="italic"/>
    </style:style>
    <style:style style:name="P32" style:family="paragraph" style:parent-style-name="Standard">
      <style:text-properties fo:font-style="italic" officeooo:rsid="0020a39d" officeooo:paragraph-rsid="0020a39d" style:font-style-asian="italic" style:font-style-complex="italic"/>
    </style:style>
    <style:style style:name="P33" style:family="paragraph" style:parent-style-name="Text_20_body">
      <style:text-properties fo:font-style="italic" officeooo:rsid="00684de2" officeooo:paragraph-rsid="00684de2" style:font-style-asian="italic" style:font-style-complex="italic"/>
    </style:style>
    <style:style style:name="P34" style:family="paragraph" style:parent-style-name="Standard">
      <style:text-properties fo:font-style="italic" officeooo:rsid="00707ab6" officeooo:paragraph-rsid="00707ab6" style:font-style-asian="italic" style:font-style-complex="italic"/>
    </style:style>
    <style:style style:name="P35" style:family="paragraph" style:parent-style-name="Text_20_body">
      <style:text-properties fo:font-style="italic" officeooo:rsid="00753790" officeooo:paragraph-rsid="00753790" style:font-style-asian="italic" style:font-style-complex="italic"/>
    </style:style>
    <style:style style:name="P36" style:family="paragraph" style:parent-style-name="Text_20_body">
      <style:text-properties fo:font-style="italic" officeooo:rsid="0088fdbe" officeooo:paragraph-rsid="0088fdbe" style:font-style-asian="italic" style:font-style-complex="italic"/>
    </style:style>
    <style:style style:name="P37" style:family="paragraph" style:parent-style-name="Text_20_body">
      <style:text-properties fo:font-style="italic" officeooo:rsid="00997ef0" officeooo:paragraph-rsid="00997ef0" style:font-style-asian="italic" style:font-style-complex="italic"/>
    </style:style>
    <style:style style:name="P38" style:family="paragraph" style:parent-style-name="Text_20_body">
      <style:text-properties fo:font-style="italic" officeooo:rsid="00c9379e" officeooo:paragraph-rsid="00c9379e" style:font-style-asian="italic" style:font-style-complex="italic"/>
    </style:style>
    <style:style style:name="P39" style:family="paragraph" style:parent-style-name="Text_20_body">
      <style:text-properties fo:font-style="italic" officeooo:rsid="00d466e0" officeooo:paragraph-rsid="00d466e0" style:font-style-asian="italic" style:font-style-complex="italic"/>
    </style:style>
    <style:style style:name="P40" style:family="paragraph" style:parent-style-name="Text_20_body">
      <style:text-properties fo:font-style="italic" officeooo:rsid="0084db25" officeooo:paragraph-rsid="0084db25" style:font-style-asian="italic" style:font-style-complex="italic"/>
    </style:style>
    <style:style style:name="P41" style:family="paragraph" style:parent-style-name="Standard">
      <style:text-properties fo:font-style="italic" fo:font-weight="normal" officeooo:rsid="00a2a9fe" officeooo:paragraph-rsid="00a2a9fe" style:font-style-asian="italic" style:font-weight-asian="normal" style:font-style-complex="italic" style:font-weight-complex="normal"/>
    </style:style>
    <style:style style:name="P42" style:family="paragraph" style:parent-style-name="Standard">
      <style:text-properties officeooo:paragraph-rsid="0025131b"/>
    </style:style>
    <style:style style:name="P43" style:family="paragraph" style:parent-style-name="Standard">
      <style:text-properties officeooo:rsid="0027ce8a" officeooo:paragraph-rsid="0027ce8a"/>
    </style:style>
    <style:style style:name="P44" style:family="paragraph" style:parent-style-name="Table_20_Contents">
      <style:text-properties officeooo:paragraph-rsid="001f1a1e"/>
    </style:style>
    <style:style style:name="P45" style:family="paragraph" style:parent-style-name="Table_20_Contents">
      <style:text-properties officeooo:rsid="00231fd3" officeooo:paragraph-rsid="00231fd3"/>
    </style:style>
    <style:style style:name="P46" style:family="paragraph" style:parent-style-name="Table_20_Contents">
      <style:text-properties officeooo:rsid="00231fd3" officeooo:paragraph-rsid="0025131b"/>
    </style:style>
    <style:style style:name="P47" style:family="paragraph" style:parent-style-name="Table_20_Contents">
      <style:text-properties officeooo:rsid="00231fd3" officeooo:paragraph-rsid="002cf711"/>
    </style:style>
    <style:style style:name="P48" style:family="paragraph" style:parent-style-name="Text_20_body">
      <style:text-properties officeooo:rsid="0025131b" officeooo:paragraph-rsid="0025131b"/>
    </style:style>
    <style:style style:name="P49" style:family="paragraph" style:parent-style-name="Table_20_Contents">
      <style:text-properties officeooo:rsid="0028833f" officeooo:paragraph-rsid="0028833f"/>
    </style:style>
    <style:style style:name="P50" style:family="paragraph" style:parent-style-name="Text_20_body">
      <style:text-properties officeooo:rsid="00247161" officeooo:paragraph-rsid="00247161"/>
    </style:style>
    <style:style style:name="P51" style:family="paragraph" style:parent-style-name="Standard">
      <style:text-properties officeooo:rsid="002aa0c1" officeooo:paragraph-rsid="002aa0c1"/>
    </style:style>
    <style:style style:name="P52" style:family="paragraph" style:parent-style-name="Text_20_body">
      <style:text-properties officeooo:rsid="002aa0c1" officeooo:paragraph-rsid="002aa0c1"/>
    </style:style>
    <style:style style:name="P53" style:family="paragraph" style:parent-style-name="Table_20_Contents">
      <style:text-properties officeooo:rsid="002aa0c1" officeooo:paragraph-rsid="00369e4e"/>
    </style:style>
    <style:style style:name="P54" style:family="paragraph" style:parent-style-name="Text_20_body">
      <style:text-properties officeooo:rsid="00337cb5" officeooo:paragraph-rsid="00337cb5"/>
    </style:style>
    <style:style style:name="P55" style:family="paragraph" style:parent-style-name="Table_20_Contents">
      <style:text-properties style:font-name="DejaVu Sans Mono" fo:font-size="6pt" officeooo:rsid="002aa0c1" officeooo:paragraph-rsid="002aa0c1" style:font-size-asian="6pt" style:font-size-complex="6pt"/>
    </style:style>
    <style:style style:name="P56" style:family="paragraph" style:parent-style-name="Preformatted_20_Text">
      <style:text-properties style:font-name="DejaVu Sans Mono" fo:font-size="9pt" officeooo:rsid="001f1a1e" officeooo:paragraph-rsid="001f1a1e" style:font-size-asian="9pt" style:font-size-complex="9pt"/>
    </style:style>
    <style:style style:name="P57" style:family="paragraph" style:parent-style-name="Table_20_Contents">
      <style:text-properties style:font-name="DejaVu Sans Mono" fo:font-size="9pt" officeooo:rsid="001f1a1e" officeooo:paragraph-rsid="001f1a1e" style:font-size-asian="9pt" style:font-size-complex="9pt"/>
    </style:style>
    <style:style style:name="P58" style:family="paragraph" style:parent-style-name="Text_20_body">
      <style:text-properties officeooo:paragraph-rsid="00337cb5"/>
    </style:style>
    <style:style style:name="P59" style:family="paragraph" style:parent-style-name="Table_20_Contents">
      <style:text-properties fo:font-size="9pt" officeooo:rsid="002aa0c1" officeooo:paragraph-rsid="002aa0c1" style:font-size-asian="9pt" style:font-size-complex="9pt"/>
    </style:style>
    <style:style style:name="P60" style:family="paragraph" style:parent-style-name="Standard">
      <style:text-properties fo:font-size="9pt" officeooo:rsid="002aa0c1" officeooo:paragraph-rsid="002aa0c1" style:font-size-asian="9pt" style:font-size-complex="9pt"/>
    </style:style>
    <style:style style:name="P61" style:family="paragraph" style:parent-style-name="Standard">
      <style:text-properties fo:font-size="9pt" officeooo:rsid="002aa0c1" officeooo:paragraph-rsid="002bee8d" style:font-size-asian="9pt" style:font-size-complex="9pt"/>
    </style:style>
    <style:style style:name="P62" style:family="paragraph" style:parent-style-name="Standard">
      <style:text-properties fo:font-size="9pt" officeooo:rsid="00386aab" officeooo:paragraph-rsid="00386aab" style:font-size-asian="9pt" style:font-size-complex="9pt"/>
    </style:style>
    <style:style style:name="P63" style:family="paragraph" style:parent-style-name="Standard">
      <style:text-properties fo:font-size="9pt" officeooo:rsid="00386aab" officeooo:paragraph-rsid="00533bce" style:font-size-asian="9pt" style:font-size-complex="9pt"/>
    </style:style>
    <style:style style:name="P64" style:family="paragraph" style:parent-style-name="Standard">
      <style:text-properties fo:font-size="9pt" officeooo:rsid="00369e4e" officeooo:paragraph-rsid="00369e4e" style:font-size-asian="9pt" style:font-size-complex="9pt"/>
    </style:style>
    <style:style style:name="P65" style:family="paragraph" style:parent-style-name="Table_20_Contents">
      <style:text-properties fo:font-size="9pt" officeooo:rsid="00369e4e" officeooo:paragraph-rsid="00369e4e" style:font-size-asian="9pt" style:font-size-complex="9pt"/>
    </style:style>
    <style:style style:name="P66" style:family="paragraph" style:parent-style-name="Standard">
      <style:text-properties fo:font-size="9pt" officeooo:rsid="003dd10b" officeooo:paragraph-rsid="0043c7b7" style:font-size-asian="9pt" style:font-size-complex="9pt"/>
    </style:style>
    <style:style style:name="P67" style:family="paragraph" style:parent-style-name="Standard">
      <style:text-properties fo:font-size="9pt" officeooo:rsid="0043c7b7" officeooo:paragraph-rsid="0043c7b7" style:font-size-asian="9pt" style:font-size-complex="9pt"/>
    </style:style>
    <style:style style:name="P68" style:family="paragraph" style:parent-style-name="Text_20_body">
      <style:text-properties fo:font-size="9pt" officeooo:rsid="0043c7b7" officeooo:paragraph-rsid="0043c7b7" style:font-size-asian="9pt" style:font-size-complex="9pt"/>
    </style:style>
    <style:style style:name="P69" style:family="paragraph" style:parent-style-name="Standard">
      <style:text-properties fo:font-size="9pt" officeooo:rsid="0043c7b7" officeooo:paragraph-rsid="0045ce16" style:font-size-asian="9pt" style:font-size-complex="9pt"/>
    </style:style>
    <style:style style:name="P70" style:family="paragraph" style:parent-style-name="Standard">
      <style:text-properties fo:font-size="9pt" officeooo:paragraph-rsid="0043c7b7" style:font-size-asian="9pt" style:font-size-complex="9pt"/>
    </style:style>
    <style:style style:name="P71" style:family="paragraph" style:parent-style-name="Standard">
      <style:text-properties fo:font-size="9pt" officeooo:rsid="0045ce16" officeooo:paragraph-rsid="0045ce16" style:font-size-asian="9pt" style:font-size-complex="9pt"/>
    </style:style>
    <style:style style:name="P72" style:family="paragraph" style:parent-style-name="Standard">
      <style:text-properties fo:font-size="9pt" officeooo:rsid="0045ce16" officeooo:paragraph-rsid="00518924" style:font-size-asian="9pt" style:font-size-complex="9pt"/>
    </style:style>
    <style:style style:name="P73" style:family="paragraph" style:parent-style-name="Standard">
      <style:paragraph-properties fo:margin-top="0.3cm" fo:margin-bottom="0cm" style:contextual-spacing="false"/>
      <style:text-properties fo:font-size="9pt" officeooo:rsid="0045ce16" officeooo:paragraph-rsid="00518924" style:font-size-asian="9pt" style:font-size-complex="9pt"/>
    </style:style>
    <style:style style:name="P74" style:family="paragraph" style:parent-style-name="Standard">
      <style:text-properties fo:font-size="9pt" officeooo:rsid="0045ce16" officeooo:paragraph-rsid="00632b61" style:font-size-asian="9pt" style:font-size-complex="9pt"/>
    </style:style>
    <style:style style:name="P75" style:family="paragraph" style:parent-style-name="Standard">
      <style:text-properties fo:font-size="9pt" officeooo:rsid="0045ce16" officeooo:paragraph-rsid="00649cfa" style:font-size-asian="9pt" style:font-size-complex="9pt"/>
    </style:style>
    <style:style style:name="P76" style:family="paragraph" style:parent-style-name="Standard">
      <style:text-properties fo:font-size="9pt" officeooo:rsid="0045ce16" officeooo:paragraph-rsid="0065f2f0" style:font-size-asian="9pt" style:font-size-complex="9pt"/>
    </style:style>
    <style:style style:name="P77" style:family="paragraph" style:parent-style-name="Standard">
      <style:text-properties fo:font-size="9pt" officeooo:rsid="0045ce16" officeooo:paragraph-rsid="007279fc" style:font-size-asian="9pt" style:font-size-complex="9pt"/>
    </style:style>
    <style:style style:name="P78" style:family="paragraph" style:parent-style-name="Standard">
      <style:text-properties fo:font-size="9pt" officeooo:rsid="0045ce16" officeooo:paragraph-rsid="0083a032" style:font-size-asian="9pt" style:font-size-complex="9pt"/>
    </style:style>
    <style:style style:name="P79" style:family="paragraph" style:parent-style-name="Standard">
      <style:text-properties fo:font-size="9pt" officeooo:rsid="0045ce16" officeooo:paragraph-rsid="00b49261" style:font-size-asian="9pt" style:font-size-complex="9pt"/>
    </style:style>
    <style:style style:name="P80" style:family="paragraph" style:parent-style-name="Standard">
      <style:text-properties fo:font-size="9pt" officeooo:rsid="0045ce16" officeooo:paragraph-rsid="00a2a9fe" style:font-size-asian="9pt" style:font-size-complex="9pt"/>
    </style:style>
    <style:style style:name="P81" style:family="paragraph" style:parent-style-name="Standard">
      <style:text-properties fo:font-size="9pt" officeooo:rsid="00491fef" officeooo:paragraph-rsid="00491fef" style:font-size-asian="9pt" style:font-size-complex="9pt"/>
    </style:style>
    <style:style style:name="P82" style:family="paragraph" style:parent-style-name="Standard">
      <style:text-properties fo:font-size="9pt" officeooo:rsid="00470193" officeooo:paragraph-rsid="0064cae7" style:font-size-asian="9pt" style:font-size-complex="9pt"/>
    </style:style>
    <style:style style:name="P83" style:family="paragraph" style:parent-style-name="Standard">
      <style:text-properties fo:font-size="9pt" officeooo:rsid="00470193" officeooo:paragraph-rsid="00518924" style:font-size-asian="9pt" style:font-size-complex="9pt"/>
    </style:style>
    <style:style style:name="P84" style:family="paragraph" style:parent-style-name="Standard">
      <style:text-properties fo:font-size="9pt" officeooo:rsid="00470193" officeooo:paragraph-rsid="007279fc" style:font-size-asian="9pt" style:font-size-complex="9pt"/>
    </style:style>
    <style:style style:name="P85" style:family="paragraph" style:parent-style-name="Standard">
      <style:text-properties fo:font-size="9pt" officeooo:rsid="00470193" officeooo:paragraph-rsid="0083a032" style:font-size-asian="9pt" style:font-size-complex="9pt"/>
    </style:style>
    <style:style style:name="P86" style:family="paragraph" style:parent-style-name="Standard">
      <style:text-properties fo:font-size="9pt" officeooo:rsid="00470193" officeooo:paragraph-rsid="009ee4cb" style:font-size-asian="9pt" style:font-size-complex="9pt"/>
    </style:style>
    <style:style style:name="P87" style:family="paragraph" style:parent-style-name="Standard">
      <style:text-properties fo:font-size="9pt" officeooo:rsid="00470193" officeooo:paragraph-rsid="00b49261" style:font-size-asian="9pt" style:font-size-complex="9pt"/>
    </style:style>
    <style:style style:name="P88" style:family="paragraph" style:parent-style-name="Standard">
      <style:text-properties fo:font-size="9pt" officeooo:rsid="004cff63" officeooo:paragraph-rsid="004cff63" style:font-size-asian="9pt" style:font-size-complex="9pt"/>
    </style:style>
    <style:style style:name="P89" style:family="paragraph" style:parent-style-name="Standard">
      <style:text-properties fo:font-size="9pt" officeooo:rsid="0054b564" officeooo:paragraph-rsid="0054b564" style:font-size-asian="9pt" style:font-size-complex="9pt"/>
    </style:style>
    <style:style style:name="P90" style:family="paragraph" style:parent-style-name="Table_20_Contents">
      <style:text-properties fo:font-size="9pt" officeooo:paragraph-rsid="00436f9b" style:font-size-asian="9pt" style:font-size-complex="9pt"/>
    </style:style>
    <style:style style:name="P91" style:family="paragraph" style:parent-style-name="Table_20_Contents">
      <style:text-properties fo:font-size="9pt" officeooo:paragraph-rsid="004a9d2c" style:font-size-asian="9pt" style:font-size-complex="9pt"/>
    </style:style>
    <style:style style:name="P92" style:family="paragraph" style:parent-style-name="Table_20_Contents">
      <style:text-properties fo:font-size="9pt" style:font-size-asian="9pt" style:font-size-complex="9pt"/>
    </style:style>
    <style:style style:name="P93" style:family="paragraph" style:parent-style-name="Table_20_Contents">
      <style:text-properties fo:font-size="9pt" officeooo:rsid="0050501e" officeooo:paragraph-rsid="0050501e" style:font-size-asian="9pt" style:font-size-complex="9pt"/>
    </style:style>
    <style:style style:name="P94" style:family="paragraph" style:parent-style-name="Table_20_Contents">
      <style:text-properties fo:font-size="9pt" officeooo:rsid="0050501e" officeooo:paragraph-rsid="005088d3" style:font-size-asian="9pt" style:font-size-complex="9pt"/>
    </style:style>
    <style:style style:name="P95" style:family="paragraph" style:parent-style-name="Table_20_Contents">
      <style:text-properties fo:font-size="9pt" officeooo:rsid="0050501e" officeooo:paragraph-rsid="0055f999" style:font-size-asian="9pt" style:font-size-complex="9pt"/>
    </style:style>
    <style:style style:name="P96" style:family="paragraph" style:parent-style-name="Table_20_Contents">
      <style:text-properties fo:font-size="9pt" officeooo:rsid="0050501e" officeooo:paragraph-rsid="00a84f40" style:font-size-asian="9pt" style:font-size-complex="9pt"/>
    </style:style>
    <style:style style:name="P97" style:family="paragraph" style:parent-style-name="Table_20_Contents">
      <style:text-properties fo:font-size="9pt" officeooo:rsid="0050501e" officeooo:paragraph-rsid="00b12694" style:font-size-asian="9pt" style:font-size-complex="9pt"/>
    </style:style>
    <style:style style:name="P98" style:family="paragraph" style:parent-style-name="Table_20_Contents">
      <style:text-properties fo:font-size="9pt" officeooo:paragraph-rsid="0050501e" style:font-size-asian="9pt" style:font-size-complex="9pt"/>
    </style:style>
    <style:style style:name="P99" style:family="paragraph" style:parent-style-name="Table_20_Contents">
      <style:text-properties fo:font-size="9pt" officeooo:rsid="005088d3" officeooo:paragraph-rsid="005088d3" style:font-size-asian="9pt" style:font-size-complex="9pt"/>
    </style:style>
    <style:style style:name="P100" style:family="paragraph" style:parent-style-name="Table_20_Contents">
      <style:text-properties fo:font-size="9pt" officeooo:rsid="005088d3" officeooo:paragraph-rsid="0051e6a2" style:font-size-asian="9pt" style:font-size-complex="9pt"/>
    </style:style>
    <style:style style:name="P101" style:family="paragraph" style:parent-style-name="Table_20_Contents">
      <style:text-properties fo:font-size="9pt" officeooo:rsid="0055f9c5" officeooo:paragraph-rsid="0055f9c5" style:font-size-asian="9pt" style:font-size-complex="9pt"/>
    </style:style>
    <style:style style:name="P102" style:family="paragraph" style:parent-style-name="Table_20_Contents">
      <style:text-properties fo:font-size="9pt" officeooo:rsid="0055f9c5" officeooo:paragraph-rsid="00849a70" style:font-size-asian="9pt" style:font-size-complex="9pt"/>
    </style:style>
    <style:style style:name="P103" style:family="paragraph" style:parent-style-name="Table_20_Contents">
      <style:text-properties fo:font-size="9pt" officeooo:rsid="001f1a1e" officeooo:paragraph-rsid="0055f9c5" style:font-size-asian="9pt" style:font-size-complex="9pt"/>
    </style:style>
    <style:style style:name="P104" style:family="paragraph" style:parent-style-name="Text_20_body">
      <style:text-properties fo:font-size="9pt" officeooo:rsid="004390b0" officeooo:paragraph-rsid="0043c7b7" style:font-size-asian="9pt" style:font-size-complex="9pt"/>
    </style:style>
    <style:style style:name="P105" style:family="paragraph" style:parent-style-name="Text_20_body">
      <style:text-properties fo:font-size="9pt" officeooo:rsid="004390b0" officeooo:paragraph-rsid="00493486" style:font-size-asian="9pt" style:font-size-complex="9pt"/>
    </style:style>
    <style:style style:name="P106" style:family="paragraph" style:parent-style-name="Table_20_Contents">
      <style:text-properties fo:font-size="9pt" officeooo:rsid="0025131b" officeooo:paragraph-rsid="0025131b" style:font-size-asian="9pt" style:font-size-complex="9pt"/>
    </style:style>
    <style:style style:name="P107" style:family="paragraph" style:parent-style-name="Table_20_Contents">
      <style:text-properties fo:font-size="9pt" officeooo:rsid="0025131b" officeooo:paragraph-rsid="002bee8d" style:font-size-asian="9pt" style:font-size-complex="9pt"/>
    </style:style>
    <style:style style:name="P108" style:family="paragraph" style:parent-style-name="Table_20_Contents">
      <style:text-properties fo:font-size="9pt" officeooo:rsid="00591950" officeooo:paragraph-rsid="00591950" style:font-size-asian="9pt" style:font-size-complex="9pt"/>
    </style:style>
    <style:style style:name="P109" style:family="paragraph" style:parent-style-name="Table_20_Contents">
      <style:text-properties fo:font-size="9pt" officeooo:rsid="00632b61" officeooo:paragraph-rsid="00632b61" style:font-size-asian="9pt" style:font-size-complex="9pt"/>
    </style:style>
    <style:style style:name="P110" style:family="paragraph" style:parent-style-name="Standard">
      <style:text-properties fo:font-size="9pt" officeooo:rsid="00632b61" officeooo:paragraph-rsid="00632b61" style:font-size-asian="9pt" style:font-size-complex="9pt"/>
    </style:style>
    <style:style style:name="P111" style:family="paragraph" style:parent-style-name="Table_20_Contents">
      <style:text-properties fo:font-size="9pt" officeooo:rsid="00632b61" officeooo:paragraph-rsid="0068d1e0" style:font-size-asian="9pt" style:font-size-complex="9pt"/>
    </style:style>
    <style:style style:name="P112" style:family="paragraph" style:parent-style-name="Table_20_Contents">
      <style:text-properties fo:font-size="9pt" officeooo:rsid="00632b61" officeooo:paragraph-rsid="0083a032" style:font-size-asian="9pt" style:font-size-complex="9pt"/>
    </style:style>
    <style:style style:name="P113" style:family="paragraph" style:parent-style-name="Standard">
      <style:text-properties fo:font-size="9pt" officeooo:rsid="0064cae7" officeooo:paragraph-rsid="0064cae7" style:font-size-asian="9pt" style:font-size-complex="9pt"/>
    </style:style>
    <style:style style:name="P114" style:family="paragraph" style:parent-style-name="Standard">
      <style:text-properties fo:font-size="9pt" officeooo:rsid="0064cae7" officeooo:paragraph-rsid="0069cf9f" style:font-size-asian="9pt" style:font-size-complex="9pt"/>
    </style:style>
    <style:style style:name="P115" style:family="paragraph" style:parent-style-name="Standard">
      <style:text-properties fo:font-size="9pt" officeooo:rsid="0065f2f0" officeooo:paragraph-rsid="0065f2f0" style:font-size-asian="9pt" style:font-size-complex="9pt"/>
    </style:style>
    <style:style style:name="P116" style:family="paragraph" style:parent-style-name="Standard">
      <style:text-properties fo:font-size="9pt" officeooo:rsid="0065f2f0" officeooo:paragraph-rsid="00a2a9fe" style:font-size-asian="9pt" style:font-size-complex="9pt"/>
    </style:style>
    <style:style style:name="P117" style:family="paragraph" style:parent-style-name="Standard">
      <style:text-properties fo:font-size="9pt" officeooo:rsid="00684de2" officeooo:paragraph-rsid="00684de2" style:font-size-asian="9pt" style:font-size-complex="9pt"/>
    </style:style>
    <style:style style:name="P118" style:family="paragraph" style:parent-style-name="Table_20_Contents">
      <style:text-properties fo:font-size="9pt" officeooo:rsid="0068d1e0" officeooo:paragraph-rsid="0068d1e0" style:font-size-asian="9pt" style:font-size-complex="9pt"/>
    </style:style>
    <style:style style:name="P119" style:family="paragraph" style:parent-style-name="Standard">
      <style:text-properties fo:font-size="9pt" officeooo:rsid="0069cf9f" officeooo:paragraph-rsid="0069cf9f" style:font-size-asian="9pt" style:font-size-complex="9pt"/>
    </style:style>
    <style:style style:name="P120" style:family="paragraph" style:parent-style-name="Standard">
      <style:text-properties fo:font-size="9pt" officeooo:rsid="006d157a" officeooo:paragraph-rsid="006d157a" style:font-size-asian="9pt" style:font-size-complex="9pt"/>
    </style:style>
    <style:style style:name="P121" style:family="paragraph" style:parent-style-name="Standard">
      <style:text-properties fo:font-size="9pt" officeooo:rsid="006d157a" officeooo:paragraph-rsid="0083a032" style:font-size-asian="9pt" style:font-size-complex="9pt"/>
    </style:style>
    <style:style style:name="P122" style:family="paragraph" style:parent-style-name="Standard">
      <style:text-properties fo:font-size="9pt" officeooo:rsid="006d157a" officeooo:paragraph-rsid="009ee4cb" style:font-size-asian="9pt" style:font-size-complex="9pt"/>
    </style:style>
    <style:style style:name="P123" style:family="paragraph" style:parent-style-name="Standard">
      <style:text-properties fo:font-size="9pt" officeooo:rsid="006d157a" officeooo:paragraph-rsid="00b49261" style:font-size-asian="9pt" style:font-size-complex="9pt"/>
    </style:style>
    <style:style style:name="P124" style:family="paragraph" style:parent-style-name="Table_20_Contents">
      <style:text-properties fo:font-size="9pt" officeooo:rsid="006f956b" officeooo:paragraph-rsid="006f956b" style:font-size-asian="9pt" style:font-size-complex="9pt"/>
    </style:style>
    <style:style style:name="P125" style:family="paragraph" style:parent-style-name="Table_20_Contents">
      <style:text-properties fo:font-size="9pt" officeooo:rsid="00707ab6" officeooo:paragraph-rsid="00707ab6" style:font-size-asian="9pt" style:font-size-complex="9pt"/>
    </style:style>
    <style:style style:name="P126" style:family="paragraph" style:parent-style-name="Table_20_Contents">
      <style:text-properties fo:font-size="9pt" officeooo:paragraph-rsid="0045ce16" style:font-size-asian="9pt" style:font-size-complex="9pt"/>
    </style:style>
    <style:style style:name="P127" style:family="paragraph" style:parent-style-name="Table_20_Contents">
      <style:text-properties fo:font-size="9pt" officeooo:rsid="0077332a" officeooo:paragraph-rsid="007d1a56" style:font-size-asian="9pt" style:font-size-complex="9pt"/>
    </style:style>
    <style:style style:name="P128" style:family="paragraph" style:parent-style-name="Table_20_Contents">
      <style:text-properties fo:font-size="9pt" officeooo:rsid="0077332a" officeooo:paragraph-rsid="007a71ed" style:font-size-asian="9pt" style:font-size-complex="9pt"/>
    </style:style>
    <style:style style:name="P129" style:family="paragraph" style:parent-style-name="Table_20_Contents">
      <style:text-properties fo:font-size="9pt" officeooo:rsid="007a71ed" officeooo:paragraph-rsid="007a71ed" style:font-size-asian="9pt" style:font-size-complex="9pt"/>
    </style:style>
    <style:style style:name="P130" style:family="paragraph" style:parent-style-name="Table_20_Contents">
      <style:text-properties fo:font-size="9pt" officeooo:rsid="007d1a56" officeooo:paragraph-rsid="007d1a56" style:font-size-asian="9pt" style:font-size-complex="9pt"/>
    </style:style>
    <style:style style:name="P131" style:family="paragraph" style:parent-style-name="Table_20_Contents">
      <style:text-properties fo:font-size="9pt" officeooo:rsid="0083a032" officeooo:paragraph-rsid="0083a032" style:font-size-asian="9pt" style:font-size-complex="9pt"/>
    </style:style>
    <style:style style:name="P132" style:family="paragraph" style:parent-style-name="Standard">
      <style:text-properties fo:font-size="9pt" officeooo:rsid="0083a032" officeooo:paragraph-rsid="0083a032" style:font-size-asian="9pt" style:font-size-complex="9pt"/>
    </style:style>
    <style:style style:name="P133" style:family="paragraph" style:parent-style-name="Standard">
      <style:text-properties fo:font-size="9pt" officeooo:rsid="0083a032" officeooo:paragraph-rsid="00b49261" style:font-size-asian="9pt" style:font-size-complex="9pt"/>
    </style:style>
    <style:style style:name="P134" style:family="paragraph" style:parent-style-name="Table_20_Contents">
      <style:text-properties fo:font-size="9pt" officeooo:rsid="00849a70" officeooo:paragraph-rsid="00849a70" style:font-size-asian="9pt" style:font-size-complex="9pt"/>
    </style:style>
    <style:style style:name="P135" style:family="paragraph" style:parent-style-name="Text_20_body">
      <style:text-properties fo:font-size="9pt" officeooo:rsid="008517a5" officeooo:paragraph-rsid="008517a5" style:font-size-asian="9pt" style:font-size-complex="9pt"/>
    </style:style>
    <style:style style:name="P136" style:family="paragraph" style:parent-style-name="Standard">
      <style:text-properties fo:font-size="9pt" officeooo:rsid="008c32b0" officeooo:paragraph-rsid="008fbb19" style:font-size-asian="9pt" style:font-size-complex="9pt"/>
    </style:style>
    <style:style style:name="P137" style:family="paragraph" style:parent-style-name="Table_20_Contents">
      <style:text-properties fo:font-size="9pt" officeooo:rsid="008c32b0" officeooo:paragraph-rsid="008c32b0" style:font-size-asian="9pt" style:font-size-complex="9pt"/>
    </style:style>
    <style:style style:name="P138" style:family="paragraph" style:parent-style-name="Table_20_Contents">
      <style:text-properties fo:font-size="9pt" officeooo:rsid="008c32b0" officeooo:paragraph-rsid="008dc66a" style:font-size-asian="9pt" style:font-size-complex="9pt"/>
    </style:style>
    <style:style style:name="P139" style:family="paragraph" style:parent-style-name="Standard">
      <style:text-properties fo:font-size="9pt" officeooo:rsid="008fbb19" officeooo:paragraph-rsid="008fbb19" style:font-size-asian="9pt" style:font-size-complex="9pt"/>
    </style:style>
    <style:style style:name="P140" style:family="paragraph" style:parent-style-name="Table_20_Contents">
      <style:text-properties fo:font-size="9pt" officeooo:rsid="008fbb19" officeooo:paragraph-rsid="008fbb19" style:font-size-asian="9pt" style:font-size-complex="9pt"/>
    </style:style>
    <style:style style:name="P141" style:family="paragraph" style:parent-style-name="Table_20_Contents">
      <style:text-properties fo:font-size="9pt" officeooo:rsid="008dc66a" officeooo:paragraph-rsid="008dc66a" style:font-size-asian="9pt" style:font-size-complex="9pt"/>
    </style:style>
    <style:style style:name="P142" style:family="paragraph" style:parent-style-name="Table_20_Contents">
      <style:text-properties fo:font-size="9pt" officeooo:rsid="008eb3a0" officeooo:paragraph-rsid="0090cb2c" style:font-size-asian="9pt" style:font-size-complex="9pt"/>
    </style:style>
    <style:style style:name="P143" style:family="paragraph" style:parent-style-name="Table_20_Contents">
      <style:text-properties fo:font-size="9pt" officeooo:rsid="00950f78" officeooo:paragraph-rsid="00950f78" style:font-size-asian="9pt" style:font-size-complex="9pt"/>
    </style:style>
    <style:style style:name="P144" style:family="paragraph" style:parent-style-name="Table_20_Contents">
      <style:text-properties fo:font-size="9pt" officeooo:rsid="009689ac" officeooo:paragraph-rsid="009689ac" style:font-size-asian="9pt" style:font-size-complex="9pt"/>
    </style:style>
    <style:style style:name="P145" style:family="paragraph" style:parent-style-name="Standard">
      <style:text-properties fo:font-size="9pt" officeooo:rsid="009ee4cb" officeooo:paragraph-rsid="009ee4cb" style:font-size-asian="9pt" style:font-size-complex="9pt"/>
    </style:style>
    <style:style style:name="P146" style:family="paragraph" style:parent-style-name="Table_20_Contents">
      <style:text-properties fo:font-size="9pt" officeooo:rsid="009ee4cb" officeooo:paragraph-rsid="009ee4cb" style:font-size-asian="9pt" style:font-size-complex="9pt"/>
    </style:style>
    <style:style style:name="P147" style:family="paragraph" style:parent-style-name="Table_20_Contents">
      <style:text-properties fo:font-size="9pt" officeooo:rsid="009ee4cb" officeooo:paragraph-rsid="00a791d5" style:font-size-asian="9pt" style:font-size-complex="9pt"/>
    </style:style>
    <style:style style:name="P148" style:family="paragraph" style:parent-style-name="Table_20_Contents">
      <style:text-properties fo:font-size="9pt" officeooo:rsid="009f6937" officeooo:paragraph-rsid="009f6937" style:font-size-asian="9pt" style:font-size-complex="9pt"/>
    </style:style>
    <style:style style:name="P149" style:family="paragraph" style:parent-style-name="Table_20_Contents">
      <style:text-properties fo:font-size="9pt" officeooo:rsid="009b8056" officeooo:paragraph-rsid="00a791d5" style:font-size-asian="9pt" style:font-size-complex="9pt"/>
    </style:style>
    <style:style style:name="P150" style:family="paragraph" style:parent-style-name="Table_20_Contents">
      <style:text-properties fo:font-size="9pt" officeooo:rsid="00a791d5" officeooo:paragraph-rsid="00a791d5" style:font-size-asian="9pt" style:font-size-complex="9pt"/>
    </style:style>
    <style:style style:name="P151" style:family="paragraph" style:parent-style-name="Standard">
      <style:text-properties fo:font-size="9pt" officeooo:rsid="00aa48b5" officeooo:paragraph-rsid="00aa48b5" style:font-size-asian="9pt" style:font-size-complex="9pt"/>
    </style:style>
    <style:style style:name="P152" style:family="paragraph" style:parent-style-name="Table_20_Contents">
      <style:text-properties fo:font-size="9pt" officeooo:rsid="00a84f40" officeooo:paragraph-rsid="00a84f40" style:font-size-asian="9pt" style:font-size-complex="9pt"/>
    </style:style>
    <style:style style:name="P153" style:family="paragraph" style:parent-style-name="Table_20_Contents">
      <style:text-properties fo:font-size="9pt" officeooo:rsid="00ac155a" officeooo:paragraph-rsid="00ac155a" style:font-size-asian="9pt" style:font-size-complex="9pt"/>
    </style:style>
    <style:style style:name="P154" style:family="paragraph" style:parent-style-name="Table_20_Contents">
      <style:text-properties fo:font-size="9pt" officeooo:rsid="00b12694" officeooo:paragraph-rsid="00b12694" style:font-size-asian="9pt" style:font-size-complex="9pt"/>
    </style:style>
    <style:style style:name="P155" style:family="paragraph" style:parent-style-name="Text_20_body">
      <style:text-properties fo:font-size="9pt" officeooo:rsid="00b12694" officeooo:paragraph-rsid="00b12694" style:font-size-asian="9pt" style:font-size-complex="9pt"/>
    </style:style>
    <style:style style:name="P156" style:family="paragraph" style:parent-style-name="Standard">
      <style:text-properties fo:font-size="9pt" officeooo:rsid="00b3184f" officeooo:paragraph-rsid="00b3184f" style:font-size-asian="9pt" style:font-size-complex="9pt"/>
    </style:style>
    <style:style style:name="P157" style:family="paragraph" style:parent-style-name="Table_20_Contents">
      <style:text-properties fo:font-size="9pt" officeooo:rsid="00b3184f" officeooo:paragraph-rsid="00b3184f" style:font-size-asian="9pt" style:font-size-complex="9pt"/>
    </style:style>
    <style:style style:name="P158" style:family="paragraph" style:parent-style-name="Standard">
      <style:text-properties fo:font-size="9pt" officeooo:rsid="00b49261" officeooo:paragraph-rsid="00b49261" style:font-size-asian="9pt" style:font-size-complex="9pt"/>
    </style:style>
    <style:style style:name="P159" style:family="paragraph" style:parent-style-name="Table_20_Contents">
      <style:text-properties fo:font-size="9pt" officeooo:rsid="00b49261" officeooo:paragraph-rsid="00b49261" style:font-size-asian="9pt" style:font-size-complex="9pt"/>
    </style:style>
    <style:style style:name="P160" style:family="paragraph" style:parent-style-name="Table_20_Contents">
      <style:text-properties fo:font-size="9pt" officeooo:rsid="00b54ec5" officeooo:paragraph-rsid="00b54ec5" style:font-size-asian="9pt" style:font-size-complex="9pt"/>
    </style:style>
    <style:style style:name="P161" style:family="paragraph" style:parent-style-name="Table_20_Contents">
      <style:text-properties fo:font-size="9pt" officeooo:rsid="00abb906" officeooo:paragraph-rsid="005256af" style:font-size-asian="9pt" style:font-size-complex="9pt"/>
    </style:style>
    <style:style style:name="P162" style:family="paragraph" style:parent-style-name="Table_20_Contents">
      <style:text-properties fo:font-size="9pt" officeooo:rsid="00abb906" officeooo:paragraph-rsid="00ac1a0e" style:font-size-asian="9pt" style:font-size-complex="9pt"/>
    </style:style>
    <style:style style:name="P163" style:family="paragraph" style:parent-style-name="Table_20_Contents">
      <style:text-properties fo:font-size="9pt" officeooo:paragraph-rsid="00ac1a0e" style:font-size-asian="9pt" style:font-size-complex="9pt"/>
    </style:style>
    <style:style style:name="P164" style:family="paragraph" style:parent-style-name="Table_20_Contents">
      <style:text-properties fo:font-size="9pt" officeooo:rsid="00ac1a0e" officeooo:paragraph-rsid="00ac1a0e" style:font-size-asian="9pt" style:font-size-complex="9pt"/>
    </style:style>
    <style:style style:name="P165" style:family="paragraph" style:parent-style-name="Table_20_Contents">
      <style:text-properties fo:font-size="9pt" officeooo:rsid="009d40fa" officeooo:paragraph-rsid="00ac1a0e" style:font-size-asian="9pt" style:font-size-complex="9pt"/>
    </style:style>
    <style:style style:name="P166" style:family="paragraph" style:parent-style-name="Table_20_Contents">
      <style:text-properties fo:font-size="9pt" officeooo:paragraph-rsid="005256af" style:font-size-asian="9pt" style:font-size-complex="9pt"/>
    </style:style>
    <style:style style:name="P167" style:family="paragraph" style:parent-style-name="Table_20_Contents">
      <style:text-properties fo:font-size="9pt" officeooo:rsid="00b8f193" officeooo:paragraph-rsid="00b8f193" style:font-size-asian="9pt" style:font-size-complex="9pt"/>
    </style:style>
    <style:style style:name="P168" style:family="paragraph" style:parent-style-name="Table_20_Contents">
      <style:text-properties fo:font-size="9pt" officeooo:rsid="0088fdbe" officeooo:paragraph-rsid="0088fdbe" style:font-size-asian="9pt" style:font-size-complex="9pt"/>
    </style:style>
    <style:style style:name="P169" style:family="paragraph" style:parent-style-name="Table_20_Contents">
      <style:text-properties fo:font-size="9pt" officeooo:rsid="00c588f7" officeooo:paragraph-rsid="00c588f7" style:font-size-asian="9pt" style:font-size-complex="9pt"/>
    </style:style>
    <style:style style:name="P170" style:family="paragraph" style:parent-style-name="Table_20_Contents">
      <style:text-properties fo:font-size="9pt" officeooo:rsid="00c7ec07" officeooo:paragraph-rsid="00c7ec07" style:font-size-asian="9pt" style:font-size-complex="9pt"/>
    </style:style>
    <style:style style:name="P171" style:family="paragraph" style:parent-style-name="Table_20_Contents">
      <style:text-properties fo:font-size="9pt" officeooo:rsid="00cc6205" officeooo:paragraph-rsid="00cc6205" style:font-size-asian="9pt" style:font-size-complex="9pt"/>
    </style:style>
    <style:style style:name="P172" style:family="paragraph" style:parent-style-name="Table_20_Contents">
      <style:text-properties fo:font-size="9pt" officeooo:paragraph-rsid="0041bb50" style:font-size-asian="9pt" style:font-size-complex="9pt"/>
    </style:style>
    <style:style style:name="P173" style:family="paragraph" style:parent-style-name="Table_20_Contents">
      <style:text-properties fo:font-size="9pt" fo:font-style="normal" officeooo:rsid="0050501e" officeooo:paragraph-rsid="0050501e" style:font-size-asian="9pt" style:font-style-asian="normal" style:font-size-complex="9pt" style:font-style-complex="normal"/>
    </style:style>
    <style:style style:name="P174" style:family="paragraph" style:parent-style-name="Table_20_Contents">
      <style:text-properties fo:font-size="9pt" fo:font-style="italic" officeooo:rsid="00707ab6" officeooo:paragraph-rsid="00707ab6" style:font-size-asian="9pt" style:font-style-asian="italic" style:font-size-complex="9pt" style:font-style-complex="italic"/>
    </style:style>
    <style:style style:name="P175" style:family="paragraph" style:parent-style-name="Table_20_Contents">
      <style:text-properties fo:font-size="9pt" fo:font-style="italic" officeooo:rsid="00894781" officeooo:paragraph-rsid="00894781" style:font-size-asian="9pt" style:font-style-asian="italic" style:font-size-complex="9pt" style:font-style-complex="italic"/>
    </style:style>
    <style:style style:name="P176" style:family="paragraph" style:parent-style-name="Text_20_body">
      <style:text-properties fo:font-size="9pt" fo:font-style="italic" officeooo:rsid="00abb906" officeooo:paragraph-rsid="00abb906" style:font-size-asian="9pt" style:font-style-asian="italic" style:font-size-complex="9pt" style:font-style-complex="italic"/>
    </style:style>
    <style:style style:name="P177" style:family="paragraph" style:parent-style-name="Text_20_body">
      <style:text-properties fo:font-size="9pt" fo:font-style="italic" officeooo:rsid="00abb906" officeooo:paragraph-rsid="00b97756" style:font-size-asian="9pt" style:font-style-asian="italic" style:font-size-complex="9pt" style:font-style-complex="italic"/>
    </style:style>
    <style:style style:name="P178" style:family="paragraph" style:parent-style-name="Table_20_Contents">
      <style:text-properties fo:font-size="9pt" fo:font-style="italic" officeooo:rsid="00b2ab3d" officeooo:paragraph-rsid="00b2ab3d" style:font-size-asian="9pt" style:font-style-asian="italic" style:font-size-complex="9pt" style:font-style-complex="italic"/>
    </style:style>
    <style:style style:name="P179" style:family="paragraph" style:parent-style-name="Text_20_body">
      <style:text-properties fo:font-size="9pt" fo:font-style="italic" officeooo:rsid="0090cb2c" officeooo:paragraph-rsid="009689ac" style:font-size-asian="9pt" style:font-style-asian="italic" style:font-size-complex="9pt" style:font-style-complex="italic"/>
    </style:style>
    <style:style style:name="P180" style:family="paragraph" style:parent-style-name="Table_20_Contents">
      <style:text-properties fo:font-size="9pt" fo:font-style="italic" officeooo:rsid="00cf05cf" officeooo:paragraph-rsid="00cf05cf" style:font-size-asian="9pt" style:font-style-asian="italic" style:font-size-complex="9pt" style:font-style-complex="italic"/>
    </style:style>
    <style:style style:name="P181" style:family="paragraph" style:parent-style-name="Table_20_Contents">
      <style:paragraph-properties fo:text-align="center" style:justify-single-word="false"/>
      <style:text-properties fo:font-size="9pt" fo:font-weight="bold" officeooo:rsid="006fd64e" officeooo:paragraph-rsid="00b49261" style:font-size-asian="9pt" style:font-weight-asian="bold" style:font-size-complex="9pt" style:font-weight-complex="bold"/>
    </style:style>
    <style:style style:name="P182" style:family="paragraph" style:parent-style-name="Standard">
      <style:text-properties fo:font-size="9pt" fo:font-weight="bold" officeooo:rsid="00c7ec07" officeooo:paragraph-rsid="00c7ec07" style:font-size-asian="9pt" style:font-weight-asian="bold" style:font-size-complex="9pt" style:font-weight-complex="bold"/>
    </style:style>
    <style:style style:name="P183" style:family="paragraph" style:parent-style-name="Text_20_body">
      <style:text-properties officeooo:rsid="003a1284" officeooo:paragraph-rsid="003a1284"/>
    </style:style>
    <style:style style:name="P184" style:family="paragraph" style:parent-style-name="Text_20_body">
      <style:text-properties officeooo:rsid="003a1284" officeooo:paragraph-rsid="005862a3"/>
    </style:style>
    <style:style style:name="P185" style:family="paragraph" style:parent-style-name="Text_20_body">
      <style:text-properties officeooo:rsid="003a1284" officeooo:paragraph-rsid="003dd10b"/>
    </style:style>
    <style:style style:name="P186" style:family="paragraph" style:parent-style-name="Text_20_body">
      <style:text-properties officeooo:rsid="003a1284" officeooo:paragraph-rsid="008517a5"/>
    </style:style>
    <style:style style:name="P187" style:family="paragraph" style:parent-style-name="Standard">
      <style:text-properties officeooo:rsid="00369e4e" officeooo:paragraph-rsid="00369e4e"/>
    </style:style>
    <style:style style:name="P188" style:family="paragraph" style:parent-style-name="Table_20_Contents">
      <style:text-properties officeooo:rsid="00369e4e" officeooo:paragraph-rsid="00369e4e"/>
    </style:style>
    <style:style style:name="P189" style:family="paragraph" style:parent-style-name="Text_20_body">
      <style:text-properties officeooo:rsid="00369e4e" officeooo:paragraph-rsid="00369e4e"/>
    </style:style>
    <style:style style:name="P190" style:family="paragraph" style:parent-style-name="Standard">
      <style:text-properties officeooo:rsid="00369e4e" officeooo:paragraph-rsid="00386aab"/>
    </style:style>
    <style:style style:name="P191" style:family="paragraph" style:parent-style-name="Standard">
      <style:text-properties officeooo:rsid="00369e4e" officeooo:paragraph-rsid="00533bce"/>
    </style:style>
    <style:style style:name="P192" style:family="paragraph" style:parent-style-name="Table_20_Contents">
      <style:text-properties officeooo:rsid="00369e4e" officeooo:paragraph-rsid="00ce062b"/>
    </style:style>
    <style:style style:name="P193" style:family="paragraph" style:parent-style-name="Standard">
      <style:text-properties officeooo:rsid="00386aab" officeooo:paragraph-rsid="00386aab"/>
    </style:style>
    <style:style style:name="P194" style:family="paragraph" style:parent-style-name="Text_20_body">
      <style:text-properties officeooo:rsid="00386aab" officeooo:paragraph-rsid="00386aab"/>
    </style:style>
    <style:style style:name="P195" style:family="paragraph" style:parent-style-name="Standard">
      <style:text-properties officeooo:rsid="00386aab" officeooo:paragraph-rsid="00533bce"/>
    </style:style>
    <style:style style:name="P196" style:family="paragraph" style:parent-style-name="Text_20_body">
      <style:text-properties officeooo:rsid="00386aab" officeooo:paragraph-rsid="00533bce"/>
    </style:style>
    <style:style style:name="P197" style:family="paragraph" style:parent-style-name="Table_20_Contents">
      <style:text-properties officeooo:paragraph-rsid="00369e4e"/>
    </style:style>
    <style:style style:name="P198" style:family="paragraph" style:parent-style-name="Table_20_Contents">
      <style:text-properties officeooo:rsid="003950e6" officeooo:paragraph-rsid="003950e6"/>
    </style:style>
    <style:style style:name="P199" style:family="paragraph" style:parent-style-name="Standard">
      <style:text-properties fo:font-size="10pt" officeooo:rsid="003dd10b" officeooo:paragraph-rsid="003dd10b" style:font-size-asian="10pt" style:font-size-complex="10pt"/>
    </style:style>
    <style:style style:name="P200" style:family="paragraph" style:parent-style-name="Text_20_body">
      <style:paragraph-properties fo:break-before="page"/>
      <style:text-properties fo:font-size="10pt" officeooo:rsid="003dd10b" officeooo:paragraph-rsid="003dd10b" style:font-size-asian="10pt" style:font-size-complex="10pt"/>
    </style:style>
    <style:style style:name="P201" style:family="paragraph" style:parent-style-name="Text_20_body">
      <style:paragraph-properties fo:break-before="page"/>
      <style:text-properties fo:font-size="10pt" officeooo:rsid="003a1284" officeooo:paragraph-rsid="003dd10b" style:font-size-asian="10pt" style:font-size-complex="10pt"/>
    </style:style>
    <style:style style:name="P202" style:family="paragraph" style:parent-style-name="Standard">
      <style:text-properties fo:font-size="10pt" officeooo:rsid="0045ce16" officeooo:paragraph-rsid="0045ce16" style:font-size-asian="10pt" style:font-size-complex="10pt"/>
    </style:style>
    <style:style style:name="P203" style:family="paragraph" style:parent-style-name="Standard">
      <style:text-properties fo:font-size="11pt" officeooo:rsid="003dd10b" officeooo:paragraph-rsid="003dd10b" style:font-size-asian="11pt" style:font-size-complex="11pt"/>
    </style:style>
    <style:style style:name="P204" style:family="paragraph" style:parent-style-name="Standard">
      <style:text-properties fo:font-size="11pt" officeooo:paragraph-rsid="00386aab" style:font-size-asian="11pt" style:font-size-complex="11pt"/>
    </style:style>
    <style:style style:name="P205" style:family="paragraph" style:parent-style-name="Standard">
      <style:text-properties fo:font-size="11pt" officeooo:rsid="0084db25" officeooo:paragraph-rsid="0084db25" style:font-size-asian="11pt" style:font-size-complex="11pt"/>
    </style:style>
    <style:style style:name="P206" style:family="paragraph" style:parent-style-name="Text_20_body">
      <style:text-properties officeooo:rsid="003dcd80" officeooo:paragraph-rsid="003dcd80"/>
    </style:style>
    <style:style style:name="P207" style:family="paragraph" style:parent-style-name="Text_20_body">
      <style:text-properties officeooo:rsid="003dcd80" officeooo:paragraph-rsid="008517a5"/>
    </style:style>
    <style:style style:name="P208" style:family="paragraph" style:parent-style-name="Table_20_Contents">
      <style:text-properties officeooo:paragraph-rsid="0041bb50"/>
    </style:style>
    <style:style style:name="P209" style:family="paragraph" style:parent-style-name="Text_20_body">
      <style:text-properties officeooo:rsid="0041bb50" officeooo:paragraph-rsid="0041bb50"/>
    </style:style>
    <style:style style:name="P210" style:family="paragraph" style:parent-style-name="Text_20_body">
      <style:text-properties officeooo:rsid="0041bb50" officeooo:paragraph-rsid="00436f9b"/>
    </style:style>
    <style:style style:name="P211" style:family="paragraph" style:parent-style-name="Text_20_body">
      <style:text-properties officeooo:rsid="0041bb50" officeooo:paragraph-rsid="004a9d2c"/>
    </style:style>
    <style:style style:name="P212" style:family="paragraph" style:parent-style-name="Text_20_body">
      <style:text-properties officeooo:rsid="0041bb50" officeooo:paragraph-rsid="005862a3"/>
    </style:style>
    <style:style style:name="P213" style:family="paragraph" style:parent-style-name="Text_20_body">
      <style:text-properties officeooo:rsid="0041bb50" officeooo:paragraph-rsid="00b74298"/>
    </style:style>
    <style:style style:name="P214" style:family="paragraph" style:parent-style-name="Text_20_body">
      <style:text-properties officeooo:paragraph-rsid="0055f9c5"/>
    </style:style>
    <style:style style:name="P215" style:family="paragraph" style:parent-style-name="Standard">
      <style:text-properties officeooo:paragraph-rsid="00518924"/>
    </style:style>
    <style:style style:name="P216" style:family="paragraph" style:parent-style-name="Text_20_body">
      <style:text-properties officeooo:rsid="0055f999" officeooo:paragraph-rsid="0055f999"/>
    </style:style>
    <style:style style:name="P217" style:family="paragraph" style:parent-style-name="Text_20_body">
      <style:text-properties officeooo:rsid="0055f999" officeooo:paragraph-rsid="005862a3"/>
    </style:style>
    <style:style style:name="P218" style:family="paragraph" style:parent-style-name="Text_20_body">
      <style:text-properties officeooo:rsid="0055f999" officeooo:paragraph-rsid="00684de2"/>
    </style:style>
    <style:style style:name="P219" style:family="paragraph" style:parent-style-name="Text_20_body">
      <style:text-properties officeooo:rsid="0055f999" officeooo:paragraph-rsid="008ae6a5"/>
    </style:style>
    <style:style style:name="P220" style:family="paragraph" style:parent-style-name="Text_20_body">
      <style:text-properties officeooo:rsid="0055f999" officeooo:paragraph-rsid="00abb906"/>
    </style:style>
    <style:style style:name="P221" style:family="paragraph" style:parent-style-name="Table_20_Contents">
      <style:text-properties officeooo:rsid="004ed9e0" officeooo:paragraph-rsid="004ed9e0"/>
    </style:style>
    <style:style style:name="P222" style:family="paragraph" style:parent-style-name="Standard">
      <style:text-properties officeooo:rsid="00436f9b" officeooo:paragraph-rsid="00436f9b"/>
    </style:style>
    <style:style style:name="P223" style:family="paragraph" style:parent-style-name="Text_20_body">
      <style:text-properties officeooo:rsid="00436f9b" officeooo:paragraph-rsid="00436f9b"/>
    </style:style>
    <style:style style:name="P224" style:family="paragraph" style:parent-style-name="Text_20_body">
      <style:text-properties officeooo:rsid="00436f9b" officeooo:paragraph-rsid="005862a3"/>
    </style:style>
    <style:style style:name="P225" style:family="paragraph" style:parent-style-name="Standard">
      <style:text-properties officeooo:paragraph-rsid="0043c7b7"/>
    </style:style>
    <style:style style:name="P226" style:family="paragraph" style:parent-style-name="Standard">
      <style:text-properties officeooo:rsid="0043c7b7" officeooo:paragraph-rsid="0043c7b7"/>
    </style:style>
    <style:style style:name="P227" style:family="paragraph" style:parent-style-name="Standard">
      <style:text-properties officeooo:rsid="0045ce16" officeooo:paragraph-rsid="0045ce16"/>
    </style:style>
    <style:style style:name="P228" style:family="paragraph" style:parent-style-name="Text_20_body">
      <style:text-properties officeooo:rsid="0045ce16" officeooo:paragraph-rsid="0045ce16"/>
    </style:style>
    <style:style style:name="P229" style:family="paragraph" style:parent-style-name="Standard">
      <style:text-properties officeooo:rsid="0045ce16" officeooo:paragraph-rsid="00518924"/>
    </style:style>
    <style:style style:name="P230" style:family="paragraph" style:parent-style-name="Text_20_body">
      <style:text-properties officeooo:rsid="0045ce16" officeooo:paragraph-rsid="00518924"/>
    </style:style>
    <style:style style:name="P231" style:family="paragraph" style:parent-style-name="Standard">
      <style:text-properties officeooo:rsid="004a9d2c" officeooo:paragraph-rsid="004a9d2c"/>
    </style:style>
    <style:style style:name="P232" style:family="paragraph" style:parent-style-name="Standard">
      <style:text-properties officeooo:rsid="004fa220" officeooo:paragraph-rsid="004fa220"/>
    </style:style>
    <style:style style:name="P233" style:family="paragraph" style:parent-style-name="Text_20_body">
      <style:text-properties officeooo:rsid="004fa220" officeooo:paragraph-rsid="004fa220"/>
    </style:style>
    <style:style style:name="P234" style:family="paragraph" style:parent-style-name="Text_20_body">
      <style:text-properties officeooo:rsid="004fa220" officeooo:paragraph-rsid="00cff612"/>
    </style:style>
    <style:style style:name="P235" style:family="paragraph" style:parent-style-name="Standard">
      <style:text-properties officeooo:rsid="005256af" officeooo:paragraph-rsid="005256af"/>
    </style:style>
    <style:style style:name="P236" style:family="paragraph" style:parent-style-name="Text_20_body">
      <style:text-properties officeooo:rsid="005256af" officeooo:paragraph-rsid="005256af"/>
    </style:style>
    <style:style style:name="P237" style:family="paragraph" style:parent-style-name="Text_20_body">
      <style:text-properties officeooo:rsid="005256af" officeooo:paragraph-rsid="0060f425"/>
    </style:style>
    <style:style style:name="P238" style:family="paragraph" style:parent-style-name="Text_20_body">
      <style:text-properties officeooo:rsid="004390b0" officeooo:paragraph-rsid="004390b0"/>
    </style:style>
    <style:style style:name="P239" style:family="paragraph" style:parent-style-name="Text_20_body">
      <style:text-properties officeooo:rsid="00459bec" officeooo:paragraph-rsid="00459bec"/>
    </style:style>
    <style:style style:name="P240" style:family="paragraph" style:parent-style-name="Text_20_body">
      <style:text-properties officeooo:rsid="0050501e" officeooo:paragraph-rsid="0050501e"/>
    </style:style>
    <style:style style:name="P241" style:family="paragraph" style:parent-style-name="Text_20_body">
      <style:text-properties officeooo:rsid="0050501e" officeooo:paragraph-rsid="005088d3"/>
    </style:style>
    <style:style style:name="P242" style:family="paragraph" style:parent-style-name="Text_20_body">
      <style:text-properties officeooo:rsid="005088d3" officeooo:paragraph-rsid="005088d3"/>
    </style:style>
    <style:style style:name="P243" style:family="paragraph" style:parent-style-name="Text_20_body">
      <style:paragraph-properties fo:break-before="page"/>
      <style:text-properties officeooo:rsid="005088d3" officeooo:paragraph-rsid="00d06b5e"/>
    </style:style>
    <style:style style:name="P244" style:family="paragraph" style:parent-style-name="Text_20_body">
      <style:text-properties officeooo:rsid="005088d3" officeooo:paragraph-rsid="00d466e0"/>
    </style:style>
    <style:style style:name="P245" style:family="paragraph" style:parent-style-name="Text_20_body">
      <style:text-properties officeooo:rsid="00533bce" officeooo:paragraph-rsid="00533bce"/>
    </style:style>
    <style:style style:name="P246" style:family="paragraph" style:parent-style-name="Text_20_body">
      <style:text-properties officeooo:paragraph-rsid="0055f999"/>
    </style:style>
    <style:style style:name="P247" style:family="paragraph" style:parent-style-name="Text_20_body">
      <style:text-properties officeooo:rsid="0055f9c5" officeooo:paragraph-rsid="0055f9c5"/>
    </style:style>
    <style:style style:name="P248" style:family="paragraph" style:parent-style-name="Text_20_body">
      <style:text-properties officeooo:rsid="0055f9c5" officeooo:paragraph-rsid="005862a3"/>
    </style:style>
    <style:style style:name="P249" style:family="paragraph" style:parent-style-name="Standard">
      <style:text-properties officeooo:rsid="00591950" officeooo:paragraph-rsid="00591950"/>
    </style:style>
    <style:style style:name="P250" style:family="paragraph" style:parent-style-name="Text_20_body">
      <style:text-properties officeooo:rsid="00591950" officeooo:paragraph-rsid="00591950"/>
    </style:style>
    <style:style style:name="P251" style:family="paragraph" style:parent-style-name="Standard">
      <style:text-properties officeooo:rsid="00591950" officeooo:paragraph-rsid="008c32b0"/>
    </style:style>
    <style:style style:name="P252" style:family="paragraph" style:parent-style-name="Text_20_body">
      <style:text-properties fo:language="fr" fo:country="FR" fo:font-weight="normal" officeooo:rsid="0055f9c5" officeooo:paragraph-rsid="0055f9c5" style:font-weight-asian="normal" style:font-weight-complex="normal"/>
    </style:style>
    <style:style style:name="P253" style:family="paragraph" style:parent-style-name="Text_20_body">
      <style:text-properties fo:font-weight="normal" officeooo:rsid="0055f9c5" officeooo:paragraph-rsid="0055f9c5" style:font-weight-asian="normal" style:font-weight-complex="normal"/>
    </style:style>
    <style:style style:name="P254" style:family="paragraph" style:parent-style-name="Text_20_body">
      <style:text-properties fo:font-weight="normal" officeooo:rsid="00632b61" officeooo:paragraph-rsid="00632b61" style:font-weight-asian="normal" style:font-weight-complex="normal"/>
    </style:style>
    <style:style style:name="P255" style:family="paragraph" style:parent-style-name="Standard">
      <style:text-properties fo:font-weight="normal" officeooo:rsid="00632b61" officeooo:paragraph-rsid="00632b61" style:font-weight-asian="normal" style:font-weight-complex="normal"/>
    </style:style>
    <style:style style:name="P256" style:family="paragraph" style:parent-style-name="Text_20_body">
      <style:text-properties fo:font-weight="normal" officeooo:rsid="00632b61" officeooo:paragraph-rsid="0065d7e7" style:font-weight-asian="normal" style:font-weight-complex="normal"/>
    </style:style>
    <style:style style:name="P257" style:family="paragraph" style:parent-style-name="Text_20_body">
      <style:text-properties fo:font-weight="normal" officeooo:rsid="00649cfa" officeooo:paragraph-rsid="00649cfa" style:font-weight-asian="normal" style:font-weight-complex="normal"/>
    </style:style>
    <style:style style:name="P258" style:family="paragraph" style:parent-style-name="Text_20_body">
      <style:text-properties fo:font-weight="normal" officeooo:rsid="0064cae7" officeooo:paragraph-rsid="0064cae7" style:font-weight-asian="normal" style:font-weight-complex="normal"/>
    </style:style>
    <style:style style:name="P259" style:family="paragraph" style:parent-style-name="Text_20_body">
      <style:text-properties fo:font-weight="normal" officeooo:rsid="0065d7e7" officeooo:paragraph-rsid="0065d7e7" style:font-weight-asian="normal" style:font-weight-complex="normal"/>
    </style:style>
    <style:style style:name="P260" style:family="paragraph" style:parent-style-name="Text_20_body">
      <style:text-properties fo:font-weight="normal" officeooo:rsid="0065f2f0" officeooo:paragraph-rsid="0065f2f0" style:font-weight-asian="normal" style:font-weight-complex="normal"/>
    </style:style>
    <style:style style:name="P261" style:family="paragraph" style:parent-style-name="Text_20_body">
      <style:text-properties fo:font-weight="normal" officeooo:rsid="0065f2f0" officeooo:paragraph-rsid="0067f130" style:font-weight-asian="normal" style:font-weight-complex="normal"/>
    </style:style>
    <style:style style:name="P262" style:family="paragraph" style:parent-style-name="Text_20_body">
      <style:text-properties fo:font-weight="normal" officeooo:rsid="0065f2f0" officeooo:paragraph-rsid="0069cf9f" style:font-weight-asian="normal" style:font-weight-complex="normal"/>
    </style:style>
    <style:style style:name="P263" style:family="paragraph" style:parent-style-name="Text_20_body">
      <style:text-properties fo:font-weight="normal" officeooo:rsid="0067f130" officeooo:paragraph-rsid="0067f130" style:font-weight-asian="normal" style:font-weight-complex="normal"/>
    </style:style>
    <style:style style:name="P264" style:family="paragraph" style:parent-style-name="Standard">
      <style:text-properties fo:font-weight="normal" officeooo:rsid="00a2a9fe" officeooo:paragraph-rsid="00a2a9fe" style:font-weight-asian="normal" style:font-weight-complex="normal"/>
    </style:style>
    <style:style style:name="P265" style:family="paragraph" style:parent-style-name="Standard">
      <style:text-properties fo:font-weight="normal" officeooo:rsid="00a4270f" officeooo:paragraph-rsid="00a4270f" style:font-weight-asian="normal" style:font-weight-complex="normal"/>
    </style:style>
    <style:style style:name="P266" style:family="paragraph" style:parent-style-name="Text_20_body">
      <style:text-properties officeooo:rsid="00447b3b" officeooo:paragraph-rsid="00447b3b"/>
    </style:style>
    <style:style style:name="P267" style:family="paragraph" style:parent-style-name="Standard">
      <style:text-properties officeooo:rsid="00632b61" officeooo:paragraph-rsid="00632b61"/>
    </style:style>
    <style:style style:name="P268" style:family="paragraph" style:parent-style-name="Text_20_body">
      <style:text-properties officeooo:rsid="00632b61" officeooo:paragraph-rsid="00632b61"/>
    </style:style>
    <style:style style:name="P269" style:family="paragraph" style:parent-style-name="Text_20_body">
      <style:text-properties officeooo:rsid="00632b61" officeooo:paragraph-rsid="00649cfa"/>
    </style:style>
    <style:style style:name="P270" style:family="paragraph" style:parent-style-name="Standard">
      <style:text-properties officeooo:rsid="006145ea" officeooo:paragraph-rsid="006145ea"/>
    </style:style>
    <style:style style:name="P271" style:family="paragraph" style:parent-style-name="Standard">
      <style:text-properties officeooo:rsid="0065f2f0" officeooo:paragraph-rsid="0065f2f0"/>
    </style:style>
    <style:style style:name="P272" style:family="paragraph" style:parent-style-name="Text_20_body">
      <style:text-properties officeooo:rsid="0065f2f0" officeooo:paragraph-rsid="0065f2f0"/>
    </style:style>
    <style:style style:name="P273" style:family="paragraph" style:parent-style-name="Standard">
      <style:text-properties officeooo:rsid="00684de2" officeooo:paragraph-rsid="00684de2"/>
    </style:style>
    <style:style style:name="P274" style:family="paragraph" style:parent-style-name="Text_20_body">
      <style:text-properties officeooo:rsid="00684de2" officeooo:paragraph-rsid="00684de2"/>
    </style:style>
    <style:style style:name="P275" style:family="paragraph" style:parent-style-name="Standard">
      <style:text-properties officeooo:rsid="00684de2" officeooo:paragraph-rsid="006f0d96"/>
    </style:style>
    <style:style style:name="P276" style:family="paragraph" style:parent-style-name="Standard">
      <style:text-properties officeooo:rsid="0068d1e0" officeooo:paragraph-rsid="0068d1e0"/>
    </style:style>
    <style:style style:name="P277" style:family="paragraph" style:parent-style-name="Text_20_body">
      <style:text-properties officeooo:rsid="0068d1e0" officeooo:paragraph-rsid="0068d1e0"/>
    </style:style>
    <style:style style:name="P278" style:family="paragraph" style:parent-style-name="Text_20_body">
      <style:text-properties officeooo:rsid="0068d1e0" officeooo:paragraph-rsid="006a5bb8"/>
    </style:style>
    <style:style style:name="P279" style:family="paragraph" style:parent-style-name="Text_20_body">
      <style:text-properties fo:font-style="normal" officeooo:rsid="00684de2" officeooo:paragraph-rsid="00684de2" style:font-style-asian="normal" style:font-style-complex="normal"/>
    </style:style>
    <style:style style:name="P280" style:family="paragraph" style:parent-style-name="Text_20_body">
      <style:text-properties fo:font-style="normal" officeooo:rsid="007d1a56" officeooo:paragraph-rsid="007d1a56" style:font-style-asian="normal" style:font-style-complex="normal"/>
    </style:style>
    <style:style style:name="P281" style:family="paragraph" style:parent-style-name="Text_20_body">
      <style:text-properties fo:font-style="normal" officeooo:rsid="0088fdbe" officeooo:paragraph-rsid="0088fdbe" style:font-style-asian="normal" style:font-style-complex="normal"/>
    </style:style>
    <style:style style:name="P282" style:family="paragraph" style:parent-style-name="Text_20_body">
      <style:text-properties fo:font-style="normal" officeooo:rsid="00cf05cf" officeooo:paragraph-rsid="00cff612" style:font-style-asian="normal" style:font-style-complex="normal"/>
    </style:style>
    <style:style style:name="P283" style:family="paragraph" style:parent-style-name="Text_20_body">
      <style:text-properties fo:font-style="normal" officeooo:rsid="00cff612" officeooo:paragraph-rsid="00cff612" style:font-style-asian="normal" style:font-style-complex="normal"/>
    </style:style>
    <style:style style:name="P284" style:family="paragraph" style:parent-style-name="Text_20_body">
      <style:text-properties fo:font-style="normal" style:text-underline-style="solid" style:text-underline-width="auto" style:text-underline-color="font-color" officeooo:rsid="007d1a56" officeooo:paragraph-rsid="007d1a56" style:font-style-asian="normal" style:font-style-complex="normal"/>
    </style:style>
    <style:style style:name="P285" style:family="paragraph" style:parent-style-name="Standard">
      <style:paragraph-properties fo:break-before="page"/>
    </style:style>
    <style:style style:name="P286" style:family="paragraph" style:parent-style-name="Text_20_body">
      <style:text-properties officeooo:rsid="006f956b" officeooo:paragraph-rsid="006f956b"/>
    </style:style>
    <style:style style:name="P287" style:family="paragraph" style:parent-style-name="Table_20_Contents">
      <style:text-properties officeooo:rsid="006fd64e" officeooo:paragraph-rsid="006fd64e"/>
    </style:style>
    <style:style style:name="P288" style:family="paragraph" style:parent-style-name="Text_20_body">
      <style:text-properties officeooo:rsid="006a5bb8" officeooo:paragraph-rsid="006a5bb8"/>
    </style:style>
    <style:style style:name="P289" style:family="paragraph" style:parent-style-name="Text_20_body">
      <style:text-properties officeooo:rsid="006b5227" officeooo:paragraph-rsid="006b5227"/>
    </style:style>
    <style:style style:name="P290" style:family="paragraph" style:parent-style-name="Text_20_body">
      <style:text-properties officeooo:paragraph-rsid="006f956b"/>
    </style:style>
    <style:style style:name="P291" style:family="paragraph" style:parent-style-name="Standard">
      <style:text-properties officeooo:rsid="00707ab6" officeooo:paragraph-rsid="00707ab6"/>
    </style:style>
    <style:style style:name="P292" style:family="paragraph" style:parent-style-name="Text_20_body">
      <style:text-properties officeooo:rsid="00707ab6" officeooo:paragraph-rsid="00707ab6"/>
    </style:style>
    <style:style style:name="P293" style:family="paragraph" style:parent-style-name="Text_20_body">
      <style:text-properties officeooo:rsid="00707ab6" officeooo:paragraph-rsid="00733823"/>
    </style:style>
    <style:style style:name="P294" style:family="paragraph" style:parent-style-name="Text_20_body">
      <style:text-properties officeooo:rsid="0073b228" officeooo:paragraph-rsid="0073b228"/>
    </style:style>
    <style:style style:name="P295" style:family="paragraph" style:parent-style-name="Standard">
      <style:text-properties officeooo:rsid="0073b228" officeooo:paragraph-rsid="0073b228"/>
    </style:style>
    <style:style style:name="P296" style:family="paragraph" style:parent-style-name="Table_20_Contents">
      <style:text-properties officeooo:rsid="007279fc" officeooo:paragraph-rsid="007279fc"/>
    </style:style>
    <style:style style:name="P297" style:family="paragraph" style:parent-style-name="Text_20_body">
      <style:text-properties officeooo:rsid="007279fc" officeooo:paragraph-rsid="007279fc"/>
    </style:style>
    <style:style style:name="P298" style:family="paragraph" style:parent-style-name="Table_20_Contents">
      <style:text-properties officeooo:rsid="007279fc" officeooo:paragraph-rsid="00b74298"/>
    </style:style>
    <style:style style:name="P299" style:family="paragraph" style:parent-style-name="Text_20_body">
      <style:text-properties officeooo:rsid="00753790" officeooo:paragraph-rsid="00753790"/>
    </style:style>
    <style:style style:name="P300" style:family="paragraph" style:parent-style-name="Text_20_body">
      <style:text-properties officeooo:rsid="00753790" officeooo:paragraph-rsid="007a71ed"/>
    </style:style>
    <style:style style:name="P301" style:family="paragraph" style:parent-style-name="Text_20_body">
      <style:text-properties officeooo:rsid="00753790" officeooo:paragraph-rsid="007d429d"/>
    </style:style>
    <style:style style:name="P302" style:family="paragraph" style:parent-style-name="Text_20_body">
      <style:text-properties officeooo:rsid="0077332a" officeooo:paragraph-rsid="0077332a"/>
    </style:style>
    <style:style style:name="P303" style:family="paragraph" style:parent-style-name="Text_20_body">
      <style:text-properties officeooo:rsid="007a71ed" officeooo:paragraph-rsid="007a71ed"/>
    </style:style>
    <style:style style:name="P304" style:family="paragraph" style:parent-style-name="Text_20_body">
      <style:text-properties officeooo:rsid="007d1a56" officeooo:paragraph-rsid="007d1a56"/>
    </style:style>
    <style:style style:name="P305" style:family="paragraph" style:parent-style-name="Standard">
      <style:text-properties officeooo:rsid="007f3aca" officeooo:paragraph-rsid="007f3aca"/>
    </style:style>
    <style:style style:name="P306" style:family="paragraph" style:parent-style-name="Standard">
      <style:text-properties officeooo:rsid="007f3aca" officeooo:paragraph-rsid="008209fa"/>
    </style:style>
    <style:style style:name="P307" style:family="paragraph" style:parent-style-name="Text_20_body">
      <style:text-properties officeooo:rsid="00733823" officeooo:paragraph-rsid="00733823"/>
    </style:style>
    <style:style style:name="P308" style:family="paragraph" style:parent-style-name="Text_20_body">
      <style:text-properties officeooo:rsid="008209fa" officeooo:paragraph-rsid="008209fa"/>
    </style:style>
    <style:style style:name="P309" style:family="paragraph" style:parent-style-name="Standard">
      <style:text-properties officeooo:rsid="008209fa" officeooo:paragraph-rsid="008209fa"/>
    </style:style>
    <style:style style:name="P310" style:family="paragraph" style:parent-style-name="Text_20_body">
      <style:text-properties officeooo:paragraph-rsid="0083a032"/>
    </style:style>
    <style:style style:name="P311" style:family="paragraph" style:parent-style-name="Standard">
      <style:text-properties officeooo:paragraph-rsid="0083a032"/>
    </style:style>
    <style:style style:name="P312" style:family="paragraph" style:parent-style-name="Standard">
      <style:text-properties officeooo:paragraph-rsid="0084db25"/>
    </style:style>
    <style:style style:name="P313" style:family="paragraph" style:parent-style-name="Text_20_body">
      <style:text-properties officeooo:paragraph-rsid="0084db25"/>
    </style:style>
    <style:style style:name="P314" style:family="paragraph" style:parent-style-name="Text_20_body">
      <style:text-properties officeooo:paragraph-rsid="008209fa"/>
    </style:style>
    <style:style style:name="P315" style:family="paragraph" style:parent-style-name="Text_20_body">
      <style:text-properties officeooo:rsid="0084db25" officeooo:paragraph-rsid="0084db25"/>
    </style:style>
    <style:style style:name="P316" style:family="paragraph" style:parent-style-name="Text_20_body">
      <style:paragraph-properties fo:break-before="page"/>
      <style:text-properties officeooo:rsid="0084db25" officeooo:paragraph-rsid="0084db25"/>
    </style:style>
    <style:style style:name="P317" style:family="paragraph" style:parent-style-name="Text_20_body">
      <style:text-properties officeooo:rsid="008611fc" officeooo:paragraph-rsid="008611fc"/>
    </style:style>
    <style:style style:name="P318" style:family="paragraph" style:parent-style-name="Table_20_Contents">
      <style:text-properties officeooo:rsid="008517a5" officeooo:paragraph-rsid="008517a5"/>
    </style:style>
    <style:style style:name="P319" style:family="paragraph" style:parent-style-name="Text_20_body">
      <style:text-properties officeooo:rsid="008517a5" officeooo:paragraph-rsid="008517a5"/>
    </style:style>
    <style:style style:name="P320" style:family="paragraph" style:parent-style-name="Text_20_body">
      <style:text-properties officeooo:paragraph-rsid="008517a5"/>
    </style:style>
    <style:style style:name="P321" style:family="paragraph" style:parent-style-name="Text_20_body">
      <style:text-properties officeooo:rsid="0088fdbe" officeooo:paragraph-rsid="0088fdbe"/>
    </style:style>
    <style:style style:name="P322" style:family="paragraph" style:parent-style-name="Standard">
      <style:text-properties officeooo:rsid="00894781" officeooo:paragraph-rsid="00894781"/>
    </style:style>
    <style:style style:name="P323" style:family="paragraph" style:parent-style-name="Text_20_body">
      <style:text-properties officeooo:rsid="00894781" officeooo:paragraph-rsid="00894781"/>
    </style:style>
    <style:style style:name="P324" style:family="paragraph" style:parent-style-name="Standard">
      <style:text-properties officeooo:rsid="008c32b0" officeooo:paragraph-rsid="008c32b0"/>
    </style:style>
    <style:style style:name="P325" style:family="paragraph" style:parent-style-name="Text_20_body">
      <style:text-properties officeooo:rsid="008c32b0" officeooo:paragraph-rsid="008c32b0"/>
    </style:style>
    <style:style style:name="P326" style:family="paragraph" style:parent-style-name="Text_20_body">
      <style:text-properties officeooo:rsid="008c32b0" officeooo:paragraph-rsid="009689ac"/>
    </style:style>
    <style:style style:name="P327" style:family="paragraph" style:parent-style-name="Text_20_body">
      <style:text-properties officeooo:paragraph-rsid="008dc66a"/>
    </style:style>
    <style:style style:name="P328" style:family="paragraph" style:parent-style-name="Standard">
      <style:text-properties officeooo:rsid="008dc66a" officeooo:paragraph-rsid="008dc66a"/>
    </style:style>
    <style:style style:name="P329" style:family="paragraph" style:parent-style-name="Text_20_body">
      <style:text-properties officeooo:rsid="008dc66a" officeooo:paragraph-rsid="008dc66a"/>
    </style:style>
    <style:style style:name="P330" style:family="paragraph" style:parent-style-name="Standard">
      <style:text-properties officeooo:rsid="009689ac" officeooo:paragraph-rsid="009689ac"/>
    </style:style>
    <style:style style:name="P331" style:family="paragraph" style:parent-style-name="Table_20_Contents">
      <style:text-properties officeooo:rsid="009689ac" officeooo:paragraph-rsid="009689ac"/>
    </style:style>
    <style:style style:name="P332" style:family="paragraph" style:parent-style-name="Text_20_body">
      <style:text-properties officeooo:rsid="009689ac" officeooo:paragraph-rsid="009689ac"/>
    </style:style>
    <style:style style:name="P333" style:family="paragraph" style:parent-style-name="Text_20_body">
      <style:text-properties officeooo:rsid="009689ac" officeooo:paragraph-rsid="0090cb2c"/>
    </style:style>
    <style:style style:name="P334" style:family="paragraph" style:parent-style-name="Standard">
      <style:text-properties officeooo:rsid="009d40fa" officeooo:paragraph-rsid="009d40fa"/>
    </style:style>
    <style:style style:name="P335" style:family="paragraph" style:parent-style-name="Table_20_Contents">
      <style:text-properties officeooo:rsid="008ae6a5" officeooo:paragraph-rsid="008ae6a5"/>
    </style:style>
    <style:style style:name="P336" style:family="paragraph" style:parent-style-name="Text_20_body">
      <style:text-properties officeooo:rsid="008ae6a5" officeooo:paragraph-rsid="008ae6a5"/>
    </style:style>
    <style:style style:name="P337" style:family="paragraph" style:parent-style-name="Text_20_body">
      <style:text-properties officeooo:rsid="008ae6a5" officeooo:paragraph-rsid="0098922b"/>
    </style:style>
    <style:style style:name="P338" style:family="paragraph" style:parent-style-name="Text_20_body">
      <style:text-properties officeooo:rsid="0090cb2c" officeooo:paragraph-rsid="0090cb2c"/>
    </style:style>
    <style:style style:name="P339" style:family="paragraph" style:parent-style-name="Text_20_body">
      <style:text-properties officeooo:rsid="0090cb2c" officeooo:paragraph-rsid="009ee4cb"/>
    </style:style>
    <style:style style:name="P340" style:family="paragraph" style:parent-style-name="Text_20_body">
      <style:text-properties officeooo:rsid="00997ef0" officeooo:paragraph-rsid="00997ef0"/>
    </style:style>
    <style:style style:name="P341" style:family="paragraph" style:parent-style-name="Standard">
      <style:text-properties officeooo:rsid="009ee4cb" officeooo:paragraph-rsid="009ee4cb"/>
    </style:style>
    <style:style style:name="P342" style:family="paragraph" style:parent-style-name="Text_20_body">
      <style:text-properties officeooo:rsid="009ee4cb" officeooo:paragraph-rsid="00c7ec07"/>
    </style:style>
    <style:style style:name="P343" style:family="paragraph" style:parent-style-name="Text_20_body">
      <style:text-properties officeooo:rsid="0098922b" officeooo:paragraph-rsid="0098922b"/>
    </style:style>
    <style:style style:name="P344" style:family="paragraph" style:parent-style-name="Text_20_body">
      <style:text-properties officeooo:paragraph-rsid="009ee4cb"/>
    </style:style>
    <style:style style:name="P345" style:family="paragraph" style:parent-style-name="Text_20_body">
      <style:text-properties officeooo:rsid="009f6937" officeooo:paragraph-rsid="009f6937"/>
    </style:style>
    <style:style style:name="P346" style:family="paragraph" style:parent-style-name="Text_20_body">
      <style:text-properties officeooo:rsid="00a209ca" officeooo:paragraph-rsid="00a209ca"/>
    </style:style>
    <style:style style:name="P347" style:family="paragraph" style:parent-style-name="Standard">
      <style:text-properties officeooo:rsid="00a4270f" officeooo:paragraph-rsid="00a4270f"/>
    </style:style>
    <style:style style:name="P348" style:family="paragraph" style:parent-style-name="Standard">
      <style:text-properties fo:color="#c9211e" loext:opacity="100%" fo:font-weight="normal" officeooo:rsid="00a4270f" officeooo:paragraph-rsid="00a4270f" style:font-weight-asian="normal" style:font-weight-complex="normal"/>
    </style:style>
    <style:style style:name="P349" style:family="paragraph" style:parent-style-name="Standard">
      <style:text-properties fo:color="#c9211e" loext:opacity="100%" officeooo:rsid="00af8456" officeooo:paragraph-rsid="00af8456"/>
    </style:style>
    <style:style style:name="P350" style:family="paragraph" style:parent-style-name="Text_20_body">
      <style:text-properties officeooo:paragraph-rsid="00a791d5"/>
    </style:style>
    <style:style style:name="P351" style:family="paragraph" style:parent-style-name="Text_20_body">
      <style:text-properties officeooo:rsid="00ac10ef" officeooo:paragraph-rsid="00ac10ef"/>
    </style:style>
    <style:style style:name="P352" style:family="paragraph" style:parent-style-name="Standard">
      <style:text-properties officeooo:rsid="00af8456" officeooo:paragraph-rsid="00af8456"/>
    </style:style>
    <style:style style:name="P353" style:family="paragraph" style:parent-style-name="Standard">
      <style:text-properties officeooo:rsid="00b12694" officeooo:paragraph-rsid="00b12694"/>
    </style:style>
    <style:style style:name="P354" style:family="paragraph" style:parent-style-name="Text_20_body">
      <style:text-properties officeooo:rsid="00b12694" officeooo:paragraph-rsid="00b12694"/>
    </style:style>
    <style:style style:name="P355" style:family="paragraph" style:parent-style-name="Text_20_body">
      <style:text-properties officeooo:rsid="00b12694" officeooo:paragraph-rsid="00b8f193"/>
    </style:style>
    <style:style style:name="P356" style:family="paragraph" style:parent-style-name="Text_20_body">
      <style:text-properties officeooo:rsid="00b12694" officeooo:paragraph-rsid="00b97756"/>
    </style:style>
    <style:style style:name="P357" style:family="paragraph" style:parent-style-name="Text_20_body">
      <style:text-properties officeooo:rsid="00b12694" officeooo:paragraph-rsid="00d466e0"/>
    </style:style>
    <style:style style:name="P358" style:family="paragraph" style:parent-style-name="Text_20_body">
      <style:text-properties officeooo:rsid="00abb906" officeooo:paragraph-rsid="00abb906"/>
    </style:style>
    <style:style style:name="P359" style:family="paragraph" style:parent-style-name="Text_20_body">
      <style:text-properties officeooo:paragraph-rsid="00b12694"/>
    </style:style>
    <style:style style:name="P360" style:family="paragraph" style:parent-style-name="Text_20_body">
      <style:text-properties officeooo:rsid="00a84f40" officeooo:paragraph-rsid="00a84f40"/>
    </style:style>
    <style:style style:name="P361" style:family="paragraph" style:parent-style-name="Text_20_body">
      <style:text-properties officeooo:rsid="00a84f40" officeooo:paragraph-rsid="00c7ec07"/>
    </style:style>
    <style:style style:name="P362" style:family="paragraph" style:parent-style-name="Text_20_body">
      <style:text-properties officeooo:rsid="00ac2847" officeooo:paragraph-rsid="00ac2847"/>
    </style:style>
    <style:style style:name="P363" style:family="paragraph" style:parent-style-name="Text_20_body">
      <style:text-properties officeooo:rsid="00ac2847" officeooo:paragraph-rsid="00af8456"/>
    </style:style>
    <style:style style:name="P364" style:family="paragraph" style:parent-style-name="Text_20_body">
      <style:text-properties officeooo:paragraph-rsid="00b49261"/>
    </style:style>
    <style:style style:name="P365" style:family="paragraph" style:parent-style-name="Standard">
      <style:text-properties officeooo:paragraph-rsid="00b49261"/>
    </style:style>
    <style:style style:name="P366" style:family="paragraph" style:parent-style-name="Text_20_body">
      <style:text-properties officeooo:rsid="00b2ab3d" officeooo:paragraph-rsid="00b2ab3d"/>
    </style:style>
    <style:style style:name="P367" style:family="paragraph" style:parent-style-name="Standard">
      <style:text-properties officeooo:rsid="00b54ec5" officeooo:paragraph-rsid="00b54ec5"/>
    </style:style>
    <style:style style:name="P368" style:family="paragraph" style:parent-style-name="Standard">
      <style:text-properties officeooo:paragraph-rsid="0045ce16"/>
    </style:style>
    <style:style style:name="P369" style:family="paragraph" style:parent-style-name="Standard">
      <style:text-properties officeooo:rsid="00b74298" officeooo:paragraph-rsid="00b74298"/>
    </style:style>
    <style:style style:name="P370" style:family="paragraph" style:parent-style-name="Standard">
      <style:text-properties officeooo:paragraph-rsid="00c588f7"/>
    </style:style>
    <style:style style:name="P371" style:family="paragraph" style:parent-style-name="Text_20_body">
      <style:text-properties officeooo:paragraph-rsid="00c588f7"/>
    </style:style>
    <style:style style:name="P372" style:family="paragraph" style:parent-style-name="Text_20_body">
      <style:text-properties officeooo:rsid="00b62b5f" officeooo:paragraph-rsid="00b62b5f"/>
    </style:style>
    <style:style style:name="P373" style:family="paragraph" style:parent-style-name="Text_20_body">
      <style:text-properties officeooo:paragraph-rsid="00b8f193"/>
    </style:style>
    <style:style style:name="P374" style:family="paragraph" style:parent-style-name="Text_20_body">
      <style:text-properties officeooo:rsid="00b97756" officeooo:paragraph-rsid="00b97756"/>
    </style:style>
    <style:style style:name="P375" style:family="paragraph" style:parent-style-name="Text_20_body">
      <style:text-properties officeooo:paragraph-rsid="00c7ec07"/>
    </style:style>
    <style:style style:name="P376" style:family="paragraph" style:parent-style-name="Text_20_body">
      <style:text-properties officeooo:rsid="00c7ec07" officeooo:paragraph-rsid="00c7ec07"/>
    </style:style>
    <style:style style:name="P377" style:family="paragraph" style:parent-style-name="Table_20_Contents">
      <style:paragraph-properties fo:text-align="center" style:justify-single-word="false"/>
      <style:text-properties fo:font-size="18pt" fo:font-weight="bold" officeooo:rsid="00cc6205" officeooo:paragraph-rsid="00cc6205" style:font-size-asian="18pt" style:font-weight-asian="bold" style:font-size-complex="18pt" style:font-weight-complex="bold"/>
    </style:style>
    <style:style style:name="P378" style:family="paragraph" style:parent-style-name="Table_20_Contents">
      <style:paragraph-properties fo:text-align="center" style:justify-single-word="false"/>
      <style:text-properties fo:font-size="14pt" officeooo:rsid="006fd64e" officeooo:paragraph-rsid="00cc6205" style:font-size-asian="14pt" style:font-size-complex="14pt"/>
    </style:style>
    <style:style style:name="P379" style:family="paragraph" style:parent-style-name="Table_20_Contents">
      <style:paragraph-properties fo:text-align="center" style:justify-single-word="false"/>
      <style:text-properties fo:font-size="8pt" officeooo:rsid="00cc6205" officeooo:paragraph-rsid="00cc6205" style:font-size-asian="8pt" style:font-size-complex="8pt"/>
    </style:style>
    <style:style style:name="P380" style:family="paragraph" style:parent-style-name="Standard">
      <style:paragraph-properties fo:text-align="start" style:justify-single-word="false">
        <style:tab-stops/>
      </style:paragraph-properties>
      <style:text-properties fo:font-size="8pt" style:font-size-asian="8pt" style:font-size-complex="8pt"/>
    </style:style>
    <style:style style:name="P381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82" style:family="paragraph" style:parent-style-name="Standard">
      <style:paragraph-properties fo:text-align="end" style:justify-single-word="false">
        <style:tab-stops/>
      </style:paragraph-properties>
      <style:text-properties fo:font-size="8pt" style:font-size-asian="8pt" style:font-size-complex="8pt"/>
    </style:style>
    <style:style style:name="P383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84" style:family="paragraph" style:parent-style-name="Table_20_Contents">
      <style:text-properties fo:font-size="8pt" style:font-size-asian="8pt" style:font-size-complex="8pt"/>
    </style:style>
    <style:style style:name="P385" style:family="paragraph" style:parent-style-name="Standard">
      <style:text-properties officeooo:rsid="00cf05cf" officeooo:paragraph-rsid="00cf05cf"/>
    </style:style>
    <style:style style:name="P386" style:family="paragraph" style:parent-style-name="Text_20_body">
      <style:text-properties officeooo:rsid="00cf05cf" officeooo:paragraph-rsid="00cf05cf"/>
    </style:style>
    <style:style style:name="P387" style:family="paragraph" style:parent-style-name="Text_20_body">
      <style:text-properties officeooo:rsid="00cf05cf" officeooo:paragraph-rsid="00cff612"/>
    </style:style>
    <style:style style:name="P388" style:family="paragraph" style:parent-style-name="Text_20_body">
      <style:text-properties officeooo:rsid="00cff612" officeooo:paragraph-rsid="00cff612"/>
    </style:style>
    <style:style style:name="P389" style:family="paragraph" style:parent-style-name="Text_20_body">
      <style:text-properties officeooo:rsid="00ce5ac1" officeooo:paragraph-rsid="00ce5ac1"/>
    </style:style>
    <style:style style:name="P390" style:family="paragraph" style:parent-style-name="Text_20_body">
      <style:text-properties officeooo:rsid="00d466e0" officeooo:paragraph-rsid="00d466e0"/>
    </style:style>
    <style:style style:name="P3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4" style:family="paragraph" style:parent-style-name="Heading_20_1">
      <style:text-properties officeooo:rsid="0021397b" officeooo:paragraph-rsid="0021397b"/>
    </style:style>
    <style:style style:name="P395" style:family="paragraph" style:parent-style-name="Heading_20_1" style:list-style-name=""/>
    <style:style style:name="P396" style:family="paragraph" style:parent-style-name="Heading_20_1" style:list-style-name="">
      <style:text-properties officeooo:rsid="001f1a1e" officeooo:paragraph-rsid="001f1a1e"/>
    </style:style>
    <style:style style:name="P397" style:family="paragraph" style:parent-style-name="Heading_20_1">
      <style:paragraph-properties fo:break-before="page"/>
      <style:text-properties officeooo:rsid="001f1a1e" officeooo:paragraph-rsid="001f1a1e"/>
    </style:style>
    <style:style style:name="P398" style:family="paragraph" style:parent-style-name="Heading_20_1">
      <style:paragraph-properties fo:break-before="page"/>
    </style:style>
    <style:style style:name="P399" style:family="paragraph" style:parent-style-name="Heading_20_1">
      <style:paragraph-properties fo:break-before="page"/>
      <style:text-properties officeooo:rsid="0088fdbe" officeooo:paragraph-rsid="0088fdbe"/>
    </style:style>
    <style:style style:name="P400" style:family="paragraph" style:parent-style-name="Heading_20_1" style:list-style-name="">
      <style:text-properties officeooo:rsid="00707ab6" officeooo:paragraph-rsid="00707ab6"/>
    </style:style>
    <style:style style:name="P401" style:family="paragraph" style:parent-style-name="Heading_20_1">
      <style:paragraph-properties fo:break-before="page"/>
      <style:text-properties officeooo:rsid="00707ab6" officeooo:paragraph-rsid="00707ab6"/>
    </style:style>
    <style:style style:name="P402" style:family="paragraph" style:parent-style-name="Heading_20_1">
      <style:text-properties officeooo:paragraph-rsid="008209fa"/>
    </style:style>
    <style:style style:name="P403" style:family="paragraph" style:parent-style-name="Heading_20_1">
      <style:paragraph-properties fo:break-before="page"/>
      <style:text-properties officeooo:rsid="008c32b0" officeooo:paragraph-rsid="008c32b0"/>
    </style:style>
    <style:style style:name="P404" style:family="paragraph" style:parent-style-name="Heading_20_1">
      <style:paragraph-properties fo:break-before="page"/>
      <style:text-properties officeooo:paragraph-rsid="008dc66a"/>
    </style:style>
    <style:style style:name="P405" style:family="paragraph" style:parent-style-name="Heading_20_2">
      <style:text-properties officeooo:rsid="0055f999" officeooo:paragraph-rsid="0055f999"/>
    </style:style>
    <style:style style:name="P406" style:family="paragraph" style:parent-style-name="Heading_20_2" style:list-style-name=""/>
    <style:style style:name="P407" style:family="paragraph" style:parent-style-name="Heading_20_2" style:list-style-name="">
      <style:text-properties officeooo:paragraph-rsid="00ce5ac1"/>
    </style:style>
    <style:style style:name="P408" style:family="paragraph" style:parent-style-name="Heading_20_2" style:list-style-name="">
      <style:text-properties officeooo:paragraph-rsid="0083a032"/>
    </style:style>
    <style:style style:name="P409" style:family="paragraph" style:parent-style-name="Heading_20_2" style:list-style-name="">
      <style:text-properties officeooo:rsid="008611fc" officeooo:paragraph-rsid="008611fc"/>
    </style:style>
    <style:style style:name="P410" style:family="paragraph" style:parent-style-name="Heading_20_2">
      <style:paragraph-properties fo:break-before="page"/>
      <style:text-properties officeooo:rsid="0055f9c5" officeooo:paragraph-rsid="0055f9c5"/>
    </style:style>
    <style:style style:name="P411" style:family="paragraph" style:parent-style-name="Heading_20_2">
      <style:paragraph-properties fo:break-before="page"/>
    </style:style>
    <style:style style:name="P412" style:family="paragraph" style:parent-style-name="Heading_20_2">
      <style:text-properties officeooo:rsid="001f1a1e" officeooo:paragraph-rsid="001f1a1e"/>
    </style:style>
    <style:style style:name="P413" style:family="paragraph" style:parent-style-name="Heading_20_2">
      <style:paragraph-properties fo:break-before="page"/>
      <style:text-properties officeooo:rsid="00386aab"/>
    </style:style>
    <style:style style:name="P414" style:family="paragraph" style:parent-style-name="Heading_20_2">
      <style:text-properties officeooo:rsid="003a1284" officeooo:paragraph-rsid="003a1284"/>
    </style:style>
    <style:style style:name="P415" style:family="paragraph" style:parent-style-name="Heading_20_2">
      <style:paragraph-properties fo:break-before="page"/>
      <style:text-properties officeooo:paragraph-rsid="00518924"/>
    </style:style>
    <style:style style:name="P416" style:family="paragraph" style:parent-style-name="Heading_20_2">
      <style:text-properties officeooo:rsid="00ce5ac1" officeooo:paragraph-rsid="00ce5ac1"/>
    </style:style>
    <style:style style:name="P417" style:family="paragraph" style:parent-style-name="Heading_20_2">
      <style:paragraph-properties fo:break-before="page"/>
      <style:text-properties officeooo:paragraph-rsid="00ce5ac1"/>
    </style:style>
    <style:style style:name="P418" style:family="paragraph" style:parent-style-name="Heading_20_2" style:list-style-name="">
      <style:text-properties officeooo:rsid="00b12694" officeooo:paragraph-rsid="00b12694"/>
    </style:style>
    <style:style style:name="P419" style:family="paragraph" style:parent-style-name="Heading_20_2">
      <style:paragraph-properties fo:break-before="page"/>
      <style:text-properties officeooo:rsid="00b12694" officeooo:paragraph-rsid="00b12694"/>
    </style:style>
    <style:style style:name="P420" style:family="paragraph" style:parent-style-name="Heading_20_2" style:list-style-name="">
      <style:text-properties officeooo:rsid="00894781"/>
    </style:style>
    <style:style style:name="P421" style:family="paragraph" style:parent-style-name="Heading_20_2">
      <style:paragraph-properties fo:break-before="page"/>
      <style:text-properties officeooo:rsid="00894781"/>
    </style:style>
    <style:style style:name="P422" style:family="paragraph" style:parent-style-name="Heading_20_2">
      <style:text-properties officeooo:rsid="00707ab6" officeooo:paragraph-rsid="00707ab6"/>
    </style:style>
    <style:style style:name="P423" style:family="paragraph" style:parent-style-name="Heading_20_2">
      <style:paragraph-properties fo:break-before="page"/>
      <style:text-properties officeooo:rsid="009b8056" officeooo:paragraph-rsid="00a791d5"/>
    </style:style>
    <style:style style:name="P424" style:family="paragraph" style:parent-style-name="Heading_20_2">
      <style:paragraph-properties fo:break-before="page"/>
      <style:text-properties officeooo:paragraph-rsid="0083a032"/>
    </style:style>
    <style:style style:name="P425" style:family="paragraph" style:parent-style-name="Heading_20_2">
      <style:text-properties officeooo:rsid="008c32b0" officeooo:paragraph-rsid="008c32b0"/>
    </style:style>
    <style:style style:name="P426" style:family="paragraph" style:parent-style-name="Heading_20_3" style:list-style-name=""/>
    <style:style style:name="P427" style:family="paragraph" style:parent-style-name="Heading_20_3" style:list-style-name="">
      <style:text-properties officeooo:paragraph-rsid="0065f2f0"/>
    </style:style>
    <style:style style:name="P428" style:family="paragraph" style:parent-style-name="Heading_20_3">
      <style:paragraph-properties fo:break-before="page"/>
    </style:style>
    <style:style style:name="P429" style:family="paragraph" style:parent-style-name="Heading_20_3">
      <style:text-properties officeooo:rsid="00533bce" officeooo:paragraph-rsid="004ed9e0"/>
    </style:style>
    <style:style style:name="P430" style:family="paragraph" style:parent-style-name="Heading_20_3">
      <style:paragraph-properties fo:break-before="page"/>
      <style:text-properties officeooo:paragraph-rsid="0065f2f0"/>
    </style:style>
    <style:style style:name="P431" style:family="paragraph" style:parent-style-name="Heading_20_4" style:list-style-name=""/>
    <style:style style:name="P432" style:family="paragraph" style:parent-style-name="Heading_20_4">
      <style:paragraph-properties fo:break-before="page"/>
    </style:style>
    <style:style style:name="P433" style:family="paragraph" style:parent-style-name="Heading_20_4">
      <style:text-properties fo:font-style="normal" officeooo:rsid="00cf05cf" style:font-style-asian="normal" style:font-style-complex="normal"/>
    </style:style>
    <style:style style:name="P434" style:family="paragraph" style:parent-style-name="Heading_20_4">
      <style:text-properties officeooo:rsid="008209fa" officeooo:paragraph-rsid="008209fa"/>
    </style:style>
    <style:style style:name="P435" style:family="paragraph" style:parent-style-name="Heading_20_4">
      <style:text-properties officeooo:paragraph-rsid="00b49261"/>
    </style:style>
    <style:style style:name="P436" style:family="paragraph" style:parent-style-name="Heading_20_4">
      <style:text-properties officeooo:paragraph-rsid="0090cb2c"/>
    </style:style>
    <style:style style:name="P437" style:family="paragraph" style:parent-style-name="Heading_20_4">
      <style:text-properties officeooo:paragraph-rsid="00c7ec07"/>
    </style:style>
    <style:style style:name="P438" style:family="paragraph" style:parent-style-name="Standard" style:list-style-name="L14">
      <style:text-properties officeooo:paragraph-rsid="00b54ec5"/>
    </style:style>
    <style:style style:name="P439" style:family="paragraph" style:parent-style-name="Standard" style:list-style-name="L14">
      <style:text-properties officeooo:rsid="002aa0c1" officeooo:paragraph-rsid="002aa0c1"/>
    </style:style>
    <style:style style:name="P440" style:family="paragraph" style:parent-style-name="Standard" style:list-style-name="L3">
      <style:text-properties officeooo:rsid="00369e4e" officeooo:paragraph-rsid="00369e4e"/>
    </style:style>
    <style:style style:name="P441" style:family="paragraph" style:parent-style-name="Standard" style:list-style-name="L3">
      <style:text-properties officeooo:rsid="00ce062b" officeooo:paragraph-rsid="00ce062b"/>
    </style:style>
    <style:style style:name="P442" style:family="paragraph" style:parent-style-name="Standard" style:list-style-name="List_20_1">
      <style:text-properties officeooo:rsid="00cf05cf" officeooo:paragraph-rsid="00cf05cf"/>
    </style:style>
    <style:style style:name="P443" style:family="paragraph" style:parent-style-name="Standard" style:list-style-name="List_20_1">
      <style:text-properties officeooo:rsid="00cff612" officeooo:paragraph-rsid="00cff612"/>
    </style:style>
    <style:style style:name="P444" style:family="paragraph" style:parent-style-name="Standard" style:list-style-name="L30">
      <style:text-properties officeooo:paragraph-rsid="00591950"/>
    </style:style>
    <style:style style:name="P445" style:family="paragraph" style:parent-style-name="Standard" style:list-style-name="L30">
      <style:text-properties officeooo:rsid="00591950" officeooo:paragraph-rsid="009f6937"/>
    </style:style>
    <style:style style:name="P446" style:family="paragraph" style:parent-style-name="Standard" style:list-style-name="L30">
      <style:text-properties officeooo:rsid="00591950" officeooo:paragraph-rsid="00591950"/>
    </style:style>
    <style:style style:name="P447" style:family="paragraph" style:parent-style-name="Standard" style:list-style-name="L30">
      <style:text-properties officeooo:rsid="00591950" officeooo:paragraph-rsid="0065f2f0"/>
    </style:style>
    <style:style style:name="P448" style:family="paragraph" style:parent-style-name="Standard" style:list-style-name="L30">
      <style:text-properties officeooo:rsid="00591950" officeooo:paragraph-rsid="00a791d5"/>
    </style:style>
    <style:style style:name="P449" style:family="paragraph" style:parent-style-name="Standard" style:list-style-name="L31">
      <style:text-properties officeooo:paragraph-rsid="006f0d96"/>
    </style:style>
    <style:style style:name="P450" style:family="paragraph" style:parent-style-name="Standard" style:list-style-name="L30">
      <style:text-properties officeooo:rsid="00a791d5" officeooo:paragraph-rsid="00a791d5"/>
    </style:style>
    <style:style style:name="P451" style:family="paragraph" style:parent-style-name="Standard" style:list-style-name="L32">
      <style:text-properties officeooo:rsid="00591ac1" officeooo:paragraph-rsid="00591ac1"/>
    </style:style>
    <style:style style:name="P452" style:family="paragraph" style:parent-style-name="Standard" style:list-style-name="L32">
      <style:text-properties officeooo:rsid="00591ac1" officeooo:paragraph-rsid="008c32b0"/>
    </style:style>
    <style:style style:name="P453" style:family="paragraph" style:parent-style-name="Standard" style:list-style-name="L33">
      <style:text-properties officeooo:rsid="006145ea" officeooo:paragraph-rsid="006145ea"/>
    </style:style>
    <style:style style:name="P454" style:family="paragraph" style:parent-style-name="Standard" style:list-style-name="List_20_1">
      <style:text-properties officeooo:rsid="009d40fa" officeooo:paragraph-rsid="009d40fa"/>
    </style:style>
    <style:style style:name="P455" style:family="paragraph" style:parent-style-name="Standard" style:list-style-name="L34">
      <style:text-properties officeooo:rsid="009d40fa" officeooo:paragraph-rsid="009d40fa"/>
    </style:style>
    <style:style style:name="P456" style:family="paragraph" style:parent-style-name="Standard" style:list-style-name="L36">
      <style:text-properties officeooo:paragraph-rsid="007f3aca"/>
    </style:style>
    <style:style style:name="P457" style:family="paragraph" style:parent-style-name="Standard" style:list-style-name="L36">
      <style:text-properties officeooo:rsid="007f3aca" officeooo:paragraph-rsid="007f3aca"/>
    </style:style>
    <style:style style:name="P458" style:family="paragraph" style:parent-style-name="Standard" style:list-style-name="L42">
      <style:text-properties fo:font-weight="normal" officeooo:rsid="00632b61" officeooo:paragraph-rsid="00632b61" style:font-weight-asian="normal" style:font-weight-complex="normal"/>
    </style:style>
    <style:style style:name="P459" style:family="paragraph" style:parent-style-name="Standard" style:list-style-name="L43">
      <style:text-properties fo:font-weight="normal" officeooo:rsid="00632b61" officeooo:paragraph-rsid="00632b61" style:font-weight-asian="normal" style:font-weight-complex="normal"/>
    </style:style>
    <style:style style:name="P460" style:family="paragraph" style:parent-style-name="Standard" style:list-style-name="L46">
      <style:text-properties fo:font-weight="normal" officeooo:rsid="00a2a9fe" officeooo:paragraph-rsid="00a2a9fe" style:font-weight-asian="normal" style:font-weight-complex="normal"/>
    </style:style>
    <style:style style:name="P461" style:family="paragraph" style:parent-style-name="Standard" style:list-style-name="L47">
      <style:text-properties fo:font-weight="normal" officeooo:rsid="00a2a9fe" officeooo:paragraph-rsid="00a2a9fe" style:font-weight-asian="normal" style:font-weight-complex="normal"/>
    </style:style>
    <style:style style:name="P462" style:family="paragraph" style:parent-style-name="Table_20_Contents" style:list-style-name="L1">
      <style:text-properties officeooo:rsid="0020a39d" officeooo:paragraph-rsid="0020a39d"/>
    </style:style>
    <style:style style:name="P463" style:family="paragraph" style:parent-style-name="Table_20_Contents" style:list-style-name="List_20_1">
      <style:text-properties officeooo:paragraph-rsid="00d4e36c"/>
    </style:style>
    <style:style style:name="P464" style:family="paragraph" style:parent-style-name="Table_20_Contents" style:list-style-name="List_20_1">
      <style:text-properties officeooo:paragraph-rsid="00d5913a"/>
    </style:style>
    <style:style style:name="P465" style:family="paragraph" style:parent-style-name="Table_20_Contents" style:list-style-name="List_20_1">
      <style:text-properties officeooo:paragraph-rsid="00d78f19"/>
    </style:style>
    <style:style style:name="P466" style:family="paragraph" style:parent-style-name="Table_20_Contents">
      <style:text-properties officeooo:rsid="00d4ab85" officeooo:paragraph-rsid="00d4ab85"/>
    </style:style>
    <style:style style:name="P467" style:family="paragraph" style:parent-style-name="Table_20_Contents" style:list-style-name="List_20_1">
      <style:text-properties fo:font-size="9pt" officeooo:rsid="008c32b0" officeooo:paragraph-rsid="008fbb19" style:font-size-asian="9pt" style:font-size-complex="9pt"/>
    </style:style>
    <style:style style:name="P468" style:family="paragraph" style:parent-style-name="Table_20_Contents" style:list-style-name="List_20_1">
      <style:text-properties fo:font-size="9pt" officeooo:rsid="008fbb19" officeooo:paragraph-rsid="008fbb19" style:font-size-asian="9pt" style:font-size-complex="9pt"/>
    </style:style>
    <style:style style:name="P469" style:family="paragraph" style:parent-style-name="Table_20_Contents">
      <style:text-properties fo:font-size="9pt" officeooo:rsid="00d7face" officeooo:paragraph-rsid="00d7face" style:font-size-asian="9pt" style:font-size-complex="9pt"/>
    </style:style>
    <style:style style:name="P470" style:family="paragraph" style:parent-style-name="Table_20_Contents">
      <style:text-properties fo:font-size="9pt" officeooo:rsid="009ee4cb" officeooo:paragraph-rsid="00a791d5" style:font-size-asian="9pt" style:font-size-complex="9pt"/>
    </style:style>
    <style:style style:name="P471" style:family="paragraph" style:parent-style-name="Table_20_Contents">
      <style:text-properties fo:font-size="9pt" fo:font-style="italic" officeooo:rsid="00cf05cf" officeooo:paragraph-rsid="00cf05cf" style:font-size-asian="9pt" style:font-style-asian="italic" style:font-size-complex="9pt" style:font-style-complex="italic"/>
    </style:style>
    <style:style style:name="P472" style:family="paragraph" style:parent-style-name="Table_20_Contents">
      <style:text-properties officeooo:paragraph-rsid="00d63287"/>
    </style:style>
    <style:style style:name="P473" style:family="paragraph" style:parent-style-name="Text_20_body" style:list-style-name="L4">
      <style:text-properties officeooo:rsid="0055f999" officeooo:paragraph-rsid="0055f999"/>
    </style:style>
    <style:style style:name="P474" style:family="paragraph" style:parent-style-name="Text_20_body" style:list-style-name="L5">
      <style:text-properties officeooo:rsid="0055f999" officeooo:paragraph-rsid="0055f999"/>
    </style:style>
    <style:style style:name="P475" style:family="paragraph" style:parent-style-name="Text_20_body" style:list-style-name="L5">
      <style:text-properties officeooo:rsid="0055f999" officeooo:paragraph-rsid="008ae6a5"/>
    </style:style>
    <style:style style:name="P476" style:family="paragraph" style:parent-style-name="Text_20_body" style:list-style-name="L7">
      <style:text-properties officeooo:rsid="0055f999" officeooo:paragraph-rsid="0055f999"/>
    </style:style>
    <style:style style:name="P477" style:family="paragraph" style:parent-style-name="Text_20_body" style:list-style-name="L8">
      <style:text-properties officeooo:rsid="0055f999" officeooo:paragraph-rsid="0055f999"/>
    </style:style>
    <style:style style:name="P478" style:family="paragraph" style:parent-style-name="Text_20_body" style:list-style-name="L19">
      <style:text-properties officeooo:rsid="0055f999" officeooo:paragraph-rsid="005862a3"/>
    </style:style>
    <style:style style:name="P479" style:family="paragraph" style:parent-style-name="Text_20_body" style:list-style-name="L6">
      <style:text-properties officeooo:paragraph-rsid="008ae6a5"/>
    </style:style>
    <style:style style:name="P480" style:family="paragraph" style:parent-style-name="Text_20_body" style:list-style-name="L8">
      <style:text-properties officeooo:paragraph-rsid="0055f999"/>
    </style:style>
    <style:style style:name="P481" style:family="paragraph" style:parent-style-name="Text_20_body" style:list-style-name="L8">
      <style:text-properties officeooo:rsid="004fa220" officeooo:paragraph-rsid="0055f999"/>
    </style:style>
    <style:style style:name="P482" style:family="paragraph" style:parent-style-name="Text_20_body" style:list-style-name="L8">
      <style:text-properties officeooo:rsid="0088583e" officeooo:paragraph-rsid="0088583e"/>
    </style:style>
    <style:style style:name="P483" style:family="paragraph" style:parent-style-name="Text_20_body" style:list-style-name="L26">
      <style:text-properties officeooo:rsid="0088583e" officeooo:paragraph-rsid="0088583e"/>
    </style:style>
    <style:style style:name="P484" style:family="paragraph" style:parent-style-name="Text_20_body" style:list-style-name="L8">
      <style:text-properties officeooo:rsid="008611fc" officeooo:paragraph-rsid="008611fc"/>
    </style:style>
    <style:style style:name="P485" style:family="paragraph" style:parent-style-name="Text_20_body" style:list-style-name="List_20_1">
      <style:text-properties officeooo:rsid="008611fc" officeooo:paragraph-rsid="008611fc"/>
    </style:style>
    <style:style style:name="P486" style:family="paragraph" style:parent-style-name="Text_20_body" style:list-style-name="List_20_1">
      <style:text-properties officeooo:paragraph-rsid="00247161"/>
    </style:style>
    <style:style style:name="P487" style:family="paragraph" style:parent-style-name="Text_20_body" style:list-style-name="List_20_1">
      <style:text-properties officeooo:paragraph-rsid="00d466e0"/>
    </style:style>
    <style:style style:name="P488" style:family="paragraph" style:parent-style-name="Text_20_body" style:list-style-name="List_20_1">
      <style:text-properties officeooo:paragraph-rsid="00b12694"/>
    </style:style>
    <style:style style:name="P489" style:family="paragraph" style:parent-style-name="Text_20_body" style:list-style-name="List_20_1">
      <style:text-properties officeooo:paragraph-rsid="008209fa"/>
    </style:style>
    <style:style style:name="P490" style:family="paragraph" style:parent-style-name="Text_20_body" style:list-style-name="List_20_1">
      <style:text-properties officeooo:paragraph-rsid="00c588f7"/>
    </style:style>
    <style:style style:name="P491" style:family="paragraph" style:parent-style-name="Text_20_body" style:list-style-name="List_20_1">
      <style:text-properties officeooo:rsid="00cc6205" officeooo:paragraph-rsid="00cc6205"/>
    </style:style>
    <style:style style:name="P492" style:family="paragraph" style:parent-style-name="Text_20_body" style:list-style-name="L9">
      <style:text-properties officeooo:rsid="0055f9c5" officeooo:paragraph-rsid="0055f9c5"/>
    </style:style>
    <style:style style:name="P493" style:family="paragraph" style:parent-style-name="Text_20_body" style:list-style-name="L10">
      <style:text-properties officeooo:rsid="0055f9c5" officeooo:paragraph-rsid="0055f9c5"/>
    </style:style>
    <style:style style:name="P494" style:family="paragraph" style:parent-style-name="Text_20_body" style:list-style-name="L11">
      <style:text-properties fo:font-weight="normal" officeooo:rsid="0055f9c5" officeooo:paragraph-rsid="0055f9c5" style:font-weight-asian="normal" style:font-weight-complex="normal"/>
    </style:style>
    <style:style style:name="P495" style:family="paragraph" style:parent-style-name="Text_20_body" style:list-style-name="L41">
      <style:text-properties fo:font-weight="normal" officeooo:rsid="00632b61" officeooo:paragraph-rsid="00632b61" style:font-weight-asian="normal" style:font-weight-complex="normal"/>
    </style:style>
    <style:style style:name="P496" style:family="paragraph" style:parent-style-name="Text_20_body" style:list-style-name="L44">
      <style:text-properties fo:font-weight="normal" officeooo:rsid="00632b61" officeooo:paragraph-rsid="0064cae7" style:font-weight-asian="normal" style:font-weight-complex="normal"/>
    </style:style>
    <style:style style:name="P497" style:family="paragraph" style:parent-style-name="Text_20_body" style:list-style-name="L44">
      <style:text-properties fo:font-weight="normal" officeooo:rsid="00632b61" officeooo:paragraph-rsid="00632b61" style:font-weight-asian="normal" style:font-weight-complex="normal"/>
    </style:style>
    <style:style style:name="P498" style:family="paragraph" style:parent-style-name="Text_20_body" style:list-style-name="L44">
      <style:text-properties fo:font-weight="normal" officeooo:rsid="0064cae7" officeooo:paragraph-rsid="0064cae7" style:font-weight-asian="normal" style:font-weight-complex="normal"/>
    </style:style>
    <style:style style:name="P499" style:family="paragraph" style:parent-style-name="Text_20_body" style:list-style-name="L44">
      <style:text-properties fo:font-weight="normal" officeooo:rsid="0065d7e7" officeooo:paragraph-rsid="0065d7e7" style:font-weight-asian="normal" style:font-weight-complex="normal"/>
    </style:style>
    <style:style style:name="P500" style:family="paragraph" style:parent-style-name="Text_20_body" style:list-style-name="L12">
      <style:text-properties fo:font-style="normal" officeooo:rsid="00684de2" officeooo:paragraph-rsid="00684de2" style:font-style-asian="normal" style:font-style-complex="normal"/>
    </style:style>
    <style:style style:name="P501" style:family="paragraph" style:parent-style-name="Text_20_body" style:list-style-name="L13">
      <style:text-properties officeooo:rsid="001f1a1e" officeooo:paragraph-rsid="001f1a1e"/>
    </style:style>
    <style:style style:name="P502" style:family="paragraph" style:parent-style-name="Text_20_body" style:list-style-name="List_20_1">
      <style:text-properties officeooo:rsid="00247161" officeooo:paragraph-rsid="00247161"/>
    </style:style>
    <style:style style:name="P503" style:family="paragraph" style:parent-style-name="Text_20_body" style:list-style-name="L15">
      <style:text-properties officeooo:rsid="00337cb5" officeooo:paragraph-rsid="00337cb5"/>
    </style:style>
    <style:style style:name="P504" style:family="paragraph" style:parent-style-name="Text_20_body" style:list-style-name="L2">
      <style:text-properties officeooo:rsid="00337cb5" officeooo:paragraph-rsid="00337cb5"/>
    </style:style>
    <style:style style:name="P505" style:family="paragraph" style:parent-style-name="Text_20_body" style:list-style-name="L2">
      <style:text-properties officeooo:paragraph-rsid="00337cb5"/>
    </style:style>
    <style:style style:name="P506" style:family="paragraph" style:parent-style-name="Text_20_body" style:list-style-name="L16">
      <style:text-properties officeooo:rsid="00369e4e" officeooo:paragraph-rsid="00369e4e"/>
    </style:style>
    <style:style style:name="P507" style:family="paragraph" style:parent-style-name="Text_20_body" style:list-style-name="L17">
      <style:text-properties officeooo:rsid="00369e4e" officeooo:paragraph-rsid="00369e4e"/>
    </style:style>
    <style:style style:name="P508" style:family="paragraph" style:parent-style-name="Text_20_body" style:list-style-name="L18">
      <style:text-properties officeooo:rsid="00369e4e" officeooo:paragraph-rsid="00369e4e"/>
    </style:style>
    <style:style style:name="P509" style:family="paragraph" style:parent-style-name="Text_20_body" style:list-style-name="List_20_1">
      <style:text-properties officeooo:rsid="00b12694" officeooo:paragraph-rsid="00b8f193"/>
    </style:style>
    <style:style style:name="P510" style:family="paragraph" style:parent-style-name="Text_20_body" style:list-style-name="List_20_1">
      <style:text-properties officeooo:rsid="00b12694" officeooo:paragraph-rsid="00b12694"/>
    </style:style>
    <style:style style:name="P511" style:family="paragraph" style:parent-style-name="Text_20_body" style:list-style-name="List_20_1">
      <style:text-properties officeooo:rsid="00b12694" officeooo:paragraph-rsid="00d466e0"/>
    </style:style>
    <style:style style:name="P512" style:family="paragraph" style:parent-style-name="Text_20_body" style:list-style-name="L26">
      <style:text-properties officeooo:rsid="00b12694" officeooo:paragraph-rsid="00b12694"/>
    </style:style>
    <style:style style:name="P513" style:family="paragraph" style:parent-style-name="Text_20_body" style:list-style-name="List_20_1">
      <style:text-properties officeooo:rsid="00b62b5f" officeooo:paragraph-rsid="00b62b5f"/>
    </style:style>
    <style:style style:name="P514" style:family="paragraph" style:parent-style-name="Text_20_body" style:list-style-name="L20">
      <style:text-properties officeooo:rsid="0045ce16" officeooo:paragraph-rsid="0045ce16"/>
    </style:style>
    <style:style style:name="P515" style:family="paragraph" style:parent-style-name="Text_20_body" style:list-style-name="L21">
      <style:text-properties officeooo:rsid="003a1284" officeooo:paragraph-rsid="003a1284"/>
    </style:style>
    <style:style style:name="P516" style:family="paragraph" style:parent-style-name="Text_20_body" style:list-style-name="L22">
      <style:text-properties officeooo:rsid="003dcd80" officeooo:paragraph-rsid="003dcd80"/>
    </style:style>
    <style:style style:name="P517" style:family="paragraph" style:parent-style-name="Text_20_body" style:list-style-name="L23">
      <style:text-properties officeooo:rsid="003dcd80" officeooo:paragraph-rsid="003dcd80"/>
    </style:style>
    <style:style style:name="P518" style:family="paragraph" style:parent-style-name="Text_20_body" style:list-style-name="List_20_1">
      <style:text-properties officeooo:rsid="008517a5" officeooo:paragraph-rsid="008517a5"/>
    </style:style>
    <style:style style:name="P519" style:family="paragraph" style:parent-style-name="Text_20_body" style:list-style-name="List_20_1">
      <style:text-properties officeooo:rsid="008517a5" officeooo:paragraph-rsid="0089f5d4"/>
    </style:style>
    <style:style style:name="P520" style:family="paragraph" style:parent-style-name="Text_20_body" style:list-style-name="List_20_1">
      <style:text-properties officeooo:rsid="0089f5d4" officeooo:paragraph-rsid="0089f5d4"/>
    </style:style>
    <style:style style:name="P521" style:family="paragraph" style:parent-style-name="Text_20_body" style:list-style-name="List_20_1">
      <style:text-properties officeooo:rsid="0041bb50" officeooo:paragraph-rsid="00b74298"/>
    </style:style>
    <style:style style:name="P522" style:family="paragraph" style:parent-style-name="Text_20_body" style:list-style-name="List_20_1">
      <style:text-properties officeooo:rsid="00b74298" officeooo:paragraph-rsid="00b74298"/>
    </style:style>
    <style:style style:name="P523" style:family="paragraph" style:parent-style-name="Text_20_body" style:list-style-name="L24">
      <style:text-properties officeooo:paragraph-rsid="00447b3b"/>
    </style:style>
    <style:style style:name="P524" style:family="paragraph" style:parent-style-name="Text_20_body" style:list-style-name="L24">
      <style:text-properties officeooo:rsid="00447b3b" officeooo:paragraph-rsid="00447b3b"/>
    </style:style>
    <style:style style:name="P525" style:family="paragraph" style:parent-style-name="Text_20_body" style:list-style-name="L25">
      <style:text-properties officeooo:rsid="004390b0" officeooo:paragraph-rsid="004390b0"/>
    </style:style>
    <style:style style:name="P526" style:family="paragraph" style:parent-style-name="Text_20_body" style:list-style-name="L26">
      <style:text-properties officeooo:rsid="00cff612" officeooo:paragraph-rsid="00cff612"/>
    </style:style>
    <style:style style:name="P527" style:family="paragraph" style:parent-style-name="Text_20_body" style:list-style-name="List_20_1">
      <style:text-properties officeooo:rsid="00cff612" officeooo:paragraph-rsid="00cff612"/>
    </style:style>
    <style:style style:name="P528" style:family="paragraph" style:parent-style-name="Text_20_body">
      <style:text-properties officeooo:rsid="00cff612" officeooo:paragraph-rsid="00cff612"/>
    </style:style>
    <style:style style:name="P529" style:family="paragraph" style:parent-style-name="Text_20_body">
      <style:text-properties officeooo:rsid="00cff612" officeooo:paragraph-rsid="00d63287"/>
    </style:style>
    <style:style style:name="P530" style:family="paragraph" style:parent-style-name="Text_20_body" style:list-style-name="List_20_1">
      <style:text-properties officeooo:rsid="00cf05cf" officeooo:paragraph-rsid="00cf05cf"/>
    </style:style>
    <style:style style:name="P531" style:family="paragraph" style:parent-style-name="Text_20_body">
      <style:text-properties officeooo:rsid="00cf05cf" officeooo:paragraph-rsid="00cf05cf"/>
    </style:style>
    <style:style style:name="P532" style:family="paragraph" style:parent-style-name="Text_20_body" style:list-style-name="List_20_1">
      <style:text-properties officeooo:rsid="00ac10ef" officeooo:paragraph-rsid="00ac10ef"/>
    </style:style>
    <style:style style:name="P533" style:family="paragraph" style:parent-style-name="Text_20_body" style:list-style-name="L27">
      <style:text-properties officeooo:rsid="0088fdbe" officeooo:paragraph-rsid="0088fdbe"/>
    </style:style>
    <style:style style:name="P534" style:family="paragraph" style:parent-style-name="Text_20_body" style:list-style-name="List_20_1">
      <style:text-properties officeooo:rsid="00707ab6" officeooo:paragraph-rsid="00707ab6"/>
    </style:style>
    <style:style style:name="P535" style:family="paragraph" style:parent-style-name="Text_20_body" style:list-style-name="L28">
      <style:text-properties officeooo:rsid="006f956b" officeooo:paragraph-rsid="006f956b"/>
    </style:style>
    <style:style style:name="P536" style:family="paragraph" style:parent-style-name="Text_20_body" style:list-style-name="L35">
      <style:text-properties officeooo:rsid="006f956b" officeooo:paragraph-rsid="006f956b"/>
    </style:style>
    <style:style style:name="P537" style:family="paragraph" style:parent-style-name="Text_20_body" style:list-style-name="L29">
      <style:text-properties officeooo:rsid="00997ef0" officeooo:paragraph-rsid="00997ef0"/>
    </style:style>
    <style:style style:name="P538" style:family="paragraph" style:parent-style-name="Text_20_body" style:list-style-name="List_20_1">
      <style:text-properties officeooo:rsid="008209fa" officeooo:paragraph-rsid="008209fa"/>
    </style:style>
    <style:style style:name="P539" style:family="paragraph" style:parent-style-name="Text_20_body" style:list-style-name="L37">
      <style:text-properties officeooo:rsid="008c32b0" officeooo:paragraph-rsid="008c32b0"/>
    </style:style>
    <style:style style:name="P540" style:family="paragraph" style:parent-style-name="Text_20_body" style:list-style-name="List_20_1">
      <style:text-properties officeooo:rsid="00a209ca" officeooo:paragraph-rsid="00a209ca"/>
    </style:style>
    <style:style style:name="P541" style:family="paragraph" style:parent-style-name="Text_20_body" style:list-style-name="L38">
      <style:text-properties officeooo:rsid="008dc66a" officeooo:paragraph-rsid="008dc66a"/>
    </style:style>
    <style:style style:name="P542" style:family="paragraph" style:parent-style-name="Text_20_body" style:list-style-name="L39">
      <style:text-properties fo:font-size="9pt" officeooo:rsid="009ee4cb" officeooo:paragraph-rsid="009ee4cb" style:font-size-asian="9pt" style:font-size-complex="9pt"/>
    </style:style>
    <style:style style:name="P543" style:family="paragraph" style:parent-style-name="Text_20_body" style:list-style-name="List_20_1">
      <style:text-properties officeooo:rsid="00c7ec07" officeooo:paragraph-rsid="00c7ec07"/>
    </style:style>
    <style:style style:name="P544" style:family="paragraph" style:parent-style-name="Text_20_body" style:list-style-name="List_20_1">
      <style:text-properties officeooo:rsid="009ee4cb" officeooo:paragraph-rsid="00c7ec07"/>
    </style:style>
    <style:style style:name="P545" style:family="paragraph" style:parent-style-name="Text_20_body" style:list-style-name="L40">
      <style:text-properties officeooo:paragraph-rsid="00c7ec07"/>
    </style:style>
    <style:style style:name="P546" style:family="paragraph" style:parent-style-name="Text_20_body" style:list-style-name="L40">
      <style:text-properties officeooo:rsid="00a84f40" officeooo:paragraph-rsid="00c7ec07"/>
    </style:style>
    <style:style style:name="P547" style:family="paragraph" style:parent-style-name="Text_20_body" style:list-style-name="L45">
      <style:text-properties officeooo:rsid="0065f2f0" officeooo:paragraph-rsid="0065f2f0"/>
    </style:style>
    <style:style style:name="P548" style:family="paragraph" style:parent-style-name="Text_20_body">
      <style:text-properties officeooo:rsid="00d63287" officeooo:paragraph-rsid="00d63287"/>
    </style:style>
    <style:style style:name="P549" style:family="paragraph" style:parent-style-name="Text_20_body" style:list-style-name="L8">
      <style:text-properties officeooo:rsid="00d6f2b2" officeooo:paragraph-rsid="00d6f2b2"/>
    </style:style>
    <style:style style:name="T1" style:family="text">
      <style:text-properties officeooo:rsid="001f1a1e"/>
    </style:style>
    <style:style style:name="T2" style:family="text">
      <style:text-properties officeooo:rsid="0020a39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83edf" style:font-style-asian="italic" style:font-style-complex="italic"/>
    </style:style>
    <style:style style:name="T6" style:family="text">
      <style:text-properties fo:font-style="italic" officeooo:rsid="00753790" style:font-style-asian="italic" style:font-style-complex="italic"/>
    </style:style>
    <style:style style:name="T7" style:family="text">
      <style:text-properties fo:font-style="italic" officeooo:rsid="00ce062b" style:font-style-asian="italic" style:font-style-complex="italic"/>
    </style:style>
    <style:style style:name="T8" style:family="text">
      <style:text-properties fo:font-style="italic" officeooo:rsid="00d7face" style:font-style-asian="italic" style:font-style-complex="italic"/>
    </style:style>
    <style:style style:name="T9" style:family="text">
      <style:text-properties officeooo:rsid="00231fd3"/>
    </style:style>
    <style:style style:name="T10" style:family="text">
      <style:text-properties officeooo:rsid="00247161"/>
    </style:style>
    <style:style style:name="T11" style:family="text">
      <style:text-properties fo:font-weight="bold"/>
    </style:style>
    <style:style style:name="T12" style:family="text">
      <style:text-properties fo:font-weight="bold" officeooo:rsid="00247161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8833f" style:font-weight-asian="bold" style:font-weight-complex="bold"/>
    </style:style>
    <style:style style:name="T15" style:family="text">
      <style:text-properties fo:font-weight="bold" officeooo:rsid="0065f2f0" style:font-weight-asian="bold" style:font-weight-complex="bold"/>
    </style:style>
    <style:style style:name="T16" style:family="text">
      <style:text-properties fo:font-weight="bold" officeooo:rsid="00707ab6" style:font-weight-asian="bold" style:font-weight-complex="bold"/>
    </style:style>
    <style:style style:name="T17" style:family="text">
      <style:text-properties fo:font-weight="bold" officeooo:rsid="007d1a56" style:font-weight-asian="bold" style:font-weight-complex="bold"/>
    </style:style>
    <style:style style:name="T18" style:family="text">
      <style:text-properties fo:font-weight="bold" officeooo:rsid="007f3aca" style:font-weight-asian="bold" style:font-weight-complex="bold"/>
    </style:style>
    <style:style style:name="T19" style:family="text">
      <style:text-properties fo:font-weight="bold" officeooo:rsid="00337cb5" style:font-weight-asian="bold" style:font-weight-complex="bold"/>
    </style:style>
    <style:style style:name="T20" style:family="text">
      <style:text-properties fo:font-weight="bold" officeooo:rsid="0055f999" style:font-weight-asian="bold" style:font-weight-complex="bold"/>
    </style:style>
    <style:style style:name="T21" style:family="text">
      <style:text-properties fo:font-weight="bold" officeooo:rsid="008ae6a5" style:font-weight-asian="bold" style:font-weight-complex="bold"/>
    </style:style>
    <style:style style:name="T22" style:family="text">
      <style:text-properties fo:font-weight="bold" officeooo:rsid="00ac1a0e" style:font-weight-asian="bold" style:font-weight-complex="bold"/>
    </style:style>
    <style:style style:name="T23" style:family="text">
      <style:text-properties fo:font-weight="bold" officeooo:rsid="00c7ec07" style:font-weight-asian="bold" style:font-weight-complex="bold"/>
    </style:style>
    <style:style style:name="T24" style:family="text">
      <style:text-properties officeooo:rsid="0025131b"/>
    </style:style>
    <style:style style:name="T25" style:family="text">
      <style:text-properties officeooo:rsid="0025f19d"/>
    </style:style>
    <style:style style:name="T26" style:family="text">
      <style:text-properties officeooo:rsid="0027ce8a"/>
    </style:style>
    <style:style style:name="T27" style:family="text">
      <style:text-properties officeooo:rsid="0028833f"/>
    </style:style>
    <style:style style:name="T28" style:family="text">
      <style:text-properties officeooo:rsid="0029dc86"/>
    </style:style>
    <style:style style:name="T29" style:family="text">
      <style:text-properties officeooo:rsid="002aa0c1"/>
    </style:style>
    <style:style style:name="T30" style:family="text">
      <style:text-properties officeooo:rsid="002bee8d"/>
    </style:style>
    <style:style style:name="T31" style:family="text">
      <style:text-properties officeooo:rsid="002faf5f"/>
    </style:style>
    <style:style style:name="T32" style:family="text">
      <style:text-properties officeooo:rsid="003198d6"/>
    </style:style>
    <style:style style:name="T33" style:family="text">
      <style:text-properties officeooo:rsid="00337cb5"/>
    </style:style>
    <style:style style:name="T34" style:family="text">
      <style:text-properties officeooo:rsid="003393f4"/>
    </style:style>
    <style:style style:name="T35" style:family="text">
      <style:text-properties officeooo:rsid="0034cfbe"/>
    </style:style>
    <style:style style:name="T36" style:family="text">
      <style:text-properties officeooo:rsid="0035f20f"/>
    </style:style>
    <style:style style:name="T37" style:family="text">
      <style:text-properties officeooo:rsid="00369e4e"/>
    </style:style>
    <style:style style:name="T38" style:family="text">
      <style:text-properties officeooo:rsid="0036adc6"/>
    </style:style>
    <style:style style:name="T39" style:family="text">
      <style:text-properties officeooo:rsid="00386aab"/>
    </style:style>
    <style:style style:name="T40" style:family="text">
      <style:text-properties officeooo:rsid="003950e6"/>
    </style:style>
    <style:style style:name="T41" style:family="text">
      <style:text-properties officeooo:rsid="003c7172"/>
    </style:style>
    <style:style style:name="T42" style:family="text">
      <style:text-properties officeooo:rsid="003dcd80"/>
    </style:style>
    <style:style style:name="T43" style:family="text">
      <style:text-properties officeooo:rsid="003dd10b"/>
    </style:style>
    <style:style style:name="T44" style:family="text">
      <style:text-properties fo:font-size="9pt" style:font-size-asian="9pt" style:font-size-complex="9pt"/>
    </style:style>
    <style:style style:name="T45" style:family="text">
      <style:text-properties fo:font-size="9pt" officeooo:rsid="003dd10b" style:font-size-asian="9pt" style:font-size-complex="9pt"/>
    </style:style>
    <style:style style:name="T46" style:family="text">
      <style:text-properties fo:font-size="9pt" officeooo:rsid="00436f9b" style:font-size-asian="9pt" style:font-size-complex="9pt"/>
    </style:style>
    <style:style style:name="T47" style:family="text">
      <style:text-properties fo:font-size="9pt" officeooo:rsid="004a9d2c" style:font-size-asian="9pt" style:font-size-complex="9pt"/>
    </style:style>
    <style:style style:name="T48" style:family="text">
      <style:text-properties fo:font-size="9pt" officeooo:rsid="0050501e" style:font-size-asian="9pt" style:font-size-complex="9pt"/>
    </style:style>
    <style:style style:name="T49" style:family="text">
      <style:text-properties fo:font-size="9pt" officeooo:rsid="008517a5" style:font-size-asian="9pt" style:font-size-complex="9pt"/>
    </style:style>
    <style:style style:name="T50" style:family="text">
      <style:text-properties fo:font-size="9pt" officeooo:rsid="008c32b0" style:font-size-asian="9pt" style:font-size-complex="9pt"/>
    </style:style>
    <style:style style:name="T51" style:family="text">
      <style:text-properties fo:font-size="9pt" officeooo:rsid="009ee4cb" style:font-size-asian="9pt" style:font-size-complex="9pt"/>
    </style:style>
    <style:style style:name="T52" style:family="text">
      <style:text-properties fo:font-size="9pt" officeooo:rsid="00cc6205" style:font-size-asian="9pt" style:font-size-complex="9pt"/>
    </style:style>
    <style:style style:name="T53" style:family="text">
      <style:text-properties fo:font-size="9pt" officeooo:rsid="00d4ab85" style:font-size-asian="9pt" style:font-size-complex="9pt"/>
    </style:style>
    <style:style style:name="T54" style:family="text">
      <style:text-properties fo:font-size="9pt" officeooo:rsid="00d4e36c" style:font-size-asian="9pt" style:font-size-complex="9pt"/>
    </style:style>
    <style:style style:name="T55" style:family="text">
      <style:text-properties fo:font-size="9pt" officeooo:rsid="00d5913a" style:font-size-asian="9pt" style:font-size-complex="9pt"/>
    </style:style>
    <style:style style:name="T56" style:family="text">
      <style:text-properties fo:font-size="9pt" officeooo:rsid="00d63287" style:font-size-asian="9pt" style:font-size-complex="9pt"/>
    </style:style>
    <style:style style:name="T57" style:family="text">
      <style:text-properties fo:font-size="9pt" officeooo:rsid="00d78f19" style:font-size-asian="9pt" style:font-size-complex="9pt"/>
    </style:style>
    <style:style style:name="T58" style:family="text">
      <style:text-properties fo:font-size="9pt" fo:font-style="italic" style:font-size-asian="9pt" style:font-style-asian="italic" style:font-size-complex="9pt" style:font-style-complex="italic"/>
    </style:style>
    <style:style style:name="T59" style:family="text">
      <style:text-properties fo:font-size="9pt" fo:font-style="italic" officeooo:rsid="0050501e" style:font-size-asian="9pt" style:font-style-asian="italic" style:font-size-complex="9pt" style:font-style-complex="italic"/>
    </style:style>
    <style:style style:name="T60" style:family="text">
      <style:text-properties fo:font-size="9pt" fo:font-style="italic" officeooo:rsid="005862a3" style:font-size-asian="9pt" style:font-style-asian="italic" style:font-size-complex="9pt" style:font-style-complex="italic"/>
    </style:style>
    <style:style style:name="T61" style:family="text">
      <style:text-properties fo:font-size="9pt" fo:font-style="italic" officeooo:rsid="00436f9b" style:font-size-asian="9pt" style:font-style-asian="italic" style:font-size-complex="9pt" style:font-style-complex="italic"/>
    </style:style>
    <style:style style:name="T62" style:family="text">
      <style:text-properties fo:font-size="9pt" fo:font-style="italic" officeooo:rsid="008517a5" style:font-size-asian="9pt" style:font-style-asian="italic" style:font-size-complex="9pt" style:font-style-complex="italic"/>
    </style:style>
    <style:style style:name="T63" style:family="text">
      <style:text-properties fo:font-size="9pt" fo:font-style="italic" fo:background-color="#eeeeff" loext:char-shading-value="0" style:font-size-asian="9pt" style:font-style-asian="italic" style:font-size-complex="9pt" style:font-style-complex="italic"/>
    </style:style>
    <style:style style:name="T64" style:family="text">
      <style:text-properties fo:font-size="9pt" fo:font-style="normal" officeooo:rsid="0050501e" style:font-size-asian="9pt" style:font-style-asian="normal" style:font-size-complex="9pt" style:font-style-complex="normal"/>
    </style:style>
    <style:style style:name="T65" style:family="text">
      <style:text-properties officeooo:rsid="0041bb50"/>
    </style:style>
    <style:style style:name="T66" style:family="text">
      <style:text-properties officeooo:rsid="00429135"/>
    </style:style>
    <style:style style:name="T67" style:family="text">
      <style:text-properties officeooo:rsid="00436f9b"/>
    </style:style>
    <style:style style:name="T68" style:family="text">
      <style:text-properties officeooo:rsid="004390b0"/>
    </style:style>
    <style:style style:name="T69" style:family="text">
      <style:text-properties officeooo:rsid="0043c7b7"/>
    </style:style>
    <style:style style:name="T70" style:family="text">
      <style:text-properties fo:font-size="11pt" style:font-size-asian="9.60000038146973pt" style:font-size-complex="11pt"/>
    </style:style>
    <style:style style:name="T71" style:family="text">
      <style:text-properties officeooo:rsid="00447b3b"/>
    </style:style>
    <style:style style:name="T72" style:family="text">
      <style:text-properties officeooo:rsid="00459bec"/>
    </style:style>
    <style:style style:name="T73" style:family="text">
      <style:text-properties officeooo:rsid="0045ce16"/>
    </style:style>
    <style:style style:name="T74" style:family="text">
      <style:text-properties officeooo:rsid="00470193"/>
    </style:style>
    <style:style style:name="T75" style:family="text">
      <style:text-properties officeooo:rsid="00491fef"/>
    </style:style>
    <style:style style:name="T76" style:family="text">
      <style:text-properties officeooo:rsid="00493486"/>
    </style:style>
    <style:style style:name="T77" style:family="text">
      <style:text-properties officeooo:rsid="00493cf2"/>
    </style:style>
    <style:style style:name="T78" style:family="text">
      <style:text-properties officeooo:rsid="004a9d2c"/>
    </style:style>
    <style:style style:name="T79" style:family="text">
      <style:text-properties officeooo:rsid="004bdfb0"/>
    </style:style>
    <style:style style:name="T80" style:family="text">
      <style:text-properties officeooo:rsid="004ed9e0"/>
    </style:style>
    <style:style style:name="T81" style:family="text">
      <style:text-properties officeooo:rsid="004fa220"/>
    </style:style>
    <style:style style:name="T82" style:family="text">
      <style:text-properties officeooo:rsid="005088d3"/>
    </style:style>
    <style:style style:name="T83" style:family="text">
      <style:text-properties fo:color="#c9211e" loext:opacity="100%"/>
    </style:style>
    <style:style style:name="T84" style:family="text">
      <style:text-properties fo:color="#c9211e" loext:opacity="100%" officeooo:rsid="00a2a9fe"/>
    </style:style>
    <style:style style:name="T85" style:family="text">
      <style:text-properties fo:color="#c9211e" loext:opacity="100%" officeooo:rsid="00a5eb64"/>
    </style:style>
    <style:style style:name="T86" style:family="text">
      <style:text-properties officeooo:rsid="00518924"/>
    </style:style>
    <style:style style:name="T87" style:family="text">
      <style:text-properties officeooo:rsid="0051e6a2"/>
    </style:style>
    <style:style style:name="T88" style:family="text">
      <style:text-properties officeooo:rsid="005256af"/>
    </style:style>
    <style:style style:name="T89" style:family="text">
      <style:text-properties officeooo:rsid="00533bce"/>
    </style:style>
    <style:style style:name="T90" style:family="text">
      <style:text-properties officeooo:rsid="0055f999"/>
    </style:style>
    <style:style style:name="T91" style:family="text">
      <style:text-properties officeooo:rsid="0055f9c5"/>
    </style:style>
    <style:style style:name="T92" style:family="text">
      <style:text-properties fo:language="fr" fo:country="FR" fo:font-weight="bold"/>
    </style:style>
    <style:style style:name="T93" style:family="text">
      <style:text-properties officeooo:rsid="0056effb"/>
    </style:style>
    <style:style style:name="T94" style:family="text">
      <style:text-properties officeooo:rsid="005862a3"/>
    </style:style>
    <style:style style:name="T95" style:family="text">
      <style:text-properties officeooo:rsid="00591950"/>
    </style:style>
    <style:style style:name="T96" style:family="text">
      <style:text-properties officeooo:rsid="00591ac1"/>
    </style:style>
    <style:style style:name="T97" style:family="text">
      <style:text-properties officeooo:rsid="005b046e"/>
    </style:style>
    <style:style style:name="T98" style:family="text">
      <style:text-properties officeooo:rsid="005c82ad"/>
    </style:style>
    <style:style style:name="T99" style:family="text">
      <style:text-properties officeooo:rsid="005ee1ff"/>
    </style:style>
    <style:style style:name="T100" style:family="text">
      <style:text-properties officeooo:rsid="005faeb9"/>
    </style:style>
    <style:style style:name="T101" style:family="text">
      <style:text-properties officeooo:rsid="00632b61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8209fa" style:font-weight-asian="normal" style:font-weight-complex="normal"/>
    </style:style>
    <style:style style:name="T104" style:family="text">
      <style:text-properties fo:font-weight="normal" officeooo:rsid="0083a032" style:font-weight-asian="normal" style:font-weight-complex="normal"/>
    </style:style>
    <style:style style:name="T105" style:family="text">
      <style:text-properties fo:font-weight="normal" officeooo:rsid="00b49261" style:font-weight-asian="normal" style:font-weight-complex="normal"/>
    </style:style>
    <style:style style:name="T106" style:family="text">
      <style:text-properties fo:font-weight="normal" officeooo:rsid="00c588f7" style:font-weight-asian="normal" style:font-weight-complex="normal"/>
    </style:style>
    <style:style style:name="T107" style:family="text">
      <style:text-properties fo:font-weight="normal" officeooo:rsid="00cc6205" style:font-weight-asian="normal" style:font-weight-complex="normal"/>
    </style:style>
    <style:style style:name="T108" style:family="text">
      <style:text-properties officeooo:rsid="00649cfa"/>
    </style:style>
    <style:style style:name="T109" style:family="text">
      <style:text-properties officeooo:rsid="0064cae7"/>
    </style:style>
    <style:style style:name="T110" style:family="text">
      <style:text-properties officeooo:rsid="0065d7e7"/>
    </style:style>
    <style:style style:name="T111" style:family="text">
      <style:text-properties officeooo:rsid="0065f2f0"/>
    </style:style>
    <style:style style:name="T112" style:family="text">
      <style:text-properties officeooo:rsid="00684de2"/>
    </style:style>
    <style:style style:name="T113" style:family="text">
      <style:text-properties officeooo:rsid="0069cf9f"/>
    </style:style>
    <style:style style:name="T114" style:family="text">
      <style:text-properties officeooo:rsid="006f0d96"/>
    </style:style>
    <style:style style:name="T115" style:family="text">
      <style:text-properties officeooo:rsid="006fd64e"/>
    </style:style>
    <style:style style:name="T116" style:family="text">
      <style:text-properties officeooo:rsid="00707ab6"/>
    </style:style>
    <style:style style:name="T117" style:family="text">
      <style:text-properties officeooo:rsid="0071c524"/>
    </style:style>
    <style:style style:name="T118" style:family="text">
      <style:text-properties fo:font-size="10pt" style:font-size-asian="10pt" style:font-size-complex="10pt"/>
    </style:style>
    <style:style style:name="T119" style:family="text">
      <style:text-properties fo:font-size="10pt" officeooo:rsid="005862a3" style:font-size-asian="10pt" style:font-size-complex="10pt"/>
    </style:style>
    <style:style style:name="T120" style:family="text">
      <style:text-properties fo:font-size="10pt" officeooo:rsid="0045ce16" style:font-size-asian="10pt" style:font-size-complex="10pt"/>
    </style:style>
    <style:style style:name="T121" style:family="text">
      <style:text-properties officeooo:rsid="007279fc"/>
    </style:style>
    <style:style style:name="T122" style:family="text">
      <style:text-properties officeooo:rsid="00733823"/>
    </style:style>
    <style:style style:name="T123" style:family="text">
      <style:text-properties officeooo:rsid="0076324b"/>
    </style:style>
    <style:style style:name="T124" style:family="text">
      <style:text-properties officeooo:rsid="007841b6"/>
    </style:style>
    <style:style style:name="T125" style:family="text">
      <style:text-properties officeooo:rsid="007a19f6"/>
    </style:style>
    <style:style style:name="T126" style:family="text">
      <style:text-properties officeooo:rsid="007a71ed"/>
    </style:style>
    <style:style style:name="T127" style:family="text">
      <style:text-properties fo:font-style="normal" style:font-style-asian="normal" style:font-style-complex="normal"/>
    </style:style>
    <style:style style:name="T128" style:family="text">
      <style:text-properties fo:font-style="normal" officeooo:rsid="007d1a56" style:font-style-asian="normal" style:font-style-complex="normal"/>
    </style:style>
    <style:style style:name="T129" style:family="text">
      <style:text-properties officeooo:rsid="007c0ff0"/>
    </style:style>
    <style:style style:name="T130" style:family="text">
      <style:text-properties officeooo:rsid="007d1a56"/>
    </style:style>
    <style:style style:name="T131" style:family="text">
      <style:text-properties officeooo:rsid="007f3aca"/>
    </style:style>
    <style:style style:name="T132" style:family="text">
      <style:text-properties officeooo:rsid="00803a97"/>
    </style:style>
    <style:style style:name="T133" style:family="text">
      <style:text-properties officeooo:rsid="00819147"/>
    </style:style>
    <style:style style:name="T134" style:family="text">
      <style:text-properties officeooo:rsid="008209fa"/>
    </style:style>
    <style:style style:name="T135" style:family="text">
      <style:text-properties officeooo:rsid="0083a032"/>
    </style:style>
    <style:style style:name="T136" style:family="text">
      <style:text-properties officeooo:rsid="00849a70"/>
    </style:style>
    <style:style style:name="T137" style:family="text">
      <style:text-properties officeooo:rsid="0084db25"/>
    </style:style>
    <style:style style:name="T138" style:family="text">
      <style:text-properties officeooo:rsid="008517a5"/>
    </style:style>
    <style:style style:name="T139" style:family="text">
      <style:text-properties officeooo:rsid="008557b9"/>
    </style:style>
    <style:style style:name="T140" style:family="text">
      <style:text-properties officeooo:rsid="0087e3b3"/>
    </style:style>
    <style:style style:name="T141" style:family="text">
      <style:text-properties officeooo:rsid="0088583e"/>
    </style:style>
    <style:style style:name="T142" style:family="text">
      <style:text-properties officeooo:rsid="00894781"/>
    </style:style>
    <style:style style:name="T143" style:family="text">
      <style:text-properties officeooo:rsid="00896b03"/>
    </style:style>
    <style:style style:name="T144" style:family="text">
      <style:text-properties officeooo:rsid="0089f5d4"/>
    </style:style>
    <style:style style:name="T145" style:family="text">
      <style:text-properties officeooo:rsid="008ae6a5"/>
    </style:style>
    <style:style style:name="T146" style:family="text">
      <style:text-properties officeooo:rsid="008c32b0"/>
    </style:style>
    <style:style style:name="T147" style:family="text">
      <style:text-properties officeooo:rsid="008dc66a"/>
    </style:style>
    <style:style style:name="T148" style:family="text">
      <style:text-properties officeooo:rsid="008fbb19"/>
    </style:style>
    <style:style style:name="T149" style:family="text">
      <style:text-properties officeooo:rsid="0090cb2c"/>
    </style:style>
    <style:style style:name="T150" style:family="text">
      <style:text-properties officeooo:rsid="009689ac"/>
    </style:style>
    <style:style style:name="T151" style:family="text">
      <style:text-properties officeooo:rsid="0097aed7"/>
    </style:style>
    <style:style style:name="T152" style:family="text">
      <style:text-properties officeooo:rsid="0097c134"/>
    </style:style>
    <style:style style:name="T153" style:family="text">
      <style:text-properties officeooo:rsid="0098922b"/>
    </style:style>
    <style:style style:name="T154" style:family="text">
      <style:text-properties officeooo:rsid="00997ef0"/>
    </style:style>
    <style:style style:name="T155" style:family="text">
      <style:text-properties officeooo:rsid="009af1b2"/>
    </style:style>
    <style:style style:name="T156" style:family="text">
      <style:text-properties officeooo:rsid="009b8056"/>
    </style:style>
    <style:style style:name="T157" style:family="text">
      <style:text-properties officeooo:rsid="009d40fa"/>
    </style:style>
    <style:style style:name="T158" style:family="text">
      <style:text-properties officeooo:rsid="009ee4cb"/>
    </style:style>
    <style:style style:name="T159" style:family="text">
      <style:text-properties officeooo:rsid="009f6937"/>
    </style:style>
    <style:style style:name="T160" style:family="text">
      <style:text-properties officeooo:rsid="00a0a173"/>
    </style:style>
    <style:style style:name="T161" style:family="text">
      <style:text-properties officeooo:rsid="00a209ca"/>
    </style:style>
    <style:style style:name="T162" style:family="text">
      <style:text-properties officeooo:rsid="00a2a9fe"/>
    </style:style>
    <style:style style:name="T163" style:family="text">
      <style:text-properties officeooo:rsid="00a4270f"/>
    </style:style>
    <style:style style:name="T164" style:family="text">
      <style:text-properties officeooo:rsid="00a791d5"/>
    </style:style>
    <style:style style:name="T165" style:family="text">
      <style:text-properties officeooo:rsid="00a84f40"/>
    </style:style>
    <style:style style:name="T166" style:family="text">
      <style:text-properties officeooo:rsid="00abb906"/>
    </style:style>
    <style:style style:name="T167" style:family="text">
      <style:text-properties officeooo:rsid="00ac1a0e"/>
    </style:style>
    <style:style style:name="T168" style:family="text">
      <style:text-properties officeooo:rsid="00ad96b8"/>
    </style:style>
    <style:style style:name="T169" style:family="text">
      <style:text-properties officeooo:rsid="00af5058"/>
    </style:style>
    <style:style style:name="T170" style:family="text">
      <style:text-properties officeooo:rsid="00af8456"/>
    </style:style>
    <style:style style:name="T171" style:family="text">
      <style:text-properties officeooo:rsid="00b12694"/>
    </style:style>
    <style:style style:name="T172" style:family="text">
      <style:text-properties officeooo:rsid="00b1de2d"/>
    </style:style>
    <style:style style:name="T173" style:family="text">
      <style:text-properties officeooo:rsid="00b2ab3d"/>
    </style:style>
    <style:style style:name="T174" style:family="text">
      <style:text-properties officeooo:rsid="00b3184f"/>
    </style:style>
    <style:style style:name="T175" style:family="text">
      <style:text-properties officeooo:rsid="00b49261"/>
    </style:style>
    <style:style style:name="T176" style:family="text">
      <style:text-properties officeooo:rsid="00b54ec5"/>
    </style:style>
    <style:style style:name="T177" style:family="text">
      <style:text-properties officeooo:rsid="00b62b5f"/>
    </style:style>
    <style:style style:name="T178" style:family="text">
      <style:text-properties style:text-underline-style="solid" style:text-underline-width="auto" style:text-underline-color="font-color" officeooo:rsid="00b62b5f"/>
    </style:style>
    <style:style style:name="T179" style:family="text">
      <style:text-properties officeooo:rsid="00b74298"/>
    </style:style>
    <style:style style:name="T180" style:family="text">
      <style:text-properties officeooo:rsid="00b8f193"/>
    </style:style>
    <style:style style:name="T181" style:family="text">
      <style:text-properties officeooo:rsid="00b97756"/>
    </style:style>
    <style:style style:name="T182" style:family="text">
      <style:text-properties officeooo:rsid="00ba2f26"/>
    </style:style>
    <style:style style:name="T183" style:family="text">
      <style:text-properties officeooo:rsid="00bc22e9"/>
    </style:style>
    <style:style style:name="T184" style:family="text">
      <style:text-properties officeooo:rsid="00bdedb1"/>
    </style:style>
    <style:style style:name="T185" style:family="text">
      <style:text-properties officeooo:rsid="00be6eb5"/>
    </style:style>
    <style:style style:name="T186" style:family="text">
      <style:text-properties officeooo:rsid="00c3ab01"/>
    </style:style>
    <style:style style:name="T187" style:family="text">
      <style:text-properties officeooo:rsid="00c588f7"/>
    </style:style>
    <style:style style:name="T188" style:family="text">
      <style:text-properties officeooo:rsid="00c7344f"/>
    </style:style>
    <style:style style:name="T189" style:family="text">
      <style:text-properties officeooo:rsid="00c7ec07"/>
    </style:style>
    <style:style style:name="T190" style:family="text">
      <style:text-properties officeooo:rsid="00c9379e"/>
    </style:style>
    <style:style style:name="T191" style:family="text">
      <style:text-properties officeooo:rsid="00cc6205"/>
    </style:style>
    <style:style style:name="T192" style:family="text">
      <style:text-properties officeooo:rsid="00ce062b"/>
    </style:style>
    <style:style style:name="T193" style:family="text">
      <style:text-properties officeooo:rsid="00ce5ac1"/>
    </style:style>
    <style:style style:name="T194" style:family="text">
      <style:text-properties officeooo:rsid="00cf05cf"/>
    </style:style>
    <style:style style:name="T195" style:family="text">
      <style:text-properties style:use-window-font-color="true" loext:opacity="0%"/>
    </style:style>
    <style:style style:name="T196" style:family="text">
      <style:text-properties officeooo:rsid="00cff612"/>
    </style:style>
    <style:style style:name="T197" style:family="text">
      <style:text-properties officeooo:rsid="00d06b5e"/>
    </style:style>
    <style:style style:name="T198" style:family="text">
      <style:text-properties officeooo:rsid="00d256de"/>
    </style:style>
    <style:style style:name="T199" style:family="text">
      <style:text-properties officeooo:rsid="00d41d1b"/>
    </style:style>
    <style:style style:name="T200" style:family="text">
      <style:text-properties officeooo:rsid="00d466e0"/>
    </style:style>
    <style:style style:name="T201" style:family="text">
      <style:text-properties officeooo:rsid="00d4e36c"/>
    </style:style>
    <style:style style:name="T202" style:family="text">
      <style:text-properties officeooo:rsid="00d63287"/>
    </style:style>
    <style:style style:name="T203" style:family="text">
      <style:text-properties officeooo:rsid="00d6f2b2"/>
    </style:style>
    <style:style style:name="T204" style:family="text">
      <style:text-properties officeooo:rsid="00d78f19"/>
    </style:style>
    <style:style style:name="T205" style:family="text">
      <style:text-properties officeooo:rsid="00d7fac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377">Osmhike</text:p>
            <text:p text:style-name="P181">Hiking oriented TileServer based on Cyclosm</text:p>
            <text:p text:style-name="P287"/>
            <text:p text:style-name="P378">Beginner's tutorial<text:span text:style-name="T191"> </text:span></text:p>
            <text:p text:style-name="P379">Bernard Maison <text:span text:style-name="T203">Jan</text:span>202<text:span text:style-name="T203">5</text:span></text:p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391"><text:a xlink:type="simple" xlink:href="#__RefHeading___Toc3294_2821381160" text:style-name="Index_20_Link" text:visited-style-name="Index_20_Link">1 Introduction<text:tab/>3</text:a></text:p>
          <text:p text:style-name="P392"><text:a xlink:type="simple" xlink:href="#__RefHeading___Toc3296_2821381160" text:style-name="Index_20_Link" text:visited-style-name="Index_20_Link">1.1 Why a Cyclosm adapted clone ?<text:tab/>3</text:a></text:p>
          <text:p text:style-name="P392"><text:a xlink:type="simple" xlink:href="#__RefHeading___Toc3298_2821381160" text:style-name="Index_20_Link" text:visited-style-name="Index_20_Link">1.2 The notion of Spatial Reference System (SRS)<text:tab/>4</text:a></text:p>
          <text:p text:style-name="P392"><text:a xlink:type="simple" xlink:href="#__RefHeading___Toc3300_2821381160" text:style-name="Index_20_Link" text:visited-style-name="Index_20_Link">1.3 Prerequisites<text:tab/>5</text:a></text:p>
          <text:p text:style-name="P391"><text:a xlink:type="simple" xlink:href="#__RefHeading___Toc3304_2821381160" text:style-name="Index_20_Link" text:visited-style-name="Index_20_Link">2 OSM Data<text:tab/>6</text:a></text:p>
          <text:p text:style-name="P392"><text:a xlink:type="simple" xlink:href="#__RefHeading___Toc3306_2821381160" text:style-name="Index_20_Link" text:visited-style-name="Index_20_Link">2.1 Download OSM data<text:tab/>6</text:a></text:p>
          <text:p text:style-name="P392"><text:a xlink:type="simple" xlink:href="#__RefHeading___Toc3308_2821381160" text:style-name="Index_20_Link" text:visited-style-name="Index_20_Link">2.2 OSM file structure<text:tab/>6</text:a></text:p>
          <text:p text:style-name="P392"><text:a xlink:type="simple" xlink:href="#__RefHeading___Toc4680_2063623624" text:style-name="Index_20_Link" text:visited-style-name="Index_20_Link">2.3 Shapefile<text:tab/>8</text:a></text:p>
          <text:p text:style-name="P391"><text:a xlink:type="simple" xlink:href="#__RefHeading___Toc3310_2821381160" text:style-name="Index_20_Link" text:visited-style-name="Index_20_Link">3 Understanding PostGIS<text:tab/>9</text:a></text:p>
          <text:p text:style-name="P391"><text:a xlink:type="simple" xlink:href="#__RefHeading___Toc3312_2821381160" text:style-name="Index_20_Link" text:visited-style-name="Index_20_Link">4 Loading data with osm2pgsql<text:tab/>10</text:a></text:p>
          <text:p text:style-name="P392"><text:a xlink:type="simple" xlink:href="#__RefHeading___Toc3314_2821381160" text:style-name="Index_20_Link" text:visited-style-name="Index_20_Link">4.1 PostGIS database structure<text:tab/>10</text:a></text:p>
          <text:p text:style-name="P392"><text:a xlink:type="simple" xlink:href="#__RefHeading___Toc3316_2821381160" text:style-name="Index_20_Link" text:visited-style-name="Index_20_Link">4.2 .style config file<text:tab/>11</text:a></text:p>
          <text:p text:style-name="P392"><text:a xlink:type="simple" xlink:href="#__RefHeading___Toc4682_2063623624" text:style-name="Index_20_Link" text:visited-style-name="Index_20_Link">4.3 More details<text:tab/>11</text:a></text:p>
          <text:p text:style-name="P391"><text:a xlink:type="simple" xlink:href="#__RefHeading___Toc4684_2063623624" text:style-name="Index_20_Link" text:visited-style-name="Index_20_Link">5 Rendering configuration<text:tab/>12</text:a></text:p>
          <text:p text:style-name="P392"><text:a xlink:type="simple" xlink:href="#__RefHeading___Toc3320_2821381160" text:style-name="Index_20_Link" text:visited-style-name="Index_20_Link">5.1 project.mml<text:tab/>13</text:a></text:p>
          <text:p text:style-name="P393"><text:a xlink:type="simple" xlink:href="#__RefHeading___Toc3322_2821381160" text:style-name="Index_20_Link" text:visited-style-name="Index_20_Link">5.1.1 section "_parts"<text:tab/>13</text:a></text:p>
          <text:p text:style-name="P393"><text:a xlink:type="simple" xlink:href="#__RefHeading___Toc3324_2821381160" text:style-name="Index_20_Link" text:visited-style-name="Index_20_Link">5.1.2 section Stylesheet<text:tab/>13</text:a></text:p>
          <text:p text:style-name="P393"><text:a xlink:type="simple" xlink:href="#__RefHeading___Toc3326_2821381160" text:style-name="Index_20_Link" text:visited-style-name="Index_20_Link">5.1.3 section Layer<text:tab/>14</text:a></text:p>
          <text:p text:style-name="P392"><text:a xlink:type="simple" xlink:href="#__RefHeading___Toc3328_2821381160" text:style-name="Index_20_Link" text:visited-style-name="Index_20_Link">5.2 *.mss files<text:tab/>15</text:a></text:p>
          <text:p text:style-name="P393"><text:a xlink:type="simple" xlink:href="#__RefHeading___Toc3330_2821381160" text:style-name="Index_20_Link" text:visited-style-name="Index_20_Link">5.2.1 Basic syntax<text:tab/>15</text:a></text:p>
          <text:p text:style-name="P393"><text:a xlink:type="simple" xlink:href="#__RefHeading___Toc3332_2821381160" text:style-name="Index_20_Link" text:visited-style-name="Index_20_Link">5.2.2 Drawing several time the same layer<text:tab/>15</text:a></text:p>
          <text:p text:style-name="P393"><text:a xlink:type="simple" xlink:href="#__RefHeading___Toc6626_2971349817" text:style-name="Index_20_Link" text:visited-style-name="Index_20_Link">5.2.3 Rendering labels<text:tab/>16</text:a></text:p>
          <text:p text:style-name="P393"><text:a xlink:type="simple" xlink:href="#__RefHeading___Toc3334_2821381160" text:style-name="Index_20_Link" text:visited-style-name="Index_20_Link">5.2.4 Hints<text:tab/>17</text:a></text:p>
          <text:p text:style-name="P392"><text:a xlink:type="simple" xlink:href="#__RefHeading___Toc3336_2821381160" text:style-name="Index_20_Link" text:visited-style-name="Index_20_Link">5.3 More details<text:tab/>19</text:a></text:p>
          <text:p text:style-name="P391"><text:a xlink:type="simple" xlink:href="#__RefHeading___Toc3338_2821381160" text:style-name="Index_20_Link" text:visited-style-name="Index_20_Link">6 Drawing contours lines<text:tab/>20</text:a></text:p>
          <text:p text:style-name="P392"><text:a xlink:type="simple" xlink:href="#__RefHeading___Toc3340_2821381160" text:style-name="Index_20_Link" text:visited-style-name="Index_20_Link">6.1 DEM data from SRTM<text:tab/>20</text:a></text:p>
          <text:p text:style-name="P392"><text:a xlink:type="simple" xlink:href="#__RefHeading___Toc3342_2821381160" text:style-name="Index_20_Link" text:visited-style-name="Index_20_Link">6.2 pyhgtmap<text:tab/>21</text:a></text:p>
          <text:p text:style-name="P392"><text:a xlink:type="simple" xlink:href="#__RefHeading___Toc3344_2821381160" text:style-name="Index_20_Link" text:visited-style-name="Index_20_Link">6.3 Loading contours with osm2pgsql.org<text:tab/>22</text:a></text:p>
          <text:p text:style-name="P392"><text:a xlink:type="simple" xlink:href="#__RefHeading___Toc4686_2063623624" text:style-name="Index_20_Link" text:visited-style-name="Index_20_Link">6.4 Optimizations<text:tab/>23</text:a></text:p>
          <text:p text:style-name="P392"><text:a xlink:type="simple" xlink:href="#__RefHeading___Toc3346_2821381160" text:style-name="Index_20_Link" text:visited-style-name="Index_20_Link">6.5 Rendering contours<text:tab/>23</text:a></text:p>
          <text:p text:style-name="P393"><text:a xlink:type="simple" xlink:href="#__RefHeading___Toc3348_2821381160" text:style-name="Index_20_Link" text:visited-style-name="Index_20_Link">6.5.1 project.mml<text:tab/>23</text:a></text:p>
          <text:p text:style-name="P393"><text:a xlink:type="simple" xlink:href="#__RefHeading___Toc3350_2821381160" text:style-name="Index_20_Link" text:visited-style-name="Index_20_Link">6.5.2 .mms stylesheet<text:tab/>24</text:a></text:p>
          <text:p text:style-name="P391"><text:a xlink:type="simple" xlink:href="#__RefHeading___Toc3352_2821381160" text:style-name="Index_20_Link" text:visited-style-name="Index_20_Link">7 Drawing hillshade<text:tab/>25</text:a></text:p>
          <text:p text:style-name="P392"><text:a xlink:type="simple" xlink:href="#__RefHeading___Toc3354_2821381160" text:style-name="Index_20_Link" text:visited-style-name="Index_20_Link">7.1 gdalwarp<text:tab/>26</text:a></text:p>
          <text:p text:style-name="P392"><text:a xlink:type="simple" xlink:href="#__RefHeading___Toc3356_2821381160" text:style-name="Index_20_Link" text:visited-style-name="Index_20_Link">7.2 gdaldem<text:tab/>27</text:a></text:p>
          <text:p text:style-name="P392"><text:a xlink:type="simple" xlink:href="#__RefHeading___Toc3358_2821381160" text:style-name="Index_20_Link" text:visited-style-name="Index_20_Link">7.3 project.mml<text:tab/>27</text:a></text:p>
          <text:p text:style-name="P392"><text:a xlink:type="simple" xlink:href="#__RefHeading___Toc3360_2821381160" text:style-name="Index_20_Link" text:visited-style-name="Index_20_Link">7.4 .mss stylesheet<text:tab/>28</text:a></text:p>
          <text:p text:style-name="P392"><text:a xlink:type="simple" xlink:href="#__RefHeading___Toc3362_2821381160" text:style-name="Index_20_Link" text:visited-style-name="Index_20_Link">7.5 More details:<text:tab/>28</text:a></text:p>
          <text:p text:style-name="P391"><text:a xlink:type="simple" xlink:href="#__RefHeading___Toc3364_2821381160" text:style-name="Index_20_Link" text:visited-style-name="Index_20_Link">8 A look at Cyclosm/Osmhike implementation<text:tab/>29</text:a></text:p>
          <text:p text:style-name="P392"><text:a xlink:type="simple" xlink:href="#__RefHeading___Toc3366_2821381160" text:style-name="Index_20_Link" text:visited-style-name="Index_20_Link">8.1 A major simplification<text:tab/>29</text:a></text:p>
          <text:p text:style-name="P392"><text:a xlink:type="simple" xlink:href="#__RefHeading___Toc6975_496737366" text:style-name="Index_20_Link" text:visited-style-name="Index_20_Link">8.2 Roads<text:tab/>31</text:a></text:p>
          <text:p text:style-name="P392"><text:a xlink:type="simple" xlink:href="#__RefHeading___Toc6977_496737366" text:style-name="Index_20_Link" text:visited-style-name="Index_20_Link">8.3 Managing tunnels / bridges<text:tab/>32</text:a></text:p>
          <text:p text:style-name="P392"><text:a xlink:type="simple" xlink:href="#__RefHeading___Toc5795_4081221866" text:style-name="Index_20_Link" text:visited-style-name="Index_20_Link">8.4 Labels<text:tab/>33</text:a></text:p>
          <text:p text:style-name="P393"><text:a xlink:type="simple" xlink:href="#__RefHeading___Toc5797_4081221866" text:style-name="Index_20_Link" text:visited-style-name="Index_20_Link">8.4.1 Roads / Routes names<text:tab/>33</text:a></text:p>
          <text:p text:style-name="P393"><text:a xlink:type="simple" xlink:href="#__RefHeading___Toc5799_4081221866" text:style-name="Index_20_Link" text:visited-style-name="Index_20_Link">8.4.2 Town labels<text:tab/>33</text:a></text:p>
          <text:p text:style-name="P393"><text:a xlink:type="simple" xlink:href="#__RefHeading___Toc5801_4081221866" text:style-name="Index_20_Link" text:visited-style-name="Index_20_Link">8.4.3 Mountain points of interest<text:tab/>34</text:a></text:p>
          <text:p text:style-name="P391"><text:a xlink:type="simple" xlink:href="#__RefHeading___Toc4688_2063623624" text:style-name="Index_20_Link" text:visited-style-name="Index_20_Link">9 Legend building<text:tab/>35</text:a></text:p>
          <text:p text:style-name="P392"><text:a xlink:type="simple" xlink:href="#__RefHeading___Toc4690_2063623624" text:style-name="Index_20_Link" text:visited-style-name="Index_20_Link">9.1 Legend.txt<text:tab/>35</text:a></text:p>
          <text:p text:style-name="P392"><text:a xlink:type="simple" xlink:href="#__RefHeading___Toc4692_2063623624" text:style-name="Index_20_Link" text:visited-style-name="Index_20_Link"><text:soft-page-break/>9.2 Operating mode<text:tab/>36</text:a></text:p>
          <text:p text:style-name="P391"><text:a xlink:type="simple" xlink:href="#__RefHeading___Toc3614_3143843080" text:style-name="Index_20_Link" text:visited-style-name="Index_20_Link">10 Hints<text:tab/>37</text:a></text:p>
          <text:p text:style-name="P392"><text:a xlink:type="simple" xlink:href="#__RefHeading___Toc3616_3143843080" text:style-name="Index_20_Link" text:visited-style-name="Index_20_Link">10.1 Merging several .osm.pbf files<text:tab/>37</text:a></text:p>
          <text:p text:style-name="P392"><text:a xlink:type="simple" xlink:href="#__RefHeading___Toc3618_3143843080" text:style-name="Index_20_Link" text:visited-style-name="Index_20_Link">10.2 Working with different scenarios<text:tab/>37</text:a></text:p>
          <text:p text:style-name="P391"><text:a xlink:type="simple" xlink:href="#__RefHeading___Toc3368_2821381160" text:style-name="Index_20_Link" text:visited-style-name="Index_20_Link">11 Docker implementation<text:tab/>38</text:a></text:p>
          <text:p text:style-name="P392"><text:a xlink:type="simple" xlink:href="#__RefHeading___Toc4721_2063623624" text:style-name="Index_20_Link" text:visited-style-name="Index_20_Link">11.1 Introduction<text:tab/>38</text:a></text:p>
          <text:p text:style-name="P392"><text:a xlink:type="simple" xlink:href="#__RefHeading___Toc4725_2063623624" text:style-name="Index_20_Link" text:visited-style-name="Index_20_Link">11.2 Docker Structure<text:tab/>39</text:a></text:p>
          <text:p text:style-name="P392"><text:a xlink:type="simple" xlink:href="#__RefHeading___Toc4723_2063623624" text:style-name="Index_20_Link" text:visited-style-name="Index_20_Link">11.3 Project tree<text:tab/>42</text:a></text:p>
          <text:p text:style-name="P391"><text:a xlink:type="simple" xlink:href="#__RefHeading___Toc4694_2063623624" text:style-name="Index_20_Link" text:visited-style-name="Index_20_Link">12 Performance tuning<text:tab/>43</text:a></text:p>
          <text:p text:style-name="P392"><text:a xlink:type="simple" xlink:href="#__RefHeading___Toc4696_2063623624" text:style-name="Index_20_Link" text:visited-style-name="Index_20_Link">12.1 Inside project.mml<text:tab/>43</text:a></text:p>
          <text:p text:style-name="P392"><text:a xlink:type="simple" xlink:href="#__RefHeading___Toc4698_2063623624" text:style-name="Index_20_Link" text:visited-style-name="Index_20_Link">12.2 Postgres configuration<text:tab/>43</text:a></text:p>
          <text:p text:style-name="P392"><text:a xlink:type="simple" xlink:href="#__RefHeading___Toc4700_2063623624" text:style-name="Index_20_Link" text:visited-style-name="Index_20_Link">12.3 Create additional indexes<text:tab/>45</text:a></text:p>
          <text:p text:style-name="P391"><text:a xlink:type="simple" xlink:href="#__RefHeading___Toc4727_2063623624" text:style-name="Index_20_Link" text:visited-style-name="Index_20_Link">13 The Tirex alternative to Kosmtik<text:tab/>46</text:a></text:p>
          <text:p text:style-name="P392"><text:a xlink:type="simple" xlink:href="#__RefHeading___Toc4729_2063623624" text:style-name="Index_20_Link" text:visited-style-name="Index_20_Link">13.1 Different infrastructures<text:tab/>46</text:a></text:p>
          <text:p text:style-name="P392"><text:a xlink:type="simple" xlink:href="#__RefHeading___Toc4731_2063623624" text:style-name="Index_20_Link" text:visited-style-name="Index_20_Link">13.2 Installation<text:tab/>46</text:a></text:p>
          <text:p text:style-name="P392"><text:a xlink:type="simple" xlink:href="#__RefHeading___Toc4733_2063623624" text:style-name="Index_20_Link" text:visited-style-name="Index_20_Link">13.3 Configuration files<text:tab/>47</text:a></text:p>
          <text:p text:style-name="P392"><text:a xlink:type="simple" xlink:href="#__RefHeading___Toc4735_2063623624" text:style-name="Index_20_Link" text:visited-style-name="Index_20_Link">13.4 Docker implementation<text:tab/>48</text:a></text:p>
          <text:p text:style-name="P391"><text:a xlink:type="simple" xlink:href="#__RefHeading___Toc3370_2821381160" text:style-name="Index_20_Link" text:visited-style-name="Index_20_Link">14 Docker mini tutorial<text:tab/>50</text:a></text:p>
          <text:p text:style-name="P392"><text:a xlink:type="simple" xlink:href="#__RefHeading___Toc3372_2821381160" text:style-name="Index_20_Link" text:visited-style-name="Index_20_Link">14.1 Basic concepts<text:tab/>50</text:a></text:p>
          <text:p text:style-name="P392"><text:a xlink:type="simple" xlink:href="#__RefHeading___Toc3374_2821381160" text:style-name="Index_20_Link" text:visited-style-name="Index_20_Link">14.2 Docker-compose<text:tab/>53</text:a></text:p>
          <text:p text:style-name="P392"><text:a xlink:type="simple" xlink:href="#__RefHeading___Toc3376_2821381160" text:style-name="Index_20_Link" text:visited-style-name="Index_20_Link">14.3 Hints<text:tab/>55</text:a></text:p>
        </text:index-body>
      </text:table-of-content>
      <text:p text:style-name="Standard"/>
      <text:p text:style-name="P285"/>
      <text:p text:style-name="Standard"/>
      <text:h text:style-name="P394" text:outline-level="1"><text:bookmark-start text:name="__RefHeading___Toc3294_2821381160"/>Introduction<text:bookmark-end text:name="__RefHeading___Toc3294_2821381160"/></text:h>
      <text:h text:style-name="P405" text:outline-level="2"><text:bookmark-start text:name="__RefHeading___Toc3296_2821381160"/>Why a Cyclosm adapted clone ?<text:bookmark-end text:name="__RefHeading___Toc3296_2821381160"/></text:h>
      <text:p text:style-name="P216">The goal is double:</text:p>
      <text:list text:style-name="L4">
        <text:list-item>
          <text:p text:style-name="P473">have a personal tile-server, that will allow to produce personal maps, adapted to mountain hiking.</text:p>
        </text:list-item>
        <text:list-item>
          <text:p text:style-name="P473">have a complete tutorial, allowing beginners to discover and understand the underlying magics</text:p>
        </text:list-item>
      </text:list>
      <text:p text:style-name="P216"/>
      <text:p text:style-name="P216">Several solutions <text:span text:style-name="T115">were</text:span> possible:</text:p>
      <text:list text:style-name="L5">
        <text:list-item>
          <text:p text:style-name="P474">Openstreetmap<text:span text:style-name="T199">, but it </text:span><text:s/>does not contain contours lines and hillshade</text:p>
        </text:list-item>
        <text:list-item>
          <text:p text:style-name="P475">Opentopomap and Cyclosm both contain contours lines and hillshade</text:p>
          <text:p text:style-name="P475"/>
        </text:list-item>
      </text:list>
      <text:p text:style-name="P219"><text:span text:style-name="T145">T</text:span>he final choice was Cyclosm<text:span text:style-name="T145">, for 2 reasons</text:span></text:p>
      <text:list text:style-name="L6">
        <text:list-item>
          <text:p text:style-name="P479"><text:span text:style-name="T145">the yaml format for defining map style is </text:span><text:span text:style-name="T21">much</text:span><text:span text:style-name="T145"> more confortable than the xml files used by Opentopomap</text:span></text:p>
        </text:list-item>
        <text:list-item>
          <text:p text:style-name="P479"><text:span text:style-name="T145">the software </text:span><text:span text:style-name="T90">infrastructure based on Kosmtik </text:span><text:span text:style-name="T190">tool</text:span><text:span text:style-name="T142"> </text:span><text:span text:style-name="T90">is </text:span><text:span text:style-name="T20">much</text:span><text:span text:style-name="T90"> simpler than Opentopomap </text:span></text:p>
        </text:list-item>
      </text:list>
      <text:p text:style-name="P246"/>
      <text:p text:style-name="P216">But Cyclosm could not be used directly ( cyclosm-cartocss-style-master <text:s/>on github <text:s/>sept2024 ), because the stuff relative to contours/hillshade did not work:</text:p>
      <text:list text:style-name="L7">
        <text:list-item>
          <text:p text:style-name="P476">missing scripts</text:p>
        </text:list-item>
        <text:list-item>
          <text:p text:style-name="P476">incomplete <text:s/>documentation to implement them</text:p>
        </text:list-item>
      </text:list>
      <text:p text:style-name="P246"/>
      <text:p text:style-name="P216">Cyclosm brings a lot of stuff for the needs of cycling activity. This <text:span text:style-name="T145">causes</text:span> some complexity.<text:line-break/>This was left nearly unchanged . B<text:span text:style-name="T81">ut some </text:span>changes<text:span text:style-name="T81"> have been made, for a better adap</text:span><text:span text:style-name="T93">t</text:span><text:span text:style-name="T81">ation to mountain hiking</text:span></text:p>
      <text:list xml:id="list3117018534" text:style-name="L8">
        <text:list-item>
          <text:p text:style-name="P481"><text:span text:style-name="T200">U</text:span>se flashy colors ( red,yellow ) for primary/secondary roads<text:span text:style-name="T88"> ( like in road maps )</text:span></text:p>
        </text:list-item>
        <text:list-item>
          <text:p text:style-name="P481"><text:span text:style-name="T200">L</text:span>ighten colors for landuse ( forest, meadow , heath/scrub ) so that mountain paths are more visible</text:p>
        </text:list-item>
        <text:list-item>
          <text:p text:style-name="P482"><text:span text:style-name="T200">U</text:span>nify <text:s/>track/bridleway/footway : <text:s/>same linedash/size style , just keep different colors<text:line-break/><text:span text:style-name="T200">U</text:span>se different linedash to mark the compatibility with biking</text:p>
        </text:list-item>
        <text:list-item>
          <text:p text:style-name="P477"><text:span text:style-name="T200">U</text:span>se flashy colors for path , so that mountain path become well visible. <text:line-break/><text:span text:style-name="T200">M</text:span>ake color distinction for path usable by cyclocross/mountainbike<text:line-break/><text:span text:style-name="T200">U</text:span>se different <text:span text:style-name="T141">linedash </text:span>patterns to mark <text:s/>alpine and difficult path</text:p>
        </text:list-item>
        <text:list-item>
          <text:p text:style-name="P477"><text:span text:style-name="T200">S</text:span>implify protected areas</text:p>
        </text:list-item>
        <text:list-item>
          <text:p text:style-name="P481"><text:span text:style-name="T200">Re</text:span>move ( commented out ) blocks to indicate MountainBike difficulty</text:p>
        </text:list-item>
        <text:list-item>
          <text:p text:style-name="P481"><text:span text:style-name="T200">E</text:span><text:span text:style-name="T90">nlarge the overlay corresponding to </text:span>cycling routes, to avoid <text:s/><text:span text:style-name="T90">mysterious changes in </text:span>road colors<text:span text:style-name="T200">.</text:span><text:line-break/><text:span text:style-name="T200">U</text:span><text:span text:style-name="T90">se only 3 colors : </text:span><text:span text:style-name="T176">(</text:span><text:span text:style-name="T90">mountainbike,local,not local</text:span><text:span text:style-name="T176">)</text:span><text:span text:style-name="T90"> to avoid managing too many colors</text:span></text:p>
        </text:list-item>
        <text:list-item>
          <text:p text:style-name="P480"><text:span text:style-name="T200">R</text:span><text:span text:style-name="T90">emove </text:span><text:span text:style-name="T115">most </text:span><text:span text:style-name="T90">administrative limits, which bring useless </text:span><text:span text:style-name="T93">pollution</text:span></text:p>
        </text:list-item>
        <text:list-item>
          <text:p text:style-name="P549">Make elevation data more readable, on contour lines</text:p>
          <text:p text:style-name="P484"/>
        </text:list-item>
      </text:list>
      <text:p text:style-name="P317">Finaly, implementation was completely reworked</text:p>
      <text:list xml:id="list3217112022" text:style-name="List_20_1">
        <text:list-item>
          <text:p text:style-name="P485">Move to more recent Ubuntu version </text:p>
        </text:list-item>
        <text:list-item>
          <text:p text:style-name="P485">Replace <text:span text:style-name="T200">obsolete </text:span>Phyghtmap by Pyhgtmap for contours generation</text:p>
        </text:list-item>
        <text:list-item>
          <text:p text:style-name="P485">Various improvements<text:span text:style-name="T200">, and strong simplification of stylesheet for roads</text:span></text:p>
        </text:list-item>
        <text:list-item>
          <text:p text:style-name="P491">Change Docker implementation</text:p>
        </text:list-item>
        <text:list-item>
          <text:p text:style-name="P485">Add plenty of comments everywhere</text:p>
        </text:list-item>
      </text:list>
      <text:p text:style-name="P216"/>
      <text:p text:style-name="P216"/>
      <text:p text:style-name="P23">Note:</text:p>
      <text:p text:style-name="P38">Finally, the Tirex alternative to Komstik is also proposed, with a mixed solution<text:line-break/>(yaml format for the map style, Tirex for tile server)</text:p>
      <text:h text:style-name="P409" text:outline-level="2"/>
      <text:h text:style-name="P410" text:outline-level="2"><text:bookmark-start text:name="__RefHeading___Toc3298_2821381160"/>The notion of Spatial Reference System (SRS)<text:bookmark-end text:name="__RefHeading___Toc3298_2821381160"/></text:h>
      <text:p text:style-name="P248">Why is it necessary to get a mimum understanding of this concept ?<text:line-break/>Because working with maps and Openstreetmap data, we are continuously bothered with it !</text:p>
      <text:p text:style-name="P247"/>
      <text:p text:style-name="P247">A Spatial Reference System is a model used to measure locations on Earth</text:p>
      <text:p text:style-name="P247"/>
      <text:p text:style-name="P247">Some of them give a quite exact representation of reality</text:p>
      <text:list text:style-name="L9">
        <text:list-item>
          <text:p text:style-name="P492">"Geographic/Geodetic coordinate system" : longitude/latitude/elevation coordinates</text:p>
        </text:list-item>
        <text:list-item>
          <text:p text:style-name="P492">"Geocentric/Earth centered coordinate system" : x / y / z cartesian co<text:span text:style-name="T93">o</text:span>rdinates, relative to<text:span text:style-name="T176"> an origin<text:line-break/></text:span> <text:span text:style-name="T93">(</text:span>Earth center<text:span text:style-name="T93">/</text:span>equatorial plane<text:span text:style-name="T93">/</text:span>0° meridian<text:span text:style-name="T93">) <text:s/></text:span><text:s text:c="2"/></text:p>
        </text:list-item>
      </text:list>
      <text:p text:style-name="P247"/>
      <text:p text:style-name="P247">Some others give an approximative representation, because the are "projections" to a flat map</text:p>
      <text:list text:style-name="L10">
        <text:list-item>
          <text:p text:style-name="P493">"Projected coordinate system" : <text:s/>x,y location on a plan map , relative to an arbitrary (0,0) origin</text:p>
        </text:list-item>
      </text:list>
      <text:p text:style-name="P247"/>
      <text:p text:style-name="P247">Things are complicated by the fact that Earth is not a pure sphere. It's rather an ellipsoid flattened on the poles. <text:line-break/><text:span text:style-name="T4">This has a very complex impact on the method to determine Latitude.</text:span><text:span text:style-name="T5">..</text:span><text:line-break/></text:p>
      <text:p text:style-name="P214"><text:span text:style-name="T91">Each SRS is given an "EPSG number" , provided by </text:span><text:span text:style-name="T92">European Petroleum Survey Group</text:span></text:p>
      <text:p text:style-name="P252"/>
      <text:p text:style-name="P252">Two SRS are particularly important for us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101">WGS84</text:p>
            <text:p text:style-name="P101"/>
            <text:p text:style-name="P101">(EPSG:4326)</text:p>
          </table:table-cell>
          <table:table-cell table:style-name="Tableau40.B1" office:value-type="string">
            <text:p text:style-name="P103"><text:span text:style-name="T91">World Geodedic System 1984</text:span> <text:s/></text:p>
            <text:p text:style-name="P103"/>
            <text:p text:style-name="P101">The major standard, used by GPS positionning</text:p>
            <text:p text:style-name="P101"/>
            <text:p text:style-name="P101">longitude/latitude coordinates, considering Earth a an ellipsoid, based on Earth center and equatorial plane</text:p>
            <text:p text:style-name="P101"/>
          </table:table-cell>
        </table:table-row>
        <table:table-row>
          <table:table-cell table:style-name="Tableau40.A2" office:value-type="string">
            <text:p text:style-name="P102">Web-Mercator </text:p>
            <text:p text:style-name="P102">Pseudo-Mercator</text:p>
            <text:p text:style-name="P134">Spherical-Mercator</text:p>
            <text:p text:style-name="P101"/>
            <text:p text:style-name="P101">(EPSG:3857)</text:p>
          </table:table-cell>
          <table:table-cell table:style-name="Tableau40.B2" office:value-type="string">
            <text:p text:style-name="P101"><text:span text:style-name="T136">many names for this </text:span>special Mercator projection, used by Google and Openstreetmap</text:p>
            <text:p text:style-name="P101"/>
            <text:p text:style-name="P101">uses longitude/latitude values coming from W<text:span text:style-name="T93">GS</text:span>84, but projects them to X,Y coordinates as if Earth was a perfect sphere ( this simplification is made because it needs much less computations ) </text:p>
          </table:table-cell>
        </table:table-row>
      </table:table>
      <text:p text:style-name="P253"/>
      <text:p text:style-name="P252">Concretely :</text:p>
      <text:list text:style-name="L11">
        <text:list-item>
          <text:p text:style-name="P494">Openstreetmap data containing longitude/latitude coordinates <text:s/>are defined according to EPSG:4326<text:line-break/><text:span text:style-name="T136">W</text:span>hen making maps, the rendering process must <text:s/>be told to convert them <text:s/>towards <text:s/>EPSG:3857</text:p>
        </text:list-item>
        <text:list-item>
          <text:p text:style-name="P494">Some Elevation (altitude) data from Nasa also follow <text:s/><text:span text:style-name="T44">EPSG:4326 . <text:s/>To produce a .tif flat image, compatible with Openstreetmap maps, we must explicitely tell the tools to apply a convertion towards EPSG:3857</text:span></text:p>
        </text:list-item>
      </text:list>
      <text:p text:style-name="P253"/>
      <text:h text:style-name="P406" text:outline-level="2"/>
      <text:h text:style-name="P411" text:outline-level="2"><text:bookmark-start text:name="__RefHeading___Toc3300_2821381160"/>Prerequisites<text:bookmark-end text:name="__RefHeading___Toc3300_2821381160"/></text:h>
      <text:h text:style-name="Heading_20_4" text:outline-level="4" text:is-list-header="true">Docker installation</text:h>
      <text:p text:style-name="P274"/>
      <text:p text:style-name="P274">You must install Docker on your Host</text:p>
      <text:p text:style-name="P274"/>
      <text:p text:style-name="P274">Happily, modern Linux distributions have docker available in their standard repositories</text:p>
      <text:p text:style-name="P274">So installation is not more complex than:<text:span text:style-name="T176"> (Ubuntu/Debian) </text:span></text:p>
      <text:p text:style-name="P274"><text:span text:style-name="T145">apt update &amp;&amp; <text:s/></text:span>apt install docker.io docker-compose</text:p>
      <text:p text:style-name="P274"/>
      <text:p text:style-name="P33">Well, official docker documentation tells that this is older versions, and that you should rather use their uptodate version called "docker-ce" <text:s/>( which needs to make some complex manipulations with repositories and certificates )</text:p>
      <text:p text:style-name="P33"/>
      <text:p text:style-name="P33">Don't know Docker ? There is a mini tutorial at the end of this document</text:p>
      <text:p text:style-name="P33"/>
      <text:h text:style-name="Heading_20_4" text:outline-level="4" text:is-list-header="true">Required knowledge</text:h>
      <text:p text:style-name="P283">If you are trying to build a tile server, I guess that you know what a tile server is...</text:p>
      <text:p text:style-name="P283"/>
      <text:p text:style-name="P279">You should know a minimum concerning :</text:p>
      <text:list text:style-name="L12">
        <text:list-item>
          <text:p text:style-name="P500">SQL database language</text:p>
        </text:list-item>
        <text:list-item>
          <text:p text:style-name="P500">YAML <text:s/>syntax</text:p>
        </text:list-item>
      </text:list>
      <text:p text:style-name="P218"><text:bookmark-start text:name="__RefHeading___Toc3302_2821381160"/><text:bookmark-end text:name="__RefHeading___Toc3302_2821381160"/></text:p>
      <text:h text:style-name="P396" text:outline-level="1"/>
      <text:h text:style-name="P397" text:outline-level="1"><text:bookmark-start text:name="__RefHeading___Toc3304_2821381160"/>OSM Data<text:bookmark-end text:name="__RefHeading___Toc3304_2821381160"/></text:h>
      <text:h text:style-name="P412" text:outline-level="2"><text:bookmark-start text:name="__RefHeading___Toc3306_2821381160"/>Download OSM data <text:bookmark-end text:name="__RefHeading___Toc3306_2821381160"/></text:h>
      <text:p text:style-name="P2">There are 3 main file format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.<text:span text:style-name="T1">osm</text:span></text:p>
          </table:table-cell>
          <table:table-cell table:style-name="Tableau1.B1" office:value-type="string">
            <text:p text:style-name="P1">XML file . <text:s/></text:p>
          </table:table-cell>
        </table:table-row>
        <table:table-row>
          <table:table-cell table:style-name="Tableau1.A2" office:value-type="string">
            <text:p text:style-name="Table_20_Contents">.<text:span text:style-name="T1">osm.bz2</text:span></text:p>
          </table:table-cell>
          <table:table-cell table:style-name="Tableau1.B2" office:value-type="string">
            <text:p text:style-name="P1">Compressed XML file</text:p>
          </table:table-cell>
        </table:table-row>
        <table:table-row>
          <table:table-cell table:style-name="Tableau1.A2" office:value-type="string">
            <text:p text:style-name="Table_20_Contents">.<text:span text:style-name="T1">osm.pbf</text:span></text:p>
          </table:table-cell>
          <table:table-cell table:style-name="Tableau1.B2" office:value-type="string">
            <text:p text:style-name="P1">Binary format, more compact than xml</text:p>
            <text:p text:style-name="P1"/>
            <text:p text:style-name="P1">This is the preferred format to use with <text:s/><text:span text:style-name="T9">tool <text:s/></text:span>osm2pgsql</text:p>
          </table:table-cell>
        </table:table-row>
      </table:table>
      <text:p text:style-name="P2"/>
      <text:p text:style-name="P2">In some occasions, polygon files may be useful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4">.<text:span text:style-name="T1">poly</text:span></text:p>
          </table:table-cell>
          <table:table-cell table:style-name="Tableau2.B1" office:value-type="string">
            <text:p text:style-name="P1">Text file containing a list of (longitude,latitude) points defining the border of a country or region</text:p>
          </table:table-cell>
        </table:table-row>
      </table:table>
      <text:p text:style-name="P2"/>
      <text:p text:style-name="P2">An easy way to download osm files is <text:s/><text:a xlink:type="simple" xlink:href="https://download.geofabrik.de/" text:style-name="Internet_20_link" text:visited-style-name="Visited_20_Internet_20_Link">https://download.geofabrik.de/</text:a> <text:s text:c="2"/>which allows to navigate into world regions / countries / sub regions </text:p>
      <text:p text:style-name="P2"/>
      <text:p text:style-name="P2">A <text:s/>file looks like <text:s/>france-latest.osm.pbf</text:p>
      <text:p text:style-name="P2"/>
      <text:p text:style-name="P2">To have a direct access to all the files proposed for France try  : <text:a xlink:type="simple" xlink:href="http://download.geofabrik.de/europe/france/" text:style-name="Internet_20_link" text:visited-style-name="Visited_20_Internet_20_Link">http://download.geofabrik.de/europe/france/</text:a> </text:p>
      <text:p text:style-name="P30"/>
      <text:p text:style-name="P30">Note:<text:line-break/>There are tools or web sites, that allow to build the .osm file corresponding to a specific area</text:p>
      <text:h text:style-name="Heading_20_2" text:outline-level="2"><text:bookmark-start text:name="__RefHeading___Toc3308_2821381160"/>OSM file structure<text:bookmark-end text:name="__RefHeading___Toc3308_2821381160"/></text:h>
      <text:p text:style-name="P2">Here we will have a look at a the XML file structure to understand the type of objects it contains</text:p>
      <text:p text:style-name="P2"/>
      <text:p text:style-name="P2">There are 3 main types of object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node</text:p>
          </table:table-cell>
          <table:table-cell table:style-name="Tableau3.B1" office:value-type="string">
            <text:p text:style-name="P1">It describes a Point with longitute/latitude coordinates</text:p>
            <text:p text:style-name="P1"/>
          </table:table-cell>
        </table:table-row>
        <table:table-row>
          <table:table-cell table:style-name="Tableau3.A2" office:value-type="string">
            <text:p text:style-name="P1">way</text:p>
          </table:table-cell>
          <table:table-cell table:style-name="Tableau3.B2" office:value-type="string">
            <text:p text:style-name="P1">Describes either a <text:span text:style-name="T9">L</text:span>ine ( road, river ...) of a <text:span text:style-name="T9">P</text:span>olygon ( forest area , lake ...) , defined by a list of node elements</text:p>
            <text:p text:style-name="P1"/>
            <text:p text:style-name="P1">A <text:span text:style-name="T9">P</text:span>olygon is just a «way» whose first and last nodes are equal</text:p>
            <text:p text:style-name="P1"/>
            <text:p text:style-name="P29">Note: yes, they could have chosen a better name for this concept ... but it is due to historical reasons</text:p>
            <text:p text:style-name="P49"/>
            <text:p text:style-name="P1"/>
          </table:table-cell>
        </table:table-row>
        <table:table-row>
          <table:table-cell table:style-name="Tableau3.A2" office:value-type="string">
            <text:p text:style-name="P1">relation</text:p>
          </table:table-cell>
          <table:table-cell table:style-name="Tableau3.B2" office:value-type="string">
            <text:p text:style-name="P1">Allows to group objects</text:p>
            <text:p text:style-name="P1">- a bus line is a set of several roads</text:p>
            <text:p text:style-name="P1">- a lake containing an island may be defined by 2 «way» objects: <text:s/>the outer way that describes the lake border, the inner way that describes the island</text:p>
          </table:table-cell>
        </table:table-row>
      </table:table>
      <text:p text:style-name="P2"/>
      <text:p text:style-name="P2"/>
      <text:p text:style-name="P3">Those objects have some common attributes, the most important ones being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id</text:p>
          </table:table-cell>
          <table:table-cell table:style-name="Tableau4.B1" office:value-type="string">
            <text:p text:style-name="P1">Unique identifier</text:p>
            <text:p text:style-name="P1"/>
          </table:table-cell>
        </table:table-row>
        <table:table-row>
          <table:table-cell table:style-name="Tableau4.A2" office:value-type="string">
            <text:p text:style-name="P1">tag</text:p>
          </table:table-cell>
          <table:table-cell table:style-name="Tableau4.B2" office:value-type="string">
            <text:p text:style-name="P1">Each object may have several tags, <text:span text:style-name="T2">which define</text:span></text:p>
            <text:list text:style-name="L1">
              <text:list-item>
                <text:p text:style-name="P462">what it is ( <text:span text:style-name="T176">a town, </text:span>a road, a river, <text:span text:style-name="T9">a lake, </text:span>a building …)</text:p>
              </text:list-item>
              <text:list-item>
                <text:p text:style-name="P462">its characteristics ( <text:span text:style-name="T176">population, </text:span>name , usage … )</text:p>
                <text:p text:style-name="P462"/>
              </text:list-item>
            </text:list>
            <text:p text:style-name="P1">A tag is a pair ( name,value ) like :</text:p>
            <text:p text:style-name="P56">&lt;tag k="highway" v="path"/&gt;</text:p>
            <text:p text:style-name="P57">&lt;tag k="name" v="<text:span text:style-name="T9">Mt Blanc</text:span>"/&gt;</text:p>
            <text:p text:style-name="P1"/>
            <text:p text:style-name="P1">The list of possible tag names is normalized.</text:p>
            <text:p text:style-name="P1">For complete list and description, see :</text:p>
            <text:p text:style-name="P1"><text:bookmark-start text:name="__DdeLink__6301_3838493704"/>https://wiki.openstreetmap.org/wiki/Map_features<text:bookmark-end text:name="__DdeLink__6301_3838493704"/></text:p>
            <text:p text:style-name="P1"/>
            <text:p text:style-name="P1"/>
          </table:table-cell>
        </table:table-row>
      </table:table>
      <text:list text:style-name="L13">
        <text:list-header>
          <text:p text:style-name="P501"><text:s/></text:p>
        </text:list-header>
      </text:list>
      <text:p text:style-name="P6">What is important to know when making maps for <text:span text:style-name="T140">hiking</text:span>, is that both roads and little paths in the mountain are classified with the same tag name «highwa » . The tag value gives the exact nature</text:p>
      <text:p text:style-name="P6"/>
      <text:p text:style-name="P6">Most important values in this case ar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">Tag value</text:p>
          </table:table-cell>
          <table:table-cell table:style-name="Tableau5.B1" office:value-type="string">
            <text:p text:style-name="P7">Description</text:p>
            <text:p text:style-name="P10"/>
          </table:table-cell>
        </table:table-row>
        <table:table-row>
          <table:table-cell table:style-name="Tableau5.A2" office:value-type="string">
            <text:p text:style-name="P5">motorway</text:p>
            <text:p text:style-name="P5">trunk</text:p>
          </table:table-cell>
          <table:table-cell table:style-name="Tableau5.B2" office:value-type="string">
            <text:p text:style-name="P5">motorway</text:p>
          </table:table-cell>
        </table:table-row>
        <table:table-row>
          <table:table-cell table:style-name="Tableau5.A2" office:value-type="string">
            <text:p text:style-name="P5">primary</text:p>
            <text:p text:style-name="P5">secondary</text:p>
            <text:p text:style-name="P5">tertiary</text:p>
          </table:table-cell>
          <table:table-cell table:style-name="Tableau5.B2" office:value-type="string">
            <text:p text:style-name="P5">different kinds of roads with declining importance</text:p>
          </table:table-cell>
        </table:table-row>
        <table:table-row>
          <table:table-cell table:style-name="Tableau5.A2" office:value-type="string">
            <text:p text:style-name="P5">track</text:p>
          </table:table-cell>
          <table:table-cell table:style-name="Tableau5.B2" office:value-type="string">
            <text:p text:style-name="P5">Roads for mostly <text:span text:style-name="T3">agricultural or forestry usage</text:span></text:p>
          </table:table-cell>
        </table:table-row>
        <table:table-row>
          <table:table-cell table:style-name="Tableau5.A2" office:value-type="string">
            <text:p text:style-name="P5">path</text:p>
          </table:table-cell>
          <table:table-cell table:style-name="Tableau5.B2" office:value-type="string">
            <text:p text:style-name="P5">path in the mountain</text:p>
          </table:table-cell>
        </table:table-row>
        <table:table-row>
          <table:table-cell table:style-name="Tableau5.A2" office:value-type="string">
            <text:p text:style-name="P5">cycleway</text:p>
          </table:table-cell>
          <table:table-cell table:style-name="Tableau5.B2" office:value-type="string">
            <text:p text:style-name="P5">for bicycles</text:p>
          </table:table-cell>
        </table:table-row>
      </table:table>
      <text:p text:style-name="P4"/>
      <text:p text:style-name="P8">Example: node</text:p>
      <text:p text:style-name="P4">&lt;node id="45160958" version="19" lat="42.6037228" lon="1.4419909" &gt;</text:p>
      <text:p text:style-name="P4"><text:s text:c="4"/>&lt;tag k="ele" v="2914"/&gt;</text:p>
      <text:p text:style-name="P4"><text:s text:c="4"/>&lt;tag k="name" v="Pic de Médécourbe"/&gt;</text:p>
      <text:p text:style-name="P4"><text:s text:c="2"/>&lt;/node&gt;</text:p>
      <text:p text:style-name="P4"/>
      <text:p text:style-name="P4"/>
      <text:p text:style-name="P9">Example: way</text:p>
      <text:p text:style-name="P32">the &lt;nd ref=xxxxx/&gt; <text:s/>topics give the list of nodes (using their id) that compose the way </text:p>
      <text:p text:style-name="P4"/>
      <text:p text:style-name="P4">&lt;way id="6179270" version="11" timestamp="2023-03-13T07:10:03Z"&gt;</text:p>
      <text:p text:style-name="P4"><text:s text:c="4"/>&lt;nd ref="51371386"/&gt;</text:p>
      <text:p text:style-name="P4"><text:s text:c="4"/>&lt;nd ref="10732120402"/&gt;</text:p>
      <text:p text:style-name="P4"><text:s text:c="4"/>&lt;nd ref="51384490"/&gt;</text:p>
      <text:p text:style-name="P4"><text:s text:c="5"/>&lt;tag k="highway" v="secondary"/&gt;</text:p>
      <text:p text:style-name="P4"><text:s text:c="4"/>&lt;tag k="surface" v="asphalt"/&gt;</text:p>
      <text:p text:style-name="P4"><text:s text:c="2"/>&lt;/way&gt;</text:p>
      <text:p text:style-name="P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4">More details</text:p>
            <text:p text:style-name="P45">https://wiki.openstreetmap.org/wiki/<text:span text:style-name="T24">OSM_XML</text:span></text:p>
            <text:p text:style-name="P46">https://wiki.openstreetmap.org/wiki/Elements</text:p>
          </table:table-cell>
        </table:table-row>
      </table:table>
      <text:p text:style-name="P4"/>
      <text:h text:style-name="Heading_20_2" text:outline-level="2"><text:bookmark-start text:name="__RefHeading___Toc4680_2063623624"/>Shapefile<text:bookmark-end text:name="__RefHeading___Toc4680_2063623624"/></text:h>
      <text:p text:style-name="P336">This is a complex format to describe geographical objects, composed of at least 4 files : </text:p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335">.shp</text:p>
          </table:table-cell>
          <table:table-cell table:style-name="Tableau62.B1" office:value-type="string">
            <text:p text:style-name="P335"><text:s/>position and form of the objects</text:p>
          </table:table-cell>
        </table:table-row>
        <table:table-row>
          <table:table-cell table:style-name="Tableau62.A2" office:value-type="string">
            <text:p text:style-name="P335">.dbf</text:p>
          </table:table-cell>
          <table:table-cell table:style-name="Tableau62.B2" office:value-type="string">
            <text:p text:style-name="P335">database containing the attributes</text:p>
          </table:table-cell>
        </table:table-row>
        <table:table-row>
          <table:table-cell table:style-name="Tableau62.A2" office:value-type="string">
            <text:p text:style-name="P335">.shx</text:p>
          </table:table-cell>
          <table:table-cell table:style-name="Tableau62.B2" office:value-type="string">
            <text:p text:style-name="P335"><text:s/>indexes</text:p>
          </table:table-cell>
        </table:table-row>
        <table:table-row>
          <table:table-cell table:style-name="Tableau62.A2" office:value-type="string">
            <text:p text:style-name="P335">.prj</text:p>
          </table:table-cell>
          <table:table-cell table:style-name="Tableau62.B2" office:value-type="string">
            <text:p text:style-name="P335"><text:s/>description of the coordinate system</text:p>
          </table:table-cell>
        </table:table-row>
      </table:table>
      <text:p text:style-name="P336"/>
      <text:p text:style-name="P343">Shapefile is often used to distribute data. Many tools can directly show a shapefile</text:p>
      <text:p text:style-name="P337">We generally download them as <text:s/>a .zip file</text:p>
      <text:p text:style-name="P336"/>
      <text:p text:style-name="P336">Why mentionning this format in this tutorial ?</text:p>
      <text:p text:style-name="P336">Just because the description of <text:span text:style-name="T153">'Water Polygons' <text:s/>( </text:span>seas/oceans borders<text:span text:style-name="T153"> ) </text:span>, used to render the world map at low zoom, is available in this format <text:s/>( instead of a standard .osm file ) !</text:p>
      <text:h text:style-name="P395" text:outline-level="1"/>
      <text:h text:style-name="P398" text:outline-level="1"><text:bookmark-start text:name="__RefHeading___Toc3310_2821381160"/>Understand<text:span text:style-name="T26">ing</text:span> PostGIS<text:bookmark-end text:name="__RefHeading___Toc3310_2821381160"/></text:h>
      <text:p text:style-name="P50">PostGIS is an essential point of the global architecture</text:p>
      <text:p text:style-name="P50"/>
      <text:p text:style-name="P50">It is an extension for the Postgresql database, that allows to manage geographical data</text:p>
      <text:p text:style-name="P50"/>
      <text:p text:style-name="P50">This means:</text:p>
      <text:list xml:id="list175154603222048" text:continue-list="list3217112022" text:style-name="List_20_1">
        <text:list-item>
          <text:p text:style-name="P502">define a new datatype GEOMETRY, and allow the database to create columns with this datatype</text:p>
        </text:list-item>
        <text:list-item>
          <text:p text:style-name="P486"><text:span text:style-name="T10">provide plenty of functions to insert,manipulate this kind of data<text:line-break/>example: <text:s/><text:line-break/># returns the list of points common to object1,object2<text:line-break/></text:span><text:span text:style-name="Source_20_Text"><text:span text:style-name="T11">ST_Intersection</text:span></text:span><text:span text:style-name="Source_20_Text"><text:span text:style-name="T12">( object1, object2 )</text:span></text:span></text:p>
        </text:list-item>
      </text:list>
      <text:p text:style-name="P48"/>
      <text:p text:style-name="P48">The main subtypes of GEOMETRY are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6">Point</text:p>
          </table:table-cell>
          <table:table-cell table:style-name="Tableau7.B1" office:value-type="string">
            <text:p text:style-name="P106">Point defined by its longitude/latitude coordinates</text:p>
          </table:table-cell>
        </table:table-row>
        <table:table-row>
          <table:table-cell table:style-name="Tableau7.A2" office:value-type="string">
            <text:p text:style-name="P106">LineString</text:p>
          </table:table-cell>
          <table:table-cell table:style-name="Tableau7.B2" office:value-type="string">
            <text:p text:style-name="P106">A curve defined by a set of Points</text:p>
          </table:table-cell>
        </table:table-row>
        <table:table-row>
          <table:table-cell table:style-name="Tableau7.A2" office:value-type="string">
            <text:p text:style-name="P106">Polygon</text:p>
          </table:table-cell>
          <table:table-cell table:style-name="Tableau7.B2" office:value-type="string">
            <text:p text:style-name="P106">A "closed" Line forming an area because first Point equals last <text:span text:style-name="T27">P</text:span>oint</text:p>
          </table:table-cell>
        </table:table-row>
        <table:table-row>
          <table:table-cell table:style-name="Tableau7.A2" office:value-type="string">
            <text:p text:style-name="P106">MultiPolygon</text:p>
          </table:table-cell>
          <table:table-cell table:style-name="Tableau7.B2" office:value-type="string">
            <text:p text:style-name="P106">Several Polygons ( example: a lake with an island inside )</text:p>
          </table:table-cell>
        </table:table-row>
        <table:table-row>
          <table:table-cell table:style-name="Tableau7.A2" office:value-type="string">
            <text:p text:style-name="P106">MultiLineString</text:p>
          </table:table-cell>
          <table:table-cell table:style-name="Tableau7.B2" office:value-type="string">
            <text:p text:style-name="P106">a collection of Lines</text:p>
          </table:table-cell>
        </table:table-row>
        <table:table-row>
          <table:table-cell table:style-name="Tableau7.A2" office:value-type="string">
            <text:p text:style-name="P106">MultiPoint</text:p>
          </table:table-cell>
          <table:table-cell table:style-name="Tableau7.B2" office:value-type="string">
            <text:p text:style-name="P106">a collection of Points</text:p>
          </table:table-cell>
        </table:table-row>
      </table:table>
      <text:p text:style-name="P42"/>
      <text:p text:style-name="Text_20_body"><text:span text:style-name="T24">There is also the notion of "BoundingBox" </text:span><text:span text:style-name="T28">associated to a GEOMETRY object</text:span><text:span text:style-name="T24"> ( </text:span><text:span text:style-name="T25">named "</text:span><text:span text:style-name="T24">bbox</text:span><text:span text:style-name="T25">" </text:span><text:span text:style-name="T26">by </text:span><text:span text:style-name="T25">some tools</text:span><text:span text:style-name="T24"> ) : </text:span><text:span text:style-name="T94"><text:s/></text:span>the smallest rectangle – parallel to the coordinate axes – capable of containing <text:span text:style-name="T28">the </text:span><text:span text:style-name="T24">object</text:span></text:p>
      <text:p text:style-name="P42"/>
      <text:p text:style-name="Text_20_body"><text:span text:style-name="T13">Installation</text:span>:<text:line-break/>The extension must be added to each Postgresql database that you create</text:p>
      <text:p text:style-name="Text_20_body">psql -d mydatabase <text:s/>-c 'CREATE EXTENSION IF NOT EXISTS postgis;'</text:p>
      <text:p text:style-name="P43"/>
      <text:p text:style-name="Text_20_body"><text:span text:style-name="T14">Note</text:span><text:span text:style-name="T27">:<text:line-break/></text:span>Another useful extension is "hstore", which allows to efficiently manage (key,value) pairs in a <text:s/>column</text:p>
      <text:p text:style-name="Text_20_body">psql -d mydatabase <text:s/>-c 'CREATE EXTENSION IF NOT EXISTS hstore;'</text:p>
      <text:p text:style-name="P43"/>
      <text:p text:style-name="P43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5">More details</text:p>
            <text:p text:style-name="P46">http://postgis.net/workshops/postgis-intro/introduction.html</text:p>
            <text:p text:style-name="P46">http://postgis.net/workshops/postgis-intro/</text:p>
          </table:table-cell>
        </table:table-row>
      </table:table>
      <text:p text:style-name="P42"/>
      <text:p text:style-name="P51"/>
      <text:h text:style-name="P398" text:outline-level="1"><text:bookmark-start text:name="__RefHeading___Toc3312_2821381160"/>Loading data with osm2pgsql<text:bookmark-end text:name="__RefHeading___Toc3312_2821381160"/></text:h>
      <text:p text:style-name="P52">osm2pgsql is a tool that will load osm file xxxx.osm.pbf into a PostGIS database</text:p>
      <text:h text:style-name="Heading_20_2" text:outline-level="2"><text:bookmark-start text:name="__RefHeading___Toc3314_2821381160"/>PostGIS database structure<text:bookmark-end text:name="__RefHeading___Toc3314_2821381160"/></text:h>
      <text:p text:style-name="P52">Wh<text:span text:style-name="T31">y</text:span> is it necessary to understand the structure of the database generated by osm2pgsql ?<text:line-break/>Because you will use SQL requests to extract data, for rendering tiles !</text:p>
      <text:p text:style-name="P52"/>
      <text:p text:style-name="P52">The correspondance between elements in the XML data <text:span text:style-name="T174">, and database tables </text:span>is<text:span text:style-name="T174">:</text:span>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6">TABLE</text:p>
          </table:table-cell>
          <table:table-cell table:style-name="Tableau9.B1" office:value-type="string">
            <text:p text:style-name="P157">XML data</text:p>
          </table:table-cell>
        </table:table-row>
        <table:table-row>
          <table:table-cell table:style-name="Tableau9.A2" office:value-type="string">
            <text:p text:style-name="P60">planet_osm_point </text:p>
          </table:table-cell>
          <table:table-cell table:style-name="Tableau9.B2" office:value-type="string">
            <text:p text:style-name="P59">populated from <text:s/>&lt;node&gt; XML elements </text:p>
          </table:table-cell>
        </table:table-row>
        <table:table-row>
          <table:table-cell table:style-name="Tableau9.A3" office:value-type="string">
            <text:p text:style-name="P61">planet_osm_line</text:p>
          </table:table-cell>
          <table:table-cell table:style-name="Tableau9.B3" office:value-type="string">
            <text:p text:style-name="P107"><text:span text:style-name="T29"><text:s/>populated from <text:s/>&lt;way&gt; </text:span><text:span text:style-name="T30"><text:s/></text:span><text:span text:style-name="T29">XML elements</text:span></text:p>
            <text:p text:style-name="P107"/>
          </table:table-cell>
        </table:table-row>
        <table:table-row>
          <table:table-cell table:style-name="Tableau9.A3" office:value-type="string">
            <text:p text:style-name="P60">planet_osm_polygon</text:p>
          </table:table-cell>
          <table:table-cell table:style-name="Tableau9.B3" office:value-type="string">
            <text:p text:style-name="P107"><text:span text:style-name="T29">populated from <text:s/></text:span><text:span text:style-name="T30">"closed" </text:span><text:span text:style-name="T29">&lt;way&gt; </text:span><text:span text:style-name="T30">and some &lt;relation&gt; </text:span><text:span text:style-name="T29">XML elements</text:span></text:p>
            <text:p text:style-name="P107"/>
            <text:p text:style-name="P178">it seems that osm2pgsql converts &lt;way&gt; elements to polygon only if some attributes like "natural" or "landuse" are present....</text:p>
            <text:p text:style-name="P107"/>
            <text:p text:style-name="P59"/>
          </table:table-cell>
        </table:table-row>
        <table:table-row>
          <table:table-cell table:style-name="Tableau9.A5" office:value-type="string">
            <text:p text:style-name="P60">planet_osm_roads</text:p>
          </table:table-cell>
          <table:table-cell table:style-name="Tableau9.B5" office:value-type="string">
            <text:p text:style-name="P59">some specific &lt;way&gt; elements, whose tag "highway" tell there are <text:s/>roads, track , path ....</text:p>
          </table:table-cell>
        </table:table-row>
      </table:table>
      <text:p text:style-name="P51"/>
      <text:p text:style-name="P51">Those tables have almost the same structure :</text:p>
      <text:list text:style-name="L14">
        <text:list-item>
          <text:p text:style-name="P439">a column for each tagname ( containing the tag value )<text:line-break/></text:p>
        </text:list-item>
        <text:list-item>
          <text:p text:style-name="P439">a column "way" of type GEOMETRY <text:line-break/>( yes ! even for &lt;node&gt; elements )<text:line-break/></text:p>
        </text:list-item>
        <text:list-item>
          <text:p text:style-name="P439">some other technical columns</text:p>
          <text:list>
            <text:list-item>
              <text:p text:style-name="P438"><text:span text:style-name="T29">z_order : </text:span><text:span text:style-name="T173"><text:s/><text:line-break/></text:span><text:span text:style-name="T176">INT4 </text:span>column that <text:span text:style-name="T176">may be </text:span>used for ordering objects in the render. It mostly applies to objects with highway=* or railway=*</text:p>
            </text:list-item>
            <text:list-item>
              <text:p text:style-name="P439">way_area : <text:line-break/>gives the area ( square meters/feet ) of the object, when relevant<text:line-break/>this is used in some cases,<text:span text:style-name="T173"> </text:span>to decide whether the object is sufficiently big to be drawn</text:p>
            </text:list-item>
          </text:list>
        </text:list-item>
      </text:list>
      <text:p text:style-name="P51"/>
      <text:p text:style-name="P51">What is the exact type of this column "way" ?</text:p>
      <text:p text:style-name="P51">A special technical PostGIS view, keeps track of all GEOMETRY columns<text:span text:style-name="T33"> in all tables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9">SELECT * FROM geometry_columns;</text:p>
            <text:p text:style-name="P59"><text:s/></text:p>
          </table:table-cell>
        </table:table-row>
        <table:table-row>
          <table:table-cell table:style-name="Tableau10.A2" office:value-type="string">
            <text:p text:style-name="P55">f_table_catalog | f_table_schema | <text:s text:c="5"/>f_table_name <text:s text:c="6"/>| f_geometry_column | coord_dimension | srid | <text:s text:c="3"/>type <text:s text:c="3"/></text:p>
            <text:p text:style-name="P55">-----------------+----------------+-------------------------+-------------------+-----------------+------+------------</text:p>
            <text:p text:style-name="P55"><text:s/>osm <text:s text:c="12"/>| public <text:s text:c="8"/>| planet_osm_polygon <text:s text:c="5"/>| way <text:s text:c="14"/>| <text:s text:c="14"/>2 | 3857 | GEOMETRY</text:p>
            <text:p text:style-name="P55"><text:s/>osm <text:s text:c="12"/>| public <text:s text:c="8"/>| planet_osm_point <text:s text:c="7"/>| way <text:s text:c="14"/>| <text:s text:c="14"/>2 | 3857 | POINT</text:p>
            <text:p text:style-name="P55"><text:s/>osm <text:s text:c="12"/>| public <text:s text:c="8"/>| planet_osm_roads <text:s text:c="7"/>| way <text:s text:c="14"/>| <text:s text:c="14"/>2 | 3857 | LINESTRING</text:p>
            <text:p text:style-name="P55"><text:s/>osm <text:s text:c="12"/>| public <text:s text:c="8"/>| planet_osm_line <text:s text:c="8"/>| way <text:s text:c="14"/>| <text:s text:c="14"/>2 | 3857 | LINESTRING</text:p>
            <text:p text:style-name="P55"><text:s/>osm <text:s text:c="12"/>| public <text:s text:c="8"/>| cyclosm_ways <text:s text:c="11"/>| way <text:s text:c="14"/>| <text:s text:c="14"/>2 | 3857 | LINESTRING</text:p>
            <text:p text:style-name="P55"><text:s/>osm <text:s text:c="12"/>| public <text:s text:c="8"/>| cyclosm_amenities_point | way <text:s text:c="14"/>| <text:s text:c="14"/>2 | 3857 | POINT</text:p>
            <text:p text:style-name="P55"><text:s/>osm <text:s text:c="12"/>| public <text:s text:c="8"/>| cyclosm_amenities_poly <text:s/>| way <text:s text:c="14"/>| <text:s text:c="14"/>2 | 3857 | GEOMETRY</text:p>
          </table:table-cell>
        </table:table-row>
      </table:table>
      <text:p text:style-name="P51">for planet_osm_polygon, we see "GEOMETRY" without detail : depending on the case, it is "Polygon" or "MultiPolygon"</text:p>
      <text:p text:style-name="P51"/>
      <text:p text:style-name="P51">Note that cyclosm has defined some specific views <text:span text:style-name="T32">"cyclosm_xxxxx" </text:span>to gather specific cycling stuff</text:p>
      <text:p text:style-name="P51"/>
      <text:p text:style-name="P26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7">More details</text:p>
            <text:p text:style-name="P47">https://osm2pgsql.org/doc/manual.html#geometry-processing</text:p>
          </table:table-cell>
        </table:table-row>
      </table:table>
      <text:p text:style-name="P47"/>
      <text:h text:style-name="Heading_20_2" text:outline-level="2"><text:bookmark-start text:name="__RefHeading___Toc3316_2821381160"/><text:soft-page-break/>.style config file<text:bookmark-end text:name="__RefHeading___Toc3316_2821381160"/></text:h>
      <text:p text:style-name="P54">Well, this name is quite confusing ... This does not describe the rendering style ( the colors to use in the final map ... ) but gives indications about how to transform tags from XML input file, to columns in the database</text:p>
      <text:p text:style-name="P54">osm2pgsql uses a default file: <text:s text:c="2"/>/usr/share/osm2pgsql/default.style <text:line-break/></text:p>
      <text:p text:style-name="P54">It is a text file, whose contents looks like: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node,way <text:s text:c="2"/>harbour <text:s text:c="5"/>text <text:s text:c="8"/>polygon</text:p>
            <text:p text:style-name="Table_20_Contents"><text:span text:style-name="T33">node <text:s text:c="7"/></text:span><text:s text:c="2"/><text:span text:style-name="T33">ele <text:s text:c="7"/></text:span><text:s text:c="6"/>text <text:s text:c="8"/>linear</text:p>
            <text:p text:style-name="P198">.....</text:p>
          </table:table-cell>
        </table:table-row>
      </table:table>
      <text:p text:style-name="P58"/>
      <text:p text:style-name="P54">This means:</text:p>
      <text:list text:style-name="L15">
        <text:list-item>
          <text:p text:style-name="P503">create a column "harbour" <text:s/>of type TEXT , in the tables populated from XML elements <text:span text:style-name="T36">, when </text:span>&lt;node&gt; <text:span text:style-name="T36">or</text:span> &lt;way&gt;is found<text:line-break/>( <text:s/>put in this column, the values corresponding to tagname="harbour' )</text:p>
        </text:list-item>
        <text:list-item>
          <text:p text:style-name="P503">same operation for column "ele" , but is affects only &lt;node&gt; elements</text:p>
        </text:list-item>
      </text:list>
      <text:p text:style-name="P54"/>
      <text:p text:style-name="P54">Note that this file also allows to force the creation of special columns "way_area" and "z_order" which are not tags found in the XML data . Their value is computed during processing</text:p>
      <text:p text:style-name="P58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8">More details</text:p>
            <text:list text:style-name="L2">
              <text:list-item>
                <text:p text:style-name="P504">see explanations <text:s/>in the header of the standard file /usr/share/osm2pgsql/default.style <text:s/>which comes with the osm2pgsql package </text:p>
              </text:list-item>
              <text:list-item>
                <text:p text:style-name="P505">https://osm2pgsql.org/doc/manual.html#the-pgsql-output<text:span text:style-name="T35"> <text:s text:c="4"/>(chapter Style File )</text:span></text:p>
              </text:list-item>
              <text:list-item>
                <text:p text:style-name="P505">https://osm2pgsql.org/doc/man/</text:p>
              </text:list-item>
            </text:list>
          </table:table-cell>
        </table:table-row>
      </table:table>
      <text:p text:style-name="P54"/>
      <text:p text:style-name="P313"><text:span text:style-name="T19">Note</text:span><text:span text:style-name="T33">:<text:line-break/>Normally, you don't have to bother with this file. <text:line-break/>But for inserting elevation countours, it was necessary to provide a .style file with adequate contents</text:span><text:span text:style-name="T34"> ( see later in this tutorial ...)</text:span></text:p>
      <text:p text:style-name="P313"/>
      <text:h text:style-name="Heading_20_2" text:outline-level="2"><text:bookmark-start text:name="__RefHeading___Toc4682_2063623624"/>More details<text:bookmark-end text:name="__RefHeading___Toc4682_2063623624"/></text:h>
      <text:p text:style-name="P315">See inside file docker-startup.sh <text:s/>the options used to call osm2pgsql</text:p>
      <text:p text:style-name="P315"/>
      <text:p text:style-name="P315">We use -s <text:s/>option ( slim mode) <text:s/>and <text:s/>and --drop <text:s/>(clean temporary stuff when finished) :</text:p>
      <text:p text:style-name="P315">Temporary stuff is written in database, rather than using memory ( otherwise process will fail if you don't have enough memory ) This means that database size will grow a lot during the process, then decrease a lot ...</text:p>
      <text:p text:style-name="P315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13">https://osm2pgsql.org/doc/man/</text:p>
          </table:table-cell>
        </table:table-row>
      </table:table>
      <text:p text:style-name="P312"/>
      <text:p text:style-name="P313"/>
      <text:h text:style-name="P398" text:outline-level="1"><text:bookmark-start text:name="__RefHeading___Toc4684_2063623624"/>Rendering configuration<text:bookmark-end text:name="__RefHeading___Toc4684_2063623624"/></text:h>
      <text:p text:style-name="P189">This involve 2 steps:</text:p>
      <text:list text:style-name="L16">
        <text:list-item>
          <text:p text:style-name="P506"><text:span text:style-name="T39">project.mml: <text:s text:c="2"/></text:span>extract adequate data from the database</text:p>
        </text:list-item>
        <text:list-item>
          <text:p text:style-name="P506"><text:span text:style-name="T39">*.mss files : <text:s/></text:span>apply a style ( colors, line thickness, labels font ...)</text:p>
        </text:list-item>
      </text:list>
      <text:p text:style-name="P189"/>
      <text:p text:style-name="P189">The final map is made of several "layers" which are drawn one upon the others. So the order <text:span text:style-name="T176">in project.mml </text:span>is important. It is also possible to add some transparency to a layer, so that it does not completely cover the former layers.</text:p>
      <text:p text:style-name="P189"/>
      <text:p text:style-name="P189">The order of layers is typically ( approximative description )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64">landuse</text:p>
          </table:table-cell>
          <table:table-cell table:style-name="Tableau15.B1" office:value-type="string">
            <text:p text:style-name="P65">shows the usage of land: forest, meadows ...</text:p>
          </table:table-cell>
        </table:table-row>
        <table:table-row>
          <table:table-cell table:style-name="Tableau15.A2" office:value-type="string">
            <text:p text:style-name="P64">hillshade</text:p>
          </table:table-cell>
          <table:table-cell table:style-name="Tableau15.B2" office:value-type="string">
            <text:p text:style-name="P65">draws shadow to give a visual image of topography</text:p>
          </table:table-cell>
        </table:table-row>
        <table:table-row>
          <table:table-cell table:style-name="Tableau15.A2" office:value-type="string">
            <text:p text:style-name="P64">contour</text:p>
          </table:table-cell>
          <table:table-cell table:style-name="Tableau15.B2" office:value-type="string">
            <text:p text:style-name="P65">draws contour lines ( lines of points having same altitude )</text:p>
          </table:table-cell>
        </table:table-row>
        <table:table-row>
          <table:table-cell table:style-name="Tableau15.A2" office:value-type="string">
            <text:p text:style-name="P64">waterway</text:p>
          </table:table-cell>
          <table:table-cell table:style-name="Tableau15.B2" office:value-type="string">
            <text:p text:style-name="P65">rivers and lakes</text:p>
          </table:table-cell>
        </table:table-row>
        <table:table-row>
          <table:table-cell table:style-name="Tableau15.A2" office:value-type="string">
            <text:p text:style-name="P64">tunnel and turning circle</text:p>
          </table:table-cell>
          <table:table-cell table:style-name="Tableau15.B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4">road, track, path</text:p>
          </table:table-cell>
          <table:table-cell table:style-name="Tableau15.B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4">aerial way, bridge</text:p>
          </table:table-cell>
          <table:table-cell table:style-name="Tableau15.B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4">administrative limit</text:p>
          </table:table-cell>
          <table:table-cell table:style-name="Tableau15.B2" office:value-type="string">
            <text:p text:style-name="P65">country,department borders ...</text:p>
          </table:table-cell>
        </table:table-row>
        <table:table-row>
          <table:table-cell table:style-name="Tableau15.A2" office:value-type="string">
            <text:p text:style-name="P64">ferry route</text:p>
          </table:table-cell>
          <table:table-cell table:style-name="Tableau15.B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4">bicycle route</text:p>
          </table:table-cell>
          <table:table-cell table:style-name="Tableau15.B2" office:value-type="string">
            <text:p text:style-name="P65">emphasis made on itin<text:span text:style-name="T88">e</text:span>raries for bicycles</text:p>
          </table:table-cell>
        </table:table-row>
        <table:table-row>
          <table:table-cell table:style-name="Tableau15.A2" office:value-type="string">
            <text:p text:style-name="P64">GPS route</text:p>
          </table:table-cell>
          <table:table-cell table:style-name="Tableau15.B2" office:value-type="string">
            <text:p text:style-name="P65">obtaine<text:span text:style-name="T40">d</text:span> from a dedicated file containing GPS route</text:p>
          </table:table-cell>
        </table:table-row>
        <table:table-row>
          <table:table-cell table:style-name="Tableau15.A2" office:value-type="string">
            <text:p text:style-name="P64">electric power line</text:p>
          </table:table-cell>
          <table:table-cell table:style-name="Tableau15.B2" office:value-type="string">
            <text:p text:style-name="P65"/>
          </table:table-cell>
        </table:table-row>
        <table:table-row>
          <table:table-cell table:style-name="Tableau15.A2" office:value-type="string">
            <text:p text:style-name="P64">protected area</text:p>
          </table:table-cell>
          <table:table-cell table:style-name="Tableau15.B2" office:value-type="string">
            <text:p text:style-name="P65">limits <text:s/>of national/regional park...</text:p>
          </table:table-cell>
        </table:table-row>
        <table:table-row>
          <table:table-cell table:style-name="Tableau15.A2" office:value-type="string">
            <text:p text:style-name="P64">tree</text:p>
          </table:table-cell>
          <table:table-cell table:style-name="Tableau15.B2" office:value-type="string">
            <text:p text:style-name="P65">draw a specific icon to show the kind of tree inside a forest</text:p>
          </table:table-cell>
        </table:table-row>
        <table:table-row>
          <table:table-cell table:style-name="Tableau15.A2" office:value-type="string">
            <text:p text:style-name="P64">label</text:p>
          </table:table-cell>
          <table:table-cell table:style-name="Tableau15.B2" office:value-type="string">
            <text:p text:style-name="P65">names : country , <text:s/>city , protected area, road , bicycle route ...</text:p>
          </table:table-cell>
        </table:table-row>
        <table:table-row>
          <table:table-cell table:style-name="Tableau15.A2" office:value-type="string">
            <text:p text:style-name="P64">amenity</text:p>
          </table:table-cell>
          <table:table-cell table:style-name="Tableau15.B2" office:value-type="string">
            <text:p text:style-name="P65"><text:span text:style-name="T176">the icons for </text:span>different kinds of "point of interest" <text:s/>: picnic table, water <text:span text:style-name="T176"><text:s/></text:span></text:p>
            <text:p text:style-name="P65">see the attribute "amenity" in OSM documentation</text:p>
          </table:table-cell>
        </table:table-row>
        <table:table-row>
          <table:table-cell table:style-name="Tableau15.A2" office:value-type="string">
            <text:p text:style-name="P64">amenity label</text:p>
          </table:table-cell>
          <table:table-cell table:style-name="Tableau15.B2" office:value-type="string">
            <text:p text:style-name="P160">the text associated with the icon</text:p>
          </table:table-cell>
        </table:table-row>
      </table:table>
      <text:p text:style-name="P189"/>
      <text:p text:style-name="P189">The same kind of object, is often render<text:span text:style-name="T40">ed</text:span> by several layers, each of them covering a specific range of zoom</text:p>
      <text:p text:style-name="P189"/>
      <text:p text:style-name="P189">It is possible to define properties for a layer-name</text:p>
      <text:list text:style-name="L17">
        <text:list-item>
          <text:p text:style-name="P507">minzoom and maxzoom values <text:span text:style-name="T176">:</text:span> The layer will be drawn only if current zoom matches</text:p>
        </text:list-item>
        <text:list-item>
          <text:p text:style-name="P507">status: off <text:s text:c="4"/>allows to remove the rendering of the layer ( without having to comment out the full description )</text:p>
        </text:list-item>
      </text:list>
      <text:p text:style-name="P189"/>
      <text:p text:style-name="P189">For example, concerning roads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7">Layer</text:p>
          </table:table-cell>
          <table:table-cell table:style-name="Tableau14.B1" office:value-type="string">
            <text:p text:style-name="P188">Description</text:p>
          </table:table-cell>
        </table:table-row>
        <table:table-row>
          <table:table-cell table:style-name="Tableau14.A2" office:value-type="string">
            <text:p text:style-name="P187">roads_low</text:p>
          </table:table-cell>
          <table:table-cell table:style-name="Tableau14.B2" office:value-type="string">
            <text:p text:style-name="P188">zoom levels <text:span text:style-name="T173">7</text:span> to 8</text:p>
            <text:p text:style-name="P53"/>
            <text:p text:style-name="P53"><text:span text:style-name="T80">railways , </text:span><text:span text:style-name="T37">motoways &amp; trunks</text:span> </text:p>
          </table:table-cell>
        </table:table-row>
        <table:table-row>
          <table:table-cell table:style-name="Tableau14.A2" office:value-type="string">
            <text:p text:style-name="P187">roads_med</text:p>
          </table:table-cell>
          <table:table-cell table:style-name="Tableau14.B2" office:value-type="string">
            <text:p text:style-name="P188">zoom levels 9 to 10</text:p>
            <text:p text:style-name="P188"/>
            <text:p text:style-name="P221">railways</text:p>
            <text:p text:style-name="P188">roads having "highway attribute" IN ('motorway', 'trunk', 'primary', 'secondary')</text:p>
          </table:table-cell>
        </table:table-row>
        <table:table-row>
          <table:table-cell table:style-name="Tableau14.A2" office:value-type="string">
            <text:p text:style-name="P187">roads_high</text:p>
          </table:table-cell>
          <table:table-cell table:style-name="Tableau14.B2" office:value-type="string">
            <text:p text:style-name="P188">zoom &gt;= 11</text:p>
            <text:p text:style-name="P188">all <text:span text:style-name="T80">railways, </text:span>roads &amp; track &amp; path</text:p>
          </table:table-cell>
        </table:table-row>
      </table:table>
      <text:h text:style-name="P406" text:outline-level="2"/>
      <text:h text:style-name="P411" text:outline-level="2"><text:bookmark-start text:name="__RefHeading___Toc3320_2821381160"/>project.mml<text:bookmark-end text:name="__RefHeading___Toc3320_2821381160"/></text:h>
      <text:p text:style-name="P189">This file follows YAML syntax</text:p>
      <text:p text:style-name="P189">It describes layers , and how to extract their data <text:s/>from database</text:p>
      <text:p text:style-name="P189"/>
      <text:p text:style-name="P189">Each layer is associated with a SQL request, with <text:span text:style-name="T176">the </text:span>following rules:</text:p>
      <text:list text:style-name="L18">
        <text:list-item>
          <text:p text:style-name="P508">it must return a TABLE<text:line-break/>so the standard syntax is : <text:s/>( SELECT .... FROM sometable ) AS mytablename<text:line-break/>the name "<text:span text:style-name="T176">my</text:span>tablename" is not important, you can choose the one you like, and even use the same name for each layer</text:p>
        </text:list-item>
        <text:list-item>
          <text:p text:style-name="P508">the TABLE must contain an attribute named "way" <text:s/>which is a GEOMETRY object . <text:s/>Normally, it should be the attribute "way" from planet_osm_point, planet_osm_line ....</text:p>
        </text:list-item>
        <text:list-item>
          <text:p text:style-name="P508">it can also contain some extra attributes ( either extracted from database, or computed ), that will be used for final rendering</text:p>
        </text:list-item>
      </text:list>
      <text:p text:style-name="P189"/>
      <text:p text:style-name="P189">It contains 3 main sections</text:p>
      <text:h text:style-name="Heading_20_3" text:outline-level="3"><text:bookmark-start text:name="__RefHeading___Toc3322_2821381160"/>section "_parts"<text:bookmark-end text:name="__RefHeading___Toc3322_2821381160"/></text:h>
      <text:p text:style-name="P189">It defines blocks of constants, that can be reused later in other sections</text:p>
      <text:p text:style-name="P189"/>
      <text:p text:style-name="P189">For example, the following syntax, declares a block named "osm2pgsql" which defines values for "type" and "dbname"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97">osm2pgsql: &amp;osm2pgsql</text:p>
            <text:p text:style-name="P197"><text:s text:c="4"/>type: "postgis"</text:p>
            <text:p text:style-name="P197"><text:s text:c="4"/>dbname: "osm"</text:p>
          </table:table-cell>
        </table:table-row>
      </table:table>
      <text:p text:style-name="P189"/>
      <text:p text:style-name="P189">Later in the document, this syntax allows to inject keys "type" , "dbname" and their value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97">&lt;&lt;: *osm2pgsql</text:p>
          </table:table-cell>
        </table:table-row>
      </table:table>
      <text:p text:style-name="P189"/>
      <text:h text:style-name="Heading_20_3" text:outline-level="3"><text:bookmark-start text:name="__RefHeading___Toc3324_2821381160"/>section Stylesheet<text:bookmark-end text:name="__RefHeading___Toc3324_2821381160"/></text:h>
      <text:p text:style-name="P189">It lists the .mss stylesheet files, that be will used for rendering</text:p>
      <text:h text:style-name="P426" text:outline-level="3"/>
      <text:h text:style-name="P428" text:outline-level="3"><text:bookmark-start text:name="__RefHeading___Toc3326_2821381160"/>section Layer<text:bookmark-end text:name="__RefHeading___Toc3326_2821381160"/></text:h>
      <text:p text:style-name="P189">It is a collection of blocks that define the layers to be extracted from database, and drawn<text:line-break/>- id: <text:s/>layer-name1<text:line-break/>- id: <text:s/>layer-name2<text:line-break/>....</text:p>
      <text:p text:style-name="P189">the contents <text:span text:style-name="T38">of a layer </text:span>looks like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87"><text:s text:c="2"/>&lt;&lt;: *srs-osm</text:p>
            <text:p text:style-name="P187"><text:s text:c="2"/></text:p>
          </table:table-cell>
          <table:table-cell table:style-name="Tableau18.B1" office:value-type="string">
            <text:p text:style-name="P192">gets the keywords defined in block "srs-osm" </text:p>
            <text:p text:style-name="P188"/>
            <text:p text:style-name="P188"><text:span text:style-name="T192">This is </text:span>the definition of the Spatial Reference System ( SRS ) known as "web-mercator" projection <text:s/>( the one used by google and osm to transform longtitude/latitude coordinates to a planned map )</text:p>
            <text:p text:style-name="P188"/>
            <text:p text:style-name="P188">This projection consider<text:span text:style-name="T38">s</text:span> the Earth as a perfect sphere, and not an ellipsoid (poles are <text:span text:style-name="T38">indeed </text:span>a little flattened) <text:s/>. This simplification makes computations faster ...</text:p>
            <text:p text:style-name="P188"/>
          </table:table-cell>
        </table:table-row>
        <table:table-row>
          <table:table-cell table:style-name="Tableau18.A2" office:value-type="string">
            <text:p text:style-name="P187">Datasource:</text:p>
            <text:p text:style-name="P187"><text:s text:c="4"/>&lt;&lt;: *osm2pgsql</text:p>
            <text:p text:style-name="P187"><text:s text:c="4"/>table: |-</text:p>
            <text:p text:style-name="P187"><text:s text:c="7"/>( SELECT</text:p>
            <text:p text:style-name="P187"><text:s text:c="10"/>.....</text:p>
            <text:p text:style-name="P187"><text:s text:c="10"/>FROM .…<text:line-break/> <text:s text:c="9"/>WHERE ....</text:p>
            <text:p text:style-name="P187"><text:s text:c="7"/>) AS data</text:p>
          </table:table-cell>
          <table:table-cell table:style-name="Tableau18.B2" office:value-type="string">
            <text:p text:style-name="P187">&lt;&lt;: *osm2pgsql gets the keywords defined in block "osm2pgsql"</text:p>
            <text:list text:style-name="L3">
              <text:list-item>
                <text:p text:style-name="P440">the name of database <text:s/>, and the fact that the column containing the GEOMETRY object is "way" </text:p>
              </text:list-item>
              <text:list-item>
                <text:p text:style-name="P441">the "extent" key, which defines the bounds of the maps ( tiles outside those bounds will not be rendered)</text:p>
              </text:list-item>
            </text:list>
            <text:p text:style-name="P187"/>
            <text:p text:style-name="P187">the syntax |- <text:s/>is a funny YAML syntax telling that what follows is a multiline block</text:p>
            <text:p text:style-name="P187"/>
            <text:p text:style-name="P187">the SQL request "(SELECT ....) AS data" extracts data from the database</text:p>
          </table:table-cell>
        </table:table-row>
        <table:table-row>
          <table:table-cell table:style-name="Tableau18.A2" office:value-type="string">
            <text:p text:style-name="P187">geometry: polygon</text:p>
          </table:table-cell>
          <table:table-cell table:style-name="Tableau18.B2" office:value-type="string">
            <text:p text:style-name="P187">tells the kind of GEOMETRY object ( point, line,polygon ...)</text:p>
          </table:table-cell>
        </table:table-row>
        <table:table-row>
          <table:table-cell table:style-name="Tableau18.A2" office:value-type="string">
            <text:p text:style-name="P187"><text:s text:c="2"/>properties:</text:p>
            <text:p text:style-name="P187"><text:s text:c="4"/>minzoom: 2</text:p>
            <text:p text:style-name="P187"><text:s text:c="4"/>maxzoom: 9</text:p>
            <text:p text:style-name="P187"><text:s text:c="4"/>status: off</text:p>
          </table:table-cell>
          <table:table-cell table:style-name="Tableau18.B2" office:value-type="string">
            <text:p text:style-name="P187">this block allows to define minzoom and maxzoom that apply to this layer</text:p>
            <text:p text:style-name="P187"/>
            <text:p text:style-name="P187">leaving "status: off" will prevent this layer from being shown</text:p>
            <text:p text:style-name="P187"/>
          </table:table-cell>
        </table:table-row>
      </table:table>
      <text:p text:style-name="P187"/>
      <text:h text:style-name="P406" text:outline-level="2"/>
      <text:h text:style-name="P413" text:outline-level="2"><text:bookmark-start text:name="__RefHeading___Toc3328_2821381160"/>*.mss files<text:bookmark-end text:name="__RefHeading___Toc3328_2821381160"/></text:h>
      <text:p text:style-name="P194">Those files have <text:s/>CSS syntax [with some adaptations] . They follow the CartoCSS specification<text:line-break/></text:p>
      <text:h text:style-name="Heading_20_3" text:outline-level="3"><text:bookmark-start text:name="__RefHeading___Toc3330_2821381160"/>Basic syntax<text:bookmark-end text:name="__RefHeading___Toc3330_2821381160"/>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64">#buildings<text:span text:style-name="T39"> { style-definition }</text:span></text:p>
          </table:table-cell>
          <table:table-cell table:style-name="Tableau19.B1" office:value-type="string">
            <text:p text:style-name="P193">applies to layers defined by</text:p>
            <text:p text:style-name="P193">id: buildings</text:p>
          </table:table-cell>
        </table:table-row>
        <table:table-row>
          <table:table-cell table:style-name="Tableau19.A2" office:value-type="string">
            <text:p text:style-name="P62">.contours { style-definition }</text:p>
          </table:table-cell>
          <table:table-cell table:style-name="Tableau19.B2" office:value-type="string">
            <text:p text:style-name="P193">applies to layers having the declaration in project.mml:</text:p>
            <text:p text:style-name="P193"><text:s text:c="3"/>class: contours</text:p>
          </table:table-cell>
        </table:table-row>
        <table:table-row>
          <table:table-cell table:style-name="Tableau19.A2" office:value-type="string">
            <text:p text:style-name="P62">#waterway_low[zoom&gt;=8][zoom&lt;=12] {</text:p>
            <text:p text:style-name="P62"><text:s text:c="2"/>line-color: <text:span text:style-name="T176">blue</text:span>;</text:p>
            <text:p text:style-name="P62"><text:s text:c="2"/>[zoom=8] { line-width: 0.1; }</text:p>
            <text:p text:style-name="P62"><text:s text:c="2"/>[zoom=9] { line-width: 0.2; }</text:p>
          </table:table-cell>
          <table:table-cell table:style-name="Tableau19.B2" office:value-type="string">
            <text:p text:style-name="P193">this block applies only if zoom is inside [8,12]</text:p>
            <text:p text:style-name="P193">defines line-color for all cases</text:p>
            <text:p text:style-name="P193">defines specific line-width with <text:s/>depending on zoom</text:p>
          </table:table-cell>
        </table:table-row>
        <table:table-row>
          <table:table-cell table:style-name="Tableau19.A2" office:value-type="string">
            <text:p text:style-name="P62">[sport='cycling'][zoom&gt;=15], <text:s/>[sport='bmx'][zoom&gt;=15] {</text:p>
            <text:p text:style-name="P62"><text:s text:c="2"/>style-definition</text:p>
            <text:p text:style-name="P62">}</text:p>
          </table:table-cell>
          <table:table-cell table:style-name="Tableau19.B2" office:value-type="string">
            <text:p text:style-name="P193">looks at the value of column named "sport", and applies if value is "cycling" OR "bmx"</text:p>
          </table:table-cell>
        </table:table-row>
        <table:table-row>
          <table:table-cell table:style-name="Tableau19.A2" office:value-type="string">
            <text:p text:style-name="P62">@wooded: <text:s text:c="11"/>#d0feb9;</text:p>
          </table:table-cell>
          <table:table-cell table:style-name="Tableau19.B2" office:value-type="string">
            <text:p text:style-name="P193">defines a constant named "wooded" that an be reused later. obviously this is a RGB color definition</text:p>
          </table:table-cell>
        </table:table-row>
        <table:table-row>
          <table:table-cell table:style-name="Tableau19.A2" office:value-type="string">
            <text:p text:style-name="P62">[type='landuse_forest'] <text:s text:c="7"/>{ polygon-fill: @wooded; }</text:p>
          </table:table-cell>
          <table:table-cell table:style-name="Tableau19.B2" office:value-type="string">
            <text:p text:style-name="P193">recovers the value of the constant @wooded <text:s/>which was formely defined</text:p>
          </table:table-cell>
        </table:table-row>
        <table:table-row>
          <table:table-cell table:style-name="Tableau19.A2" office:value-type="string">
            <text:p text:style-name="P62">#capital-names {</text:p>
            <text:p text:style-name="P62"><text:s text:c="4"/>[zoom &gt;= 8] {</text:p>
            <text:p text:style-name="P62"><text:s text:c="4"/>text-name: '[name]';</text:p>
            <text:p text:style-name="P62"><text:s text:c="2"/>}</text:p>
            <text:p text:style-name="P62">}</text:p>
          </table:table-cell>
          <table:table-cell table:style-name="Tableau19.B2" office:value-type="string">
            <text:p text:style-name="P193">find out the name of capitals inside column "name" , but prints it only if zoom&gt;=8</text:p>
          </table:table-cell>
        </table:table-row>
      </table:table>
      <text:p text:style-name="P193"/>
      <text:h text:style-name="P429" text:outline-level="3"><text:bookmark-start text:name="__RefHeading___Toc3332_2821381160"/>Drawing several time the same layer<text:bookmark-end text:name="__RefHeading___Toc3332_2821381160"/></text:h>
      <text:p text:style-name="P196"><text:span text:style-name="T89">It is possible to</text:span> to draw several times a same layer, using different styles values.</text:p>
      <text:p text:style-name="P196"/>
      <text:p text:style-name="P196">This is typically used for "road-casing"<text:span text:style-name="T89">, </text:span>that is drawing a border using a different color on the sides on a road</text:p>
      <text:p text:style-name="P245"/>
      <text:p text:style-name="P245">First solution using "::"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2">#bigroad<text:span text:style-name="T176">::outline</text:span> {</text:p>
            <text:p text:style-name="P62"><text:s text:c="4"/>line-color: black;</text:p>
            <text:p text:style-name="P62"><text:s text:c="4"/>line-width: 4;</text:p>
            <text:p text:style-name="P62">}</text:p>
            <text:p text:style-name="P62"/>
            <text:p text:style-name="P62">#bigroad::<text:span text:style-name="T176">inline</text:span> {</text:p>
            <text:p text:style-name="P62"><text:s text:c="4"/>line-color: red;</text:p>
            <text:p text:style-name="P62"><text:s text:c="4"/>line-width: 2;</text:p>
            <text:p text:style-name="P62">}</text:p>
            <text:p text:style-name="P62"/>
          </table:table-cell>
          <table:table-cell table:style-name="Tableau20.B1" office:value-type="string">
            <text:p text:style-name="P193">draws <text:s/>a large 4 pixels black line , <text:s/>and <text:s/>after draws again as a small 2 pixels red line</text:p>
            <text:p text:style-name="P193"/>
            <text:p text:style-name="P193">the result is a red line with a black border</text:p>
            <text:p text:style-name="P193"/>
            <text:p text:style-name="P367"/>
          </table:table-cell>
        </table:table-row>
      </table:table>
      <text:p text:style-name="P190"/>
      <text:p text:style-name="P245">Second solution <text:s/>using "/"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63">#bigroad {</text:p>
            <text:p text:style-name="P63"><text:s text:c="4"/>line-color: black;</text:p>
            <text:p text:style-name="P63"><text:s text:c="4"/>line-width: 4;</text:p>
            <text:p text:style-name="P63"/>
            <text:p text:style-name="P63"><text:s text:c="4"/><text:span text:style-name="T89">casing/</text:span>line-color: red;</text:p>
            <text:p text:style-name="P63"><text:s text:c="4"/><text:span text:style-name="T89">casing/</text:span>line-width: 2;</text:p>
            <text:p text:style-name="P63">}</text:p>
          </table:table-cell>
          <table:table-cell table:style-name="Tableau39.B1" office:value-type="string">
            <text:p text:style-name="P195"/>
            <text:p text:style-name="P195"/>
          </table:table-cell>
        </table:table-row>
      </table:table>
      <text:p text:style-name="P191"/>
      <text:p text:style-name="P193">note that you can freely choose the name of the keyword after :: <text:s/><text:span text:style-name="T89"><text:s/>or before /</text:span></text:p>
      <text:h text:style-name="P428" text:outline-level="3"><text:bookmark-start text:name="__RefHeading___Toc6626_2971349817"/>Rendering labels <text:bookmark-end text:name="__RefHeading___Toc6626_2971349817"/></text:h>
      <text:p text:style-name="P355"><text:span text:style-name="T180">It </text:span>is quite touchy<text:span text:style-name="T180"> !</text:span></text:p>
      <text:p text:style-name="P355"/>
      <text:p text:style-name="P355">There are three possibilities:</text:p>
      <text:list xml:id="list175155895194379" text:continue-list="list175154603222048" text:style-name="List_20_1">
        <text:list-item>
          <text:p text:style-name="P509">SHIELD : A .svg icon . Text is written inside the icon, or at a specific distance ( dx, dy )<text:line-break/>Can be resized with complex syntax ( <text:s text:c="2"/>shield-transform: "scale(0.75)"; )<text:line-break/>Icon color is fixed, but text color can change ( shield-fill <text:s/>)<text:line-break/></text:p>
        </text:list-item>
        <text:list-item>
          <text:p text:style-name="P509">TEXT : only the label is printed . At the exact point, or at a specific distance ( dx, dy )<text:line-break/></text:p>
        </text:list-item>
        <text:list-item>
          <text:p text:style-name="P509">MARKER: A .svg icon . Can be resized easyly (marker-width,marker-height) <text:s/>. Can also modify color. Does not contain text. It's your job to draw a separate TEXT object<text:line-break/></text:p>
        </text:list-item>
      </text:list>
      <text:p text:style-name="P373"><text:span text:style-name="T180">When dealing with labels, we may encounter </text:span><text:span text:style-name="T171">many potential troubles:</text:span></text:p>
      <text:list xml:id="list175156406547783" text:continue-numbering="true" text:style-name="List_20_1">
        <text:list-item>
          <text:p text:style-name="P509">by default, those labels must not overlap: in this case, one of them will disappear !<text:line-break/>( this can cause strange effects, like the name of a mountain disappearing at a specific zoom, just because of overlapping trouble with other markers )</text:p>
        </text:list-item>
        <text:list-item>
          <text:p text:style-name="P509">a SHIELD using dx,dy may use much more room than just its text, increasing the risk of overlapping</text:p>
        </text:list-item>
        <text:list-item>
          <text:p text:style-name="P509">when using a tupple ( MARKER, TEXT ), one of them may disappear, because they have a separate overlapping management</text:p>
        </text:list-item>
        <text:list-item>
          <text:p text:style-name="P509">some strange bugs when a text overlaps a tile boundary ( part of the text clipped, or text repeated at different places )<text:line-break/><text:span text:style-name="T192">To avoid this, we may add a key "buffer-size: 128" at the top of project.mml, to define an extra buffer around the tiles to render. If a text overlaps tile boundary, there is a chance that the text fits in the extra buffer, and is rendered correctly. <text:s/></text:span><text:span text:style-name="T7">https://tilemill-project.github.io/tilemill/docs/guides/metatiles/</text:span><text:span text:style-name="T192"><text:line-break/>For a 256*256 pixels tile, "buffer-size: 128" means there are 64 extra pixels at each side of the tile </text:span><text:line-break/></text:p>
        </text:list-item>
      </text:list>
      <text:h text:style-name="P427" text:outline-level="3"/>
      <text:h text:style-name="P430" text:outline-level="3"><text:bookmark-start text:name="__RefHeading___Toc3334_2821381160"/>Hints<text:bookmark-end text:name="__RefHeading___Toc3334_2821381160"/></text:h>
      <text:h text:style-name="Heading_20_4" text:outline-level="4" text:is-list-header="true">dashed lines</text:h>
      <text:p text:style-name="P216">line-dasharray allows to draw dashed lines</text:p>
      <text:p text:style-name="P216"/>
      <text:p text:style-name="P217">It is important to add those parameters:</text:p>
      <text:list text:style-name="L19">
        <text:list-item>
          <text:p text:style-name="P478">line-cap: butt; <text:s text:c="2"/>// line terminates abruptly, without extra termination pixels</text:p>
        </text:list-item>
        <text:list-item>
          <text:p text:style-name="P478">line-join: round; // smooth rounded junction between joining lines</text:p>
        </text:list-item>
      </text:list>
      <text:p text:style-name="P216"/>
      <text:p text:style-name="P216"><text:span text:style-name="T94">O</text:span>therwise, if you want to draw a line as a succession of little points, there is the risk that they look like a continuous line, because of added termination stuff.</text:p>
      <text:h text:style-name="Heading_20_4" text:outline-level="4" text:is-list-header="true">magic tokens</text:h>
      <text:p text:style-name="P217"><text:span text:style-name="T166">S</text:span>ome magic <text:span text:style-name="T129">tokens</text:span> can be used in SQL requests, <text:span text:style-name="T166">in conjunction </text:span>with <text:s/>'way_area' :</text:p>
      <text:p text:style-name="P358">Those tokens are processed by the Mapnik renderer</text:p>
      <text:p text:style-name="P358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220">!scale_denominator! <text:s/></text:p>
          </table:table-cell>
          <table:table-cell table:style-name="Tableau71.B1" office:value-type="string">
            <text:p text:style-name="P220">for a 1/17000 <text:s/>scale, this value contains 17000</text:p>
            <text:p text:style-name="P358">( one cm on the device showing the map, equals scale_denominator cm in real world )</text:p>
            <text:p text:style-name="P358"/>
            <text:p text:style-name="P176">This is highly dependent on the pixel size of the device<text:line-break/>Mapnik seems to use a standard pixel size value of 0.28 milimeter : <text:span text:style-name="T176">(</text:span>90.71 dot per inch<text:span text:style-name="T176">)</text:span></text:p>
            <text:p text:style-name="P176"/>
            <text:p text:style-name="P177">Due to distance distorsion caused by Mercator projection, the scale is supposed to vary depending on Latitude. </text:p>
            <text:p text:style-name="P177"><text:span text:style-name="T181">But, f</text:span>or a defined zoom value, Mapnik uses the same <text:span text:style-name="T90">scale_denominator</text:span> value whatever the latitude</text:p>
          </table:table-cell>
        </table:table-row>
        <table:table-row>
          <table:table-cell table:style-name="Tableau71.A2" office:value-type="string">
            <text:p text:style-name="P220">!pixel_width! <text:s text:c="2"/></text:p>
            <text:p text:style-name="P220">!pixel_height!</text:p>
          </table:table-cell>
          <table:table-cell table:style-name="Tableau71.B2" office:value-type="string">
            <text:p text:style-name="P220">tells how many meters a map pixel represents in reality</text:p>
            <text:p text:style-name="P358"><text:span text:style-name="T83">Use them with extreme caution !! </text:span><text:s/>( their value may be always 0 )</text:p>
          </table:table-cell>
        </table:table-row>
      </table:table>
      <text:p text:style-name="P217"/>
      <text:p text:style-name="P217"/>
      <text:p text:style-name="P216"/>
      <table:table table:name="Tableau37" table:style-name="Tableau37">
        <table:table-column table:style-name="Tableau37.A"/>
        <table:table-row table:style-name="Tableau37.1">
          <table:table-cell table:style-name="Tableau37.A1" office:value-type="string">
            <text:p text:style-name="P216">-- Compute a column 'way_pixels' telling how many pixels a polygon uses in the map . <text:line-break/>-- Can be used to eliminate small objects<text:line-break/>SELECT way_area/NULLIF(!pixel_width!::real*!pixel_height!::real,0) AS way_pixels</text:p>
            <text:p text:style-name="P216"/>
            <text:p text:style-name="P358">-- Since there is the risk that pixel_width is always 0 , we can replace them by an equivalent formula:</text:p>
            <text:p text:style-name="P358">-- pixel_width = pixel_height= 0.00028 * scale_denominator</text:p>
            <text:p text:style-name="P176">-- 1 meter on device represents <text:s/>scale_denominator <text:s/>meters in real world</text:p>
            <text:p text:style-name="P176">-- so a pixel which is 0.00028 meters on device represents 0.00028 * scale_denominator in real world</text:p>
            <text:p text:style-name="P358"/>
          </table:table-cell>
        </table:table-row>
      </table:table>
      <text:p text:style-name="P216"/>
      <text:p text:style-name="P358">Unfortunately, there is no !zoom! token to <text:span text:style-name="T170">get</text:span> current zoom value, but it can be retrieved by the formula:</text:p>
      <text:p text:style-name="P363"><text:span text:style-name="T168">ROUND ( <text:s text:c="2"/></text:span><text:span text:style-name="T169">log( </text:span><text:span text:style-name="T170">2 , </text:span><text:span text:style-name="T169">559082264 / </text:span><text:span text:style-name="T173">!</text:span>scale_denominator<text:span text:style-name="T173">!</text:span>) <text:span text:style-name="T169"><text:s text:c="4"/></text:span><text:span text:style-name="T168">)</text:span><text:span text:style-name="T170"> <text:s text:c="10"/></text:span></text:p>
      <text:p text:style-name="P358"/>
      <text:h text:style-name="Heading_20_4" text:outline-level="4" text:is-list-header="true">magic token &amp; performance</text:h>
      <text:p text:style-name="P301">Another magic <text:span text:style-name="T129">token</text:span> is:</text:p>
      <text:p text:style-name="P35">AND way &amp;&amp; !bbox!</text:p>
      <text:p text:style-name="P299">which means select only objects that fit in the area to draw.</text:p>
      <text:p text:style-name="P299">This reduces the amount of objects to extract from database</text:p>
      <text:p text:style-name="P299"/>
      <text:p text:style-name="P303">it will be converted to something like </text:p>
      <text:p text:style-name="P35">AND way &amp;&amp; ST_SetSRID('BOX3D(<text:span text:style-name="T126"> some coordinates </text:span>)'::box3d, 3857) </text:p>
      <text:h text:style-name="Heading_20_4" text:outline-level="4" text:is-list-header="true"><text:soft-page-break/>sql transformation</text:h>
      <text:p text:style-name="P299">The sql inside project.mml is not exactly the one finally executed...</text:p>
      <text:p text:style-name="P299"/>
      <text:p text:style-name="P299">Generally, the sql request <text:s/>(SELECT .... ) AS data <text:s/>will be suffixed by something like</text:p>
      <text:p text:style-name="P35">WHERE "way" &amp;&amp; ST_SetSRID('BOX3D( some coordinates )'::box3d, 3857)</text:p>
      <text:p text:style-name="P299"><text:span text:style-name="T123">which uses a postgis builtin function, </text:span>to select only objects that fit in the area to draw.</text:p>
      <text:p text:style-name="P299"/>
      <text:p text:style-name="P303">This does not happen if the magic <text:span text:style-name="T130">keyword</text:span><text:span text:style-name="T6"> !bbox!</text:span><text:span text:style-name="T4"> <text:s/></text:span><text:span text:style-name="T127">is </text:span><text:span text:style-name="T128">found </text:span><text:span text:style-name="T127"><text:s/>inside the request</text:span><text:span text:style-name="T128"> ( or in comments ! )</text:span></text:p>
      <text:p text:style-name="P303"/>
      <text:p text:style-name="P284"><text:span text:style-name="T176">C</text:span>aution!</text:p>
      <text:p text:style-name="P304"><text:span text:style-name="T127">Do not comment out the sequence "</text:span><text:span text:style-name="T6">AND way &amp;&amp; !bbox!</text:span><text:span text:style-name="T4">" . </text:span></text:p>
      <text:p text:style-name="P280">Since keyword !bbox! <text:span text:style-name="T176">will still be </text:span>found, the request will not be suffixed, causing a huge extraction of data</text:p>
      <text:p text:style-name="P300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27"><text:span text:style-name="T130">Generally both methods are equivalent ( </text:span><text:span text:style-name="T126">magic sequence !bbox! <text:s/></text:span><text:span text:style-name="T130">, </text:span><text:span text:style-name="T126">automatic addition of suffix</text:span><text:span text:style-name="T130"> ) , because the index filtering on object coordinates <text:s/>is done very early...</text:span></text:p>
            <text:p text:style-name="P127"/>
            <text:p text:style-name="P127"><text:span text:style-name="T17">Exception</text:span><text:span text:style-name="T130"> : when column "way" is recomputed ( ST_Snaptogrid(way, !pixel_width! / 4) AS way )</text:span></text:p>
            <text:p text:style-name="P130">In this case, with automatic addition, the filtering on object coordinates will be done much later</text:p>
            <text:p text:style-name="P130">So, the addition of magic sequence !bbox! is necessary </text:p>
            <text:p text:style-name="P130"/>
            <text:p text:style-name="P129">For <text:span text:style-name="T130">example, the </text:span>rendering of layer landuse-low , without !bbox! , <text:span text:style-name="T130">brings a high </text:span><text:span text:style-name="T176">risk</text:span> of "shared memory error" </text:p>
            <text:p text:style-name="P128"/>
          </table:table-cell>
        </table:table-row>
      </table:table>
      <text:p text:style-name="P299"/>
      <text:h text:style-name="Heading_20_4" text:outline-level="4" text:is-list-header="true">cache-feature</text:h>
      <text:p text:style-name="P302">When a layer is drawn several times <text:s/>( see "casing" in previous chapter ) , <text:span text:style-name="T125">the rendering tool </text:span>Mapnik has the default behavior to reexecute the same request several times !</text:p>
      <text:p text:style-name="P302">Adding <text:s/>"cache-feature: true" <text:s/>in <text:span text:style-name="T124">section </text:span>properties<text:span text:style-name="T124">: </text:span><text:s/>will avoid this</text:p>
      <text:p text:style-name="P302">( the result of sql request will be cached in memory . o<text:span text:style-name="T157">f</text:span> <text:span text:style-name="T157">course</text:span> this has a memory cost ...)</text:p>
      <text:p text:style-name="P299"/>
      <text:h text:style-name="Heading_20_4" text:outline-level="4" text:is-list-header="true"><text:span text:style-name="T177">rendering </text:span>priority</text:h>
      <text:p text:style-name="P366"><text:span text:style-name="T179">L</text:span>ayers<text:span text:style-name="T177"> and </text:span>data<text:span text:style-name="T177"> </text:span><text:s/>are rendered according to their order of appearance.</text:p>
      <text:list xml:id="list175155181549148" text:continue-list="list175156406547783" text:style-name="List_20_1">
        <text:list-item>
          <text:p text:style-name="P513">the first layers in project.mml are rendered before the others</text:p>
        </text:list-item>
        <text:list-item>
          <text:p text:style-name="P513">the first objects returned by <text:s/>a SQL request are rendered before the others</text:p>
        </text:list-item>
      </text:list>
      <text:p text:style-name="P372"/>
      <text:p text:style-name="P372">If a style ( like line-width: ) appears several times with different values:</text:p>
      <text:list xml:id="list175154827941522" text:continue-numbering="true" text:style-name="List_20_1">
        <text:list-item>
          <text:p text:style-name="P513">the last value will be used</text:p>
        </text:list-item>
        <text:list-item>
          <text:p text:style-name="P513">exception : <text:s/>with casing ( using :: <text:s/>or / <text:s/>syntax ) drawing is done twice</text:p>
        </text:list-item>
      </text:list>
      <text:p text:style-name="P366"/>
      <text:p text:style-name="P22">There is a special behaviour for objects rendered by text/marker/shield</text:p>
      <text:p text:style-name="P366">For them, the standard option is to forbid overlapping: this means that the first rendered objects may prevent other ones from being drawn if they overlap with the first ones <text:span text:style-name="T177"><text:s/>( </text:span><text:span text:style-name="T178">even if positionned in different layers</text:span><text:span text:style-name="T177"> ) </text:span>...</text:p>
      <text:p text:style-name="P366"/>
      <text:p text:style-name="P299"/>
      <text:p text:style-name="P216"/>
      <text:h text:style-name="P406" text:outline-level="2"/>
      <text:h text:style-name="P411" text:outline-level="2"><text:bookmark-start text:name="__RefHeading___Toc3336_2821381160"/>More details<text:bookmark-end text:name="__RefHeading___Toc3336_2821381160"/></text:h>
      <text:p text:style-name="P236">project.mml and *.mss files <text:s/>follow the CartoCSS specification, which has been ad<text:span text:style-name="T89">o</text:span>pted by Openstreetmap.</text:p>
      <text:p text:style-name="P236">But internally, a tool named "carto" transforms them into XML files, which are the ones expected by the rendering engine named "<text:span text:style-name="T125">M</text:span>apnik"</text:p>
      <text:p text:style-name="P236"/>
      <text:p text:style-name="P237">It is not easy to find this CartoCSS full specification . <text:line-break/>O<text:span text:style-name="T157">ne </text:span>solution is to look at documentation of other tools, (sometimes obsolete) which use it.</text:p>
      <text:p text:style-name="P236"/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63">https://tilemill-project.github.io/tilemill/docs/manual/</text:p>
            <text:p text:style-name="P163">https://tilemill-project.github.io/tilemill/docs/guides/styling-lines/</text:p>
            <text:p text:style-name="P164">( introduction and very nice advanced recipes )</text:p>
            <text:p text:style-name="P164"/>
            <text:p text:style-name="P163">http://mapnik.org/mapnik-reference/#3.0.22</text:p>
            <text:p text:style-name="P165">( <text:span text:style-name="T167">a view of all possible keywords . <text:line-break/></text:span><text:span text:style-name="T179">(</text:span><text:span text:style-name="T167">P</text:span>ay attention that the documented format <text:span text:style-name="T4">key=value</text:span> <text:span text:style-name="T167"><text:s/></text:span><text:span text:style-name="T22">must</text:span><text:span text:style-name="T167"> be adapted </text:span><text:s/>to <text:span text:style-name="T167">.CSS language</text:span>)</text:p>
            <text:p text:style-name="P165"/>
            <text:p text:style-name="P163">https://wiki.openstreetmap.org/wiki/Slippy_map_tilenames#Resolution_and_Scale</text:p>
            <text:p text:style-name="P162">( scale computation )</text:p>
            <text:p text:style-name="P162"/>
            <text:p text:style-name="P163">https://github.com/mapbox/carto/blob/master/docs/language_elements.rst</text:p>
            <text:p text:style-name="P166">https://github.com/mapbox/carto/blob/master/docs/styling_concepts.rst</text:p>
            <text:p text:style-name="P166"/>
            <text:p text:style-name="P166">https://github.com/mapbox/mapbox-studio-classic/blob/mb-pages/docs/studio-classic-manual/04-classic-manual-cartocss.md</text:p>
            <text:p text:style-name="P166"/>
            <text:p text:style-name="P161"/>
          </table:table-cell>
        </table:table-row>
      </table:table>
      <text:p text:style-name="P235"/>
      <text:h text:style-name="Heading_20_4" text:outline-level="4" text:is-list-header="true">Zoom computation<text:span text:style-name="T167"> formulas</text:span></text:h>
      <text:p text:style-name="P358">At zoom 0 , the world map is represented by a 256 pixels wide map</text:p>
      <text:p text:style-name="P358">Circumference at equator : 40075km<text:line-break/>At zoom z, the world map is represented by <text:span text:style-name="T167">a </text:span>256 * 2^z pixels wide map</text:p>
      <text:p text:style-name="P358">Size of a pixel on rendering device is supposed to be 0.28 mm</text:p>
      <text:p text:style-name="P358"/>
      <text:p text:style-name="P358">40075 * 1000 meters on earth correspond to 256 * 2^z <text:s/>* 0.28 * 0.001 meters on device</text:p>
      <text:p text:style-name="P358">scale_denominator <text:s/>meters <text:s/>on earth <text:s/>corresponds to 1 meter on device</text:p>
      <text:p text:style-name="P358"/>
      <text:p text:style-name="P358">scale_denominator = 40075*1000 / (256 * 0.00028 * 2^z)<text:span text:style-name="T169"> = <text:s/>559082264 / 2^z</text:span></text:p>
      <text:p text:style-name="P358">2^z <text:s/>= <text:s/>40075*1000 / ( 256 * 0.00028 * scale_denominator )</text:p>
      <text:p text:style-name="P358">z = l<text:span text:style-name="T169">og2</text:span> [ 40075*1000 / ( 256 * 0.00028 * scale_denominator ) ] </text:p>
      <text:p text:style-name="P362">z= <text:span text:style-name="T168">ROUND ( <text:s text:c="2"/></text:span><text:span text:style-name="T169">log2( 559082264 / </text:span>scale_denominator) <text:span text:style-name="T169"><text:s text:c="4"/></text:span><text:span text:style-name="T168">)</text:span></text:p>
      <text:p text:style-name="P358"/>
      <text:p text:style-name="P358"/>
      <text:h text:style-name="P395" text:outline-level="1"/>
      <text:h text:style-name="P398" text:outline-level="1"><text:bookmark-start text:name="__RefHeading___Toc3338_2821381160"/>Drawing contours lines<text:bookmark-end text:name="__RefHeading___Toc3338_2821381160"/></text:h>
      <text:p text:style-name="P183"><text:span text:style-name="T73">T</text:span>his means drawing lines showing points of same altitude</text:p>
      <text:p text:style-name="P228"/>
      <text:p text:style-name="P228">This implementation uses two directories<text:span text:style-name="T94">:</text:span></text:p>
      <text:list text:style-name="L20">
        <text:list-item>
          <text:p text:style-name="P514">dem : <text:s/>contains scripts and parameters</text:p>
        </text:list-item>
        <text:list-item>
          <text:p text:style-name="P514">demdata : working directory for downloaded files , and output files</text:p>
        </text:list-item>
      </text:list>
      <text:h text:style-name="P414" text:outline-level="2"><text:bookmark-start text:name="__RefHeading___Toc3340_2821381160"/>DEM data from SRTM<text:bookmark-end text:name="__RefHeading___Toc3340_2821381160"/></text:h>
      <text:p text:style-name="P183">DEM means "Digital Elevation Model" and DEM data refers to files containing the altitude of points on Earth</text:p>
      <text:p text:style-name="P183">SRTM ( Shuttle Radar Topography Mission ) produced by Nasa<text:span text:style-name="T41">,</text:span> provides 2 levels of precision</text:p>
      <text:list text:style-name="L21">
        <text:list-item>
          <text:p text:style-name="P515">srtm3 : 3 second arc precision . This is 100m . <text:span text:style-name="T133">Really </text:span><text:s/>insufficient</text:p>
        </text:list-item>
        <text:list-item>
          <text:p text:style-name="P515">srtm1 : 1 second arc precision . This is 30m</text:p>
        </text:list-item>
      </text:list>
      <text:p text:style-name="P183"/>
      <text:p text:style-name="P184">Data are .hgt files <text:s/>. Each file covers a square of 1 degree longitude and latitude.<text:line-break/></text:p>
      <text:p text:style-name="P184">A .hgt file is named like N45E50.hgt ( 45° longitude North , 50° latitude East ) containing the altitudes as <text:s/>16bits integers<text:span text:style-name="T73"> ( and off course a header describing the contents )</text:span></text:p>
      <text:p text:style-name="P183"><text:line-break/>srtm1 <text:span text:style-name="T94">( one arc minute ) </text:span><text:span text:style-name="T42">files </text:span>provide 3601x3601 values<text:line-break/>srtm3 <text:span text:style-name="T94"><text:s/>( 3 arc minute) </text:span><text:span text:style-name="T42">files </text:span>provide 1201x1201 values</text:p>
      <text:p text:style-name="P206"/>
      <text:p text:style-name="P206">srtm-version is something completely different: it refers to the different shuttle missions<text:line-break/>Current version is 3 . For this version, srtm1 dataset is not limited to US, and "holes" have been completed</text:p>
      <text:p text:style-name="P206"/>
      <text:p text:style-name="P206">Downloading files from Nasa is not the best solution:</text:p>
      <text:list text:style-name="L22">
        <text:list-item>
          <text:p text:style-name="P516">it requires a complex registration, to get login/pwd</text:p>
        </text:list-item>
        <text:list-item>
          <text:p text:style-name="P516">you may encounter "not authorized" errors</text:p>
        </text:list-item>
      </text:list>
      <text:p text:style-name="P206"/>
      <text:p text:style-name="P206">Happily, there is a mirror site : <text:a xlink:type="simple" xlink:href="https://viewfinderpanoramas.org/" text:style-name="Internet_20_link" text:visited-style-name="Visited_20_Internet_20_Link">https://viewfinderpanoramas.org</text:a><text:line-break/>which allows to download them easily<text:span text:style-name="T138"> ( and it seems that for France, data does not come from Nasa, but from other method with higher quality (LIDAR) <text:s/>)</text:span></text:p>
      <text:h text:style-name="P406" text:outline-level="2"/>
      <text:h text:style-name="P411" text:outline-level="2"><text:bookmark-start text:name="__RefHeading___Toc3342_2821381160"/>p<text:span text:style-name="T138">yhgt</text:span>map<text:bookmark-end text:name="__RefHeading___Toc3342_2821381160"/></text:h>
      <text:p text:style-name="P206">This magic tool does all the stuff</text:p>
      <text:list text:style-name="L23">
        <text:list-item>
          <text:p text:style-name="P517">you give it a polygon file ( .poly ) giving the limits of the area you want</text:p>
        </text:list-item>
        <text:list-item>
          <text:p text:style-name="P517">it downloads the .hgt files either from Nasa or viewfinderpanorama that correspond to this area</text:p>
        </text:list-item>
        <text:list-item>
          <text:p text:style-name="P517">it <text:span text:style-name="T94">p</text:span>uts them in a cache directory, so that next time you launch the tool, it can retrieve already existing files</text:p>
        </text:list-item>
        <text:list-item>
          <text:p text:style-name="P517">it builds the contour lines into a .pbf file, usable by osm2pgsql</text:p>
        </text:list-item>
      </text:list>
      <text:p text:style-name="P206"/>
      <text:h text:style-name="Heading_20_4" text:outline-level="4" text:is-list-header="true">Invocation:</text:h>
      <text:p text:style-name="P186"><text:span text:style-name="T43"><text:line-break/></text:span><text:span text:style-name="T44">p</text:span><text:span text:style-name="T49">yhgtmap.sh</text:span><text:span text:style-name="T44"> --polygon=</text:span><text:span text:style-name="T45">area.poly</text:span><text:span text:style-name="T44"> -j 2 -s 10 -0 --source=view</text:span><text:span text:style-name="T45">1</text:span><text:span text:style-name="T44"> <text:s/>--max-nodes-per-tile=0 --max-nodes-per-way=0 --pbf -o </text:span><text:span text:style-name="T45">PREFIX</text:span></text:p>
      <text:p text:style-name="P186"><text:span text:style-name="T62">(pyhgtmap.sh is a personnal encapsulation ... see Installation )</text:span><text:line-break/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99">--polygon</text:p>
          </table:table-cell>
          <table:table-cell table:style-name="Tableau21.B1" office:value-type="string">
            <text:p text:style-name="P203">tells the .poly file defining the polygon of the area to process</text:p>
          </table:table-cell>
        </table:table-row>
        <table:table-row>
          <table:table-cell table:style-name="Tableau21.A2" office:value-type="string">
            <text:p text:style-name="P199">-j <text:span text:style-name="T138">8</text:span></text:p>
          </table:table-cell>
          <table:table-cell table:style-name="Tableau21.B2" office:value-type="string">
            <text:p text:style-name="P203">runs <text:span text:style-name="T138">8</text:span> jobs in parallel</text:p>
          </table:table-cell>
        </table:table-row>
        <table:table-row>
          <table:table-cell table:style-name="Tableau21.A2" office:value-type="string">
            <text:p text:style-name="P199">-s 10</text:p>
          </table:table-cell>
          <table:table-cell table:style-name="Tableau21.B2" office:value-type="string">
            <text:p text:style-name="P204">contour line step size in meters</text:p>
            <text:p text:style-name="P205">Phyghtmap will produce only contours lines whose "ele" is multiple of 10</text:p>
          </table:table-cell>
        </table:table-row>
        <table:table-row>
          <table:table-cell table:style-name="Tableau21.A2" office:value-type="string">
            <text:p text:style-name="P199">-0</text:p>
          </table:table-cell>
          <table:table-cell table:style-name="Tableau21.B2" office:value-type="string">
            <text:p text:style-name="P203">do not produce contours for altitude=0 ( avoid troubles with oceans and sees )</text:p>
          </table:table-cell>
        </table:table-row>
        <table:table-row>
          <table:table-cell table:style-name="Tableau21.A2" office:value-type="string">
            <text:p text:style-name="P199">--source=view1</text:p>
          </table:table-cell>
          <table:table-cell table:style-name="Tableau21.B2" office:value-type="string">
            <text:p text:style-name="P203">tells to extract data from viewfinderpanoramas.org</text:p>
            <text:p text:style-name="P203">view1 means 1 arc second resolution</text:p>
          </table:table-cell>
        </table:table-row>
        <table:table-row>
          <table:table-cell table:style-name="Tableau21.A2" office:value-type="string">
            <text:p text:style-name="P201">--max-nodes-per-tile=0 --max-nodes-per-way=0</text:p>
          </table:table-cell>
          <table:table-cell table:style-name="Tableau21.B2" office:value-type="string">
            <text:p text:style-name="P203">mandatory to <text:s/>have only one output file</text:p>
          </table:table-cell>
        </table:table-row>
        <table:table-row>
          <table:table-cell table:style-name="Tableau21.A2" office:value-type="string">
            <text:p text:style-name="P200">--pbf</text:p>
          </table:table-cell>
          <table:table-cell table:style-name="Tableau21.B2" office:value-type="string">
            <text:p text:style-name="P203">output is a .pbf file</text:p>
          </table:table-cell>
        </table:table-row>
        <table:table-row>
          <table:table-cell table:style-name="Tableau21.A2" office:value-type="string">
            <text:p text:style-name="P200">-o PREFIX</text:p>
          </table:table-cell>
          <table:table-cell table:style-name="Tableau21.B2" office:value-type="string">
            <text:p text:style-name="P203">the output file will be </text:p>
            <text:p text:style-name="P203">PREFIXlon-xxx-lat-yyy-view1.osm.pbf</text:p>
          </table:table-cell>
        </table:table-row>
      </table:table>
      <text:p text:style-name="P185"/>
      <text:h text:style-name="Heading_20_4" text:outline-level="4" text:is-list-header="true">Installation<text:span text:style-name="T138"> : the old tool</text:span></text:h>
      <text:p text:style-name="P319">The original tool ( the one described in <text:span text:style-name="T139">Internet </text:span>tutorials <text:span text:style-name="T139">for creating contours </text:span><text:s/>) was Phyghtmap</text:p>
      <text:p text:style-name="P319">Unfortunately, it <text:span text:style-name="T139">seems</text:span> no more maintained, and is incompatible with Ubtuntu versions later than Ubuntu:focal</text:p>
      <text:p text:style-name="P319">( incompatible evolution of the 'matplotlib' library )</text:p>
      <text:p text:style-name="P319"/>
      <text:p text:style-name="P207"><text:span text:style-name="T138">T</text:span>his tool does not exist in standard Ubuntu/Debian repositories. </text:p>
      <text:p text:style-name="P207"><text:line-break/><text:span text:style-name="T132">A .deb package has been downloaded from <text:line-break/></text:span>http://katze.tfiu.de/projects/phyghtmap/#Download<text:span text:style-name="T132"> <text:line-break/>and copied to directory "</text:span><text:span text:style-name="T179">docker</text:span><text:span text:style-name="T132">"</text:span><text:span text:style-name="T179">, so that it can be installed when processing dockerfile</text:span><text:span text:style-name="T138"> <text:s/></text:span></text:p>
      <text:p text:style-name="P207"/>
      <text:h text:style-name="P431" text:outline-level="4"/>
      <text:h text:style-name="P432" text:outline-level="4" text:is-list-header="true">Installation: the new tool</text:h>
      <text:p text:style-name="P319">The new tool Pyhgtmap is a clone of Phyghtmap, with plenty of evolutions</text:p>
      <text:p text:style-name="P320"/>
      <text:p text:style-name="P320"><text:span text:style-name="T138">It brings some benefits : it uses a more efficient algorithm ( </text:span>Ramer-Douglas-Peucker <text:span text:style-name="T138">)</text:span></text:p>
      <text:p text:style-name="P320"/>
      <text:p text:style-name="P319">Unfortunately, its installation is much more complex:</text:p>
      <text:list xml:id="list175155324047748" text:continue-list="list175154827941522" text:style-name="List_20_1">
        <text:list-item>
          <text:p text:style-name="P518">installed by "pip" method, with needs installing lots of stuff in the Docker image</text:p>
        </text:list-item>
        <text:list-item>
          <text:p text:style-name="P518">requires plenty of other small pip packages</text:p>
        </text:list-item>
        <text:list-item>
          <text:p text:style-name="P518">since pip packages are not standard ones, it needs setting up a 'Virtual environment' <text:s/>( we use 'venv' )<text:span text:style-name="T144"> :</text:span><text:line-break/>packages will be installed in a kind of sandbox, that does not pollute standard python</text:p>
        </text:list-item>
        <text:list-item>
          <text:p text:style-name="P518">requires installation of GoogleDrive pip packages, just for allowing <text:s/>access to a specific datasource which is on GoogleDrive</text:p>
          <text:p text:style-name="P518"><text:s/></text:p>
        </text:list-item>
      </text:list>
      <text:p text:style-name="P319">To avoid tons of GoogleDrive packages, the installation/execution steps have been adapted<text:span text:style-name="T144">: </text:span><text:span text:style-name="T179">some tuning has</text:span><text:span text:style-name="T144"> been made, to populate the solution with adequate contents</text:span></text:p>
      <text:list xml:id="list175155635266290" text:continue-numbering="true" text:style-name="List_20_1">
        <text:list-item>
          <text:p text:style-name="P520">Manual actions, incorporated in the project files :</text:p>
          <text:list>
            <text:list-item>
              <text:p text:style-name="P519"><text:span text:style-name="T143">manual </text:span>download of the pip package ( without installation ) , and uncompress python source files</text:p>
            </text:list-item>
            <text:list-item>
              <text:p text:style-name="P518">removing of file requiring Google packages</text:p>
            </text:list-item>
          </text:list>
        </text:list-item>
        <text:list-item>
          <text:p text:style-name="P520">Dockerfile actions :</text:p>
          <text:list>
            <text:list-item>
              <text:p text:style-name="P519">explicit installation of required dependencies (excepted Google ) </text:p>
            </text:list-item>
            <text:list-item>
              <text:p text:style-name="P519">execution through a bash script ( pyhgtmap.sh ) which directly invokes entry point (main.py) from the 'virtual environment'</text:p>
            </text:list-item>
          </text:list>
          <text:p text:style-name="P518"/>
        </text:list-item>
      </text:list>
      <text:h text:style-name="Heading_20_2" text:outline-level="2"><text:bookmark-start text:name="__RefHeading___Toc3344_2821381160"/>Loading contours with osm2pgsql.org<text:bookmark-end text:name="__RefHeading___Toc3344_2821381160"/></text:h>
      <text:p text:style-name="P209">If you modify <text:span text:style-name="T138">pyhgtmap p</text:span>arameters to produce a pure XML output, you will see that its contents is quite simple: <text:s/>a huge list of &lt;node&gt; elements and <text:span text:style-name="T66">several </text:span>&lt;way&gt; elements refer<text:span text:style-name="T66">r</text:span>ing <text:span text:style-name="T66">to </text:span>those &lt;node&gt;</text:p>
      <text:p text:style-name="P209"/>
      <text:p text:style-name="P209">The altitude information is located in the &lt;way&gt; element , using tagname "ele"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72"><text:span text:style-name="T65">&lt;</text:span>way id="10000003" version="1"&gt;</text:p>
            <text:p text:style-name="P172"><text:span text:style-name="T65"><text:tab/></text:span>&lt;nd ref="10000041"/&gt;</text:p>
            <text:p text:style-name="P92"><text:span text:style-name="T65"><text:tab/></text:span>&lt;nd ref="10000042"/&gt;</text:p>
            <text:p text:style-name="P92"><text:span text:style-name="T65"><text:tab/></text:span>&lt;nd ref="10000043"/&gt;</text:p>
            <text:p text:style-name="P92"><text:span text:style-name="T65"><text:tab/></text:span>&lt;nd ref="10000044"/&gt;</text:p>
            <text:p text:style-name="P92"><text:span text:style-name="T65"><text:tab/></text:span>&lt;nd ref="10000041"/&gt;</text:p>
            <text:p text:style-name="P172"><text:span text:style-name="T65"><text:tab/></text:span>&lt;tag k="ele" v="860"/&gt;</text:p>
            <text:p text:style-name="P172"><text:span text:style-name="T65"><text:tab/></text:span>&lt;tag k="contour" v="elevation"/&gt;</text:p>
            <text:p text:style-name="P172"><text:span text:style-name="T65"><text:tab/></text:span>&lt;tag k="contour_ext" v="elevation_minor"/&gt;</text:p>
            <text:p text:style-name="P172">&lt;/way&gt;</text:p>
          </table:table-cell>
        </table:table-row>
      </table:table>
      <text:p text:style-name="P209"/>
      <text:p text:style-name="P213">osm2pgsql will need a specific reduced .style file<text:span text:style-name="T179"> :</text:span></text:p>
      <text:list xml:id="list175154697779932" text:continue-numbering="true" text:style-name="List_20_1">
        <text:list-item>
          <text:p text:style-name="P521">saying that a column named "ele" must be created, based on tagname "ele" </text:p>
        </text:list-item>
        <text:list-item>
          <text:p text:style-name="P522">forcing the creation of another column "elegroup" <text:s/>which will be used for optimizations</text:p>
        </text:list-item>
      </text:list>
      <text:p text:style-name="P209"/>
      <text:p text:style-name="P209">contours.style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08"># OsmType <text:s/><text:span text:style-name="T138"><text:tab/></text:span>Tag <text:s text:c="9"/><text:span text:style-name="T138"><text:tab/></text:span>DataType <text:s text:c="4"/><text:span text:style-name="T138"><text:tab/></text:span>Flags</text:p>
            <text:p text:style-name="P208"><text:span text:style-name="T137">node,</text:span>way <text:s text:c="2"/><text:span text:style-name="T65"><text:s text:c="3"/></text:span><text:span text:style-name="T138"><text:tab/></text:span>ele<text:span text:style-name="T137"> <text:s/><text:tab/></text:span><text:span text:style-name="T138"><text:tab/></text:span>int4<text:tab/><text:span text:style-name="T65"> <text:s text:c="3"/></text:span><text:span text:style-name="T138"><text:tab/></text:span><text:span text:style-name="T65"> </text:span>linear</text:p>
            <text:p text:style-name="P318">way<text:tab/><text:tab/>elegroup<text:tab/>int4<text:tab/><text:tab/>linear <text:s text:c="3"/># to force creation of specific column</text:p>
          </table:table-cell>
        </table:table-row>
      </table:table>
      <text:p text:style-name="P209"/>
      <text:p text:style-name="P209">We will import contours into a dedicated database "co<text:span text:style-name="T66">n</text:span>tours"</text:p>
      <text:p text:style-name="P210">osm2pgsql --slim --drop -d contours --cache <text:span text:style-name="T137">1</text:span>000 --style ./contours.style <text:span text:style-name="T66"><text:s text:c="4"/></text:span>./<text:span text:style-name="T66">contoursfile</text:span>.osm.pbf</text:p>
      <text:p text:style-name="P210"/>
      <text:p text:style-name="P39"><text:span text:style-name="T13">Note</text:span>: <text:s/>why mention "node,way" rather than just "way" for the tag "ele" which appears only for &lt;way&gt; nodes ?</text:p>
      <text:p text:style-name="P39">Just because otherwise, there will an error message from osm2pgsql ...</text:p>
      <text:p text:style-name="P40"/>
      <text:p text:style-name="P316">Notes:</text:p>
      <text:p text:style-name="P315">Due to "-s 10" parameter, the .osm.pbf contains only <text:s/>lines whose colun "ele" is multiple of 10</text:p>
      <text:p text:style-name="P319"/>
      <text:p text:style-name="P319"/>
      <text:h text:style-name="Heading_20_2" text:outline-level="2"><text:bookmark-start text:name="__RefHeading___Toc4686_2063623624"/>Optimizations<text:bookmark-end text:name="__RefHeading___Toc4686_2063623624"/></text:h>
      <text:p text:style-name="P319">We want to avoid patterns like "<text:span text:style-name="T44">WHERE ele IS NOT NULL AND MOD(ele::numeric, 100) = 0" in SQL requests executed for rendering. ( </text:span><text:span text:style-name="T60">T</text:span><text:span text:style-name="T61">he syntax "ele::numeric" <text:s/>means converting the text value into a numeric value</text:span><text:span text:style-name="T44"> )</text:span></text:p>
      <text:p text:style-name="P319"/>
      <text:p text:style-name="P135">So column "elegroup" is computed from "ele" to contain values ( 10, 20, 50 , 100 )</text:p>
      <text:p text:style-name="P135">It will also allow to create efficient index</text:p>
      <text:p text:style-name="P319"/>
      <text:p text:style-name="P319"><text:span text:style-name="T44">For this purpose, a</text:span> <text:s/>SQL script "zindexcontours.sql" is executed after osm2pgsql import </text:p>
      <text:p text:style-name="P319"/>
      <text:h text:style-name="Heading_20_2" text:outline-level="2"><text:bookmark-start text:name="__RefHeading___Toc3346_2821381160"/>Rendering contours<text:bookmark-end text:name="__RefHeading___Toc3346_2821381160"/></text:h>
      <text:h text:style-name="Heading_20_3" text:outline-level="3"><text:bookmark-start text:name="__RefHeading___Toc3348_2821381160"/>project.mml<text:bookmark-end text:name="__RefHeading___Toc3348_2821381160"/></text:h>
      <text:p text:style-name="P223">Three layers are declared : contours100 , contours50 , contours10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91"><text:s text:c="2"/><text:span text:style-name="T78">_parts:</text:span></text:p>
            <text:p text:style-name="P91"/>
            <text:p text:style-name="P91"># <text:span text:style-name="T78">reusable block, defining </text:span>specific database for contours</text:p>
            <text:p text:style-name="P92"><text:s text:c="2"/>osm2pgsqlcontours: &amp;osm2pgsqlcontours</text:p>
            <text:p text:style-name="P92"><text:s text:c="4"/>type: "postgis"</text:p>
            <text:p text:style-name="P92"><text:s text:c="4"/>dbname: "contours"</text:p>
            <text:p text:style-name="P92"><text:s text:c="4"/>key_field: ""</text:p>
            <text:p text:style-name="P92"><text:s text:c="4"/>geometry_field: "way"</text:p>
            <text:p text:style-name="P92"><text:s text:c="4"/>extent: "-20037508,-20037508,20037508,20037508"</text:p>
          </table:table-cell>
        </table:table-row>
      </table:table>
      <text:p text:style-name="P210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90">- id: contours100</text:p>
            <text:p text:style-name="P90"><text:s text:c="2"/>class: contours</text:p>
            <text:p text:style-name="P90"><text:s text:c="2"/>&lt;&lt;: *extents</text:p>
            <text:p text:style-name="P90"><text:s text:c="2"/>Datasource:</text:p>
            <text:p text:style-name="P90"><text:s text:c="4"/>&lt;&lt;: *osm2pgsql<text:span text:style-name="T78">contours</text:span></text:p>
            <text:p text:style-name="P90"><text:s text:c="4"/>table: |-</text:p>
            <text:p text:style-name="P90"><text:s text:c="6"/>(</text:p>
            <text:p text:style-name="P90"><text:s text:c="8"/>SELECT</text:p>
            <text:p text:style-name="P90"><text:s text:c="10"/>way, ele</text:p>
            <text:p text:style-name="P90"><text:s text:c="8"/>FROM planet_osm_line</text:p>
            <text:p text:style-name="P90"><text:s text:c="8"/>WHERE ele<text:span text:style-name="T138">group =100</text:span></text:p>
            <text:p text:style-name="P90"><text:s text:c="6"/>) AS data</text:p>
            <text:p text:style-name="P90"><text:s text:c="2"/>geometry: line</text:p>
            <text:p text:style-name="P90"><text:s text:c="2"/>properties:</text:p>
            <text:p text:style-name="P90"><text:s text:c="4"/>minzoom: 11</text:p>
            <text:p text:style-name="P90"><text:s text:c="4"/>status: on</text:p>
          </table:table-cell>
        </table:table-row>
      </table:table>
      <text:p text:style-name="P211"/>
      <text:p text:style-name="P212"><text:span text:style-name="T94">N</text:span><text:span text:style-name="T67">ote the </text:span><text:span text:style-name="T78">inclusion of block </text:span><text:span text:style-name="T67"><text:s/></text:span><text:span text:style-name="T46">&lt;&lt;: *osm2pgsql</text:span><text:span text:style-name="T47">contours <text:s/>telling the usage </text:span><text:span text:style-name="T67">of database "contours" and the fact that the GEOMETRY column is "way"<text:line-break/></text:span></text:p>
      <text:p text:style-name="P212"><text:span text:style-name="T94">C</text:span><text:span text:style-name="T67">olumn "ele" is included in the </text:span><text:span text:style-name="T138">output of </text:span><text:span text:style-name="T67">SQL request, because it will be used </text:span><text:span text:style-name="T94">by .mss stylesheet </text:span><text:span text:style-name="T67">to draw the altitude value<text:line-break/></text:span></text:p>
      <text:p text:style-name="P212"><text:span text:style-name="T94">T</text:span><text:span text:style-name="T67">he layer is associated to class "contours" <text:s/>that </text:span><text:span text:style-name="T179">will</text:span><text:span text:style-name="T67"> </text:span><text:span text:style-name="T68">be </text:span><text:span text:style-name="T67">use</text:span><text:span text:style-name="T68">d</text:span><text:span text:style-name="T67"> in .mss stylesheet</text:span><text:line-break/></text:p>
      <text:h text:style-name="P426" text:outline-level="3"/>
      <text:h text:style-name="P428" text:outline-level="3"><text:bookmark-start text:name="__RefHeading___Toc3350_2821381160"/>.mms stylesheet<text:bookmark-end text:name="__RefHeading___Toc3350_2821381160"/>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90">.contours {</text:p>
            <text:p text:style-name="P90"><text:s text:c="2"/>line-color: @contours-color;</text:p>
            <text:p text:style-name="P90"/>
            <text:p text:style-name="P90"><text:s text:c="2"/>/* 100 m */</text:p>
            <text:p text:style-name="P90"><text:s text:c="2"/>#contours100 {</text:p>
            <text:p text:style-name="P90"><text:s text:c="4"/>[zoom &gt;= 11] { line-width: 0.2; }</text:p>
            <text:p text:style-name="P90"><text:s text:c="4"/>[zoom &gt;= 12] { line-width: 0.4; }</text:p>
            <text:p text:style-name="P90"><text:s text:c="4"/>[zoom &gt;= 13] { line-width: 0.5; }</text:p>
            <text:p text:style-name="P90"><text:s text:c="4"/>[zoom &gt;= 14] { line-width: 1; <text:s/>}</text:p>
            <text:p text:style-name="P90"><text:s text:c="4"/>[zoom &gt;= 16] { line-width: 1; }</text:p>
            <text:p text:style-name="P90"><text:s text:c="2"/>}</text:p>
            <text:p text:style-name="P90"/>
            <text:p text:style-name="P90"><text:s text:c="2"/>#contours100{</text:p>
            <text:p text:style-name="P90"/>
            <text:p text:style-name="P90"><text:s text:c="2"/>[zoom &gt;= 15] { </text:p>
            <text:p text:style-name="P90"><text:s text:c="6"/>text-face-name: @standard-font;</text:p>
            <text:p text:style-name="P90"><text:s text:c="6"/>text-size: @contours-larger-font-size;</text:p>
            <text:p text:style-name="P90"><text:s text:c="6"/>text-fill: @contours-fill;</text:p>
            <text:p text:style-name="P90"><text:s text:c="6"/>text-halo-radius: 1;</text:p>
            <text:p text:style-name="P90"><text:s text:c="6"/>text-halo-fill: @contours-halo-fill;</text:p>
            <text:p text:style-name="P90"><text:s text:c="6"/>text-placement: line;</text:p>
            <text:p text:style-name="P90"><text:s text:c="6"/>text-label-position-tolerance: @contours-position-tolerance;</text:p>
            <text:p text:style-name="P90"><text:s text:c="6"/>text-spacing: @contours-spacing;</text:p>
            <text:p text:style-name="P90"><text:s text:c="6"/>text-min-path-length: @contours-min-path-length;</text:p>
            <text:p text:style-name="P90"><text:s text:c="6"/>text-max-char-angle-delta: @contours-max-char-angle-delta;</text:p>
            <text:p text:style-name="P90"><text:s text:c="6"/>text-name: "[ele]";</text:p>
            <text:p text:style-name="P90"><text:s text:c="6"/>}</text:p>
            <text:p text:style-name="P90"><text:s text:c="3"/></text:p>
            <text:p text:style-name="P90"><text:s text:c="2"/>}</text:p>
          </table:table-cell>
        </table:table-row>
      </table:table>
      <text:p text:style-name="P222"/>
      <text:p text:style-name="P231">line-color is <text:span text:style-name="T70">defined</text:span> for all layers of class "countours"</text:p>
      <text:p text:style-name="P231"/>
      <text:p text:style-name="P224">Here, the altitude <text:span text:style-name="T179">for</text:span> the contour100 line<text:span text:style-name="T179">s</text:span> is shown only for zoom &gt;=15<text:line-break/></text:p>
      <text:p text:style-name="P224">Note the syntax <text:span text:style-name="T44"><text:s/>text-name: "[ele]"; </text:span><text:s/>which tells to get value from column "ele" of the SQL request</text:p>
      <text:h text:style-name="P395" text:outline-level="1"/>
      <text:h text:style-name="P398" text:outline-level="1"><text:bookmark-start text:name="__RefHeading___Toc3352_2821381160"/>Drawing hillshade<text:bookmark-end text:name="__RefHeading___Toc3352_2821381160"/></text:h>
      <text:p text:style-name="P238">Hillshade is the fact of drawing a semi-transparent layer, giving a 3D impression by showing the shadow of mountains and hills<text:span text:style-name="T72">.</text:span></text:p>
      <text:p text:style-name="P239"/>
      <text:p text:style-name="P239">This uses a famous collection of tools<text:span text:style-name="T73">: </text:span><text:s text:c="2"/>"gdal"</text:p>
      <text:p text:style-name="P238"/>
      <text:p text:style-name="P238"><text:span text:style-name="T72">We </text:span>directly reuses the DEM data downloaded during the previous step</text:p>
      <text:p text:style-name="P238"/>
      <text:p text:style-name="P238">The trouble is that <text:span text:style-name="T138">pyhgtmap </text:span><text:s/>downloads .zip files for srtm1 data, which contain much more .hgt files that necessary for the desired perimeter</text:p>
      <text:p text:style-name="P266"/>
      <text:p text:style-name="P266">There are 3 steps</text:p>
      <text:list text:style-name="L24">
        <text:list-item>
          <text:p text:style-name="P523"><text:span text:style-name="T71">B</text:span><text:span text:style-name="T68">uild the list of .hgt files necessary to cover the area defined by the polygon file myfiles/xxx.poly. This file "demdata/xxx.poly.txt" is produced by running a small script dem/hgtlist.py </text:span></text:p>
        </text:list-item>
        <text:list-item>
          <text:p text:style-name="P524">Use gdalwarp to merge <text:s/>files<text:tab/></text:p>
        </text:list-item>
        <text:list-item>
          <text:p text:style-name="P524">Use gdaldem <text:s text:c="2"/>to produce hillshade</text:p>
        </text:list-item>
      </text:list>
      <text:p text:style-name="Text_20_body"><text:span text:style-name="Strong_20_Emphasis"/></text:p>
      <text:p text:style-name="Text_20_body"><text:span text:style-name="Strong_20_Emphasis">Important notice!</text:span><text:line-break/>Those tools use compression. Do not choose compression algorithm which alter data ( like JPEG ).<text:line-break/>Output file would be largely smaller, but the image produced by the tile rendering software would contain many ugly pixels <text:s/>( <text:span text:style-name="T179">despite the fact that </text:span>opening the file itself<text:span text:style-name="T179"> </text:span>in the file explorer<text:span text:style-name="T179">, </text:span><text:s/>shows no trouble )</text:p>
      <text:h text:style-name="P406" text:outline-level="2"/>
      <text:h text:style-name="P411" text:outline-level="2"><text:bookmark-start text:name="__RefHeading___Toc3354_2821381160"/>gdalwarp<text:bookmark-end text:name="__RefHeading___Toc3354_2821381160"/></text:h>
      <text:p text:style-name="P238">This tool will do 3 actions</text:p>
      <text:list text:style-name="L25">
        <text:list-item>
          <text:p text:style-name="P525">get all the .hgt files declared in xxx.poly.txt<text:line-break/>( using the option --optfile )</text:p>
        </text:list-item>
        <text:list-item>
          <text:p text:style-name="P525">merge them into a <text:s text:c="2"/>.tif file ( GeoTIFF format )</text:p>
        </text:list-item>
        <text:list-item>
          <text:p text:style-name="P525">make a <text:span text:style-name="T69">model </text:span>conversion between .hgt files ( using EPSG:4326 model ) to EPSG:3857 <text:s/>used by openstreetmap</text:p>
        </text:list-item>
      </text:list>
      <text:p text:style-name="P238"/>
      <text:p text:style-name="P238">An important parameter is -tr <text:span text:style-name="T69"><text:s/>mmm mmm</text:span> , which means that 1 point in the output .tif file correspond<text:span text:style-name="T69">s</text:span> to <text:span text:style-name="T69">mmm </text:span>meters in real world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05">gdalwarp <text:s/>-co BIGTIFF=YES -co TILED=YES <text:s/>-co PREDICTOR=2 -co COMPRESS=<text:span text:style-name="T69">DEFLATE</text:span> <text:line-break/>-t_srs <text:span text:style-name="T76"><text:s/></text:span><text:span text:style-name="T69">EPSG:3857</text:span><text:span text:style-name="T76"> </text:span>-r bilinear -rcs -order 3 <text:s/>-wo SAMPLE_STEPS=100 -tr <text:span text:style-name="T69">30 30</text:span><text:line-break/>--optfile <text:span text:style-name="T69">xxx.poly.txt</text:span> <text:s/>warp-<text:span text:style-name="T69">30</text:span>.tif</text:p>
          </table:table-cell>
        </table:table-row>
      </table:table>
      <text:p text:style-name="P226"><text:tab/></text:p>
      <text:p text:style-name="P226">gdalwarp options are quite cryptic ... and refer to deep knowledge of image transformation<text:span text:style-name="T75">.</text:span></text:p>
      <text:p text:style-name="P226"/>
      <text:p text:style-name="P226"><text:span text:style-name="T75">H</text:span>ere a few explainations:</text:p>
      <text:p text:style-name="P226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04">-co BIGTIFF=YES </text:p>
          </table:table-cell>
          <table:table-cell table:style-name="Tableau27.B1" office:value-type="string">
            <text:p text:style-name="P66"><text:span text:style-name="T69">produces </text:span>BigTIFF <text:span text:style-name="T69">output </text:span>files<text:span text:style-name="T69"> </text:span>(evolution of the TIFF format to support files larger than 4 GB</text:p>
          </table:table-cell>
        </table:table-row>
        <table:table-row>
          <table:table-cell table:style-name="Tableau27.A2" office:value-type="string">
            <text:p text:style-name="P104">-co TILED=YES</text:p>
          </table:table-cell>
          <table:table-cell table:style-name="Tableau27.B2" office:value-type="string">
            <text:p text:style-name="P67">the output file is internally tiled<text:span text:style-name="T112">, to optimize access to subparts of the file</text:span></text:p>
          </table:table-cell>
        </table:table-row>
        <table:table-row>
          <table:table-cell table:style-name="Tableau27.A2" office:value-type="string">
            <text:p text:style-name="P104">-co PREDICTOR=2</text:p>
          </table:table-cell>
          <table:table-cell table:style-name="Tableau27.B2" office:value-type="string">
            <text:p text:style-name="P70"><text:span text:style-name="T69">tells the </text:span>Compression <text:span text:style-name="T69">algorithm to </text:span>store the difference between neighbouring cell values, rather than the values themselves.</text:p>
            <text:p text:style-name="P70"/>
            <text:p text:style-name="P67">This method is more efficient when values do not abruptly change between adjacent cells</text:p>
            <text:p text:style-name="P88">(maybe 10% gain )</text:p>
          </table:table-cell>
        </table:table-row>
        <table:table-row>
          <table:table-cell table:style-name="Tableau27.A2" office:value-type="string">
            <text:p text:style-name="P104">-co COMPRESS=<text:span text:style-name="T69">DEFLATE</text:span></text:p>
          </table:table-cell>
          <table:table-cell table:style-name="Tableau27.B2" office:value-type="string">
            <text:p text:style-name="P67">apply DEFLATE compression algorithm</text:p>
            <text:p text:style-name="P67">for <text:span text:style-name="T112">A</text:span>lps area, seems a little better than LZW</text:p>
          </table:table-cell>
        </table:table-row>
        <table:table-row>
          <table:table-cell table:style-name="Tableau27.A2" office:value-type="string">
            <text:p text:style-name="P68">-t_srs EPSG:3857</text:p>
          </table:table-cell>
          <table:table-cell table:style-name="Tableau27.B2" office:value-type="string">
            <text:p text:style-name="P67">Tells what is the Spatial Reference System to be used by the output file<text:span text:style-name="T75"> ( target )</text:span></text:p>
            <text:p text:style-name="P81">The SRS of the input files is deduced from their metadata</text:p>
            <text:p text:style-name="P67">The appropriate conversion will be done</text:p>
            <text:p text:style-name="P67"/>
            <text:p text:style-name="P67">The value here defines WebMercator projection<text:span text:style-name="T75"> used by openstreetmap and google</text:span>, where earth is considered as a pure sphere</text:p>
          </table:table-cell>
        </table:table-row>
        <table:table-row>
          <table:table-cell table:style-name="Tableau27.A2" office:value-type="string">
            <text:p text:style-name="P104">-r bilinear</text:p>
          </table:table-cell>
          <table:table-cell table:style-name="Tableau27.B2" office:value-type="string">
            <text:p text:style-name="P70"><text:span text:style-name="T69">use "</text:span>bilinear resampling<text:span text:style-name="T69">"</text:span></text:p>
            <text:p text:style-name="P67">the output value is based on a linear interpolation, using the 4 adjacent input cells</text:p>
          </table:table-cell>
        </table:table-row>
        <table:table-row>
          <table:table-cell table:style-name="Tableau27.A2" office:value-type="string">
            <text:p text:style-name="P104">-rcs -order 3</text:p>
          </table:table-cell>
          <table:table-cell table:style-name="Tableau27.B2" office:value-type="string">
            <text:p text:style-name="P67">specific algorithm said to be efficient</text:p>
          </table:table-cell>
        </table:table-row>
        <table:table-row>
          <table:table-cell table:style-name="Tableau27.A2" office:value-type="string">
            <text:p text:style-name="P104">-wo SAMPLE_STEPS=100</text:p>
          </table:table-cell>
          <table:table-cell table:style-name="Tableau27.B2" office:value-type="string">
            <text:p text:style-name="P67">used to improve quality</text:p>
          </table:table-cell>
        </table:table-row>
        <table:table-row>
          <table:table-cell table:style-name="Tableau27.A2" office:value-type="string">
            <text:p text:style-name="P68">-tr 30 30</text:p>
          </table:table-cell>
          <table:table-cell table:style-name="Tableau27.B2" office:value-type="string">
            <text:p text:style-name="P71">Target Resolution</text:p>
            <text:p text:style-name="P69">1 point in output file corresponds to 30meters in real world</text:p>
            <text:p text:style-name="P67"/>
            <text:p text:style-name="P67">when this value is small, the output file size and computation time increase</text:p>
            <text:p text:style-name="P67"/>
            <text:p text:style-name="P67">For showing hillshade at zoom level 15 or 16<text:span text:style-name="T179">, </text:span><text:s text:c="2"/>using "30" is quite necessary, otherwise the mountains are "smoothed"</text:p>
            <text:p text:style-name="P67"/>
            <text:p text:style-name="P67">with <text:span text:style-name="T73"><text:s/>resolution </text:span>100 <text:s/><text:span text:style-name="T73">, </text:span>filesize is 10 times smaller ....</text:p>
            <text:p text:style-name="P117">with resolution 30 <text:s/>filesize is 1GB for whole France</text:p>
            <text:p text:style-name="P67"/>
          </table:table-cell>
        </table:table-row>
        <table:table-row>
          <table:table-cell table:style-name="Tableau27.A2" office:value-type="string">
            <text:p text:style-name="P104">-optfile <text:span text:style-name="T69">xxx.poly.txt</text:span></text:p>
          </table:table-cell>
          <table:table-cell table:style-name="Tableau27.B2" office:value-type="string">
            <text:p text:style-name="P67">tells that xxx.poly.txt contains the list of input files</text:p>
          </table:table-cell>
        </table:table-row>
        <table:table-row>
          <table:table-cell table:style-name="Tableau27.A2" office:value-type="string">
            <text:p text:style-name="P104">warp-<text:span text:style-name="T69">30</text:span>.tif</text:p>
          </table:table-cell>
          <table:table-cell table:style-name="Tableau27.B2" office:value-type="string">
            <text:p text:style-name="P67">output file <text:span text:style-name="T77"><text:s/>for resolution 30</text:span></text:p>
          </table:table-cell>
        </table:table-row>
      </table:table>
      <text:p text:style-name="P225"/>
      <text:h text:style-name="P406" text:outline-level="2"/>
      <text:h text:style-name="P411" text:outline-level="2"><text:bookmark-start text:name="__RefHeading___Toc3356_2821381160"/>gdaldem<text:bookmark-end text:name="__RefHeading___Toc3356_2821381160"/></text:h>
      <text:p text:style-name="P228">The "hillshade" option of this tool will produce the final hillshade .tif image (8 bits raster)</text:p>
      <text:p text:style-name="P228">It simulates the shadow created by the sun at 45°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Table_20_Contents">gdaldem hillshade -z 3 <text:s/>-compute_edges <text:s/>warp-<text:span text:style-name="T73">30.</text:span>tif <text:span text:style-name="T73"><text:s text:c="3"/></text:span>hillshade-<text:span text:style-name="T73">30</text:span>.tif</text:p>
          </table:table-cell>
        </table:table-row>
      </table:table>
      <text:p text:style-name="P228"/>
      <text:p text:style-name="P202">option -z <text:span text:style-name="T121">is the "scale factor" : </text:span>tells how much vertical distance is exagerated compared to horizontal distance</text:p>
      <text:p text:style-name="P202">-z 3 looks fine . </text:p>
      <text:p text:style-name="P202">-z 10 will create very dark shadow.</text:p>
      <text:p text:style-name="P202"/>
      <text:p text:style-name="Text_20_body"><text:span text:style-name="T119">Y</text:span><text:span text:style-name="T120">ou may try option -</text:span><text:span text:style-name="Source_20_Text"><text:span text:style-name="T118">multidirectional</text:span></text:span><text:span text:style-name="T120"> <text:s/>( simulates light coming from different directions ) which limits darkness</text:span></text:p>
      <text:p text:style-name="P227"/>
      <text:h text:style-name="Heading_20_2" text:outline-level="2"><text:bookmark-start text:name="__RefHeading___Toc3358_2821381160"/>project.mml<text:bookmark-end text:name="__RefHeading___Toc3358_2821381160"/></text:h>
      <text:p text:style-name="P297">It seems that resolution and scale factor should have different values depending on zoom level</text:p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296">low zoom</text:p>
          </table:table-cell>
          <table:table-cell table:style-name="Tableau53.B1" office:value-type="string">
            <text:p text:style-name="P296">since a large area is shown, use 500m resolution to minimize filesize</text:p>
            <text:p text:style-name="P296">use -z 10 <text:s/>so that mountains are well visible</text:p>
          </table:table-cell>
        </table:table-row>
        <table:table-row>
          <table:table-cell table:style-name="Tableau53.A2" office:value-type="string">
            <text:p text:style-name="P296">high zoom</text:p>
          </table:table-cell>
          <table:table-cell table:style-name="Tableau53.B2" office:value-type="string">
            <text:p text:style-name="P298">the hillshade should not <text:span text:style-name="T179">be too dark</text:span></text:p>
            <text:p text:style-name="P298"><text:span text:style-name="T179">( it would </text:span>trouble the drawing of all the other detailed information needed<text:span text:style-name="T179"> )</text:span></text:p>
            <text:p text:style-name="P296">use 30m resolution , but limit scale factor to -z 3</text:p>
          </table:table-cell>
        </table:table-row>
      </table:table>
      <text:p text:style-name="P297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26">- id: hillshade-low</text:p>
            <text:p text:style-name="P126"><text:s text:c="2"/>&lt;&lt;: *extents</text:p>
            <text:p text:style-name="P126"><text:s text:c="2"/>Datasource:</text:p>
            <text:p text:style-name="P126"><text:s text:c="4"/>type: gdal</text:p>
            <text:p text:style-name="P126"><text:s text:c="4"/>file: demdata/hillshade-500.tif</text:p>
            <text:p text:style-name="P126"><text:s text:c="4"/>format: tiff</text:p>
            <text:p text:style-name="P126"><text:s text:c="2"/>geometry: raster</text:p>
            <text:p text:style-name="P126"><text:s text:c="2"/>properties:</text:p>
            <text:p text:style-name="P126"><text:s text:c="4"/>minzoom: 4</text:p>
            <text:p text:style-name="P126"><text:s text:c="4"/>maxzoom: 9</text:p>
            <text:p text:style-name="P126"/>
            <text:p text:style-name="P126">- id: hillshade-high</text:p>
            <text:p text:style-name="P126"><text:s text:c="2"/>&lt;&lt;: *extents</text:p>
            <text:p text:style-name="P126"><text:s text:c="2"/>Datasource:</text:p>
            <text:p text:style-name="P126"><text:s text:c="4"/>type: gdal</text:p>
            <text:p text:style-name="P126"><text:s text:c="4"/>file: demdata/hillshade-30.tif</text:p>
            <text:p text:style-name="P126"><text:s text:c="4"/>format: tiff</text:p>
            <text:p text:style-name="P126"><text:s text:c="2"/>geometry: raster</text:p>
            <text:p text:style-name="P126"><text:s text:c="2"/>properties:</text:p>
            <text:p text:style-name="P126"><text:s text:c="4"/>minzoom: 10</text:p>
            <text:p text:style-name="P126"/>
          </table:table-cell>
        </table:table-row>
      </table:table>
      <text:p text:style-name="P368"/>
      <text:p text:style-name="P369">explaination: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71">type: gdal</text:p>
          </table:table-cell>
          <table:table-cell table:style-name="Tableau30.B1" office:value-type="string">
            <text:p text:style-name="P71">tells to use the "gdal" plugin of <text:span text:style-name="T79">M</text:span>apnik<text:span text:style-name="T79"> rendering tool</text:span></text:p>
          </table:table-cell>
        </table:table-row>
        <table:table-row>
          <table:table-cell table:style-name="Tableau30.A2" office:value-type="string">
            <text:p text:style-name="P71">file:</text:p>
          </table:table-cell>
          <table:table-cell table:style-name="Tableau30.B2" office:value-type="string">
            <text:p text:style-name="P71">tells the name of the .tif file</text:p>
          </table:table-cell>
        </table:table-row>
        <table:table-row>
          <table:table-cell table:style-name="Tableau30.A2" office:value-type="string">
            <text:p text:style-name="P71">geometry: raster</text:p>
          </table:table-cell>
          <table:table-cell table:style-name="Tableau30.B2" office:value-type="string">
            <text:p text:style-name="P71">tells it is a raster file</text:p>
          </table:table-cell>
        </table:table-row>
      </table:table>
      <text:p text:style-name="P227"><text:s text:c="2"/></text:p>
      <text:h text:style-name="P415" text:outline-level="2"><text:bookmark-start text:name="__RefHeading___Toc3360_2821381160"/>.mss stylesheet<text:bookmark-end text:name="__RefHeading___Toc3360_2821381160"/></text:h>
      <text:p text:style-name="P230">base.mss <text:s/>contains this layer, positionned after landuse and before roads</text:p>
      <text:p text:style-name="P230"/>
      <text:p text:style-name="P230">Each pixel from the hillshade raster image is combined with the pixel produced by the lower layers (<text:span text:style-name="T179">those already rendered low layers are named: </text:span><text:s/>"base layer" )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72">#hillshade<text:span text:style-name="T121">-low</text:span>{</text:p>
            <text:p text:style-name="P72"><text:s text:c="2"/>raster-scaling: bilinear;</text:p>
            <text:p text:style-name="P72"><text:s text:c="2"/>raster-comp-op: multiply;</text:p>
            <text:p text:style-name="P72"><text:s text:c="2"/>raster-opacity: 0.25;</text:p>
            <text:p text:style-name="P83">}</text:p>
            <text:p text:style-name="P83"/>
            <text:p text:style-name="P77">#hillshade<text:span text:style-name="T121">-high</text:span>{</text:p>
            <text:p text:style-name="P77"><text:s text:c="2"/>raster-scaling: bilinear;</text:p>
            <text:p text:style-name="P77"><text:s text:c="2"/>raster-comp-op: multiply;</text:p>
            <text:p text:style-name="P77"><text:s text:c="2"/>raster-opacity: 0.25;</text:p>
            <text:p text:style-name="P84">}</text:p>
          </table:table-cell>
        </table:table-row>
      </table:table>
      <text:p text:style-name="P215"/>
      <text:p text:style-name="P215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72">raster-scaling: bilinear;</text:p>
          </table:table-cell>
          <table:table-cell table:style-name="Tableau32.B1" office:value-type="string">
            <text:p text:style-name="P72">use bilinear interpolation</text:p>
          </table:table-cell>
        </table:table-row>
        <table:table-row>
          <table:table-cell table:style-name="Tableau32.A2" office:value-type="string">
            <text:p text:style-name="P72">raster-comp-op: multiply</text:p>
          </table:table-cell>
          <table:table-cell table:style-name="Tableau32.B2" office:value-type="string">
            <text:p text:style-name="P72">tells the mathematical operation used to combine pixels from hillshade and base layer</text:p>
            <text:p text:style-name="P72"/>
            <text:p text:style-name="P72">Here the base layer value is multiplied by hillshade pixel value, from 0=black <text:s/>to 1=white <text:s/>. It darkens the base layer </text:p>
            <text:p text:style-name="P72"/>
          </table:table-cell>
        </table:table-row>
        <table:table-row>
          <table:table-cell table:style-name="Tableau32.A2" office:value-type="string">
            <text:p text:style-name="P72">raster-opacity: 0.25;</text:p>
          </table:table-cell>
          <table:table-cell table:style-name="Tableau32.B2" office:value-type="string">
            <text:p text:style-name="P72">0 will show no shadow</text:p>
            <text:p text:style-name="P73">1 will make final image very dark</text:p>
          </table:table-cell>
        </table:table-row>
      </table:table>
      <text:p text:style-name="P229"/>
      <text:p text:style-name="P229"/>
      <text:h text:style-name="Heading_20_2" text:outline-level="2"><text:bookmark-start text:name="__RefHeading___Toc3362_2821381160"/>More details<text:span text:style-name="T74">:</text:span><text:bookmark-end text:name="__RefHeading___Toc3362_2821381160"/>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72">https://docs.gimp.org/en/gimp-concepts-layer-modes.html</text:p>
            <text:p text:style-name="P72">( <text:span text:style-name="T88">math description of </text:span>different raster-comp-op operations . not all are supported by gdal )</text:p>
            <text:p text:style-name="P72"/>
            <text:p text:style-name="P72">https://github.com/mapbox/mapbox-studio-classic/blob/mb-pages/docs/studio-classic-manual/05-classic-manual-image-compositing.md</text:p>
            <text:p text:style-name="P89">( list of operations that seem supported )</text:p>
            <text:p text:style-name="P72"/>
            <text:p text:style-name="P72">https://gisgeography.com/bilinear-interpolation-resampling/</text:p>
            <text:p text:style-name="P72">( about bilinear interpolation )</text:p>
            <text:p text:style-name="P72"/>
            <text:p text:style-name="P72">https://gdal.org/en/latest/programs/gdaldem.html</text:p>
            <text:p text:style-name="P72">https://gdal.org/en/latest/programs/gdalwarp.html</text:p>
            <text:p text:style-name="P72">( <text:span text:style-name="T86">gdalwarp / </text:span>gdaldem options )</text:p>
            <text:p text:style-name="P72"/>
            <text:p text:style-name="P72"/>
          </table:table-cell>
        </table:table-row>
      </table:table>
      <text:p text:style-name="P215"/>
      <text:h text:style-name="P398" text:outline-level="1"><text:bookmark-start text:name="__RefHeading___Toc3364_2821381160"/><text:span text:style-name="T90">A look at </text:span>Cyclosm<text:span text:style-name="T171">/</text:span><text:span text:style-name="T191">Osmhike</text:span> implementation<text:bookmark-end text:name="__RefHeading___Toc3364_2821381160"/></text:h>
      <text:p text:style-name="P233">The <text:span text:style-name="T196">initial </text:span>structure of project.mml and stylesheets<text:span text:style-name="T180">, coming from </text:span><text:span text:style-name="T191">C</text:span><text:span text:style-name="T180">yclosm</text:span><text:span text:style-name="T181"> (itself based on openstreetmap ) </text:span><text:span text:style-name="T180"><text:s/></text:span><text:s/>is extremely complex.<text:span text:style-name="T193"> </text:span><text:span text:style-name="T90">Especially for roads</text:span><text:span text:style-name="T196">...</text:span><text:span text:style-name="T90"> </text:span></text:p>
      <text:p text:style-name="P233"/>
      <text:p text:style-name="P234"><text:span text:style-name="T196">The in</text:span><text:span text:style-name="T200">i</text:span><text:span text:style-name="T196">tial intention was to keep it</text:span> mostly <text:s/>unchanged ( avoid having to analyse this complexity ) . <text:span text:style-name="T141"><text:s/></text:span></text:p>
      <text:p text:style-name="P234"><text:span text:style-name="T141">BUT</text:span><text:span text:style-name="T196">:</text:span></text:p>
      <text:list text:style-name="L26">
        <text:list-item>
          <text:p text:style-name="P483"><text:span text:style-name="T200">T</text:span>rack/bridleway/footway have been unified<text:span text:style-name="T171"> . <text:s/>track/path were changed</text:span></text:p>
        </text:list-item>
        <text:list-item>
          <text:p text:style-name="P512"><text:span text:style-name="T200">D</text:span>rawing of labels <text:s/>( roads / towns / mountain places ) were changed</text:p>
        </text:list-item>
        <text:list-item>
          <text:p text:style-name="P526"><text:span text:style-name="T200">A</text:span>nd finaly, a major simplification was made in the implementation</text:p>
        </text:list-item>
      </text:list>
      <text:h text:style-name="P416" text:outline-level="2"><text:bookmark-start text:name="__RefHeading___Toc3366_2821381160"/>A major simplification<text:bookmark-end text:name="__RefHeading___Toc3366_2821381160"/></text:h>
      <text:p text:style-name="P389">The core of the problem is the need to change the size of roads, depending on the zoom level<text:span text:style-name="T194">.</text:span></text:p>
      <text:p text:style-name="P389"/>
      <text:p text:style-name="P386">This <text:span text:style-name="T196">was</text:span> <text:span text:style-name="T200">initialy </text:span>done by using a huge set of constants like:</text:p>
      <table:table table:name="Tableau76" table:style-name="Tableau76">
        <table:table-column table:style-name="Tableau76.A"/>
        <table:table-column table:style-name="Tableau76.B"/>
        <table:table-row>
          <table:table-cell table:style-name="Tableau76.A1" office:value-type="string">
            <text:p text:style-name="P180">@rdz18_primary</text:p>
          </table:table-cell>
          <table:table-cell table:style-name="Tableau76.B1" office:value-type="string">
            <text:p text:style-name="P180">line size for zoom 18, for roads of type highway='primary'</text:p>
          </table:table-cell>
        </table:table-row>
      </table:table>
      <text:p text:style-name="P386"/>
      <text:p text:style-name="P386">The result is an incredible night<text:span text:style-name="T200">m</text:span>are, where the line width for each feature ( <text:span text:style-name="T200">road </text:span>width, casing width, left border, right border, oneway marker ...) is repeated</text:p>
      <text:list xml:id="list175156724600539" text:continue-list="list175154697779932" text:style-name="List_20_1">
        <text:list-item>
          <text:p text:style-name="P530">for each kind of road</text:p>
          <text:list>
            <text:list-item>
              <text:p text:style-name="P530">for each <text:tab/>zoom value in the range [11..18]</text:p>
            </text:list-item>
          </text:list>
        </text:list-item>
      </text:list>
      <text:p text:style-name="P386"/>
      <text:p text:style-name="P386">I guess that the final file roads.mss has probably been made by automatic generation ( because the same patterns are repeated with a strange regularity ) . But the result is something extremely complex and difficult to modify...</text:p>
      <text:p text:style-name="P386"/>
      <text:h text:style-name="Heading_20_4" text:outline-level="4" text:is-list-header="true">The solution</text:h>
      <text:p text:style-name="P386">All the many line-width definitions are replaced by only 3 lines:</text:p>
      <text:list xml:id="list175156126283312" text:continue-numbering="true" text:style-name="List_20_1">
        <text:list-item>
          <text:p text:style-name="P530">line-width: [roadsize];</text:p>
        </text:list-item>
        <text:list-item>
          <text:p text:style-name="P530">line-width: [roadcase];</text:p>
        </text:list-item>
        <text:list-item>
          <text:p text:style-name="P530">line-width: [sizecycle];</text:p>
        </text:list-item>
      </text:list>
      <text:p text:style-name="P386"/>
      <text:p text:style-name="P386">The values [roadsize] , [roadcase] , [sizecycle] are computed <text:span text:style-name="T83">by the SQL request, </text:span><text:span text:style-name="T195">using patterns like:</text:span></text:p>
      <table:table table:name="Tableau77" table:style-name="Tableau77">
        <table:table-column table:style-name="Tableau77.A"/>
        <table:table-row>
          <table:table-cell table:style-name="Tableau77.A1" office:value-type="string">
            <text:p text:style-name="P386">SELECT</text:p>
            <text:p text:style-name="P390"><text:tab/>....</text:p>
            <text:p text:style-name="P386"><text:tab/>zfact_roadsize(<text:span text:style-name="T200"> <text:s text:c="2"/></text:span>highway ,<text:span text:style-name="T200"> <text:s text:c="3"/></text:span>!scale_denominator!<text:span text:style-name="T200"> <text:s/></text:span>) as roadsize</text:p>
          </table:table-cell>
        </table:table-row>
      </table:table>
      <text:p text:style-name="P386"/>
      <text:p text:style-name="P386">So, there are <text:span text:style-name="T205">4</text:span> personnal built in <text:span text:style-name="T196">SQL </text:span>functions:</text:p>
      <table:table table:name="Tableau78" table:style-name="Tableau78">
        <table:table-column table:style-name="Tableau78.A"/>
        <table:table-column table:style-name="Tableau78.B"/>
        <table:table-row>
          <table:table-cell table:style-name="Tableau78.A1" office:value-type="string">
            <text:p text:style-name="P386">zfact_roadsize(highway ,!scale_denominator!)</text:p>
          </table:table-cell>
          <table:table-cell table:style-name="Tableau78.B1" office:value-type="string">
            <text:p text:style-name="P180">returns the base line size of r<text:span text:style-name="T196">oad</text:span>/track/path</text:p>
          </table:table-cell>
        </table:table-row>
        <table:table-row>
          <table:table-cell table:style-name="Tableau78.A2" office:value-type="string">
            <text:p text:style-name="P386">zfact_roadcase(highway ,!scale_denominator!)</text:p>
          </table:table-cell>
          <table:table-cell table:style-name="Tableau78.B2" office:value-type="string">
            <text:p text:style-name="P180">returns the line size for the extra casing borders</text:p>
          </table:table-cell>
        </table:table-row>
        <table:table-row>
          <table:table-cell table:style-name="Tableau78.A2" office:value-type="string">
            <text:p text:style-name="P386">zfact_sizecycle(highway ,!scale_denominator!)</text:p>
          </table:table-cell>
          <table:table-cell table:style-name="Tableau78.B2" office:value-type="string">
            <text:p text:style-name="P180">specific line-width <text:s/>for cycleways</text:p>
          </table:table-cell>
        </table:table-row>
        <table:table-row>
          <table:table-cell table:style-name="Tableau78.A2" office:value-type="string">
            <text:p text:style-name="P386">zfact_<text:span text:style-name="T205">watersize</text:span>(<text:span text:style-name="T205"> waterway</text:span> ,!scale_denominator!)</text:p>
          </table:table-cell>
          <table:table-cell table:style-name="Tableau78.B2" office:value-type="string">
            <text:p text:style-name="P180">specific line-width <text:s/>for <text:span text:style-name="T205">waterways ( canal, stream ...)</text:span></text:p>
          </table:table-cell>
        </table:table-row>
      </table:table>
      <text:p text:style-name="P386"/>
      <text:p text:style-name="P386">The first argument is the road type . The second argument contains the magic token !scale_denominator!, which is used to guess the zoom. <text:span text:style-name="T4">( </text:span><text:span text:style-name="T8">T</text:span><text:span text:style-name="T4">here is no exact computation from scale_denominator to zoom, because it would be too much time consuming, but the function compares scale_denominator <text:s/>to key values )</text:span></text:p>
      <text:p text:style-name="P386"/>
      <text:h text:style-name="Heading_20_4" text:outline-level="4" text:is-list-header="true"/>
      <text:h text:style-name="P432" text:outline-level="4" text:is-list-header="true">Using csv file to define values<text:span text:style-name="T194">...</text:span></text:h>
      <text:p text:style-name="P386">This is an original way for defining values, which offers a better global view<text:span text:style-name="T200">.</text:span></text:p>
      <text:p text:style-name="P39">And since this stuff runs on Linux, having LibreOffice to edit .csv files is not a problem ...</text:p>
      <text:p text:style-name="P386"/>
      <text:p text:style-name="P386">File zfact.csv contains the line-width values for different zooms, with patterns like:</text:p>
      <text:p text:style-name="P386"/>
      <table:table table:name="Tableau80" table:style-name="Tableau80">
        <table:table-column table:style-name="Tableau80.A"/>
        <table:table-column table:style-name="Tableau80.B"/>
        <table:table-column table:style-name="Tableau80.C"/>
        <table:table-column table:style-name="Tableau80.D"/>
        <table:table-column table:style-name="Tableau80.E"/>
        <table:table-column table:style-name="Tableau80.F"/>
        <table:table-column table:style-name="Tableau80.G"/>
        <table:table-column table:style-name="Tableau80.H"/>
        <table:table-column table:style-name="Tableau80.D"/>
        <table:table-column table:style-name="Tableau80.J"/>
        <table:table-column table:style-name="Tableau80.H"/>
        <table:table-column table:style-name="Tableau80.D"/>
        <table:table-column table:style-name="Tableau80.H"/>
        <table:table-column table:style-name="Tableau80.N"/>
        <table:table-column table:style-name="Tableau80.O"/>
        <table:table-column table:style-name="Tableau80.P"/>
        <table:table-column table:style-name="Tableau80.N"/>
        <table:table-column table:style-name="Tableau80.R"/>
        <table:table-column table:style-name="Tableau80.S"/>
        <table:table-column table:style-name="Tableau80.R"/>
        <table:table-column table:style-name="Tableau80.U"/>
        <table:table-column table:style-name="Tableau80.V"/>
        <table:table-column table:style-name="Tableau80.N"/>
        <table:table-column table:style-name="Tableau80.U"/>
        <table:table-row table:style-name="Tableau80.1">
          <table:table-cell table:style-name="Tableau80.A1" office:value-type="string">
            <text:p text:style-name="P380">skip</text:p>
          </table:table-cell>
          <table:table-cell table:style-name="Tableau80.A1" office:value-type="string">
            <text:p text:style-name="P380">function</text:p>
          </table:table-cell>
          <table:table-cell table:style-name="Tableau80.A1" office:value-type="string">
            <text:p text:style-name="P380">key</text:p>
          </table:table-cell>
          <table:table-cell table:style-name="Tableau80.A1" office:value-type="string">
            <text:p text:style-name="P382">0</text:p>
          </table:table-cell>
          <table:table-cell table:style-name="Tableau80.A1" office:value-type="string">
            <text:p text:style-name="P382">1</text:p>
          </table:table-cell>
          <table:table-cell table:style-name="Tableau80.A1" office:value-type="string">
            <text:p text:style-name="P382">2</text:p>
          </table:table-cell>
          <table:table-cell table:style-name="Tableau80.A1" office:value-type="string">
            <text:p text:style-name="P382">3</text:p>
          </table:table-cell>
          <table:table-cell table:style-name="Tableau80.A1" office:value-type="string">
            <text:p text:style-name="P382">4</text:p>
          </table:table-cell>
          <table:table-cell table:style-name="Tableau80.A1" office:value-type="string">
            <text:p text:style-name="P382">5</text:p>
          </table:table-cell>
          <table:table-cell table:style-name="Tableau80.A1" office:value-type="string">
            <text:p text:style-name="P382">6</text:p>
          </table:table-cell>
          <table:table-cell table:style-name="Tableau80.A1" office:value-type="string">
            <text:p text:style-name="P382">7</text:p>
          </table:table-cell>
          <table:table-cell table:style-name="Tableau80.A1" office:value-type="string">
            <text:p text:style-name="P382">8</text:p>
          </table:table-cell>
          <table:table-cell table:style-name="Tableau80.A1" office:value-type="string">
            <text:p text:style-name="P382">9</text:p>
          </table:table-cell>
          <table:table-cell table:style-name="Tableau80.A1" office:value-type="string">
            <text:p text:style-name="P382">10</text:p>
          </table:table-cell>
          <table:table-cell table:style-name="Tableau80.A1" office:value-type="string">
            <text:p text:style-name="P382">11</text:p>
          </table:table-cell>
          <table:table-cell table:style-name="Tableau80.A1" office:value-type="string">
            <text:p text:style-name="P382">12</text:p>
          </table:table-cell>
          <table:table-cell table:style-name="Tableau80.A1" office:value-type="string">
            <text:p text:style-name="P382">13</text:p>
          </table:table-cell>
          <table:table-cell table:style-name="Tableau80.A1" office:value-type="string">
            <text:p text:style-name="P382">14</text:p>
          </table:table-cell>
          <table:table-cell table:style-name="Tableau80.A1" office:value-type="string">
            <text:p text:style-name="P382">15</text:p>
          </table:table-cell>
          <table:table-cell table:style-name="Tableau80.A1" office:value-type="string">
            <text:p text:style-name="P382">16</text:p>
          </table:table-cell>
          <table:table-cell table:style-name="Tableau80.A1" office:value-type="string">
            <text:p text:style-name="P382">17</text:p>
          </table:table-cell>
          <table:table-cell table:style-name="Tableau80.A1" office:value-type="string">
            <text:p text:style-name="P382">18</text:p>
          </table:table-cell>
          <table:table-cell table:style-name="Tableau80.A1" office:value-type="string">
            <text:p text:style-name="P382">19</text:p>
          </table:table-cell>
          <table:table-cell table:style-name="Tableau80.X1" office:value-type="string">
            <text:p text:style-name="P382">20</text:p>
          </table:table-cell>
        </table:table-row>
        <table:table-row table:style-name="Tableau80.1">
          <table:table-cell table:style-name="Tableau80.A2" office:value-type="string">
            <text:p text:style-name="P380"/>
          </table:table-cell>
          <table:table-cell table:style-name="Tableau80.B2" office:value-type="string">
            <text:p text:style-name="P380"/>
          </table:table-cell>
          <table:table-cell table:style-name="Tableau80.C2" office:value-type="string">
            <text:p text:style-name="P380"/>
          </table:table-cell>
          <table:table-cell table:style-name="Tableau80.D2" office:value-type="string">
            <text:p text:style-name="P382"/>
          </table:table-cell>
          <table:table-cell table:style-name="Tableau80.E2" office:value-type="string">
            <text:p text:style-name="P382"/>
          </table:table-cell>
          <table:table-cell table:style-name="Tableau80.F2" office:value-type="string">
            <text:p text:style-name="P382"/>
          </table:table-cell>
          <table:table-cell table:style-name="Tableau80.G2" office:value-type="string">
            <text:p text:style-name="P382"/>
          </table:table-cell>
          <table:table-cell table:style-name="Tableau80.H2" office:value-type="string">
            <text:p text:style-name="P382"/>
          </table:table-cell>
          <table:table-cell table:style-name="Tableau80.I2" office:value-type="string">
            <text:p text:style-name="P382"/>
          </table:table-cell>
          <table:table-cell table:style-name="Tableau80.J2" office:value-type="string">
            <text:p text:style-name="P382"/>
          </table:table-cell>
          <table:table-cell table:style-name="Tableau80.K2" office:value-type="string">
            <text:p text:style-name="P382"/>
          </table:table-cell>
          <table:table-cell table:style-name="Tableau80.L2" office:value-type="string">
            <text:p text:style-name="P382"/>
          </table:table-cell>
          <table:table-cell table:style-name="Tableau80.M2" office:value-type="string">
            <text:p text:style-name="P382"/>
          </table:table-cell>
          <table:table-cell table:style-name="Tableau80.N2" office:value-type="string">
            <text:p text:style-name="P382"/>
          </table:table-cell>
          <table:table-cell table:style-name="Tableau80.O2" office:value-type="string">
            <text:p text:style-name="P382"/>
          </table:table-cell>
          <table:table-cell table:style-name="Tableau80.P2" office:value-type="string">
            <text:p text:style-name="P382"/>
          </table:table-cell>
          <table:table-cell table:style-name="Tableau80.Q2" office:value-type="string">
            <text:p text:style-name="P382"/>
          </table:table-cell>
          <table:table-cell table:style-name="Tableau80.R2" office:value-type="string">
            <text:p text:style-name="P382"/>
          </table:table-cell>
          <table:table-cell table:style-name="Tableau80.S2" office:value-type="string">
            <text:p text:style-name="P382"/>
          </table:table-cell>
          <table:table-cell table:style-name="Tableau80.T2" office:value-type="string">
            <text:p text:style-name="P382"/>
          </table:table-cell>
          <table:table-cell table:style-name="Tableau80.U2" office:value-type="string">
            <text:p text:style-name="P382"/>
          </table:table-cell>
          <table:table-cell table:style-name="Tableau80.V2" office:value-type="string">
            <text:p text:style-name="P382"/>
          </table:table-cell>
          <table:table-cell table:style-name="Tableau80.W2" office:value-type="string">
            <text:p text:style-name="P382"/>
          </table:table-cell>
          <table:table-cell table:style-name="Tableau80.X2" office:value-type="string">
            <text:p text:style-name="P382"/>
          </table:table-cell>
        </table:table-row>
        <table:table-row table:style-name="Tableau80.1">
          <table:table-cell table:style-name="Tableau80.A2" office:value-type="string">
            <text:p text:style-name="P384"/>
          </table:table-cell>
          <table:table-cell table:style-name="Tableau80.B2" office:value-type="string">
            <text:p text:style-name="P381">roadsize</text:p>
          </table:table-cell>
          <table:table-cell table:style-name="Tableau80.C2" office:value-type="string">
            <text:p text:style-name="P381">motorway</text:p>
          </table:table-cell>
          <table:table-cell table:style-name="Tableau80.D2" office:value-type="string">
            <text:p text:style-name="P384"/>
          </table:table-cell>
          <table:table-cell table:style-name="Tableau80.E2" office:value-type="string">
            <text:p text:style-name="P384"/>
          </table:table-cell>
          <table:table-cell table:style-name="Tableau80.F2" office:value-type="string">
            <text:p text:style-name="P384"/>
          </table:table-cell>
          <table:table-cell table:style-name="Tableau80.G2" office:value-type="string">
            <text:p text:style-name="P384"/>
          </table:table-cell>
          <table:table-cell table:style-name="Tableau80.H2" office:value-type="string">
            <text:p text:style-name="P384"/>
          </table:table-cell>
          <table:table-cell table:style-name="Tableau80.I2" office:value-type="string">
            <text:p text:style-name="P384"/>
          </table:table-cell>
          <table:table-cell table:style-name="Tableau80.J2" office:value-type="string">
            <text:p text:style-name="P384"/>
          </table:table-cell>
          <table:table-cell table:style-name="Tableau80.K3" office:value-type="float" office:value="2">
            <text:p text:style-name="P383">2</text:p>
          </table:table-cell>
          <table:table-cell table:style-name="Tableau80.L2" office:value-type="string">
            <text:p text:style-name="P384"/>
          </table:table-cell>
          <table:table-cell table:style-name="Tableau80.M2" office:value-type="string">
            <text:p text:style-name="P384"/>
          </table:table-cell>
          <table:table-cell table:style-name="Tableau80.N2" office:value-type="string">
            <text:p text:style-name="P384"/>
          </table:table-cell>
          <table:table-cell table:style-name="Tableau80.O3" office:value-type="float" office:value="3">
            <text:p text:style-name="P383">3</text:p>
          </table:table-cell>
          <table:table-cell table:style-name="Tableau80.P2" office:value-type="string">
            <text:p text:style-name="P384"/>
          </table:table-cell>
          <table:table-cell table:style-name="Tableau80.Q2" office:value-type="string">
            <text:p text:style-name="P384"/>
          </table:table-cell>
          <table:table-cell table:style-name="Tableau80.R3" office:value-type="float" office:value="4">
            <text:p text:style-name="P383">4</text:p>
          </table:table-cell>
          <table:table-cell table:style-name="Tableau80.S3" office:value-type="float" office:value="6">
            <text:p text:style-name="P383">6</text:p>
          </table:table-cell>
          <table:table-cell table:style-name="Tableau80.T3" office:value-type="float" office:value="10">
            <text:p text:style-name="P383">10</text:p>
          </table:table-cell>
          <table:table-cell table:style-name="Tableau80.U3" office:value-type="float" office:value="16">
            <text:p text:style-name="P383">16</text:p>
          </table:table-cell>
          <table:table-cell table:style-name="Tableau80.V3" office:value-type="float" office:value="23">
            <text:p text:style-name="P383">23</text:p>
          </table:table-cell>
          <table:table-cell table:style-name="Tableau80.W2" office:value-type="string">
            <text:p text:style-name="P382"/>
          </table:table-cell>
          <table:table-cell table:style-name="Tableau80.X2" office:value-type="string">
            <text:p text:style-name="P382"/>
          </table:table-cell>
        </table:table-row>
        <table:table-row table:style-name="Tableau80.1">
          <table:table-cell table:style-name="Tableau80.A2" office:value-type="string">
            <text:p text:style-name="P384"/>
          </table:table-cell>
          <table:table-cell table:style-name="Tableau80.B2" office:value-type="string">
            <text:p text:style-name="P381">roadsize</text:p>
          </table:table-cell>
          <table:table-cell table:style-name="Tableau80.C2" office:value-type="string">
            <text:p text:style-name="P381">primary</text:p>
          </table:table-cell>
          <table:table-cell table:style-name="Tableau80.D2" office:value-type="string">
            <text:p text:style-name="P384"/>
          </table:table-cell>
          <table:table-cell table:style-name="Tableau80.E2" office:value-type="string">
            <text:p text:style-name="P384"/>
          </table:table-cell>
          <table:table-cell table:style-name="Tableau80.F2" office:value-type="string">
            <text:p text:style-name="P384"/>
          </table:table-cell>
          <table:table-cell table:style-name="Tableau80.G2" office:value-type="string">
            <text:p text:style-name="P384"/>
          </table:table-cell>
          <table:table-cell table:style-name="Tableau80.H2" office:value-type="string">
            <text:p text:style-name="P384"/>
          </table:table-cell>
          <table:table-cell table:style-name="Tableau80.I2" office:value-type="string">
            <text:p text:style-name="P384"/>
          </table:table-cell>
          <table:table-cell table:style-name="Tableau80.J2" office:value-type="string">
            <text:p text:style-name="P384"/>
          </table:table-cell>
          <table:table-cell table:style-name="Tableau80.K4" office:value-type="float" office:value="1">
            <text:p text:style-name="P383">1</text:p>
          </table:table-cell>
          <table:table-cell table:style-name="Tableau80.L2" office:value-type="string">
            <text:p text:style-name="P384"/>
          </table:table-cell>
          <table:table-cell table:style-name="Tableau80.M2" office:value-type="string">
            <text:p text:style-name="P384"/>
          </table:table-cell>
          <table:table-cell table:style-name="Tableau80.N2" office:value-type="string">
            <text:p text:style-name="P384"/>
          </table:table-cell>
          <table:table-cell table:style-name="Tableau80.O4" office:value-type="float" office:value="3">
            <text:p text:style-name="P383">3</text:p>
          </table:table-cell>
          <table:table-cell table:style-name="Tableau80.P2" office:value-type="string">
            <text:p text:style-name="P384"/>
          </table:table-cell>
          <table:table-cell table:style-name="Tableau80.Q2" office:value-type="string">
            <text:p text:style-name="P384"/>
          </table:table-cell>
          <table:table-cell table:style-name="Tableau80.R4" office:value-type="string">
            <text:p text:style-name="P384"/>
          </table:table-cell>
          <table:table-cell table:style-name="Tableau80.S4" office:value-type="float" office:value="5">
            <text:p text:style-name="P383">5</text:p>
          </table:table-cell>
          <table:table-cell table:style-name="Tableau80.T4" office:value-type="float" office:value="8">
            <text:p text:style-name="P383">8</text:p>
          </table:table-cell>
          <table:table-cell table:style-name="Tableau80.U4" office:value-type="float" office:value="14">
            <text:p text:style-name="P383">14</text:p>
          </table:table-cell>
          <table:table-cell table:style-name="Tableau80.V4" office:value-type="float" office:value="20">
            <text:p text:style-name="P383">20</text:p>
          </table:table-cell>
          <table:table-cell table:style-name="Tableau80.W2" office:value-type="string">
            <text:p text:style-name="P382"/>
          </table:table-cell>
          <table:table-cell table:style-name="Tableau80.X2" office:value-type="string">
            <text:p text:style-name="P382"/>
          </table:table-cell>
        </table:table-row>
        <table:table-row table:style-name="Tableau80.1">
          <table:table-cell table:style-name="Tableau80.A5" office:value-type="string">
            <text:p text:style-name="P381"/>
          </table:table-cell>
          <table:table-cell table:style-name="Tableau80.B5" office:value-type="string">
            <text:p text:style-name="P381">sizecycle</text:p>
          </table:table-cell>
          <table:table-cell table:style-name="Tableau80.C5" office:value-type="string">
            <text:p text:style-name="P381">*</text:p>
          </table:table-cell>
          <table:table-cell table:style-name="Tableau80.D5" office:value-type="string">
            <text:p text:style-name="P384"/>
          </table:table-cell>
          <table:table-cell table:style-name="Tableau80.E5" office:value-type="string">
            <text:p text:style-name="P384"/>
          </table:table-cell>
          <table:table-cell table:style-name="Tableau80.F5" office:value-type="string">
            <text:p text:style-name="P384"/>
          </table:table-cell>
          <table:table-cell table:style-name="Tableau80.G5" office:value-type="string">
            <text:p text:style-name="P384"/>
          </table:table-cell>
          <table:table-cell table:style-name="Tableau80.H5" office:value-type="string">
            <text:p text:style-name="P384"/>
          </table:table-cell>
          <table:table-cell table:style-name="Tableau80.I5" office:value-type="string">
            <text:p text:style-name="P384"/>
          </table:table-cell>
          <table:table-cell table:style-name="Tableau80.J5" office:value-type="string">
            <text:p text:style-name="P384"/>
          </table:table-cell>
          <table:table-cell table:style-name="Tableau80.K5" office:value-type="string">
            <text:p text:style-name="P384"/>
          </table:table-cell>
          <table:table-cell table:style-name="Tableau80.L5" office:value-type="string">
            <text:p text:style-name="P384"/>
          </table:table-cell>
          <table:table-cell table:style-name="Tableau80.M5" office:value-type="string">
            <text:p text:style-name="P384"/>
          </table:table-cell>
          <table:table-cell table:style-name="Tableau80.N5" office:value-type="string">
            <text:p text:style-name="P384"/>
          </table:table-cell>
          <table:table-cell table:style-name="Tableau80.O5" office:value-type="string">
            <text:p text:style-name="P381">0.4</text:p>
          </table:table-cell>
          <table:table-cell table:style-name="Tableau80.P5" office:value-type="string">
            <text:p text:style-name="P381">0.7</text:p>
          </table:table-cell>
          <table:table-cell table:style-name="Tableau80.Q5" office:value-type="float" office:value="1">
            <text:p text:style-name="P383">1</text:p>
          </table:table-cell>
          <table:table-cell table:style-name="Tableau80.R5" office:value-type="float" office:value="2">
            <text:p text:style-name="P383">2</text:p>
          </table:table-cell>
          <table:table-cell table:style-name="Tableau80.S5" office:value-type="string">
            <text:p text:style-name="P384"/>
          </table:table-cell>
          <table:table-cell table:style-name="Tableau80.T5" office:value-type="string">
            <text:p text:style-name="P384"/>
          </table:table-cell>
          <table:table-cell table:style-name="Tableau80.U5" office:value-type="float" office:value="3">
            <text:p text:style-name="P383">3</text:p>
          </table:table-cell>
          <table:table-cell table:style-name="Tableau80.V5" office:value-type="float" office:value="4">
            <text:p text:style-name="P383">4</text:p>
          </table:table-cell>
          <table:table-cell table:style-name="Tableau80.W5">
            <text:p text:style-name="P383"/>
          </table:table-cell>
          <table:table-cell table:style-name="Tableau80.X5" office:value-type="string">
            <text:p text:style-name="P382"/>
          </table:table-cell>
        </table:table-row>
      </table:table>
      <text:p text:style-name="Standard"/>
      <text:p text:style-name="P385">This table is to read from left to right . We must put values only for zooms when there is a change in linesize</text:p>
      <text:list xml:id="list175155150350407" text:continue-numbering="true" text:style-name="List_20_1">
        <text:list-item>
          <text:p text:style-name="P442">concerning 'roadsize' when <text:s/>road is of type 'motorway'</text:p>
          <text:list>
            <text:list-item>
              <text:p text:style-name="P442">if zoom &gt;= 18 <text:s/>, then roadsize=23</text:p>
            </text:list-item>
            <text:list-item>
              <text:p text:style-name="P442">if zoom &gt;= 17 <text:s/>, then roadsize=16</text:p>
            </text:list-item>
            <text:list-item>
              <text:p text:style-name="P442">....</text:p>
            </text:list-item>
            <text:list-item>
              <text:p text:style-name="P442">if zoom &gt;= 7 <text:s/>, then roadsize=2 <text:s text:c="3"/></text:p>
              <text:p text:style-name="P442"/>
            </text:list-item>
          </text:list>
        </text:list-item>
        <text:list-item>
          <text:p text:style-name="P442"><text:s text:c="2"/>concerning 'sizecycle' whatever the type of road ( * means 'any <text:span text:style-name="T205">value</text:span>' )</text:p>
          <text:list>
            <text:list-item>
              <text:p text:style-name="P442">if zoom &gt;= 18 <text:s/>, then <text:span text:style-name="T44">sizecycle</text:span>=4</text:p>
            </text:list-item>
            <text:list-item>
              <text:p text:style-name="P443">....</text:p>
            </text:list-item>
          </text:list>
        </text:list-item>
      </text:list>
      <text:p text:style-name="P386"/>
      <text:p text:style-name="P388">Note that you can <text:span text:style-name="T205">use </text:span>either , or . for decimal separator...</text:p>
      <text:p text:style-name="P388"/>
      <text:p text:style-name="P390">The column 'skip' , if not empty, is used to comment out a line</text:p>
      <text:p text:style-name="P390"/>
      <text:p text:style-name="P529">A specific script zfact.py transforms this zfact.csv to zfact.sql which defines the <text:span text:style-name="T205">SQL </text:span>functions</text:p>
      <text:p text:style-name="P529"><text:span text:style-name="T202">The script </text:span><text:span text:style-name="T200">is</text:span> inserted into the database<text:span text:style-name="T200">, before running Kosmtik</text:span></text:p>
      <text:p text:style-name="P388"/>
      <text:h text:style-name="Heading_20_4" text:outline-level="4" text:is-list-header="true">Caution</text:h>
      <text:p text:style-name="P388">When making changes to zfact.csv, the Kosmtik container must be stopped and restated, so that zfact.sql is recomputed and updated inside the database. <text:s/>Just us<text:span text:style-name="T202">ing</text:span> the feature 'reload' of Kosmtik will not be enough ...</text:p>
      <text:p text:style-name="P388"/>
      <text:h text:style-name="Heading_20_4" text:outline-level="4" text:is-list-header="true">For which benefit ?</text:h>
      <text:p text:style-name="P548">More than 3000 lines of code suppressed !</text:p>
      <text:p text:style-name="P548"/>
      <text:h text:style-name="P433" text:outline-level="4" text:is-list-header="true"/>
      <text:h text:style-name="P407" text:outline-level="2"/>
      <text:h text:style-name="P417" text:outline-level="2"><text:bookmark-start text:name="__RefHeading___Toc6975_496737366"/><text:span text:style-name="T172">R</text:span>oads<text:bookmark-end text:name="__RefHeading___Toc6975_496737366"/></text:h>
      <text:p text:style-name="P240">This manages <text:s/>railway<text:span text:style-name="T200">, </text:span>different kin<text:span text:style-name="T87">d</text:span>s or roads , <text:span text:style-name="T200">and </text:span>track , path </text:p>
      <text:p text:style-name="P240">Implemented with <text:s/>3 layers for 3 zoom level ranges : roads_low , roads_med , roads_high</text:p>
      <text:p text:style-name="P240"/>
      <text:p text:style-name="P240">For roads_high , data are extracted from a specific database view <text:s/>"cyclosm_ways" ( see views.sql ) </text:p>
      <text:p text:style-name="P240">It creates new columns:</text:p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93">type</text:p>
          </table:table-cell>
          <table:table-cell table:style-name="Tableau35.B1" office:value-type="string">
            <text:p text:style-name="P93">computed from 'highway' tag , with some minor ada<text:span text:style-name="T87">p</text:span>tations</text:p>
            <text:p text:style-name="P93">( combine motorway/trunk ...)</text:p>
            <text:p text:style-name="P93"/>
          </table:table-cell>
        </table:table-row>
        <table:table-row>
          <table:table-cell table:style-name="Tableau35.A2" office:value-type="string">
            <text:p text:style-name="P93">surface_type</text:p>
          </table:table-cell>
          <table:table-cell table:style-name="Tableau35.B2" office:value-type="string">
            <text:p text:style-name="P93">analyse 3 tags : smoothness , tracktype , surface to define the compatibility with biking</text:p>
            <text:p text:style-name="P93"/>
            <text:p text:style-name="P93">the result is 4 possible values : unknown,road,cyclocross,mtb <text:s/>(MounTainBike)</text:p>
            <text:p text:style-name="P93"/>
            <text:p text:style-name="P95">It will be highly used to define the linestyle used for track/path<text:line-break/><text:span text:style-name="T90">For path, style has been modified, so that in case of no information ('unknown'), we take the worst possible case ('mtb')</text:span></text:p>
            <text:p text:style-name="P95"><text:line-break/><text:span text:style-name="T90">Note: it is possible to find a path in mountain, having surface_type=road !</text:span></text:p>
            <text:p text:style-name="P93"/>
          </table:table-cell>
        </table:table-row>
        <table:table-row>
          <table:table-cell table:style-name="Tableau35.A2" office:value-type="string">
            <text:p text:style-name="P93">alpine</text:p>
          </table:table-cell>
          <table:table-cell table:style-name="Tableau35.B2" office:value-type="string">
            <text:p text:style-name="P93">ha<text:span text:style-name="T90">s</text:span> been added <text:span text:style-name="T180">by </text:span><text:span text:style-name="T191">Osmhike</text:span><text:span text:style-name="T180">, </text:span>to distinguish difficult mountain paths</text:p>
            <text:p text:style-name="P93"><text:span text:style-name="T204">5</text:span> values <text:span text:style-name="T201">, based on tag <text:s text:c="3"/>'sac_scale' <text:s/></text:span>: </text:p>
            <text:list xml:id="list175155086222546" text:continue-numbering="true" text:style-name="List_20_1">
              <text:list-item>
                <text:p text:style-name="P463"><text:span text:style-name="T53">no <text:s/>( not </text:span><text:span text:style-name="T55">mountain</text:span><text:span text:style-name="T53"> )</text:span></text:p>
              </text:list-item>
              <text:list-item>
                <text:p text:style-name="P464"><text:span text:style-name="T53">low <text:s/>( </text:span><text:span text:style-name="T55">'</text:span><text:span text:style-name="T48">mountain_hiking')</text:span></text:p>
              </text:list-item>
              <text:list-item>
                <text:p text:style-name="P464"><text:span text:style-name="T48">medium </text:span><text:span text:style-name="T53"><text:s/>(</text:span><text:span text:style-name="T48">'demanding_mountain_hiking' </text:span><text:span text:style-name="T54"><text:s/></text:span><text:span text:style-name="T48">)</text:span></text:p>
              </text:list-item>
              <text:list-item>
                <text:p text:style-name="P465"><text:span text:style-name="T57">high</text:span><text:span text:style-name="T48"> </text:span><text:span text:style-name="T53"><text:s/>(</text:span><text:span text:style-name="T54"> 'alpine_hiking' </text:span><text:span text:style-name="T48">)</text:span></text:p>
              </text:list-item>
              <text:list-item>
                <text:p text:style-name="P464"><text:span text:style-name="T57">very</text:span><text:span text:style-name="T53">high (</text:span><text:span text:style-name="T48"> 'demanding_alpine_hiking'</text:span><text:span text:style-name="T55">,</text:span><text:span text:style-name="T48">'difficult_alpine_hiking'</text:span><text:span text:style-name="T53"> )</text:span></text:p>
              </text:list-item>
            </text:list>
            <text:p text:style-name="P466"/>
          </table:table-cell>
        </table:table-row>
        <table:table-row>
          <table:table-cell table:style-name="Tableau35.A2" office:value-type="string">
            <text:p text:style-name="P93">can_bicycle</text:p>
          </table:table-cell>
          <table:table-cell table:style-name="Tableau35.B2" office:value-type="string">
            <text:p text:style-name="P472"><text:span text:style-name="T48">uses tag 'bicycle' </text:span><text:span text:style-name="T56">,</text:span><text:span text:style-name="T64">and some other tags</text:span></text:p>
            <text:p text:style-name="P472"><text:span text:style-name="T48"><text:s/></text:span><text:span text:style-name="T59">(</text:span><text:span text:style-name="Teletype"><text:span text:style-name="T63">bicycle</text:span></text:span><text:span text:style-name="T58"> specifies legal restriction for cyclists when used on roads and path</text:span><text:span text:style-name="T59">)</text:span></text:p>
            <text:p text:style-name="P173"/>
            <text:p text:style-name="P93"/>
            <text:p text:style-name="P173">most interesting resulting values are:<text:line-break/>'no' <text:s/>: forbiden to bicycle </text:p>
            <text:p text:style-name="P173">'designated' : bikes should go there</text:p>
            <text:p text:style-name="P173">NULL</text:p>
            <text:p text:style-name="P93"/>
            <text:p text:style-name="P173">This column is highly used to differentiate the rendering of roads/track/path</text:p>
          </table:table-cell>
        </table:table-row>
        <table:table-row>
          <table:table-cell table:style-name="Tableau35.A2" office:value-type="string">
            <text:p text:style-name="P93">maxspeed_kmh</text:p>
          </table:table-cell>
          <table:table-cell table:style-name="Tableau35.B2" office:value-type="string">
            <text:p text:style-name="P98"/>
          </table:table-cell>
        </table:table-row>
        <table:table-row>
          <table:table-cell table:style-name="Tableau35.A2" office:value-type="string">
            <text:p text:style-name="P93">motor_vehicle</text:p>
          </table:table-cell>
          <table:table-cell table:style-name="Tableau35.B2" office:value-type="string">
            <text:p text:style-name="P153">if 'no' <text:s/>indicates that the road/street <text:s/>is not allowed for motor vehicles</text:p>
          </table:table-cell>
        </table:table-row>
        <table:table-row>
          <table:table-cell table:style-name="Tableau35.A2" office:value-type="string">
            <text:p text:style-name="P93">cyclestreet</text:p>
          </table:table-cell>
          <table:table-cell table:style-name="Tableau35.B2" office:value-type="string">
            <text:p text:style-name="P98"/>
          </table:table-cell>
        </table:table-row>
        <table:table-row>
          <table:table-cell table:style-name="Tableau35.A2" office:value-type="string">
            <text:p text:style-name="P93">oneway</text:p>
          </table:table-cell>
          <table:table-cell table:style-name="Tableau35.B2" office:value-type="string">
            <text:p text:style-name="P98"/>
          </table:table-cell>
        </table:table-row>
        <table:table-row>
          <table:table-cell table:style-name="Tableau35.A2" office:value-type="string">
            <text:p text:style-name="P93">cycleway_left_render</text:p>
            <text:p text:style-name="P96">cycleway_right_render</text:p>
          </table:table-cell>
          <table:table-cell table:style-name="Tableau35.B2" office:value-type="string">
            <text:p text:style-name="P152">information about the level of security of the cycleway:</text:p>
            <text:p text:style-name="P152">sidewalk/lane/busway/shared_track</text:p>
          </table:table-cell>
        </table:table-row>
        <table:table-row>
          <table:table-cell table:style-name="Tableau35.A2" office:value-type="string">
            <text:p text:style-name="P93"/>
          </table:table-cell>
          <table:table-cell table:style-name="Tableau35.B2" office:value-type="string">
            <text:p text:style-name="P98"/>
          </table:table-cell>
        </table:table-row>
        <table:table-row>
          <table:table-cell table:style-name="Tableau35.A2" office:value-type="string">
            <text:p text:style-name="P93">cycleway_left_oneway</text:p>
            <text:p text:style-name="P96">cycleway_right_oneway</text:p>
            <text:p text:style-name="P96">oneway_bicycle</text:p>
          </table:table-cell>
          <table:table-cell table:style-name="Tableau35.B2" office:value-type="string">
            <text:p text:style-name="P152">tells if oneway or not</text:p>
          </table:table-cell>
        </table:table-row>
        <table:table-row>
          <table:table-cell table:style-name="Tableau35.A2" office:value-type="string">
            <text:p text:style-name="P93"/>
          </table:table-cell>
          <table:table-cell table:style-name="Tableau35.B2" office:value-type="string">
            <text:p text:style-name="P98"/>
          </table:table-cell>
        </table:table-row>
        <table:table-row>
          <table:table-cell table:style-name="Tableau35.A2" office:value-type="string">
            <text:p text:style-name="P93">has_ramp</text:p>
          </table:table-cell>
          <table:table-cell table:style-name="Tableau35.B2" office:value-type="string">
            <text:p text:style-name="P167">is there a ramp</text:p>
          </table:table-cell>
        </table:table-row>
        <table:table-row>
          <table:table-cell table:style-name="Tableau35.A2" office:value-type="string">
            <text:p text:style-name="P93">service</text:p>
          </table:table-cell>
          <table:table-cell table:style-name="Tableau35.B2" office:value-type="string">
            <text:p text:style-name="P152">standard osm tag, with some adaptations</text:p>
          </table:table-cell>
        </table:table-row>
        <table:table-row>
          <table:table-cell table:style-name="Tableau35.A2" office:value-type="string">
            <text:p text:style-name="P93">mtb_scale</text:p>
          </table:table-cell>
          <table:table-cell table:style-name="Tableau35.B2" office:value-type="string">
            <text:p text:style-name="P93">based on mtb:scale <text:s/>( mountainbike difficulty )</text:p>
          </table:table-cell>
        </table:table-row>
        <table:table-row>
          <table:table-cell table:style-name="Tableau35.A2" office:value-type="string">
            <text:p text:style-name="P93">mtb_scale_imba</text:p>
          </table:table-cell>
          <table:table-cell table:style-name="Tableau35.B2" office:value-type="string">
            <text:p text:style-name="P93">based on mtb:scale:imba <text:s/>( another norm for mountainbike difficulty )</text:p>
          </table:table-cell>
        </table:table-row>
        <table:table-row>
          <table:table-cell table:style-name="Tableau35.A2" office:value-type="string">
            <text:p text:style-name="P93">tunnel</text:p>
          </table:table-cell>
          <table:table-cell table:style-name="Tableau35.B2" office:value-type="string">
            <text:p text:style-name="P93">merging of some tags indicating a tunnel</text:p>
          </table:table-cell>
        </table:table-row>
      </table:table>
      <text:p text:style-name="P240"/>
      <text:p text:style-name="P240"><text:span text:style-name="T13">Stylesheets</text:span> : <text:s/>road-colors.mss <text:s/>roads.mss</text:p>
      <text:p text:style-name="P244"/>
      <text:p text:style-name="P244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94"/>
          </table:table-cell>
          <table:table-cell table:style-name="Tableau36.B1" office:value-type="string">
            <text:p text:style-name="P243">The layer #roads_high is drawn several times, using :: <text:span text:style-name="T197"><text:s/></text:span>syntax</text:p>
          </table:table-cell>
        </table:table-row>
        <table:table-row>
          <table:table-cell table:style-name="Tableau36.A2" office:value-type="string">
            <text:p text:style-name="P94">#roads_high::outline</text:p>
          </table:table-cell>
          <table:table-cell table:style-name="Tableau36.B2" office:value-type="string">
            <text:p text:style-name="P99">defines the external border of the road</text:p>
            <text:p text:style-name="P99">NOT USED for track/path</text:p>
            <text:p text:style-name="P99"/>
            <text:p text:style-name="P99">line-color use constants like <text:s text:c="2"/>@primary-<text:span text:style-name="T83">case</text:span>;</text:p>
            <text:p text:style-name="P99"/>
            <text:p text:style-name="P99">the width is computed to add the space for the 2 borders</text:p>
          </table:table-cell>
        </table:table-row>
        <table:table-row>
          <table:table-cell table:style-name="Tableau36.A3" office:value-type="string">
            <text:p text:style-name="P94">#roads_high::inline</text:p>
          </table:table-cell>
          <table:table-cell table:style-name="Tableau36.B3" office:value-type="string">
            <text:p text:style-name="P99">defines the internal contents <text:s/>of the road</text:p>
            <text:p text:style-name="P100"><text:span text:style-name="T87">also APPLIES <text:s/>to</text:span> track/path</text:p>
            <text:p text:style-name="P100"/>
            <text:p text:style-name="P99">line-color use constants like <text:s text:c="2"/>@primary-<text:span text:style-name="T83">fill</text:span>;</text:p>
            <text:p text:style-name="P99"/>
          </table:table-cell>
        </table:table-row>
        <table:table-row>
          <table:table-cell table:style-name="Tableau36.A4" office:value-type="string">
            <text:p text:style-name="P94">#roads_high::cycleway_lef<text:span text:style-name="T82">t</text:span></text:p>
            <text:p text:style-name="P94">#roads_high::cycleway_right</text:p>
            <text:p text:style-name="P94"/>
            <text:p text:style-name="P94">#roads_high::steps_ramp_left</text:p>
            <text:p text:style-name="P94"/>
            <text:p text:style-name="P94">#roads_high::outline_left</text:p>
            <text:p text:style-name="P94">#roads_high::outline_right</text:p>
            <text:p text:style-name="P94"/>
            <text:p text:style-name="P94">#roads_high::path_outline_right</text:p>
            <text:p text:style-name="P94"/>
          </table:table-cell>
          <table:table-cell table:style-name="Tableau36.B4" office:value-type="string">
            <text:p text:style-name="P99">draw specific border to <text:s/>indicate the existence of cycleway or bicycle ramp</text:p>
          </table:table-cell>
        </table:table-row>
      </table:table>
      <text:p text:style-name="P241"/>
      <text:p text:style-name="P242">also note that <text:span text:style-name="T197">some</text:span> stuff is made when a road encounters a tunnel : <text:s/>color is modified </text:p>
      <text:p text:style-name="P242"/>
      <text:h text:style-name="Heading_20_2" text:outline-level="2"><text:bookmark-start text:name="__RefHeading___Toc6977_496737366"/>Managing tunnel<text:span text:style-name="T198">s </text:span>/<text:span text:style-name="T198"> </text:span>bridges<text:bookmark-end text:name="__RefHeading___Toc6977_496737366"/></text:h>
      <text:p text:style-name="P388">Each kind of road has its specific color... The goal was to avoid having several line-color definitions ( one for each kind of road entering a tunnel )</text:p>
      <text:p text:style-name="P388"/>
      <text:p text:style-name="P388">The solution for roads inside a tunnel:</text:p>
      <text:list xml:id="list175155175385034" text:continue-numbering="true" text:style-name="List_20_1">
        <text:list-item>
          <text:p text:style-name="P527">the layers "roads_high" , "tunnel" , "bridge" have been merge<text:span text:style-name="T205">d</text:span>:<text:line-break/>we use only "roads_high" , with 2 attributes <text:s/>[tunnel!='no'] <text:s/>[bridge!='no'] to define tunnels and bridges</text:p>
        </text:list-item>
        <text:list-item>
          <text:p text:style-name="P527">a white backg<text:span text:style-name="T205">round</text:span> is drawn</text:p>
        </text:list-item>
        <text:list-item>
          <text:p text:style-name="P527">a dashed casing is added</text:p>
        </text:list-item>
        <text:list-item>
          <text:p text:style-name="P527">a small line-opacity is added, so that the roads is drawn with its normal color, but very light.</text:p>
        </text:list-item>
      </text:list>
      <text:p text:style-name="P387"/>
      <text:p text:style-name="P282"/>
      <text:h text:style-name="P418" text:outline-level="2"/>
      <text:h text:style-name="P419" text:outline-level="2"><text:bookmark-start text:name="__RefHeading___Toc5795_4081221866"/>Labels<text:bookmark-end text:name="__RefHeading___Toc5795_4081221866"/></text:h>
      <text:p text:style-name="P354"/>
      <text:h text:style-name="Heading_20_3" text:outline-level="3"><text:bookmark-start text:name="__RefHeading___Toc5797_4081221866"/>Roads / Routes names<text:bookmark-end text:name="__RefHeading___Toc5797_4081221866"/></text:h>
      <text:p text:style-name="P351">A road or a bicycle route has 2 names, defined by 2 different tags</text:p>
      <text:list xml:id="list175155453901767" text:continue-numbering="true" text:style-name="List_20_1">
        <text:list-item>
          <text:p text:style-name="P532">"ref" <text:s/><text:span text:style-name="T171"><text:s/>: </text:span>short name like <text:s/>A50 , GTV</text:p>
        </text:list-item>
        <text:list-item>
          <text:p text:style-name="P532">"label" <text:span text:style-name="T171">: </text:span><text:s/>long name like "Autoroute du soleil" , "Tour du Mont-Blanc"</text:p>
        </text:list-item>
      </text:list>
      <text:p text:style-name="P351"/>
      <text:p text:style-name="P351">REF will be drawn using a SHIELD<text:span text:style-name="T171"> </text:span></text:p>
      <text:list xml:id="list175156296667920" text:continue-numbering="true" text:style-name="List_20_1">
        <text:list-header>
          <text:p text:style-name="P532"/>
        </text:list-header>
      </text:list>
      <text:p text:style-name="P351">LABEL will be drawn by just printing text, with adequate color </text:p>
      <text:list xml:id="list175156700884551" text:continue-numbering="true" text:style-name="List_20_1">
        <text:list-item>
          <text:p text:style-name="P532">for roads : inside the road borders</text:p>
        </text:list-item>
        <text:list-item>
          <text:p text:style-name="P532">for <text:span text:style-name="T205">biking </text:span>routes : outside the road/track/path borders</text:p>
        </text:list-item>
      </text:list>
      <text:p text:style-name="P351"/>
      <text:h text:style-name="Heading_20_3" text:outline-level="3"><text:bookmark-start text:name="__RefHeading___Toc5799_4081221866"/>Town labels<text:bookmark-end text:name="__RefHeading___Toc5799_4081221866"/></text:h>
      <text:p text:style-name="P354">Uses 3 layers</text:p>
      <table:table table:name="Tableau72" table:style-name="Tableau72">
        <table:table-column table:style-name="Tableau72.A"/>
        <table:table-column table:style-name="Tableau72.B"/>
        <table:table-column table:style-name="Tableau72.C"/>
        <table:table-row>
          <table:table-cell table:style-name="Tableau72.A1" office:value-type="string">
            <text:p text:style-name="P154">Layer</text:p>
          </table:table-cell>
          <table:table-cell table:style-name="Tableau72.A1" office:value-type="string">
            <text:p text:style-name="P154">Description</text:p>
          </table:table-cell>
          <table:table-cell table:style-name="Tableau72.C1" office:value-type="string">
            <text:p text:style-name="P154">placenames.mss <text:s text:c="3"/>patterns</text:p>
          </table:table-cell>
        </table:table-row>
        <table:table-row>
          <table:table-cell table:style-name="Tableau72.A2" office:value-type="string">
            <text:p text:style-name="P154">capital-names</text:p>
            <text:p text:style-name="P97"/>
          </table:table-cell>
          <table:table-cell table:style-name="Tableau72.B2" office:value-type="string">
            <text:p text:style-name="P154">capitals</text:p>
          </table:table-cell>
          <table:table-cell table:style-name="Tableau72.C2" office:value-type="string">
            <text:p text:style-name="P154">#capital-names</text:p>
          </table:table-cell>
        </table:table-row>
        <table:table-row>
          <table:table-cell table:style-name="Tableau72.A3" office:value-type="string">
            <text:p text:style-name="P154">placenames-medium</text:p>
          </table:table-cell>
          <table:table-cell table:style-name="Tableau72.B3" office:value-type="string">
            <text:p text:style-name="P154">city/town</text:p>
          </table:table-cell>
          <table:table-cell table:style-name="Tableau72.C3" office:value-type="string">
            <text:p text:style-name="P154">#placenames-medium::high-importance</text:p>
            <text:p text:style-name="P154">#placenames-medium::medium-importance</text:p>
            <text:p text:style-name="P154">#placenames-medium::low-importance</text:p>
          </table:table-cell>
        </table:table-row>
        <table:table-row>
          <table:table-cell table:style-name="Tableau72.A4" office:value-type="string">
            <text:p text:style-name="P154">placenames-small</text:p>
          </table:table-cell>
          <table:table-cell table:style-name="Tableau72.B4" office:value-type="string">
            <text:p text:style-name="P154">village and smaller</text:p>
            <text:p text:style-name="P154">sub parts of a town</text:p>
          </table:table-cell>
          <table:table-cell table:style-name="Tableau72.C4" office:value-type="string">
            <text:p text:style-name="P154">#placenames-small::village</text:p>
            <text:p text:style-name="P154">#placenames-small::suburb</text:p>
            <text:p text:style-name="P154">.....</text:p>
            <text:p text:style-name="P154"/>
          </table:table-cell>
        </table:table-row>
      </table:table>
      <text:p text:style-name="P354"/>
      <text:p text:style-name="P354">City/Town/Village are rendered:</text:p>
      <text:list xml:id="list175155689454748" text:continue-numbering="true" text:style-name="List_20_1">
        <text:list-item>
          <text:p text:style-name="P510">with a SHIELD at lower zooms ( a nice circle icon , like in road maps )</text:p>
        </text:list-item>
        <text:list-item>
          <text:p text:style-name="P510">with a TEXT at higher zoom</text:p>
        </text:list-item>
      </text:list>
      <text:p text:style-name="P354"/>
      <text:p text:style-name="P354"><text:span text:style-name="T181">The zoom value at which we move from </text:span>SHIELD to TEXT <text:span text:style-name="T181">rendering is smaller for towns than villages </text:span></text:p>
      <text:p text:style-name="P354"/>
      <text:p text:style-name="P356"><text:span text:style-name="T181">Inside the SQL rquest, a column "score" is based on this population, but is augmented if the town is a regional capital. </text:span>The SQL request orders <text:span text:style-name="T181">places </text:span>by decr<text:span text:style-name="T181">e</text:span>asing <text:span text:style-name="T181">score</text:span>, and computes a column 'row_number' , so that <text:s/>the .mss style can decide how much of them will be printed ( avoids too many names on the map )</text:p>
      <text:p text:style-name="P374"/>
      <text:p text:style-name="P374"/>
      <text:p text:style-name="P359"/>
      <text:h text:style-name="P428" text:outline-level="3"><text:bookmark-start text:name="__RefHeading___Toc5801_4081221866"/>Mountain points of interest<text:bookmark-end text:name="__RefHeading___Toc5801_4081221866"/></text:h>
      <text:p text:style-name="P357">This is for <text:s/></text:p>
      <text:list xml:id="list175155533781230" text:continue-numbering="true" text:style-name="List_20_1">
        <text:list-item>
          <text:p text:style-name="P487"><text:span text:style-name="T171">natural=( peak,saddle,cave_entrance ,volcano ) </text:span><text:span text:style-name="T200"><text:s text:c="2"/></text:span></text:p>
        </text:list-item>
        <text:list-item>
          <text:p text:style-name="P511">tourism=(wilderness_hut , alpine_hut)</text:p>
        </text:list-item>
      </text:list>
      <text:p text:style-name="P354"/>
      <text:p text:style-name="P155">Suprisingly, inside osm data,some of them are defined as POINT, some others as POLYGON</text:p>
      <text:p text:style-name="P354"/>
      <text:p text:style-name="P354">Initially, they were part of the great familly of "amenities" , <text:span text:style-name="T172">which</text:span> are render<text:span text:style-name="T200">e</text:span>d by 2 objects:</text:p>
      <text:list xml:id="list175156111849977" text:continue-numbering="true" text:style-name="List_20_1">
        <text:list-item>
          <text:p text:style-name="P510">a MARKER for the icon</text:p>
        </text:list-item>
        <text:list-item>
          <text:p text:style-name="P510">a separated TEXT for the label </text:p>
        </text:list-item>
      </text:list>
      <text:p text:style-name="P359"/>
      <text:p text:style-name="P354">Finally<text:span text:style-name="T181">,</text:span> mountain TEXT object have been separated from amenities objects, to be sure that they are not hidden by overlapping troubles</text:p>
      <text:list xml:id="list175155681597507" text:continue-numbering="true" text:style-name="List_20_1">
        <text:list-item>
          <text:p text:style-name="P488">text-allow-overlap<text:span text:style-name="T171"> is enabled<text:line-break/>( of course this may cause overlap</text:span><text:span text:style-name="T181"> when there is a </text:span><text:span text:style-name="T171">line of mountain peaks, but in this case, overlapping is better than showing nothing ) </text:span></text:p>
        </text:list-item>
      </text:list>
      <text:p text:style-name="P354"/>
      <text:p text:style-name="P354"/>
      <table:table table:name="Tableau73" table:style-name="Tableau73">
        <table:table-column table:style-name="Tableau73.A"/>
        <table:table-column table:style-name="Tableau73.B"/>
        <table:table-column table:style-name="Tableau73.C"/>
        <table:table-row>
          <table:table-cell table:style-name="Tableau73.A1" office:value-type="string">
            <text:p text:style-name="P154">Layer</text:p>
          </table:table-cell>
          <table:table-cell table:style-name="Tableau73.A1" office:value-type="string">
            <text:p text:style-name="P154">Description</text:p>
          </table:table-cell>
          <table:table-cell table:style-name="Tableau73.C1" office:value-type="string">
            <text:p text:style-name="P154">.mss <text:s text:c="3"/>patterns</text:p>
          </table:table-cell>
        </table:table-row>
        <table:table-row>
          <table:table-cell table:style-name="Tableau73.A2" office:value-type="string">
            <text:p text:style-name="P154">#amenities-points,</text:p>
            <text:p text:style-name="P154">#amenities-poly</text:p>
          </table:table-cell>
          <table:table-cell table:style-name="Tableau73.B2" office:value-type="string">
            <text:p text:style-name="P154">MARKER object</text:p>
            <text:p text:style-name="P154"/>
            <text:p text:style-name="P154">a dedicated column 'feature' is computed for different cases</text:p>
          </table:table-cell>
          <table:table-cell table:style-name="Tableau73.C2" office:value-type="string">
            <text:p text:style-name="P154">amenities.mss</text:p>
            <text:p text:style-name="P154"/>
            <text:p text:style-name="P154">filter on [feature]</text:p>
            <text:p text:style-name="P154"/>
          </table:table-cell>
        </table:table-row>
        <table:table-row>
          <table:table-cell table:style-name="Tableau73.A3" office:value-type="string">
            <text:p text:style-name="P154"><text:span text:style-name="T181">#</text:span>moutain-point-text</text:p>
            <text:p text:style-name="P154"><text:span text:style-name="T181">#</text:span>moutain-poly-text</text:p>
            <text:p text:style-name="P97"/>
          </table:table-cell>
          <table:table-cell table:style-name="Tableau73.B3" office:value-type="string">
            <text:p text:style-name="P154">TEXT object</text:p>
          </table:table-cell>
          <table:table-cell table:style-name="Tableau73.C3" office:value-type="string">
            <text:p text:style-name="P154">labels.mss</text:p>
            <text:p text:style-name="P154"/>
            <text:p text:style-name="P154">filter on [natural] and [tourism]</text:p>
          </table:table-cell>
        </table:table-row>
      </table:table>
      <text:p text:style-name="P353"/>
      <text:p text:style-name="P354"/>
      <text:h text:style-name="P395" text:outline-level="1"/>
      <text:h text:style-name="P399" text:outline-level="1"><text:bookmark-start text:name="__RefHeading___Toc4688_2063623624"/>Legend building<text:bookmark-end text:name="__RefHeading___Toc4688_2063623624"/></text:h>
      <text:p text:style-name="P321">Manually design the Legend ? Certainly not !</text:p>
      <text:p text:style-name="P321"/>
      <text:p text:style-name="P321">Building the Legend will use a giant trick: </text:p>
      <text:list text:style-name="L27">
        <text:list-item>
          <text:p text:style-name="P533">imagine a fake country, typically at lon=0,lat=0 <text:s/>where there is nothing</text:p>
        </text:list-item>
        <text:list-item>
          <text:p text:style-name="P533">populate it with polygons and lines that represent different types of land usage, roads ...</text:p>
        </text:list-item>
        <text:list-item>
          <text:p text:style-name="P533">generate a .osm <text:s/>file for this fake country, import it to database</text:p>
        </text:list-item>
        <text:list-item>
          <text:p text:style-name="P533">just let Komstik paint it with the right colors and patterns</text:p>
        </text:list-item>
        <text:list-item>
          <text:p text:style-name="P533">download the tiles corresponding to this fake country, then combine them to a final legend.jpg file</text:p>
        </text:list-item>
      </text:list>
      <text:p text:style-name="P321"/>
      <text:p text:style-name="P321">Of <text:span text:style-name="T157">course</text:span>, making the .osm file should also be automatic !</text:p>
      <text:p text:style-name="P321">For this goal, we write a very simple legend.txt file that describe the different objects to put in the Legend (with the adequate tags )</text:p>
      <text:p text:style-name="P321">Then a nice python script <text:s/>legend/makelegend.py will transform it into legend.osm</text:p>
      <text:p text:style-name="P321"/>
      <text:h text:style-name="Heading_20_2" text:outline-level="2"><text:bookmark-start text:name="__RefHeading___Toc4690_2063623624"/>Legend.txt<text:bookmark-end text:name="__RefHeading___Toc4690_2063623624"/></text:h>
      <text:p text:style-name="P321">It describes the objects to put in the Legend</text:p>
      <text:p text:style-name="P321"/>
      <text:p text:style-name="P321">Each line look like:</text:p>
      <text:p text:style-name="P321">type<text:span text:style-name="T182">;</text:span>tag=value,tag=value<text:span text:style-name="T182">;</text:span>description</text:p>
      <text:p text:style-name="P321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168">type</text:p>
          </table:table-cell>
          <table:table-cell table:style-name="Tableau58.B1" office:value-type="string">
            <text:p text:style-name="P168">'poly' <text:s/>or 'line' <text:s/>depending on the kind of drawing to generate ( a rectangle or a line )</text:p>
          </table:table-cell>
        </table:table-row>
        <table:table-row>
          <table:table-cell table:style-name="Tableau58.A2" office:value-type="string">
            <text:p text:style-name="P168">tag=value</text:p>
          </table:table-cell>
          <table:table-cell table:style-name="Tableau58.B2" office:value-type="string">
            <text:p text:style-name="P168">different OSM standard tags, whose value determine the nature of the object </text:p>
          </table:table-cell>
        </table:table-row>
        <table:table-row>
          <table:table-cell table:style-name="Tableau58.A2" office:value-type="string">
            <text:p text:style-name="P168">label=description</text:p>
          </table:table-cell>
          <table:table-cell table:style-name="Tableau58.B2" office:value-type="string">
            <text:p text:style-name="P168">description is the legend text, printed at the right of the object</text:p>
          </table:table-cell>
        </table:table-row>
      </table:table>
      <text:p text:style-name="P321"/>
      <text:p text:style-name="P321">Objects will be drawn on a same line, from left to right, until the pattern 'block<text:span text:style-name="T182">;</text:span>' <text:s/>tells to begin a new line</text:p>
      <text:p text:style-name="P321"/>
      <text:p text:style-name="P281">It is not so easy to find out the right attributes to use for defining an object.</text:p>
      <text:p text:style-name="P281">Exploring project.mml <text:s/>and <text:s/>views.sql will be of a great help</text:p>
      <text:p text:style-name="P36">Pay attention that project.mml often mentions attributes which <text:span text:style-name="T13">are not</text:span> OSM standard attributes<text:span text:style-name="T182"> found from .osm data file</text:span>, but new column names <text:span text:style-name="T182">created</text:span> by views.sql. Only the OSM standard attributes must be used ...</text:p>
      <text:h text:style-name="P420" text:outline-level="2"/>
      <text:h text:style-name="P421" text:outline-level="2"><text:bookmark-start text:name="__RefHeading___Toc4692_2063623624"/>Operating mode<text:bookmark-end text:name="__RefHeading___Toc4692_2063623624"/></text:h>
      <text:p text:style-name="P321">CAUTION</text:p>
      <text:p text:style-name="P323">The following actions are useful only if you are not satisfied with the pre-existing <text:s/>legend/legend.jpg</text:p>
      <text:p text:style-name="P323">They will <text:s/>replace the database contents, so it may be a good idea to first save it</text:p>
      <table:table table:name="Tableau59" table:style-name="Tableau59">
        <table:table-column table:style-name="Tableau59.A"/>
        <table:table-row>
          <table:table-cell table:style-name="Tableau59.A1" office:value-type="string">
            <text:p text:style-name="P175"><text:span text:style-name="T157">sudo </text:span>mv database database-save</text:p>
          </table:table-cell>
        </table:table-row>
      </table:table>
      <text:p text:style-name="P323"/>
      <text:p text:style-name="P20">Step1: </text:p>
      <text:p text:style-name="P323">Create the fake country legend.osm from legend.txt , and import it to database</text:p>
      <table:table table:name="Tableau60" table:style-name="Tableau60">
        <table:table-column table:style-name="Tableau60.A"/>
        <table:table-row>
          <table:table-cell table:style-name="Tableau60.A1" office:value-type="string">
            <text:p text:style-name="P175">sudo docker-compose run import legend1</text:p>
          </table:table-cell>
        </table:table-row>
      </table:table>
      <text:p text:style-name="P322"/>
      <text:p text:style-name="P322"><text:span text:style-name="T13">Step2</text:span>:</text:p>
      <text:p text:style-name="P349">Inside project.m<text:span text:style-name="T182">m</text:span>l , modify the item <text:s text:c="2"/>"status_contours: &amp;status_contours" , to exclude contours generation</text:p>
      <text:p text:style-name="P352">( otherwise map generation will fail due to missing "contours" database)</text:p>
      <text:p text:style-name="P352"/>
      <text:p text:style-name="P322">Use the "reload" <text:s/>Kosmtik button, so that he reloads map from database</text:p>
      <text:p text:style-name="P322">You may <text:s/>tell him to show the legend with : http://localhost:8888/<text:span text:style-name="T157">style</text:span>/#15/0/0</text:p>
      <text:p text:style-name="P321"/>
      <text:p text:style-name="P323"><text:span text:style-name="T13">Step3</text:span>:</text:p>
      <text:p text:style-name="P323">Once Kosmtik is ready to serve the legend tiles, build <text:s/>legend.jpg</text:p>
      <text:p text:style-name="P323"/>
      <table:table table:name="Tableau61" table:style-name="Tableau61">
        <table:table-column table:style-name="Tableau61.A"/>
        <table:table-row>
          <table:table-cell table:style-name="Tableau61.A1" office:value-type="string">
            <text:p text:style-name="P175">sudo docker-compose run import legend2</text:p>
          </table:table-cell>
        </table:table-row>
      </table:table>
      <text:p text:style-name="P322">This will call again makelegend.py to <text:s/>find out <text:s/>which tiles correspond to the legend latitudes/longitudes , download those tiles, then merge then into a simple .jpg file</text:p>
      <text:p text:style-name="P36"/>
      <text:h text:style-name="P400" text:outline-level="1"/>
      <text:h text:style-name="P401" text:outline-level="1"><text:bookmark-start text:name="__RefHeading___Toc3614_3143843080"/>Hints<text:bookmark-end text:name="__RefHeading___Toc3614_3143843080"/></text:h>
      <text:h text:style-name="P422" text:outline-level="2"><text:bookmark-start text:name="__RefHeading___Toc3616_3143843080"/>Merging several .osm.pbf files<text:bookmark-end text:name="__RefHeading___Toc3616_3143843080"/></text:h>
      <text:p text:style-name="P292">osm2pgsql cannot import several .pbf files</text:p>
      <text:p text:style-name="P292"/>
      <text:p text:style-name="P292">Even if the command accepts several .pbf files as arguments, this will probably fail with error<text:span text:style-name="T183">s</text:span> like "duplicate index"<text:line-break/></text:p>
      <text:p text:style-name="P292">The solution is to previously merge the .pbf files using magic tool "osmconvert" from package "osmctools"<text:line-break/>But this tool can only merge .o5m files, so conversion is needed</text:p>
      <text:p text:style-name="P292"/>
      <text:p text:style-name="P292">Operating mode:</text:p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292"># convert each .pbf file to .osm<text:line-break/>osmconvert <text:s/>file1.osm.pbf <text:s text:c="2"/>-o=file1.osm.o5m<text:line-break/>osmconvert <text:s/>file2.osm.pbf <text:s text:c="2"/>-o=file2.osm.o5m</text:p>
            <text:p text:style-name="P292"/>
            <text:p text:style-name="P292"># merge files and convert result to .pbf</text:p>
            <text:p text:style-name="P292">osmconvert file1.osm.o5m <text:s/>file2.osm.o5m -o=mergedfile.osm.pbf</text:p>
          </table:table-cell>
        </table:table-row>
      </table:table>
      <text:p text:style-name="P292"/>
      <text:p text:style-name="P292">A small script "scripts/merge.sh" has been written to automate this</text:p>
      <text:p text:style-name="P292">It must be run inside a<text:span text:style-name="T185"> "import"</text:span> container, <text:span text:style-name="T183">( </text:span>so that necessary packages are <text:span text:style-name="T183">available )</text:span></text:p>
      <text:p text:style-name="P292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292"># run a shell inside <text:span text:style-name="T184">a new </text:span>temporary "import" container</text:p>
            <text:p text:style-name="P292">docker-compose run import bash</text:p>
            <text:p text:style-name="P292"/>
            <text:p text:style-name="P292"># .pbf files are supposed to be located in "myfiles" directory</text:p>
            <text:p text:style-name="P292">cd scripts</text:p>
            <text:p text:style-name="P292">bash merge.sh <text:s/>mergedfile.osm.pbf <text:s text:c="5"/>file1.osm.pbf <text:s/>file2.osm.pbf <text:s/></text:p>
            <text:p text:style-name="P292"/>
          </table:table-cell>
        </table:table-row>
      </table:table>
      <text:p text:style-name="P291"/>
      <text:p text:style-name="P292">Note</text:p>
      <text:list xml:id="list175155410891781" text:continue-list="list175155681597507" text:style-name="List_20_1">
        <text:list-item>
          <text:p text:style-name="P534">Another tool exists: <text:s/>"osmium merge" <text:s/>, but it seems that its result won't work <text:s/>( "duplicate index" error )</text:p>
        </text:list-item>
        <text:list-item>
          <text:p text:style-name="P534">it is highly recommended to use .pbf files <text:s/>generated at the same <text:span text:style-name="T185">date</text:span>, so that they are consistent</text:p>
        </text:list-item>
      </text:list>
      <text:p text:style-name="P292"/>
      <text:h text:style-name="P422" text:outline-level="2"><text:bookmark-start text:name="__RefHeading___Toc3618_3143843080"/>Working with different scenarios<text:bookmark-end text:name="__RefHeading___Toc3618_3143843080"/></text:h>
      <text:p text:style-name="P292">Let's imagine that you have imported all France, but want to make tests and style adaptations on the small Andorra dataset, without destroying previous work...</text:p>
      <text:p text:style-name="P292"/>
      <text:p text:style-name="P307">The best solution is just to rename directory "database" , and let db service create a new one<text:line-break/><text:span text:style-name="T183">( stop the db service, before renaming directory )</text:span></text:p>
      <text:p text:style-name="P293"/>
      <text:p text:style-name="P293">A<text:span text:style-name="T122">nother</text:span> solution is to use different database<text:span text:style-name="T122"> names</text:span></text:p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125">docker-startup.sh</text:p>
          </table:table-cell>
          <table:table-cell table:style-name="Tableau51.B1" office:value-type="string">
            <text:p text:style-name="P125">modify variables</text:p>
            <text:p text:style-name="P125">DB_OSM</text:p>
            <text:p text:style-name="P125">DB_CONTOURS</text:p>
          </table:table-cell>
        </table:table-row>
        <table:table-row>
          <table:table-cell table:style-name="Tableau51.A2" office:value-type="string">
            <text:p text:style-name="P125">project.mml</text:p>
          </table:table-cell>
          <table:table-cell table:style-name="Tableau51.B2" office:value-type="string">
            <text:p text:style-name="P125">modify "dbname"<text:span text:style-name="T183"> in those sections:</text:span></text:p>
            <text:p text:style-name="P125"/>
            <text:p text:style-name="P125">osm2pgsql: &amp;osm2pgsql</text:p>
            <text:p text:style-name="P125"><text:s text:c="4"/>dbname: "osm"</text:p>
            <text:p text:style-name="P125"/>
            <text:p text:style-name="P125">osm2pgsqlcontours: &amp;osm2pgsqlcontours</text:p>
            <text:p text:style-name="P125"><text:s text:c="5"/>dbname: "contours"</text:p>
          </table:table-cell>
        </table:table-row>
      </table:table>
      <text:p text:style-name="P292"><text:soft-page-break/></text:p>
      <text:p text:style-name="P292"/>
      <text:p text:style-name="P292"/>
      <text:h text:style-name="Heading_20_1" text:outline-level="1"><text:bookmark-start text:name="__RefHeading___Toc3368_2821381160"/>Docker implementation<text:bookmark-end text:name="__RefHeading___Toc3368_2821381160"/></text:h>
      <text:h text:style-name="Heading_20_2" text:outline-level="2"><text:bookmark-start text:name="__RefHeading___Toc4721_2063623624"/>Introduction<text:bookmark-end text:name="__RefHeading___Toc4721_2063623624"/></text:h>
      <text:p text:style-name="P286">The implementation is a little more complex that the original one from Cyclosm</text:p>
      <text:p text:style-name="P286">There are 2 goals:</text:p>
      <text:list text:style-name="L28">
        <text:list-item>
          <text:p text:style-name="P535">allow to create a dedicated volume binding to store database<text:span text:style-name="T116"> ( facilitate backup )</text:span></text:p>
        </text:list-item>
        <text:list-item>
          <text:p text:style-name="P535">minimize the size of <text:span text:style-name="T155"><text:s/>the </text:span>"build context" <text:s text:c="2"/>( see docker mini tutorial for details )</text:p>
        </text:list-item>
      </text:list>
      <text:p text:style-name="P290"/>
      <text:p text:style-name="P340">The implementation uses a mixed philosophy:</text:p>
      <text:list text:style-name="L29">
        <text:list-item>
          <text:p text:style-name="P537">During image build phase ( RUN / COPY dockerfile commands ) <text:s/>files from <text:s/>files/docker are executed or copied to the image filesystem</text:p>
        </text:list-item>
        <text:list-item>
          <text:p text:style-name="P537">During image run phase ( ENTRYPOINT / CMD dockerfile commands ) project subdirectory "files" is mapped to the container /<text:span text:style-name="T191">osmhike</text:span> <text:span text:style-name="T191"><text:s/></text:span>directory, which allows to directly <text:s/>use files from /<text:span text:style-name="T191">osmhike </text:span><text:s/>( even for the startup script defined by ENTRYPOINT )</text:p>
        </text:list-item>
      </text:list>
      <text:p text:style-name="P340"/>
      <text:p text:style-name="P37"><text:span text:style-name="T13">Note</text:span>:</text:p>
      <text:p text:style-name="P37">Remind that dockerfile RUN/COPY commands <text:span text:style-name="T13">cannot</text:span> <text:s/>use files out of the "build context" which is set to directory "files/docker" . <text:s/></text:p>
      <text:h text:style-name="P406" text:outline-level="2"/>
      <text:h text:style-name="P411" text:outline-level="2"><text:bookmark-start text:name="__RefHeading___Toc4725_2063623624"/><text:span text:style-name="T156">Docker </text:span>Structure<text:bookmark-end text:name="__RefHeading___Toc4725_2063623624"/></text:h>
      <text:p text:style-name="P290"><text:span text:style-name="T95">This implementation </text:span><text:span text:style-name="T98">is based on</text:span><text:span text:style-name="T95"> 3 docker "services" , described by docker-compose.yml</text:span></text:p>
      <text:p text:style-name="P250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E"/>
        <table:table-row>
          <table:table-cell table:style-name="Tableau41.A1" office:value-type="string">
            <text:p text:style-name="P108">Service</text:p>
          </table:table-cell>
          <table:table-cell table:style-name="Tableau41.A1" office:value-type="string">
            <text:p text:style-name="P108"><text:span text:style-name="T97">I</text:span>mage name</text:p>
          </table:table-cell>
          <table:table-cell table:style-name="Tableau41.A1" office:value-type="string">
            <text:p text:style-name="P108"><text:span text:style-name="T97">C</text:span>ontainer name</text:p>
          </table:table-cell>
          <table:table-cell table:style-name="Tableau41.A1" office:value-type="string">
            <text:p text:style-name="P108"><text:span text:style-name="T97">D</text:span>escription</text:p>
          </table:table-cell>
          <table:table-cell table:style-name="Tableau41.E1" office:value-type="string">
            <text:p text:style-name="P108"><text:span text:style-name="T97">S</text:span>tartup script</text:p>
          </table:table-cell>
        </table:table-row>
        <table:table-row>
          <table:table-cell table:style-name="Tableau41.A2" office:value-type="string">
            <text:p text:style-name="P108">db</text:p>
          </table:table-cell>
          <table:table-cell table:style-name="Tableau41.B2" office:value-type="string">
            <text:p text:style-name="P108">db</text:p>
          </table:table-cell>
          <table:table-cell table:style-name="Tableau41.C2" office:value-type="string">
            <text:p text:style-name="P108">c-db</text:p>
          </table:table-cell>
          <table:table-cell table:style-name="Tableau41.D2" office:value-type="string">
            <text:p text:style-name="P108">permanently running database server</text:p>
            <text:p text:style-name="P108"/>
            <text:p text:style-name="P108">this is the official docker image "mdillon/postgis" from docker repositories</text:p>
            <text:p text:style-name="P108"/>
          </table:table-cell>
          <table:table-cell table:style-name="Tableau41.E2" office:value-type="string">
            <text:p text:style-name="P108">the internal startup script</text:p>
          </table:table-cell>
        </table:table-row>
        <table:table-row>
          <table:table-cell table:style-name="Tableau41.A2" office:value-type="string">
            <text:p text:style-name="P108">import</text:p>
          </table:table-cell>
          <table:table-cell table:style-name="Tableau41.B2" office:value-type="string">
            <text:p text:style-name="P108">import</text:p>
          </table:table-cell>
          <table:table-cell table:style-name="Tableau41.C2" office:value-type="string">
            <text:p text:style-name="P108">c-import</text:p>
          </table:table-cell>
          <table:table-cell table:style-name="Tableau41.D2" office:value-type="string">
            <text:p text:style-name="P108">temporary running container, used to import osm data and elevation data to database</text:p>
            <text:p text:style-name="P108"/>
            <text:p text:style-name="P108">based on Ubuntu (<text:span text:style-name="T164">noble</text:span> version)</text:p>
            <text:p text:style-name="P108"/>
          </table:table-cell>
          <table:table-cell table:style-name="Tableau41.E2" office:value-type="string">
            <text:p text:style-name="P108"><text:span text:style-name="T154">docker</text:span>/docker-startup.sh import</text:p>
          </table:table-cell>
        </table:table-row>
        <table:table-row>
          <table:table-cell table:style-name="Tableau41.A2" office:value-type="string">
            <text:p text:style-name="P108">kosmtik</text:p>
          </table:table-cell>
          <table:table-cell table:style-name="Tableau41.B2" office:value-type="string">
            <text:p text:style-name="P108">kosmtik</text:p>
          </table:table-cell>
          <table:table-cell table:style-name="Tableau41.C2" office:value-type="string">
            <text:p text:style-name="P108">c-kosmtik</text:p>
          </table:table-cell>
          <table:table-cell table:style-name="Tableau41.D2" office:value-type="string">
            <text:p text:style-name="P108">tiles rendering web server</text:p>
            <text:p text:style-name="P108">must be run <text:s/>while you need the tile server</text:p>
            <text:p text:style-name="P108"/>
            <text:p text:style-name="P108">based on Ubuntu (<text:span text:style-name="T164">noble</text:span> version)</text:p>
          </table:table-cell>
          <table:table-cell table:style-name="Tableau41.E2" office:value-type="string">
            <text:p text:style-name="P108"><text:span text:style-name="T154">docker</text:span>/docker-startup.sh <text:span text:style-name="T99">kosmtik</text:span></text:p>
          </table:table-cell>
        </table:table-row>
      </table:table>
      <text:p text:style-name="P250"/>
      <text:p text:style-name="P250">Whatever container c-import is running or not, it is possible to execute a <text:span text:style-name="T13">temporary new</text:span> container from image "import", <text:s/>to execute specific import actions</text:p>
      <text:p text:style-name="P31">A subtle configuration of the dockerfile sections "ENTRYPOINT","CMD" has been made for that</text:p>
      <text:p text:style-name="P250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108">docker-compose run import contours</text:p>
          </table:table-cell>
          <table:table-cell table:style-name="Tableau42.B1" office:value-type="string">
            <text:p text:style-name="P108">import contours into specific database</text:p>
          </table:table-cell>
        </table:table-row>
        <table:table-row>
          <table:table-cell table:style-name="Tableau42.A2" office:value-type="string">
            <text:p text:style-name="P108">docker-compose run import hillshade</text:p>
          </table:table-cell>
          <table:table-cell table:style-name="Tableau42.B2" office:value-type="string">
            <text:p text:style-name="P108">build a raster file used for rendering hillshade</text:p>
          </table:table-cell>
        </table:table-row>
        <table:table-row>
          <table:table-cell table:style-name="Tableau42.A2" office:value-type="string">
            <text:p text:style-name="P108">docker-compose run import <text:span text:style-name="T116">bash</text:span></text:p>
          </table:table-cell>
          <table:table-cell table:style-name="Tableau42.B2" office:value-type="string">
            <text:p text:style-name="P125">run shell commands in the container environment ( with adequate packages installed )</text:p>
            <text:p text:style-name="P125"/>
            <text:p text:style-name="P174">if you want to install packages, you must run "apt update" before, otherwise they may be not found</text:p>
          </table:table-cell>
        </table:table-row>
      </table:table>
      <text:p text:style-name="P249"/>
      <text:p text:style-name="P249"><text:span text:style-name="T16">Warning</text:span>: <text:line-break/><text:span text:style-name="T116">D</text:span>o <text:span text:style-name="T13">not</text:span> use "docker run" command, <text:span text:style-name="T159">instead of</text:span> docker-compose, because the network/volumes environment would be missing<text:span text:style-name="T146">, causing strange error messages</text:span></text:p>
      <text:p text:style-name="P249"/>
      <text:h text:style-name="Heading_20_4" text:outline-level="4" text:is-list-header="true"><text:span text:style-name="T13">Notes</text:span>:</text:h>
      <text:list xml:id="list4061912366" text:style-name="L30">
        <text:list-item>
          <text:p text:style-name="P444"><text:span text:style-name="T95">Services "import" and "kosmtik" are declared dependant on "db" . <text:s/><text:line-break/>Starting them will first check that "db" is built and running.</text:span><text:span text:style-name="T100"> It not, c-db container will be started silently ( without being attached to a </text:span><text:span text:style-name="T159">visible</text:span><text:span text:style-name="T100"> window )</text:span><text:span text:style-name="T95"><text:line-break/></text:span></text:p>
        </text:list-item>
        <text:list-item>
          <text:p text:style-name="P445">The database network port <text:span text:style-name="T111">( standard port 5432) </text:span>is <text:span text:style-name="T13">not</text:span> exposed to host. So it can be reached only from a running container.<text:line-break/><text:span text:style-name="T164">This </text:span><text:span text:style-name="T111">prevents conflicts, if the host already runs its own postgres database</text:span><text:line-break/></text:p>
        </text:list-item>
        <text:list-item>
          <text:p text:style-name="P446">Komstik webserver port 6789 is exposed to host<text:span text:style-name="T146"> as port 8888</text:span>.<text:line-break/>So it can be reached by http://localhost:<text:span text:style-name="T146">8888</text:span> <text:s/>or http://host-ip-adress:<text:span text:style-name="T146">8888</text:span> from any machine on the local network having network access to host</text:p>
          <text:p text:style-name="P446"/>
        </text:list-item>
        <text:list-item>
          <text:p text:style-name="P447"><text:span text:style-name="T111">Environment variable DBHOST is set to indicate who is the database server</text:span><text:line-break/></text:p>
        </text:list-item>
      </text:list>
      <text:h text:style-name="Heading_20_4" text:outline-level="4" text:is-list-header="true">Volume binding</text:h>
      <text:list text:style-name="L31">
        <text:list-item>
          <text:p text:style-name="P449"><text:span text:style-name="T95">The host local </text:span><text:span text:style-name="T114">sub</text:span><text:span text:style-name="T95">directory <text:s/>.</text:span><text:span text:style-name="T114">/files</text:span><text:span text:style-name="T95"> <text:s/>is mapped <text:s/>to directory /</text:span><text:span text:style-name="T191">osmhike</text:span><text:span text:style-name="T95"> inside the containers</text:span><text:span text:style-name="T114"> ( import,kosmtik)<text:line-break/></text:span></text:p>
        </text:list-item>
        <text:list-item>
          <text:p text:style-name="P449"><text:span text:style-name="T95">The host local </text:span><text:span text:style-name="T114">sub</text:span><text:span text:style-name="T95">directory</text:span><text:span text:style-name="T114"> ./database is mapped to database location /var/lib/postgresql/data inside "db" container . <text:s/>This avoids the database to be stored in a mysterious place inside the Docker infrastructure, and makes backups easier.</text:span></text:p>
        </text:list-item>
      </text:list>
      <text:p text:style-name="P305"><text:s/></text:p>
      <text:p text:style-name="P18">caution!</text:p>
      <text:p text:style-name="P305"><text:soft-page-break/>When the binding occurs, the container's <text:s/>directory is replaced by the host directory. This means that if the container's directory had some contents, it is completely lost !</text:p>
      <text:list xml:id="list175155849347656" text:continue-list="list4061912366" text:style-name="L30">
        <text:list-header>
          <text:p text:style-name="P448"/>
        </text:list-header>
      </text:list>
      <text:h text:style-name="Heading_20_4" text:outline-level="4" text:is-list-header="true">USERID</text:h>
      <text:list xml:id="list175156450428458" text:continue-numbering="true" text:style-name="L30">
        <text:list-item>
          <text:p text:style-name="P448"><text:span text:style-name="T164">import,kosmtik </text:span>containers run with USERID=1000<text:line-break/>I expect that this userid is the owner of host local <text:span text:style-name="T164">project </text:span>directory ( or has full r/w access to it )</text:p>
        </text:list-item>
        <text:list-item>
          <text:p text:style-name="P450">db container runs with root<text:line-break/>Otherwise there are problems for modifying database directory</text:p>
        </text:list-item>
      </text:list>
      <text:p text:style-name="P16"/>
      <text:h text:style-name="Heading_20_4" text:outline-level="4" text:is-list-header="true">Which OS version ?</text:h>
      <text:p text:style-name="P251">The import/kosmtic images coming from original Cyclosm project were all <text:span text:style-name="T146">based on </text:span>"Ubuntu:bionic"<text:line-break/>I <text:span text:style-name="T146">made the adaptations </text:span>to use<text:span text:style-name="T96"> </text:span><text:span text:style-name="T146">the latest LTS ("LongTimeSupport</text:span><text:span text:style-name="T161">"</text:span><text:span text:style-name="T146">) version </text:span><text:span text:style-name="T186">U</text:span><text:span text:style-name="T146">buntu:noble</text:span><text:span text:style-name="T96"><text:line-break/></text:span></text:p>
      <text:p text:style-name="P251"><text:span text:style-name="T146">For "import" image, I </text:span><text:span text:style-name="T96">found troubles if </text:span><text:span text:style-name="T114">using</text:span><text:span text:style-name="T96"> </text:span><text:span text:style-name="T146">a version </text:span><text:span text:style-name="T114">more recent than </text:span><text:span text:style-name="T96">"focal" </text:span></text:p>
      <text:list text:style-name="L32">
        <text:list-item>
          <text:p text:style-name="P451">image building is no more automatic, since the installation of some packages waits for user-input relative to timezones<text:span text:style-name="T146"> <text:line-break/>=&gt; use ENV DEBIAN_FRONTEND=noninteractive</text:span></text:p>
        </text:list-item>
        <text:list-item>
          <text:p text:style-name="P452">with latest versions, phyghtmap fails because of <text:span text:style-name="T146">an </text:span><text:span text:style-name="T138">incompatible evolution of the 'matplotlib' library <text:line-break/></text:span><text:span text:style-name="T161">=&gt; use pyhgtmap instead</text:span></text:p>
        </text:list-item>
      </text:list>
      <text:p text:style-name="P249"/>
      <text:p text:style-name="P324">For "kosmtik" image, the version <text:span text:style-name="T164">got by "npm install"</text:span> did not work. I had to directly use the latest source from <text:span text:style-name="T164">G</text:span>ithub repository</text:p>
      <text:p text:style-name="P324"/>
      <text:h text:style-name="Heading_20_4" text:outline-level="4" text:is-list-header="true">About Kosmtik</text:h>
      <text:p text:style-name="P270">It contains 4 components</text:p>
      <text:list text:style-name="L33">
        <text:list-item>
          <text:p text:style-name="P453">A lightweight web server to serve tiles</text:p>
        </text:list-item>
        <text:list-item>
          <text:p text:style-name="P453">Web page for navigating into tiles</text:p>
        </text:list-item>
        <text:list-item>
          <text:p text:style-name="P453">Mapnik renderer to build tiles</text:p>
        </text:list-item>
        <text:list-item>
          <text:p text:style-name="P453">Carto to transform project.mml into .xml files required by Mapnik</text:p>
        </text:list-item>
      </text:list>
      <text:p text:style-name="P270"/>
      <text:p text:style-name="P334">Kosmtik has a nice feature:</text:p>
      <text:p text:style-name="P334">If the Datasource parameter of a Layer is a url to a zipped shapefile, rather than a SQL request, then he will do the following actions:</text:p>
      <text:list xml:id="list175156532400351" text:continue-list="list175155410891781" text:style-name="List_20_1">
        <text:list-item>
          <text:p text:style-name="P454">Download the zipped shapefile from Internet</text:p>
        </text:list-item>
        <text:list-item>
          <text:p text:style-name="P454">Uncompress it to the "data" subdirectory <text:s/><text:span text:style-name="T160">of</text:span><text:span text:style-name="T13"> the directory containing project.mml</text:span></text:p>
        </text:list-item>
        <text:list-item>
          <text:p text:style-name="P454">Patch project.mml , replacing the url by the path to uncompressed shapefile</text:p>
        </text:list-item>
      </text:list>
      <text:p text:style-name="P334"/>
      <text:p text:style-name="P334"><text:span text:style-name="T13">Notes</text:span>:</text:p>
      <text:list xml:id="list175155788770351" text:continue-numbering="true" text:style-name="List_20_1">
        <text:list-item>
          <text:p text:style-name="P454">Do not search for the project.xml file !<text:line-break/>Kosmtik makes a in-memory compilation of project.mml, without writing the result to filesystem<text:line-break/></text:p>
        </text:list-item>
        <text:list-item>
          <text:p text:style-name="P454">Kosmtik creates a "tmp" subdirectory <text:span text:style-name="T13">in the working directory where it is executed from</text:span><text:line-break/>It is used as a cache for tiles<text:line-break/></text:p>
        </text:list-item>
      </text:list>
      <text:p text:style-name="P21">Kosmtik url</text:p>
      <text:p text:style-name="P334">If the full path of project.mml is <text:s/>/one/two/three/project.mml <text:s/>, then</text:p>
      <text:list text:style-name="L34">
        <text:list-item>
          <text:p text:style-name="P455">the map url showed by Kosmtik <text:s/>is <text:a xlink:type="simple" xlink:href="http://localhost:8888/three/#ZOOM/LAT/LON" text:style-name="Internet_20_link" text:visited-style-name="Visited_20_Internet_20_Link">http://localhost:8888/three/#ZOOM/LAT/LON</text:a></text:p>
        </text:list-item>
        <text:list-item>
          <text:p text:style-name="P455">http://localhost:8888 <text:s text:c="2"/>will always give access to the world map, at low zoom</text:p>
        </text:list-item>
      </text:list>
      <text:p text:style-name="P334"/>
      <text:h text:style-name="Heading_20_4" text:outline-level="4" text:is-list-header="true">Components to install</text:h>
      <text:p text:style-name="P273"/>
      <text:p text:style-name="P273">Docker is the only thing to install on your computer.</text:p>
      <text:p text:style-name="P273"/>
      <text:p text:style-name="P273">All other components will be installed inside the containers, <text:span text:style-name="T154">using either </text:span>official Linux repositories<text:span text:style-name="T154">, Python package manager (pip) or </text:span><text:s/><text:span text:style-name="T154">Nodejs component manager (npm) </text:span>.<text:line-break/>( <text:span text:style-name="T154">There is </text:span>no need to make complex manipulations on repositories and GPG keys )</text:p>
      <text:p text:style-name="P273"/>
      <text:p text:style-name="P275"><text:soft-page-break/></text:p>
      <text:h text:style-name="Heading_20_4" text:outline-level="4" text:is-list-header="true">Environment file</text:h>
      <text:p text:style-name="P286">.env allows to define environment variables</text:p>
      <text:list text:style-name="L35">
        <text:list-item>
          <text:p text:style-name="P536">technical stuff , that you will not change unless good reason</text:p>
        </text:list-item>
        <text:list-item>
          <text:p text:style-name="P536">project parameters, which are initialized to cover the small and quick example of Andorra<text:span text:style-name="T154">.</text:span><text:line-break/>those files are located ins<text:span text:style-name="T186">i</text:span>de "files/myfiles" directory</text:p>
        </text:list-item>
      </text:list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124">AREA<text:span text:style-name="T134">OSM</text:span></text:p>
          </table:table-cell>
          <table:table-cell table:style-name="Tableau47.B1" office:value-type="string">
            <text:p text:style-name="P124"><text:s/>.osm.pbf file <text:s/>containing osm data</text:p>
          </table:table-cell>
        </table:table-row>
        <table:table-row>
          <table:table-cell table:style-name="Tableau47.A2" office:value-type="string">
            <text:p text:style-name="P124">ARE<text:span text:style-name="T134">APOLY</text:span></text:p>
          </table:table-cell>
          <table:table-cell table:style-name="Tableau47.B2" office:value-type="string">
            <text:p text:style-name="P124">.poly polygon file to draw contours and hillshade</text:p>
            <text:p text:style-name="P124">It may cover a much larger region than AREA<text:span text:style-name="T186">OSM</text:span></text:p>
          </table:table-cell>
        </table:table-row>
      </table:table>
      <text:p text:style-name="P286"/>
      <text:h text:style-name="Heading_20_4" text:outline-level="4" text:is-list-header="true">Access to database</text:h>
      <text:p text:style-name="P291">The "db" <text:s/>service simulates a server named "db" on the local Docker network</text:p>
      <text:p text:style-name="P34">( this is the name of the service in docker-compose.yml , not the name of the container )</text:p>
      <text:p text:style-name="P291"/>
      <text:p text:style-name="P291">Both "import" and "kosmtik" services define environment variables <text:span text:style-name="T117">for</text:span> proper access to database</text:p>
      <text:p text:style-name="P291">PGHOST=db</text:p>
      <text:p text:style-name="P291">PGUSER=postgres</text:p>
      <text:p text:style-name="P291"/>
      <text:p text:style-name="P291">You can run psql commands:</text:p>
      <text:p text:style-name="P291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125">from currently running <text:s/>c-db <text:s/>container</text:p>
          </table:table-cell>
          <table:table-cell table:style-name="Tableau52.B1" office:value-type="string">
            <text:p text:style-name="P125"><text:span text:style-name="T186">sudo </text:span>docker exec -it <text:s/>c-db <text:s/>bash</text:p>
            <text:p text:style-name="P125"/>
          </table:table-cell>
        </table:table-row>
        <table:table-row>
          <table:table-cell table:style-name="Tableau52.A2" office:value-type="string">
            <text:p text:style-name="P125"/>
          </table:table-cell>
          <table:table-cell table:style-name="Tableau52.B2" office:value-type="string">
            <text:p text:style-name="P125"/>
          </table:table-cell>
        </table:table-row>
        <table:table-row>
          <table:table-cell table:style-name="Tableau52.A2" office:value-type="string">
            <text:p text:style-name="P125">from a temporay new <text:s/>import container</text:p>
          </table:table-cell>
          <table:table-cell table:style-name="Tableau52.B2" office:value-type="string">
            <text:p text:style-name="P125"><text:span text:style-name="T186">sudo </text:span>docker-compose run import bash</text:p>
          </table:table-cell>
        </table:table-row>
      </table:table>
      <text:p text:style-name="P291"/>
      <text:h text:style-name="Heading_20_4" text:outline-level="4" text:is-list-header="true">Indexes and performance</text:h>
      <text:p text:style-name="P294">Most <text:s/>sql request are like <text:s/>"SELECT .... WHERE <text:s/>attribute=value" </text:p>
      <text:p text:style-name="P294"/>
      <text:p text:style-name="P294">This means that creating database indexes on those attributes will produce a major performance improvement<text:line-break/>( not necessary to scan all objects in database to find out the right ones)</text:p>
      <text:p text:style-name="P294">This is particularly important for low zoom, where the <text:s/>area to draw contains a huge amount of objects </text:p>
      <text:p text:style-name="P294"/>
      <text:p text:style-name="P294">This is achieved by executing <text:s/>zindex.sql <text:s/>at the end of import phase</text:p>
      <text:p text:style-name="P295"/>
      <text:h text:style-name="Heading_20_4" text:outline-level="4" text:is-list-header="true">Inject parameters into postgres configuration file</text:h>
      <text:p text:style-name="P305">When building "db" image, <text:s text:c="2"/><text:span text:style-name="T134">script </text:span><text:span text:style-name="T154">postgres-conf</text:span>.sh <text:s/>is inserted in directory /docker-entrypoint-initdb.d <text:s/>, so that the startup script automatically runs it</text:p>
      <text:list text:style-name="L36">
        <text:list-item>
          <text:p text:style-name="P456"><text:span text:style-name="T18">It is executed only once</text:span><text:span text:style-name="T131">, at the first run, when database directory is initialized</text:span></text:p>
        </text:list-item>
        <text:list-item>
          <text:p text:style-name="P457">it adds an include command in the postgres standard configuration file 'postgresql.conf' , so that our own file <text:span text:style-name="T134">files/dbconf/</text:span>myconf.conf gets included</text:p>
        </text:list-item>
      </text:list>
      <text:p text:style-name="P305"/>
      <text:p text:style-name="P309">Host directory files/dbconf/ is mapped to container's directory /dbconf , so that myconf.conf can be directly modified<text:span text:style-name="T146">, without rebuilding the image</text:span> ( but modifications need a container stop/up <text:s/>)</text:p>
      <text:p text:style-name="P306"/>
      <text:p text:style-name="P306"><text:span text:style-name="T134">This is much simpler than the other method ( put environments values in .env , declare them in docker-compose.yml , add a script to store their value in database config file </text:span>myconf.conf<text:span text:style-name="T134"> )</text:span></text:p>
      <text:p text:style-name="P306"/>
      <text:h text:style-name="P423" text:outline-level="2"><text:bookmark-start text:name="__RefHeading___Toc4723_2063623624"/><text:span text:style-name="T158">P</text:span>roject tree<text:bookmark-end text:name="__RefHeading___Toc4723_2063623624"/></text:h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149">docker-compose.yml</text:p>
          </table:table-cell>
          <table:table-cell table:style-name="Tableau69.B1" office:value-type="string">
            <text:p text:style-name="P159">master file for docker-compose commands</text:p>
          </table:table-cell>
        </table:table-row>
        <table:table-row>
          <table:table-cell table:style-name="Tableau69.A2" office:value-type="string">
            <text:p text:style-name="P149">.env</text:p>
          </table:table-cell>
          <table:table-cell table:style-name="Tableau69.B2" office:value-type="string">
            <text:p text:style-name="P149">environment variables defining the project behavior</text:p>
          </table:table-cell>
        </table:table-row>
        <table:table-row>
          <table:table-cell table:style-name="Tableau69.A3" office:value-type="string">
            <text:p text:style-name="P147">database</text:p>
          </table:table-cell>
          <table:table-cell table:style-name="Tableau69.B2" office:value-type="string">
            <text:p text:style-name="P147">postgres will create database here</text:p>
          </table:table-cell>
        </table:table-row>
        <table:table-row>
          <table:table-cell table:style-name="Tableau69.A3" office:value-type="string">
            <text:p text:style-name="P149">files</text:p>
          </table:table-cell>
          <table:table-cell table:style-name="Tableau69.B2" office:value-type="string">
            <text:p text:style-name="P149">project files</text:p>
          </table:table-cell>
        </table:table-row>
        <table:table-row>
          <table:table-cell table:style-name="Tableau69.A3" office:value-type="string">
            <text:p text:style-name="P147"><text:tab/>style</text:p>
          </table:table-cell>
          <table:table-cell table:style-name="Tableau69.B2" office:value-type="string">
            <text:p text:style-name="P149"/>
          </table:table-cell>
        </table:table-row>
        <table:table-row>
          <table:table-cell table:style-name="Tableau69.A2" office:value-type="string">
            <text:p text:style-name="P149"><text:tab/><text:span text:style-name="T158"><text:tab/></text:span>project.mml <text:s/>, *.mss</text:p>
          </table:table-cell>
          <table:table-cell table:style-name="Tableau69.B2" office:value-type="string">
            <text:p text:style-name="P149">project style file and style sheets</text:p>
          </table:table-cell>
        </table:table-row>
        <table:table-row>
          <table:table-cell table:style-name="Tableau69.A2" office:value-type="string">
            <text:p text:style-name="P469"><text:tab/><text:tab/>zfact.csv</text:p>
          </table:table-cell>
          <table:table-cell table:style-name="Tableau69.B2" office:value-type="string">
            <text:p text:style-name="P469">defines linesize for different zooms</text:p>
          </table:table-cell>
        </table:table-row>
        <table:table-row>
          <table:table-cell table:style-name="Tableau69.A3" office:value-type="string">
            <text:p text:style-name="P149"><text:tab/><text:span text:style-name="T158"><text:tab/></text:span>symbols</text:p>
          </table:table-cell>
          <table:table-cell table:style-name="Tableau69.B2" office:value-type="string">
            <text:p text:style-name="P149">symbols needed by project style</text:p>
          </table:table-cell>
        </table:table-row>
        <table:table-row>
          <table:table-cell table:style-name="Tableau69.A2" office:value-type="string">
            <text:p text:style-name="P149"><text:tab/><text:span text:style-name="T158"><text:tab/></text:span>views.sql</text:p>
          </table:table-cell>
          <table:table-cell table:style-name="Tableau69.B2" office:value-type="string">
            <text:p text:style-name="P149">creation of views needed by style file</text:p>
          </table:table-cell>
        </table:table-row>
        <table:table-row>
          <table:table-cell table:style-name="Tableau69.A2" office:value-type="string">
            <text:p text:style-name="P149"><text:tab/><text:span text:style-name="T158"><text:tab/></text:span>zindex.sql</text:p>
          </table:table-cell>
          <table:table-cell table:style-name="Tableau69.B2" office:value-type="string">
            <text:p text:style-name="P149">creation of indexes for performance</text:p>
          </table:table-cell>
        </table:table-row>
        <table:table-row>
          <table:table-cell table:style-name="Tableau69.A2" office:value-type="string">
            <text:p text:style-name="P469"><text:tab/><text:tab/>zfact.sql</text:p>
          </table:table-cell>
          <table:table-cell table:style-name="Tableau69.B2" office:value-type="string">
            <text:p text:style-name="P469">functions returning linesizes, depending on zoom</text:p>
          </table:table-cell>
        </table:table-row>
        <table:table-row>
          <table:table-cell table:style-name="Tableau69.A3" office:value-type="string">
            <text:p text:style-name="P147"><text:tab/><text:tab/>data</text:p>
          </table:table-cell>
          <table:table-cell table:style-name="Tableau69.B2" office:value-type="string">
            <text:p text:style-name="P147">shapefiles downloaded from Internet will be unzipped here</text:p>
          </table:table-cell>
        </table:table-row>
        <table:table-row>
          <table:table-cell table:style-name="Tableau69.A3" office:value-type="string">
            <text:p text:style-name="P149"><text:tab/>docker</text:p>
          </table:table-cell>
          <table:table-cell table:style-name="Tableau69.B2" office:value-type="string">
            <text:p text:style-name="P149">dockerfiles and scripts used by docker build phase</text:p>
          </table:table-cell>
        </table:table-row>
        <table:table-row>
          <table:table-cell table:style-name="Tableau69.A14" office:value-type="string">
            <text:p text:style-name="P150"><text:tab/><text:tab/>Dockerfile.*</text:p>
          </table:table-cell>
          <table:table-cell table:style-name="Tableau69.B2" office:value-type="string">
            <text:p text:style-name="P150">dockerfiles</text:p>
          </table:table-cell>
        </table:table-row>
        <table:table-row>
          <table:table-cell table:style-name="Tableau69.A14" office:value-type="string">
            <text:p text:style-name="P150"><text:tab/><text:tab/>docker-startup.sh<text:tab/><text:tab/><text:tab/></text:p>
          </table:table-cell>
          <table:table-cell table:style-name="Tableau69.B2" office:value-type="string">
            <text:p text:style-name="P150">entrypoint for most import/kosmtik services</text:p>
          </table:table-cell>
        </table:table-row>
        <table:table-row>
          <table:table-cell table:style-name="Tableau69.A14" office:value-type="string">
            <text:p text:style-name="P150"><text:tab/><text:tab/>postgres-conf.sh</text:p>
          </table:table-cell>
          <table:table-cell table:style-name="Tableau69.B2" office:value-type="string">
            <text:p text:style-name="P150">script called to modify postgres configuration</text:p>
          </table:table-cell>
        </table:table-row>
        <table:table-row>
          <table:table-cell table:style-name="Tableau69.A14" office:value-type="string">
            <text:p text:style-name="P150"><text:tab/><text:tab/>pip-install.sh</text:p>
          </table:table-cell>
          <table:table-cell table:style-name="Tableau69.B2" office:value-type="string">
            <text:p text:style-name="P150">script to install pip packages needed by pyhgtmap</text:p>
          </table:table-cell>
        </table:table-row>
        <table:table-row>
          <table:table-cell table:style-name="Tableau69.A14" office:value-type="string">
            <text:p text:style-name="P150"><text:tab/><text:tab/>phyghtmap*.deb</text:p>
          </table:table-cell>
          <table:table-cell table:style-name="Tableau69.B2" office:value-type="string">
            <text:p text:style-name="P150">package for obsolete solution phyghtmap</text:p>
          </table:table-cell>
        </table:table-row>
        <table:table-row>
          <table:table-cell table:style-name="Tableau69.A14" office:value-type="string">
            <text:p text:style-name="P147"/>
          </table:table-cell>
          <table:table-cell table:style-name="Tableau69.B2" office:value-type="string">
            <text:p text:style-name="P147"/>
          </table:table-cell>
        </table:table-row>
        <table:table-row>
          <table:table-cell table:style-name="Tableau69.A3" office:value-type="string">
            <text:p text:style-name="P147"><text:tab/>dbconf<text:tab/></text:p>
          </table:table-cell>
          <table:table-cell table:style-name="Tableau69.B2" office:value-type="string">
            <text:p text:style-name="P147">contains extra postgres config file</text:p>
          </table:table-cell>
        </table:table-row>
        <table:table-row>
          <table:table-cell table:style-name="Tableau69.A3" office:value-type="string">
            <text:p text:style-name="P147"><text:tab/>myfiles</text:p>
          </table:table-cell>
          <table:table-cell table:style-name="Tableau69.B2" office:value-type="string">
            <text:p text:style-name="P147">place to download osm data files and polygons </text:p>
          </table:table-cell>
        </table:table-row>
        <table:table-row>
          <table:table-cell table:style-name="Tableau69.A3" office:value-type="string">
            <text:p text:style-name="P147"><text:tab/>dem</text:p>
          </table:table-cell>
          <table:table-cell table:style-name="Tableau69.B2" office:value-type="string">
            <text:p text:style-name="P147">scripts for contours and hillshade</text:p>
          </table:table-cell>
        </table:table-row>
        <table:table-row>
          <table:table-cell table:style-name="Tableau69.A14" office:value-type="string">
            <text:p text:style-name="P150"><text:tab/><text:tab/>contours.style</text:p>
          </table:table-cell>
          <table:table-cell table:style-name="Tableau69.B2" office:value-type="string">
            <text:p text:style-name="P150">specific style used by osm2pgsql</text:p>
          </table:table-cell>
        </table:table-row>
        <table:table-row>
          <table:table-cell table:style-name="Tableau69.A14" office:value-type="string">
            <text:p text:style-name="P150"><text:tab/><text:tab/>zindexcontours.sql</text:p>
          </table:table-cell>
          <table:table-cell table:style-name="Tableau69.B2" office:value-type="string">
            <text:p text:style-name="P150">script to create indexes in contours database</text:p>
          </table:table-cell>
        </table:table-row>
        <table:table-row>
          <table:table-cell table:style-name="Tableau69.A14" office:value-type="string">
            <text:p text:style-name="P150"><text:tab/><text:tab/>pyhgtmap.sh</text:p>
          </table:table-cell>
          <table:table-cell table:style-name="Tableau69.B2" office:value-type="string">
            <text:p text:style-name="P150">invocation of pyhgtmap software</text:p>
          </table:table-cell>
        </table:table-row>
        <table:table-row>
          <table:table-cell table:style-name="Tableau69.A3" office:value-type="string">
            <text:p text:style-name="P150"><text:tab/><text:tab/>pyhgtmap</text:p>
          </table:table-cell>
          <table:table-cell table:style-name="Tableau69.B2" office:value-type="string">
            <text:p text:style-name="P150"><text:span text:style-name="T186">copy of </text:span>pyhgtmap software</text:p>
          </table:table-cell>
        </table:table-row>
        <table:table-row>
          <table:table-cell table:style-name="Tableau69.A14" office:value-type="string">
            <text:p text:style-name="P150"><text:tab/><text:tab/>hg<text:span text:style-name="T186">t</text:span>list.py</text:p>
          </table:table-cell>
          <table:table-cell table:style-name="Tableau69.B2" office:value-type="string">
            <text:p text:style-name="P150">used to build the list of necessary .hgt files</text:p>
          </table:table-cell>
        </table:table-row>
        <table:table-row>
          <table:table-cell table:style-name="Tableau69.A14" office:value-type="string">
            <text:p text:style-name="P150"><text:tab/><text:tab/>hillshade.sh</text:p>
          </table:table-cell>
          <table:table-cell table:style-name="Tableau69.B2" office:value-type="string">
            <text:p text:style-name="P150">build hillshade file for a precision level</text:p>
          </table:table-cell>
        </table:table-row>
        <table:table-row>
          <table:table-cell table:style-name="Tableau69.A3" office:value-type="string">
            <text:p text:style-name="P147"><text:tab/>demdata</text:p>
          </table:table-cell>
          <table:table-cell table:style-name="Tableau69.B2" office:value-type="string">
            <text:p text:style-name="P147">data files produced for contours and hillshade</text:p>
          </table:table-cell>
        </table:table-row>
        <table:table-row>
          <table:table-cell table:style-name="Tableau69.A3" office:value-type="string">
            <text:p text:style-name="P147"><text:tab/>scripts</text:p>
          </table:table-cell>
          <table:table-cell table:style-name="Tableau69.B2" office:value-type="string">
            <text:p text:style-name="P147">various utilities</text:p>
            <text:p text:style-name="P469">also contains zfact.sh zfact.py used to process zfact.csv</text:p>
          </table:table-cell>
        </table:table-row>
        <table:table-row>
          <table:table-cell table:style-name="Tableau69.A3" office:value-type="string">
            <text:p text:style-name="P147"><text:tab/>tmp</text:p>
          </table:table-cell>
          <table:table-cell table:style-name="Tableau69.B2" office:value-type="string">
            <text:p text:style-name="P147">Kosmtik makes tile cache here</text:p>
          </table:table-cell>
        </table:table-row>
        <table:table-row>
          <table:table-cell table:style-name="Tableau69.A3" office:value-type="string">
            <text:p text:style-name="P150"><text:tab/>legend</text:p>
          </table:table-cell>
          <table:table-cell table:style-name="Tableau69.B2" office:value-type="string">
            <text:p text:style-name="P150">stuff fore creating the legend</text:p>
          </table:table-cell>
        </table:table-row>
        <table:table-row>
          <table:table-cell table:style-name="Tableau69.A14" office:value-type="string">
            <text:p text:style-name="P150"><text:tab/><text:tab/>legend.txt</text:p>
          </table:table-cell>
          <table:table-cell table:style-name="Tableau69.B2" office:value-type="string">
            <text:p text:style-name="P150">describes the topics to put in legend</text:p>
          </table:table-cell>
        </table:table-row>
        <table:table-row>
          <table:table-cell table:style-name="Tableau69.A14" office:value-type="string">
            <text:p text:style-name="P150"><text:tab/><text:tab/>makelegend.py</text:p>
          </table:table-cell>
          <table:table-cell table:style-name="Tableau69.B2" office:value-type="string">
            <text:p text:style-name="P150">script to produce legend</text:p>
          </table:table-cell>
        </table:table-row>
        <table:table-row>
          <table:table-cell table:style-name="Tableau69.A14" office:value-type="string">
            <text:p text:style-name="P150"><text:tab/><text:tab/>legend.jpg</text:p>
          </table:table-cell>
          <table:table-cell table:style-name="Tableau69.B2" office:value-type="string">
            <text:p text:style-name="P150">legend</text:p>
          </table:table-cell>
        </table:table-row>
        <table:table-row>
          <table:table-cell table:style-name="Tableau69.A3" office:value-type="string">
            <text:p text:style-name="P147"><text:tab/>tirex</text:p>
          </table:table-cell>
          <table:table-cell table:style-name="Tableau69.B2" office:value-type="string">
            <text:p text:style-name="P147">files for the Tirex alternate solution</text:p>
          </table:table-cell>
        </table:table-row>
        <table:table-row>
          <table:table-cell table:style-name="Tableau69.A3" office:value-type="string">
            <text:p text:style-name="P171"><text:tab/><text:tab/>conf</text:p>
          </table:table-cell>
          <table:table-cell table:style-name="Tableau69.B2" office:value-type="string">
            <text:p text:style-name="P171">conf files for apache &amp; tirex , copied during docker build phase</text:p>
          </table:table-cell>
        </table:table-row>
        <table:table-row>
          <table:table-cell table:style-name="Tableau69.A3" office:value-type="string">
            <text:p text:style-name="P171"><text:tab/><text:tab/>html</text:p>
          </table:table-cell>
          <table:table-cell table:style-name="Tableau69.B2" office:value-type="string">
            <text:p text:style-name="P171">web page</text:p>
          </table:table-cell>
        </table:table-row>
        <table:table-row>
          <table:table-cell table:style-name="Tableau69.A14" office:value-type="string">
            <text:p text:style-name="P171"><text:tab/><text:tab/>Dockerfile.tirex</text:p>
          </table:table-cell>
          <table:table-cell table:style-name="Tableau69.B2" office:value-type="string">
            <text:p text:style-name="P171">dockerfile</text:p>
          </table:table-cell>
        </table:table-row>
        <table:table-row>
          <table:table-cell table:style-name="Tableau69.A14" office:value-type="string">
            <text:p text:style-name="P171"><text:tab/><text:tab/>tirex.sh <text:s text:c="2"/>tirex-start.sh</text:p>
          </table:table-cell>
          <table:table-cell table:style-name="Tableau69.B2" office:value-type="string">
            <text:p text:style-name="P171">startup scripts</text:p>
          </table:table-cell>
        </table:table-row>
        <table:table-row>
          <table:table-cell table:style-name="Tableau69.A14" office:value-type="string">
            <text:p text:style-name="P171"><text:tab/><text:tab/>xml-patch.py</text:p>
          </table:table-cell>
          <table:table-cell table:style-name="Tableau69.B2" office:value-type="string">
            <text:p text:style-name="P171">download shapefiles &amp; patch <text:s/>project.xml</text:p>
          </table:table-cell>
        </table:table-row>
      </table:table>
      <text:p text:style-name="P350"/>
      <text:h text:style-name="P402" text:outline-level="1"><text:bookmark-start text:name="__RefHeading___Toc4694_2063623624"/><text:soft-page-break/><text:span text:style-name="T134">Performance tuning</text:span><text:bookmark-end text:name="__RefHeading___Toc4694_2063623624"/></text:h>
      <text:p text:style-name="P308">Here a list of recipes ...</text:p>
      <text:p text:style-name="P308"/>
      <text:h text:style-name="Heading_20_2" text:outline-level="2"><text:bookmark-start text:name="__RefHeading___Toc4696_2063623624"/>Inside project.mml<text:bookmark-end text:name="__RefHeading___Toc4696_2063623624"/></text:h>
      <text:p text:style-name="P308">On low zooms, there is the risk that ALL the objects in database would be candidate for drawing, causing a huge extraction of data.</text:p>
      <text:p text:style-name="P308"/>
      <text:h text:style-name="Heading_20_4" text:outline-level="4" text:is-list-header="true">Do not show all layer<text:span text:style-name="T134">s</text:span></text:h>
      <text:p text:style-name="P308">Use minzoom/maxzoom to restrict which layers will be shown</text:p>
      <text:p text:style-name="P308"/>
      <text:h text:style-name="P434" text:outline-level="4" text:is-list-header="true">Inside a layer, restrict the objects shown</text:h>
      <text:p text:style-name="P308">Add a <text:s/>condition on column 'way-area' <text:s/>to exclude objects which are too small</text:p>
      <text:p text:style-name="P308"/>
      <text:p text:style-name="P308">Do not show everything : for example, on low zoom, show only motorways</text:p>
      <text:p text:style-name="P308"/>
      <text:h text:style-name="Heading_20_4" text:outline-level="4" text:is-list-header="true">Use <text:s/>cache-feature<text:span text:style-name="T134">s</text:span>: true <text:s/>when <text:s/>request is executed several times</text:h>
      <text:p text:style-name="P308">This is the case when the .mss stylesheet uses <text:span text:style-name="T187">the </text:span>::<text:span text:style-name="T187"> syntax</text:span></text:p>
      <text:p text:style-name="P308">Without cache-feature , Mapnik will execute the request several times, instead of storing results in memory</text:p>
      <text:p text:style-name="P308"/>
      <text:h text:style-name="Heading_20_4" text:outline-level="4" text:is-list-header="true">When column 'way' is recomputed<text:span text:style-name="T159"> by the sql request</text:span></text:h>
      <text:p text:style-name="P308">In this case the standard filter to show only objects matching the BoundingBox, does not work...</text:p>
      <text:p text:style-name="P308"><text:span text:style-name="T187">You must a</text:span>dd yourself the condition: <text:s text:c="4"/>AND <text:s/>way &amp;&amp; !bbox!</text:p>
      <text:p text:style-name="P308"/>
      <text:h text:style-name="Heading_20_2" text:outline-level="2"><text:bookmark-start text:name="__RefHeading___Toc4698_2063623624"/>Postgres configuration<text:bookmark-end text:name="__RefHeading___Toc4698_2063623624"/></text:h>
      <text:h text:style-name="Heading_20_4" text:outline-level="4" text:is-list-header="true">work_mem</text:h>
      <text:p text:style-name="P308">If this value is too small <text:s/>( which is case of the default value ), sort operations <text:s/>( ORDER BY ) will be done inside a temporary file instead of memory</text:p>
      <text:p text:style-name="P308"/>
      <text:p text:style-name="P19">Caution!</text:p>
      <text:p text:style-name="P308">A <text:s/>high value can cause a memory exhaust, since Postgres can try to consume:</text:p>
      <text:p text:style-name="P308">work_mem * ( number of sort operations inside the request ) * ( number of connections )</text:p>
      <text:p text:style-name="P308"/>
      <text:p text:style-name="P308">How to adjust it ?</text:p>
      <text:list xml:id="list175155390481020" text:continue-list="list175155788770351" text:style-name="List_20_1">
        <text:list-item>
          <text:p text:style-name="P538">Log slow requests , and use EXPLAIN ANALYSE to see if sorting is made on ram or disk</text:p>
        </text:list-item>
        <text:list-item>
          <text:p text:style-name="P489"><text:span text:style-name="Strong_20_Emphasis"><text:span text:style-name="T103">Log the creation of temporary files </text:span></text:span><text:span text:style-name="Strong_20_Emphasis"><text:span text:style-name="T106">which are used for data sort <text:s/></text:span></text:span><text:span text:style-name="Strong_20_Emphasis"><text:span text:style-name="T103">( log_temp_files = 0 ) </text:span></text:span></text:p>
        </text:list-item>
      </text:list>
      <text:p text:style-name="P314"><text:span text:style-name="Strong_20_Emphasis"/></text:p>
      <text:h text:style-name="Heading_20_4" text:outline-level="4" text:is-list-header="true"><text:span text:style-name="Strong_20_Emphasis">effective_cache_size</text:span></text:h>
      <text:p text:style-name="P314"><text:span text:style-name="Strong_20_Emphasis"><text:span text:style-name="T103">This tells to Postgres the amount of memory that the operating system is likely to use for disk caching</text:span></text:span><text:span text:style-name="Strong_20_Emphasis"><text:span text:style-name="T104">.</text:span></text:span></text:p>
      <text:p text:style-name="P314"><text:span text:style-name="Strong_20_Emphasis"/></text:p>
      <text:p text:style-name="P314"><text:span text:style-name="Strong_20_Emphasis"><text:span text:style-name="T103">Postgres will use this value to take decisions. </text:span></text:span></text:p>
      <text:p text:style-name="P314"><text:span text:style-name="Strong_20_Emphasis"><text:span text:style-name="T103">If there is a lot of disk cache, it is likely that indexes are already loaded in it, the query planner will try to use them</text:span></text:span></text:p>
      <text:p text:style-name="P314"><text:span text:style-name="Strong_20_Emphasis"/></text:p>
      <text:p text:style-name="P314"><text:span text:style-name="Strong_20_Emphasis"><text:span text:style-name="T103">Recommended value : RAM*0.5 <text:s/>to RAM*0.7 ( dedicated database server)</text:span></text:span></text:p>
      <text:p text:style-name="P310"><text:span text:style-name="Strong_20_Emphasis"><text:span text:style-name="T104">Note: this value includes shared_buffers</text:span></text:span></text:p>
      <text:p text:style-name="P314"><text:soft-page-break/><text:span text:style-name="Strong_20_Emphasis"/></text:p>
      <text:h text:style-name="Heading_20_4" text:outline-level="4" text:is-list-header="true"><text:span text:style-name="Strong_20_Emphasis">shared_buffers</text:span></text:h>
      <text:p text:style-name="P314"><text:span text:style-name="Strong_20_Emphasis"><text:span text:style-name="T103">This is the internal Postgres cache. Contains tables data, indexes ...</text:span></text:span></text:p>
      <text:p text:style-name="P314"><text:span text:style-name="Strong_20_Emphasis"><text:span text:style-name="T102">Recommended value : RAM*0.</text:span></text:span><text:span text:style-name="Strong_20_Emphasis"><text:span text:style-name="T103">2</text:span></text:span><text:span text:style-name="Strong_20_Emphasis"><text:span text:style-name="T102">5</text:span></text:span></text:p>
      <text:p text:style-name="P314"><text:span text:style-name="Strong_20_Emphasis"/></text:p>
      <text:p text:style-name="P310"><text:span text:style-name="Strong_20_Emphasis"/></text:p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132">More details ...</text:p>
            <text:p text:style-name="P78"/>
            <text:p text:style-name="P121">https://pganalyze.com/blog/5mins-postgres-work-mem-tuning</text:p>
            <text:p text:style-name="P121">https://easyteam.fr/postgresql-tout-savoir-sur-le-shared_buffer/</text:p>
            <text:p text:style-name="P85"/>
          </table:table-cell>
        </table:table-row>
      </table:table>
      <text:p text:style-name="Standard"><text:span text:style-name="Strong_20_Emphasis"/></text:p>
      <text:h text:style-name="P435" text:outline-level="4" text:is-list-header="true"><text:span text:style-name="Strong_20_Emphasis"><text:span text:style-name="T175">Logging slow requests</text:span></text:span></text:h>
      <text:p text:style-name="P364"><text:span text:style-name="Strong_20_Emphasis"><text:span text:style-name="T105">Logging of slow requests is activated by default inside <text:s/>dbconf/myconf.conf</text:span></text:span></text:p>
      <text:p text:style-name="P364"><text:span text:style-name="Strong_20_Emphasis"><text:span text:style-name="T105">Requests needing more than 5s will be logged in directory database/log</text:span></text:span></text:p>
      <text:p text:style-name="P364"><text:span text:style-name="Strong_20_Emphasis"><text:span text:style-name="T105">You can rerun them with the sql command <text:s text:c="3"/>EXPLAIN contents-of-sqlrequest; <text:s text:c="2"/>to understand which part takes time.</text:span></text:span></text:p>
      <text:p text:style-name="P364"><text:span text:style-name="Strong_20_Emphasis"/></text:p>
      <text:p text:style-name="P364"><text:span text:style-name="Strong_20_Emphasis"/></text:p>
      <table:table table:name="Tableau74" table:style-name="Tableau74">
        <table:table-column table:style-name="Tableau74.A"/>
        <table:table-row>
          <table:table-cell table:style-name="Tableau74.A1" office:value-type="string">
            <text:p text:style-name="P133">More details ...</text:p>
            <text:p text:style-name="P79"/>
            <text:p text:style-name="P123">https://explain.depesz.com/s/B9rV</text:p>
            <text:p text:style-name="P158">( understanding explain output)</text:p>
            <text:p text:style-name="P158"/>
            <text:p text:style-name="P158">https://kimlaitrinh.me/blog/comprendre-les-scans-de-postgresql/</text:p>
            <text:p text:style-name="P158">( understand the concept of 'scan' which is used by EXPLAIN )</text:p>
            <text:p text:style-name="P87"/>
          </table:table-cell>
        </table:table-row>
      </table:table>
      <text:p text:style-name="P365"><text:span text:style-name="Strong_20_Emphasis"/></text:p>
      <text:p text:style-name="P365"><text:span text:style-name="Strong_20_Emphasis"/></text:p>
      <text:h text:style-name="Heading_20_4" text:outline-level="4" text:is-list-header="true"><text:span text:style-name="Strong_20_Emphasis">Investigate requests perform</text:span><text:span text:style-name="Strong_20_Emphasis"><text:span text:style-name="T187">a</text:span></text:span><text:span text:style-name="Strong_20_Emphasis">nce and impact</text:span></text:h>
      <text:p text:style-name="P371"><text:span text:style-name="Strong_20_Emphasis"><text:span text:style-name="T106">There is a magic script: <text:s text:c="2"/>files/scripts/tuning_sql.py <text:s/>originated from osmfr-cartocss</text:span></text:span></text:p>
      <text:list xml:id="list175155490909792" text:continue-numbering="true" text:style-name="List_20_1">
        <text:list-item>
          <text:p text:style-name="P490"><text:span text:style-name="Strong_20_Emphasis"><text:span text:style-name="T106">it takes as input <text:s/>project.mml <text:s/>, <text:s/>a zoom value , and a [lon/lat] point ( or Paris as default )</text:span></text:span></text:p>
        </text:list-item>
        <text:list-item>
          <text:p text:style-name="P490"><text:span text:style-name="Strong_20_Emphasis"><text:span text:style-name="T106">it defines as BoundingBox, the tile centered on the input point</text:span></text:span></text:p>
        </text:list-item>
        <text:list-item>
          <text:p text:style-name="P490"><text:span text:style-name="Strong_20_Emphasis"><text:span text:style-name="T106">it gets all the layers enabled for this zoom value, and the associated sql request</text:span></text:span></text:p>
        </text:list-item>
        <text:list-item>
          <text:p text:style-name="P490"><text:span text:style-name="Strong_20_Emphasis"><text:span text:style-name="T106">it replaces "magic tokens" like !bbox! by the appropriate value</text:span></text:span></text:p>
        </text:list-item>
        <text:list-item>
          <text:p text:style-name="P490"><text:span text:style-name="Strong_20_Emphasis"><text:span text:style-name="T106">it executes the request, and measures execution time </text:span></text:span></text:p>
        </text:list-item>
        <text:list-item>
          <text:p text:style-name="P490"><text:span text:style-name="Strong_20_Emphasis"><text:span text:style-name="T106">an option allows to execute the EXPLAIN sql feature, to get detailed info about performance</text:span></text:span></text:p>
        </text:list-item>
      </text:list>
      <text:p text:style-name="P371"><text:span text:style-name="Strong_20_Emphasis"/></text:p>
      <text:p text:style-name="P371"><text:span text:style-name="Strong_20_Emphasis"><text:span text:style-name="T106">The script must be executed from a temporary running container "import" , to have access to database</text:span></text:span></text:p>
      <table:table table:name="Tableau75" table:style-name="Tableau75">
        <table:table-column table:style-name="Tableau75.A"/>
        <table:table-row>
          <table:table-cell table:style-name="Tableau75.A1" office:value-type="string">
            <text:p text:style-name="P169">sudo docker-compose run import bash</text:p>
            <text:p text:style-name="P169"/>
            <text:p text:style-name="P169">python3 <text:s text:c="4"/>scripts/tuning_sql.py <text:s/>--zoom=7 --db=osm --host=$PGHOST --explain=1 --user=$PGUSER style/project.mm</text:p>
            <text:p text:style-name="P169"/>
          </table:table-cell>
        </table:table-row>
      </table:table>
      <text:p text:style-name="P371"><text:span text:style-name="Strong_20_Emphasis"/></text:p>
      <text:p text:style-name="P371"><text:span text:style-name="Strong_20_Emphasis"/></text:p>
      <text:p text:style-name="P370"><text:span text:style-name="Strong_20_Emphasis"/></text:p>
      <text:h text:style-name="P408" text:outline-level="2"><text:span text:style-name="Strong_20_Emphasis"/></text:h>
      <text:h text:style-name="P424" text:outline-level="2"><text:bookmark-start text:name="__RefHeading___Toc4700_2063623624"/><text:span text:style-name="Strong_20_Emphasis">Create additional <text:s/>indexes</text:span><text:bookmark-end text:name="__RefHeading___Toc4700_2063623624"/></text:h>
      <text:p text:style-name="P310"><text:span text:style-name="Strong_20_Emphasis"><text:span text:style-name="T104">Indexes are extremely useful when there is a WHERE condition in a request ( on one or several columns ) that returns only a subset of existing objects : it avoids reading all objects.</text:span></text:span></text:p>
      <text:p text:style-name="P310"><text:span text:style-name="Strong_20_Emphasis"/></text:p>
      <text:p text:style-name="P310"><text:span text:style-name="Strong_20_Emphasis"><text:span text:style-name="T104">It is highly useful on planet_osm_polygon where many columns have a huge amount of NULL values</text:span></text:span></text:p>
      <text:p text:style-name="P310"><text:span text:style-name="Strong_20_Emphasis"/></text:p>
      <text:p text:style-name="P310"><text:span text:style-name="Strong_20_Emphasis"><text:span text:style-name="T104">The counterpart is that they increase the size of database …<text:line-break/>It also increases the workload for inserting data, but in our case, indexes will be created after import, to avoid overhead when populating the database.</text:span></text:span></text:p>
      <text:p text:style-name="P310"><text:span text:style-name="Strong_20_Emphasis"/></text:p>
      <text:p text:style-name="P310"><text:span text:style-name="Strong_20_Emphasis"><text:span text:style-name="T104">Usefull psql commands</text:span></text:span></text:p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131">\c osm</text:p>
          </table:table-cell>
          <table:table-cell table:style-name="Tableau56.B1" office:value-type="string">
            <text:p text:style-name="P131">connect to osm database</text:p>
            <text:p text:style-name="P112"/>
          </table:table-cell>
        </table:table-row>
        <table:table-row>
          <table:table-cell table:style-name="Tableau56.A2" office:value-type="string">
            <text:p text:style-name="P131">\di+</text:p>
          </table:table-cell>
          <table:table-cell table:style-name="Tableau56.B2" office:value-type="string">
            <text:p text:style-name="P131">list indexes with their size</text:p>
          </table:table-cell>
        </table:table-row>
        <table:table-row>
          <table:table-cell table:style-name="Tableau56.A2" office:value-type="string">
            <text:p text:style-name="P131">\dt+</text:p>
          </table:table-cell>
          <table:table-cell table:style-name="Tableau56.B2" office:value-type="string">
            <text:p text:style-name="P131">list tables with their size</text:p>
          </table:table-cell>
        </table:table-row>
      </table:table>
      <text:p text:style-name="P311"><text:span text:style-name="Strong_20_Emphasis"/></text:p>
      <text:h text:style-name="Heading_20_4" text:outline-level="4" text:is-list-header="true"><text:span text:style-name="Strong_20_Emphasis">Add <text:s/>condition <text:s text:c="2"/></text:span><text:span text:style-name="Strong_20_Emphasis"><text:span text:style-name="T135">"</text:span></text:span><text:span text:style-name="Strong_20_Emphasis">WHERE xxx IS NOT NULL</text:span><text:span text:style-name="Strong_20_Emphasis"><text:span text:style-name="T135">"</text:span></text:span></text:h>
      <text:p text:style-name="P310"><text:span text:style-name="Strong_20_Emphasis"><text:span text:style-name="T104">When there are a lot of NULL values, it is a good idea to replace</text:span></text:span></text:p>
      <text:p text:style-name="P310"><text:span text:style-name="Strong_20_Emphasis"><text:span text:style-name="T104"><text:tab/>CREATE INDEX myindex ON <text:s/>sometable (xxx)</text:span></text:span></text:p>
      <text:p text:style-name="P310"><text:span text:style-name="Strong_20_Emphasis"><text:span text:style-name="T104">by</text:span></text:span></text:p>
      <text:p text:style-name="P310"><text:span text:style-name="Strong_20_Emphasis"><text:span text:style-name="T104"><text:tab/>CREATE INDEX myindex ON <text:s/>sometable (xxx) WHERE xxx IS NOT NULL</text:span></text:span></text:p>
      <text:p text:style-name="P314"><text:span text:style-name="Strong_20_Emphasis"/></text:p>
      <text:p text:style-name="P310"><text:span text:style-name="Strong_20_Emphasis"><text:span text:style-name="T104">It does not really change performance, but reduces the index size by 10 or 20 !</text:span></text:span></text:p>
      <text:p text:style-name="P310"><text:span text:style-name="Strong_20_Emphasis"/></text:p>
      <text:h text:style-name="Heading_20_4" text:outline-level="4" text:is-list-header="true"><text:span text:style-name="Strong_20_Emphasis">planet_osm_polygon: <text:s/>create index on way_area</text:span></text:h>
      <text:p text:style-name="P310"><text:span text:style-name="Strong_20_Emphasis"><text:span text:style-name="T104">A lot of requests on low zooms, use this column to eliminate objects that are too small</text:span></text:span></text:p>
      <text:p text:style-name="P310"><text:span text:style-name="Strong_20_Emphasis"><text:span text:style-name="T104">Estimated benefit : 2x</text:span></text:span></text:p>
      <text:h text:style-name="P395" text:outline-level="1"/>
      <text:h text:style-name="P403" text:outline-level="1"><text:bookmark-start text:name="__RefHeading___Toc4727_2063623624"/>The Tirex alternative to Kosmtik<text:bookmark-end text:name="__RefHeading___Toc4727_2063623624"/></text:h>
      <text:p text:style-name="P332">Don't like install<text:span text:style-name="T188">ing</text:span> a component from a Github repository ?</text:p>
      <text:p text:style-name="P332">Too much stuff to install via pip , with many warnings ?</text:p>
      <text:p text:style-name="P360">Search for a 2x performance gain ?</text:p>
      <text:p text:style-name="P326"/>
      <text:p text:style-name="P326"><text:span text:style-name="T150">An alternative to Kosmtik is possible : Tirex</text:span><text:span text:style-name="T151"> . <text:s text:c="2"/>But it provides much less features</text:span></text:p>
      <text:p text:style-name="P326"/>
      <text:h text:style-name="Heading_20_2" text:outline-level="2"><text:bookmark-start text:name="__RefHeading___Toc4729_2063623624"/>Different infrastructures<text:bookmark-end text:name="__RefHeading___Toc4729_2063623624"/></text:h>
      <text:p text:style-name="P326"/>
      <text:p text:style-name="P326">The standard Openstreetmap tileserver infrastructure uses a complex chain of components</text:p>
      <text:list text:style-name="L37">
        <text:list-item>
          <text:p text:style-name="P539">A Postgres database, using the PostGIS extension</text:p>
        </text:list-item>
        <text:list-item>
          <text:p text:style-name="P539">Mapnik for building tiles, based on a .xml style definition</text:p>
        </text:list-item>
        <text:list-item>
          <text:p text:style-name="P539">Carto ( also known as CartoCSS ) for transforming a yaml format style to the .xml format required by Mapnik</text:p>
        </text:list-item>
        <text:list-item>
          <text:p text:style-name="P539">Apache2 as web server</text:p>
        </text:list-item>
        <text:list-item>
          <text:p text:style-name="P539">Mod_tile ( apache component which manages tiles cache, decide whether a tile is obsolete or not, ask<text:span text:style-name="T188">s</text:span> a renderer to generate it again )</text:p>
        </text:list-item>
        <text:list-item>
          <text:p text:style-name="P539">Renderd : <text:s/>daemon which gets orders from mod_tile, and uses the Mapnik library to generate tiles</text:p>
        </text:list-item>
        <text:list-item>
          <text:p text:style-name="P539">Leaflet : javascript library, included in a web page, which allows to define a Map as a collection of tiles, and issues the urls to download each of them. Those urls are processed by apache/mod_tile</text:p>
        </text:list-item>
      </text:list>
      <text:p text:style-name="P325"/>
      <text:p text:style-name="P325">The Cyclosm infrastructure replaces the chain Carto/Mapnik/Apache/Mod_tile/Renderd/Leaflet by the single component Kosmtik ( <text:span text:style-name="T159">which </text:span>silently incorporates Carto/Mapnik/Leaflet )</text:p>
      <text:p text:style-name="P325"/>
      <text:p text:style-name="P325">Tirex replaces Apache/Mod_tile/Renderd<text:span text:style-name="T150"> : no need to </text:span>download a <text:s/>Github repository : everything is done by installing packages from official Ubuntu repository</text:p>
      <text:p text:style-name="P332"/>
      <text:p text:style-name="P332">T<text:span text:style-name="T152">irex</text:span> is the solution used by Opentopomap<text:line-break/>But in our implementation, we keep the yaml format for defining project style. This needs to <text:span text:style-name="T152">add</text:span> Carto<text:span text:style-name="T159"> in the chain</text:span><text:line-break/></text:p>
      <text:p text:style-name="P325"/>
      <text:h text:style-name="P425" text:outline-level="2"><text:bookmark-start text:name="__RefHeading___Toc4731_2063623624"/>Installation<text:bookmark-end text:name="__RefHeading___Toc4731_2063623624"/></text:h>
      <text:p text:style-name="P325">Installation will of course involve <text:span text:style-name="T150">several</text:span> components </text:p>
      <text:p text:style-name="P325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137">Carto</text:p>
          </table:table-cell>
          <table:table-cell table:style-name="Tableau63.B1" office:value-type="string">
            <text:p text:style-name="P137">standard package 'node-carto'</text:p>
          </table:table-cell>
        </table:table-row>
        <table:table-row>
          <table:table-cell table:style-name="Tableau63.A2" office:value-type="string">
            <text:p text:style-name="P137">Tirex</text:p>
          </table:table-cell>
          <table:table-cell table:style-name="Tableau63.B2" office:value-type="string">
            <text:p text:style-name="P137">standard package 'tirex'</text:p>
          </table:table-cell>
        </table:table-row>
        <table:table-row>
          <table:table-cell table:style-name="Tableau63.A2" office:value-type="string">
            <text:p text:style-name="P137">Mapnik</text:p>
          </table:table-cell>
          <table:table-cell table:style-name="Tableau63.B2" office:value-type="string">
            <text:p text:style-name="P137">silently installed by Tirex</text:p>
          </table:table-cell>
        </table:table-row>
        <table:table-row>
          <table:table-cell table:style-name="Tableau63.A2" office:value-type="string">
            <text:p text:style-name="P137">Apache</text:p>
            <text:p text:style-name="P137">Mod_tile</text:p>
          </table:table-cell>
          <table:table-cell table:style-name="Tableau63.B2" office:value-type="string">
            <text:p text:style-name="P137">standard packages: <text:s text:c="2"/>'apache2' <text:s text:c="3"/>'libapache2-mod-tile'</text:p>
          </table:table-cell>
        </table:table-row>
        <table:table-row>
          <table:table-cell table:style-name="Tableau63.A2" office:value-type="string">
            <text:p text:style-name="P137">Leaflet</text:p>
          </table:table-cell>
          <table:table-cell table:style-name="Tableau63.B2" office:value-type="string">
            <text:p text:style-name="P137">standard package 'libjs-leaflet'</text:p>
          </table:table-cell>
        </table:table-row>
      </table:table>
      <text:p text:style-name="P325"/>
      <text:p text:style-name="P345">We must also write a dedicated html page for showing the map, using Leaflet library</text:p>
      <text:p text:style-name="P346">Extra code was added to this page, in order to implement two nice features available in Kosmtik</text:p>
      <text:list xml:id="list175154918012981" text:continue-list="list175155490909792" text:style-name="List_20_1">
        <text:list-item>
          <text:p text:style-name="P540">show the zoom level</text:p>
        </text:list-item>
        <text:list-item>
          <text:p text:style-name="P540">update the browser url address, when map is zoomed or moved</text:p>
        </text:list-item>
      </text:list>
      <text:h text:style-name="P406" text:outline-level="2"/>
      <text:h text:style-name="P411" text:outline-level="2"><text:bookmark-start text:name="__RefHeading___Toc4733_2063623624"/>Configuration files<text:bookmark-end text:name="__RefHeading___Toc4733_2063623624"/></text:h>
      <text:p text:style-name="P325">The chain will need many configuration files</text:p>
      <text:p text:style-name="P325"/>
      <table:table table:name="Tableau64" table:style-name="Tableau64">
        <table:table-column table:style-name="Tableau64.A"/>
        <table:table-column table:style-name="Tableau64.B"/>
        <table:table-column table:style-name="Tableau64.C"/>
        <table:table-row>
          <table:table-cell table:style-name="Tableau64.A1" office:value-type="string">
            <text:p text:style-name="P137">Component</text:p>
          </table:table-cell>
          <table:table-cell table:style-name="Tableau64.A1" office:value-type="string">
            <text:p text:style-name="P137">Configuration file</text:p>
          </table:table-cell>
          <table:table-cell table:style-name="Tableau64.C1" office:value-type="string">
            <text:p text:style-name="P137">Origin / description</text:p>
          </table:table-cell>
        </table:table-row>
        <table:table-row>
          <table:table-cell table:style-name="Tableau64.A2" office:value-type="string">
            <text:p text:style-name="P137">apache2</text:p>
            <text:p text:style-name="P141">mod_tile</text:p>
          </table:table-cell>
          <table:table-cell table:style-name="Tableau64.B2" office:value-type="string">
            <text:p text:style-name="P137">/etc/apache2/sites-enabled/<text:span text:style-name="T191">osmhike</text:span>-apache.conf</text:p>
          </table:table-cell>
          <table:table-cell table:style-name="Tableau64.C2" office:value-type="string">
            <text:p text:style-name="P137">copied by <text:s/>dockerfile COPY actions</text:p>
            <text:p text:style-name="P137"/>
            <text:p text:style-name="P137">contains <text:span text:style-name="T147">parameters of the web site serving the map, and associated </text:span>mod_tile parameters </text:p>
          </table:table-cell>
        </table:table-row>
        <table:table-row>
          <table:table-cell table:style-name="Tableau64.A2" office:value-type="string">
            <text:p text:style-name="P137">tirex</text:p>
          </table:table-cell>
          <table:table-cell table:style-name="Tableau64.B2" office:value-type="string">
            <text:p text:style-name="P137">/etc/tirex/tirex.conf</text:p>
          </table:table-cell>
          <table:table-cell table:style-name="Tableau64.C2" office:value-type="string">
            <text:p text:style-name="P137">copied by <text:s/>dockerfile COPY actions, replacing the file created by the tirex package ...</text:p>
            <text:p text:style-name="P137"/>
            <text:p text:style-name="P137">( we just modify some parameters concerning syslog_facility and log_file )</text:p>
            <text:p text:style-name="P137"/>
          </table:table-cell>
        </table:table-row>
        <table:table-row>
          <table:table-cell table:style-name="Tableau64.A2" office:value-type="string">
            <text:p text:style-name="P137">mapnik</text:p>
          </table:table-cell>
          <table:table-cell table:style-name="Tableau64.B2" office:value-type="string">
            <text:p text:style-name="P137">/etc/tirex/renderer/mapnik.conf</text:p>
          </table:table-cell>
          <table:table-cell table:style-name="Tableau64.C2" office:value-type="string">
            <text:p text:style-name="P137">installed by the tirex package</text:p>
          </table:table-cell>
        </table:table-row>
        <table:table-row>
          <table:table-cell table:style-name="Tableau64.A2" office:value-type="string">
            <text:p text:style-name="P137"/>
          </table:table-cell>
          <table:table-cell table:style-name="Tableau64.B2" office:value-type="string">
            <text:p text:style-name="P138">/etc/tirex/renderer/mapnik<text:span text:style-name="T147">/*.conf</text:span></text:p>
          </table:table-cell>
          <table:table-cell table:style-name="Tableau64.C2" office:value-type="string">
            <text:p text:style-name="P138">copied by <text:s/>dockerfile COPY actions</text:p>
            <text:p text:style-name="P138"/>
            <text:p text:style-name="P141">contains the mapnik configuration for our project.</text:p>
            <text:p text:style-name="P141">the name of the .conf file is not relevant: what matters is the 'name' parameter inside</text:p>
          </table:table-cell>
        </table:table-row>
      </table:table>
      <text:p text:style-name="P324"/>
      <text:p text:style-name="P328">Off course, those configuration files must be consistent together, so a few explainations are welcome !</text:p>
      <text:p text:style-name="P328"/>
      <text:h text:style-name="Heading_20_4" text:outline-level="4" text:is-list-header="true">Tileset</text:h>
      <text:p text:style-name="P329">Tirex can manage several tilesets in parallel, each of them being associated with:</text:p>
      <text:list text:style-name="L38">
        <text:list-item>
          <text:p text:style-name="P541">A <text:s text:c="3"/>.XML style file</text:p>
        </text:list-item>
        <text:list-item>
          <text:p text:style-name="P541">A specific uri</text:p>
        </text:list-item>
        <text:list-item>
          <text:p text:style-name="P541">A specific tile cache subdirectory</text:p>
        </text:list-item>
        <text:list-item>
          <text:p text:style-name="P541">A name which be used among the different conf files</text:p>
        </text:list-item>
      </text:list>
      <text:p text:style-name="P328"/>
      <text:p text:style-name="P328">Each Tileset is associated with 2 mod_tile important parameters, defined in apache configuration <text:span text:style-name="T191">osmhike</text:span><text:span text:style-name="T50">-apache.conf</text:span></text:p>
      <text:p text:style-name="P328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138">ModTileTileDir</text:p>
          </table:table-cell>
          <table:table-cell table:style-name="Tableau65.B1" office:value-type="string">
            <text:p text:style-name="P141">base directory for tiles cache</text:p>
          </table:table-cell>
        </table:table-row>
        <table:table-row>
          <table:table-cell table:style-name="Tableau65.A2" office:value-type="string">
            <text:p text:style-name="P138">AddTileConfig</text:p>
          </table:table-cell>
          <table:table-cell table:style-name="Tableau65.B2" office:value-type="string">
            <text:p text:style-name="P141">defines a tileset, according to the foll<text:span text:style-name="T159">o</text:span>wing format<text:span text:style-name="T188">:</text:span></text:p>
            <text:p text:style-name="P141">AddTileConfig tileset-uri <text:s/>tileset-name</text:p>
            <text:p text:style-name="P141"/>
            <text:p text:style-name="P141">This means:</text:p>
            <text:p text:style-name="P141">tiles will be served by a url like <text:s/>http://localhost/tileset-uri/Z/X/Y.png</text:p>
            <text:p text:style-name="P141">the cache directory <text:s/>will be ModTileTileDir/tileset-name</text:p>
            <text:p text:style-name="P141"><text:s/></text:p>
            <text:p text:style-name="P148">Our value for tileset-uri is: <text:s text:c="2"/>/tiles/<text:span text:style-name="T191">osmhike</text:span></text:p>
          </table:table-cell>
        </table:table-row>
      </table:table>
      <text:p text:style-name="Standard"/>
      <text:p text:style-name="P142">tileset-name will be communicated to Tirex, so that he can find the associated configuration. </text:p>
      <text:p text:style-name="P142">He will look inside <text:span text:style-name="T146">/etc/tirex/renderer/mapnik</text:span>/*.conf , searching for a .conf file where parameter 'name' matches tileset-name</text:p>
      <text:p text:style-name="P142"/>
      <text:p text:style-name="P143"><text:span text:style-name="T13">Note</text:span>: <text:line-break/>tileset-uri <text:s/>does not correspond to a true directory . Mod_tile will automatically catch and process any uri which <text:span text:style-name="T159">begins by </text:span>tileset-uri</text:p>
      <text:p text:style-name="P143"/>
      <text:h text:style-name="Heading_20_4" text:outline-level="4" text:is-list-header="true">/etc/tirex/renderer/mapnik<text:span text:style-name="T147">/*.conf</text:span></text:h>
      <text:p text:style-name="P376">The name of this .conf file is not important. <text:s/>What is important is the "name" parameter it contains</text:p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170">name</text:p>
          </table:table-cell>
          <table:table-cell table:style-name="Tableau66.B1" office:value-type="string">
            <text:p text:style-name="P170">must be equal to the tileset-name defined in <text:span text:style-name="T191">osmhike</text:span>-apache.conf</text:p>
          </table:table-cell>
        </table:table-row>
        <table:table-row>
          <table:table-cell table:style-name="Tableau66.A2" office:value-type="string">
            <text:p text:style-name="P140">tiledir</text:p>
          </table:table-cell>
          <table:table-cell table:style-name="Tableau66.B2" office:value-type="string">
            <text:p text:style-name="P140">must be equal to <text:span text:style-name="T147">ModTileTileDir/tileset-name</text:span></text:p>
          </table:table-cell>
        </table:table-row>
        <table:table-row>
          <table:table-cell table:style-name="Tableau66.A2" office:value-type="string">
            <text:p text:style-name="P140">mapfile</text:p>
          </table:table-cell>
          <table:table-cell table:style-name="Tableau66.B2" office:value-type="string">
            <text:p text:style-name="P140">path to the .xml style</text:p>
          </table:table-cell>
        </table:table-row>
      </table:table>
      <text:p text:style-name="P136"/>
      <text:h text:style-name="Heading_20_4" text:outline-level="4" text:is-list-header="true"><text:soft-page-break/>Communication socket between mod_tile and tirex</text:h>
      <text:p text:style-name="P139"/>
      <text:p text:style-name="P139">The same value must be found in both:</text:p>
      <text:list xml:id="list175156733334276" text:continue-list="list175154918012981" text:style-name="List_20_1">
        <text:list-item>
          <text:p text:style-name="P467"><text:span text:style-name="T191">osmhike</text:span>-apache.conf<text:span text:style-name="T148"> : ( ModTileRenderdSocketName )</text:span></text:p>
        </text:list-item>
        <text:list-item>
          <text:p text:style-name="P468">tirex.conf : ( modtile_socket_name )</text:p>
        </text:list-item>
      </text:list>
      <text:p text:style-name="P140"/>
      <text:h text:style-name="P436" text:outline-level="4" text:is-list-header="true">Communication socket<text:span text:style-name="T149"> dir</text:span></text:h>
      <text:p text:style-name="P338">This directory is used by Tirex to create sockets, used by the different Tirex subprocesses</text:p>
      <text:p text:style-name="P338"/>
      <text:p text:style-name="P338">It is defined in tirex.conf ( socket_dir )</text:p>
      <text:p text:style-name="P333"/>
      <text:p text:style-name="P332"/>
      <text:h text:style-name="Heading_20_4" text:outline-level="4" text:is-list-header="true">Leaflet configuration</text:h>
      <text:p text:style-name="P338">The HTML page showing the map, must tell Leaflet that the url to download a tile is<text:span text:style-name="T150">:</text:span></text:p>
      <text:p text:style-name="P338">/tileset-uri/{z}/{x}/{y}.png</text:p>
      <text:p text:style-name="P338"/>
      <text:p text:style-name="P332">We use a relative uri, without http://server:port</text:p>
      <text:p text:style-name="P338"/>
      <text:h text:style-name="Heading_20_4" text:outline-level="4" text:is-list-header="true">Apache configuration</text:h>
      <text:p text:style-name="P339"><text:span text:style-name="T51">As defined by </text:span><text:span text:style-name="T52">osmhike</text:span><text:span text:style-name="T50">-apache.conf</text:span><text:span text:style-name="T51">:</text:span></text:p>
      <text:list text:style-name="L39">
        <text:list-item>
          <text:p text:style-name="P542">apache is internally listening on port=80</text:p>
        </text:list-item>
        <text:list-item>
          <text:p text:style-name="P542">DocumentRoot is set to /<text:span text:style-name="T191">osmhike</text:span>/tirex/html<text:line-break/></text:p>
        </text:list-item>
      </text:list>
      <text:h text:style-name="Heading_20_2" text:outline-level="2"><text:bookmark-start text:name="__RefHeading___Toc4735_2063623624"/>Docker implementation<text:bookmark-end text:name="__RefHeading___Toc4735_2063623624"/></text:h>
      <text:p text:style-name="P332">The commands are similar to those used for Kosmtik</text:p>
      <table:table table:name="Tableau67" table:style-name="Tableau67">
        <table:table-column table:style-name="Tableau67.A"/>
        <table:table-row>
          <table:table-cell table:style-name="Tableau67.A1" office:value-type="string">
            <text:p text:style-name="P331"># build the image</text:p>
            <text:p text:style-name="P331">sudo docker-compose build tirex</text:p>
            <text:p text:style-name="P331"/>
            <text:p text:style-name="P331"># start the tirex web server</text:p>
            <text:p text:style-name="P331">sudo docker-compose up <text:span text:style-name="T158">-V </text:span>tirex</text:p>
          </table:table-cell>
        </table:table-row>
      </table:table>
      <text:p text:style-name="P332"/>
      <text:p text:style-name="P332">Container name is c-tirex</text:p>
      <text:p text:style-name="P332"/>
      <text:p text:style-name="P332">Its apache internal port:80 is exposed as port:8888 to the host</text:p>
      <text:p text:style-name="P332"/>
      <text:p text:style-name="P332">The web page url is http://localhost:8888</text:p>
      <text:p text:style-name="P332"/>
      <text:p text:style-name="P332">Files come from 4 directories: </text:p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144">files/tirex</text:p>
          </table:table-cell>
          <table:table-cell table:style-name="Tableau68.B1" office:value-type="string">
            <text:p text:style-name="P144">Dockerfile and scripts used by ENTRYPOINT</text:p>
          </table:table-cell>
        </table:table-row>
        <table:table-row>
          <table:table-cell table:style-name="Tableau68.A2" office:value-type="string">
            <text:p text:style-name="P144">files/tirex/<text:span text:style-name="T191">conf</text:span></text:p>
          </table:table-cell>
          <table:table-cell table:style-name="Tableau68.B2" office:value-type="string">
            <text:p text:style-name="P144">apache / tirex configuration files which are copied to the docker image, during build phase</text:p>
            <text:p text:style-name="P146"/>
            <text:p text:style-name="P146">This is not all the apache/tirex config files : some of them are provided by the standard packages</text:p>
          </table:table-cell>
        </table:table-row>
        <table:table-row>
          <table:table-cell table:style-name="Tableau68.A2" office:value-type="string">
            <text:p text:style-name="P144">files/tirex/html</text:p>
          </table:table-cell>
          <table:table-cell table:style-name="Tableau68.B2" office:value-type="string">
            <text:p text:style-name="P144">Contains the web page, showing the map </text:p>
            <text:p text:style-name="P144"/>
            <text:p text:style-name="P144">It is seen by the container as /<text:span text:style-name="T191">osmhike</text:span><text:span text:style-name="T158">/tirex/html</text:span> <text:s text:c="3"/>( thanks to volume mapping )</text:p>
          </table:table-cell>
        </table:table-row>
        <table:table-row>
          <table:table-cell table:style-name="Tableau68.A2" office:value-type="string">
            <text:p text:style-name="P144">files/tirex/html/leaflet</text:p>
          </table:table-cell>
          <table:table-cell table:style-name="Tableau68.B2" office:value-type="string">
            <text:p text:style-name="P144">Directory containing leaflet package</text:p>
            <text:p text:style-name="P179"><text:span text:style-name="T150">but it is a </text:span>symlink to <text:span text:style-name="T102">/usr/share/javascript/leaflet</text:span><text:span text:style-name="T107"> , and is created by startup script</text:span></text:p>
          </table:table-cell>
        </table:table-row>
      </table:table>
      <text:p text:style-name="P330"/>
      <text:h text:style-name="P431" text:outline-level="4"/>
      <text:h text:style-name="P432" text:outline-level="4" text:is-list-header="true">Automatic processing of shapefiles</text:h>
      <text:p text:style-name="P376">Kosmtik had this nice feature when a Layer refers to a shapefile on Internet:</text:p>
      <text:list xml:id="list175156370699129" text:continue-list="list175156733334276" text:style-name="List_20_1">
        <text:list-item>
          <text:p text:style-name="P543">automatic download of the shapefile, but only if not already done</text:p>
        </text:list-item>
        <text:list-item>
          <text:p text:style-name="P543">unzip</text:p>
        </text:list-item>
        <text:list-item>
          <text:p text:style-name="P543">patch project.mml to replace path to Internet shapefile by a path to local unzipped shapefile</text:p>
        </text:list-item>
      </text:list>
      <text:p text:style-name="P376"/>
      <text:p text:style-name="P376">Tirex does offer this feature, so a dedicated script <text:s/>files/tirex/xml-patch.py has been made for it.</text:p>
      <text:p text:style-name="P376">The final project.xml file is generated in directory files/style</text:p>
      <text:p text:style-name="P376">Downloaded shapefiles are downloaded/unzipped/renamed <text:s/>in directory files/data </text:p>
      <text:h text:style-name="P437" text:outline-level="4" text:is-list-header="true">Debug</text:h>
      <text:p text:style-name="P342">There are so many involved components, that understanding troubles is quite complex !</text:p>
      <text:list xml:id="list175155910128239" text:continue-numbering="true" text:style-name="List_20_1">
        <text:list-item>
          <text:p text:style-name="P544">from Firefox browser, use web development tools to trace network requests, and see if the tirex container answers to requests, and which of them</text:p>
        </text:list-item>
        <text:list-item>
          <text:p text:style-name="P544">run bash inside <text:s/>c-tirex container ( docker exec -it c-tirex bash ) and check that the internal apache server accepts connections on port=80 </text:p>
        </text:list-item>
        <text:list-item>
          <text:p text:style-name="P544">setup debug mode for Tirex:<text:line-break/>modify files/tirex/tirex-start.sh : uncomment <text:s/>variable DEBUG<text:line-break/>then stop / start container</text:p>
        </text:list-item>
      </text:list>
      <text:p text:style-name="P375"/>
      <text:p text:style-name="P361">Beware from cache, when changing project.mml / *.mss <text:s/>!</text:p>
      <text:list text:style-name="L40">
        <text:list-item>
          <text:p text:style-name="P546">clear apache cache</text:p>
        </text:list-item>
        <text:list-item>
          <text:p text:style-name="P545"><text:span text:style-name="T165">stop/start Tirex container, without forgetting option <text:s/>-V in docker-compose up <text:line-break/>( to be that sure </text:span><text:span text:style-name="T188">that </text:span><text:span text:style-name="T165">new container starts from a fresh filesystem, without cached files )</text:span></text:p>
        </text:list-item>
      </text:list>
      <text:p text:style-name="P375"/>
      <text:h text:style-name="Heading_20_4" text:outline-level="4" text:is-list-header="true">Access to apache/tirex logs</text:h>
      <text:p text:style-name="P376">To facilitate debugging, the apache/tirex log directories of tirex container are mapped to directories files/tirex/zlogapache , files/tirex/zlogtirex of host</text:p>
      <text:h text:style-name="P437" text:outline-level="4" text:is-list-header="true">Limits</text:h>
      <text:p text:style-name="P361">The Leaflet implementation provided in this project is basic, and has a strong timeout bug:</text:p>
      <text:p text:style-name="P361">If tile rendering takes too much time, the tile remains gray : must wait a little, then refresh page</text:p>
      <text:h text:style-name="Heading_20_4" text:outline-level="4" text:is-list-header="true">More details</text:h>
      <text:p text:style-name="P344"/>
      <table:table table:name="Tableau70" table:style-name="Tableau70">
        <table:table-column table:style-name="Tableau70.A"/>
        <table:table-row>
          <table:table-cell table:style-name="Tableau70.A1" office:value-type="string">
            <text:p text:style-name="P122">https://wiki.openstreetmap.org/wiki/Tirex</text:p>
            <text:p text:style-name="P145">( have a look at chapter "logging" )</text:p>
            <text:p text:style-name="P86"/>
            <text:p text:style-name="P86">https://github.com/cyclosm/cyclosm-website</text:p>
            <text:p text:style-name="P151">( example a more elaborated html page using Leaflet )</text:p>
          </table:table-cell>
        </table:table-row>
      </table:table>
      <text:p text:style-name="P341"/>
      <text:h text:style-name="P406" text:outline-level="2"/>
      <text:p text:style-name="P341"/>
      <text:p text:style-name="P341"/>
      <text:p text:style-name="P330"/>
      <text:h text:style-name="P404" text:outline-level="1"><text:bookmark-start text:name="__RefHeading___Toc3370_2821381160"/>Docker mini tutorial<text:bookmark-end text:name="__RefHeading___Toc3370_2821381160"/></text:h>
      <text:p text:style-name="P327"/>
      <text:p text:style-name="P268">Don't know what Docker is ? <text:s/>No panic ! <text:s/>This very short guide gives you the fundamentals</text:p>
      <text:p text:style-name="P268"/>
      <text:h text:style-name="Heading_20_2" text:outline-level="2"><text:bookmark-start text:name="__RefHeading___Toc3372_2821381160"/>Basic concepts<text:bookmark-end text:name="__RefHeading___Toc3372_2821381160"/></text:h>
      <text:p text:style-name="P268">Docker is a sotware infrastructure running on your computer ( we wil call it the <text:span text:style-name="T13">host</text:span> )</text:p>
      <text:p text:style-name="P268">It allows to build and run a kind of lightweight virtual machines called <text:span text:style-name="T13">container</text:span></text:p>
      <text:p text:style-name="P268"/>
      <text:p text:style-name="P11">Image</text:p>
      <text:p text:style-name="P254">An image is a template that defines a docker virtual machine. <text:s/></text:p>
      <text:p text:style-name="P254">It contains a photo of the disk filesystem + execution parameters</text:p>
      <text:p text:style-name="P254"/>
      <text:p text:style-name="P254">An image is generally is generally composed of</text:p>
      <text:list text:style-name="L41">
        <text:list-item>
          <text:p text:style-name="P495">a base operating system ( like Ubuntu version 'bionic' )<text:span text:style-name="T110">. It is often different from the host operating system</text:span></text:p>
        </text:list-item>
        <text:list-item>
          <text:p text:style-name="P495">plenty of software packages which are installed ( like Apache, or a personnal software )</text:p>
        </text:list-item>
        <text:list-item>
          <text:p text:style-name="P495">project files which are copied to the image filesystem</text:p>
        </text:list-item>
        <text:list-item>
          <text:p text:style-name="P495">some other configuration stuff ( network, volumes , .... )</text:p>
        </text:list-item>
        <text:list-item>
          <text:p text:style-name="P495">the startup command/program to launch when you run the image</text:p>
        </text:list-item>
      </text:list>
      <text:p text:style-name="P268"/>
      <text:p text:style-name="P11">Container</text:p>
      <text:p text:style-name="P268"><text:span text:style-name="T102">When you run an image, it creates a kind of independant virtual machine called </text:span><text:span text:style-name="T13">container</text:span></text:p>
      <text:p text:style-name="P254">You can run several containers from the same image ( eg: if you have an image "Ubuntu + Apache + Mysql +<text:span text:style-name="T189"> P</text:span>hp" , you can run several containers which will be independant web servers )</text:p>
      <text:p text:style-name="P254"/>
      <text:p text:style-name="P254">Each container has its own copy of the image's filesystem.</text:p>
      <text:p text:style-name="P254"/>
      <text:p text:style-name="P254">Unless specific configuration, containers can't read/write files of the host filesystem</text:p>
      <text:p text:style-name="P254"/>
      <text:p text:style-name="P11">Container status</text:p>
      <text:p text:style-name="P257">When you run a container, it keeps running until the command specified by ENTRYPOINT <text:span text:style-name="T109">/ CMD</text:span> terminates</text:p>
      <text:p text:style-name="P257">Then container move<text:span text:style-name="T109">s</text:span> to state "stopped" <text:span text:style-name="T109"><text:s/>(</text:span>"exited"<text:span text:style-name="T109">)</text:span> . </text:p>
      <text:p text:style-name="P257"/>
      <text:p text:style-name="P258">Each container is given a "container id" . But you can also assign a name to it ( easier to manipulate )</text:p>
      <text:p text:style-name="P269"/>
      <text:p text:style-name="P11">Building an image</text:p>
      <text:p text:style-name="P254">Have a project directory on host computer</text:p>
      <text:p text:style-name="P254">Create a file named Dockerfile, containing the instructions to build the image</text:p>
      <text:p text:style-name="P268"/>
      <text:p text:style-name="P254">The main instructions in the Dockerfile are</text:p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109">FROM</text:p>
          </table:table-cell>
          <table:table-cell table:style-name="Tableau43.B1" office:value-type="string">
            <text:p text:style-name="P109">the base image, containing the base operating system</text:p>
            <text:p text:style-name="P109">example: <text:s text:c="3"/>ubuntu:bionic</text:p>
            <text:p text:style-name="P109"/>
            <text:p text:style-name="P109">It will be downloaded from the official Docker repository</text:p>
            <text:p text:style-name="P109"/>
            <text:p text:style-name="P109">But it can also be a personal image that you have built yourself, which will be got from the internal Docker repository on your computer</text:p>
          </table:table-cell>
        </table:table-row>
        <table:table-row>
          <table:table-cell table:style-name="Tableau43.A2" office:value-type="string">
            <text:p text:style-name="P109">RUN</text:p>
          </table:table-cell>
          <table:table-cell table:style-name="Tableau43.B2" office:value-type="string">
            <text:p text:style-name="P109">Runs commands used to construct the image's filesystem</text:p>
            <text:p text:style-name="P109"/>
            <text:p text:style-name="P109">In most cases, il will be commands for installing packages from standard <text:s/>Linux repositories, using appropriate commands ( apt for Ubuntu/Debian , yum for Redhat ... )</text:p>
          </table:table-cell>
        </table:table-row>
        <table:table-row>
          <table:table-cell table:style-name="Tableau43.A2" office:value-type="string">
            <text:p text:style-name="P109">COPY</text:p>
          </table:table-cell>
          <table:table-cell table:style-name="Tableau43.B2" office:value-type="string">
            <text:p text:style-name="P109">copies files from your host towards the image filesystem</text:p>
          </table:table-cell>
        </table:table-row>
        <table:table-row>
          <table:table-cell table:style-name="Tableau43.A2" office:value-type="string">
            <text:p text:style-name="P109">ENTRYPOINT</text:p>
            <text:p text:style-name="P109">CMD</text:p>
          </table:table-cell>
          <table:table-cell table:style-name="Tableau43.B2" office:value-type="string">
            <text:p text:style-name="P109">defines the command to launch when the container is run</text:p>
          </table:table-cell>
        </table:table-row>
      </table:table>
      <text:p text:style-name="P255"><text:soft-page-break/>You can cascade the creation of images. For example :</text:p>
      <text:list text:style-name="L42">
        <text:list-item>
          <text:p text:style-name="P458">Build image Myapache , based on Ubuntu , having RUN commands to install Apache/php</text:p>
        </text:list-item>
        <text:list-item>
          <text:p text:style-name="P458">Build image MyWebServer, based on Myapache , having COPY commands to copy application files from the project directory</text:p>
        </text:list-item>
      </text:list>
      <text:p text:style-name="P267"/>
      <text:p text:style-name="P255">NOTE</text:p>
      <text:list text:style-name="L43">
        <text:list-item>
          <text:p text:style-name="P459">the package installation commands ( apt , yum ... ) <text:span text:style-name="T110">to use in </text:span>RUN<text:span text:style-name="T110"> sections, </text:span><text:s/>are the ones <text:span text:style-name="T110">compatible with </text:span>the base image <text:span text:style-name="T110">operating system </text:span>( described by FROM ) <text:span text:style-name="T189">, </text:span>not the ones from your computer<text:span text:style-name="T110">.</text:span></text:p>
        </text:list-item>
      </text:list>
      <text:p text:style-name="P12"/>
      <text:p text:style-name="P13">Basic Docker commands</text:p>
      <text:p text:style-name="P267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74">#<text:span text:style-name="T101"> Note : all Docker commands must be executed by user root</text:span></text:p>
            <text:p text:style-name="P74"/>
            <text:p text:style-name="P110"># build an image, from the Dockerfile in the current directory</text:p>
            <text:p text:style-name="P110">cd <text:s/>myprojectdirectory</text:p>
            <text:p text:style-name="P110">docker build -t myimagename <text:s/>.</text:p>
            <text:p text:style-name="P74"/>
            <text:p text:style-name="P113"># see existing images</text:p>
            <text:p text:style-name="P113">docker image list</text:p>
            <text:p text:style-name="P113"/>
            <text:p text:style-name="P75"><text:span text:style-name="T101"># run a container</text:span><text:span text:style-name="T108">, giving it a name </text:span></text:p>
            <text:p text:style-name="P74"><text:span text:style-name="T101">docker run </text:span><text:span text:style-name="T108">--name mycontainer</text:span><text:span text:style-name="T109">name</text:span><text:span text:style-name="T108"> <text:s/></text:span><text:span text:style-name="T101">myimagename</text:span></text:p>
            <text:p text:style-name="P74"/>
            <text:p text:style-name="P110"># show all containers <text:s/>( running or exited )</text:p>
            <text:p text:style-name="P110">docker ps -a</text:p>
            <text:p text:style-name="P110"/>
            <text:p text:style-name="P113"># show all containers ( full output, not truncated )</text:p>
            <text:p text:style-name="P113">docker ps -a --no-trunc</text:p>
            <text:p text:style-name="P113"/>
            <text:p text:style-name="P113"># remove a stopped container ( if the container was not given a name, use the containerID )</text:p>
            <text:p text:style-name="P113">docker rm <text:s/>mycontainername</text:p>
            <text:p text:style-name="P110"/>
            <text:p text:style-name="P113"># remove a container , ( force it to stop if necessary ) </text:p>
            <text:p text:style-name="P113">docker rm -f <text:s/>mycontainername</text:p>
            <text:p text:style-name="P113"/>
            <text:p text:style-name="P113"># clean the system : remove <text:span text:style-name="T189">all </text:span>stopped <text:s/>containers</text:p>
            <text:p text:style-name="P113">docker system prune</text:p>
            <text:p text:style-name="P113"/>
            <text:p text:style-name="P119"># remove an image. If a running container uses it, it will be stopped </text:p>
            <text:p text:style-name="P114">docker image <text:span text:style-name="T113">image rm -f <text:s/></text:span><text:span text:style-name="T101">myimagename</text:span></text:p>
            <text:p text:style-name="P114"/>
            <text:p text:style-name="P120"># runs a shell inside <text:s/>a running <text:s/>container ( see files , processes ... )</text:p>
            <text:p text:style-name="P120"># DO NOT use "docker run mycontainer bash" , because this would create another uninitialized container</text:p>
            <text:p text:style-name="P120">docker exec -it <text:s/>mycontainer bash</text:p>
            <text:p text:style-name="P82"/>
          </table:table-cell>
        </table:table-row>
      </table:table>
      <text:p text:style-name="P267"/>
      <text:p text:style-name="P267"/>
      <text:p text:style-name="P11">Network environment</text:p>
      <text:list xml:id="list1058775974" text:style-name="L44">
        <text:list-item>
          <text:p text:style-name="P496"><text:span text:style-name="T109">A virtual docker network is created.<text:line-break/>All the containers, but also the host</text:span><text:span text:style-name="T110">,</text:span><text:span text:style-name="T109"> have an IP address on this network<text:line-break/></text:span></text:p>
        </text:list-item>
        <text:list-item>
          <text:p text:style-name="P497">If host has Internet access, containers have Internet access </text:p>
        </text:list-item>
        <text:list-item>
          <text:p text:style-name="P498">If host has some open ports ( like a running webserver) , then containers have access to this <text:span text:style-name="T189">host </text:span>port<text:line-break/></text:p>
        </text:list-item>
        <text:list-item>
          <text:p text:style-name="P497">A container can freely access open ports on other container ( if a "Mysql" container is running, another "Apache" container can access the database )<text:line-break/><text:span text:style-name="T110">But the host cannot easyly do that. <text:s/>The xxx port on the running container must be "EXPOSED" , so that it also becomes port xxx on the host. <text:s/>Requests going to port xxx on host will be redirected to port xxx on container<text:line-break/>( Some translation can be made, so that port 80 on container becomes port 8080 on host . This allows to run several containers in parallel, each assigned to a different host port )</text:span></text:p>
        </text:list-item>
      </text:list>
      <text:p text:style-name="P254"/>
      <text:list xml:id="list175154808275265" text:continue-numbering="true" text:style-name="L44">
        <text:list-item>
          <text:p text:style-name="P499">This EXPOSE action can be made by 2 ways</text:p>
          <text:list>
            <text:list-item>
              <text:p text:style-name="P499">by the EXPOSE keyword in Dockerfile</text:p>
            </text:list-item>
            <text:list-item>
              <text:p text:style-name="P499">by an option in "docker run" command</text:p>
            </text:list-item>
          </text:list>
        </text:list-item>
      </text:list>
      <text:p text:style-name="P259"><text:soft-page-break/></text:p>
      <text:p text:style-name="P268"/>
      <text:p text:style-name="P17">Volume binding</text:p>
      <text:p text:style-name="P256"/>
      <text:p text:style-name="P259">This allows to replace a container directory (like /cyclosm) <text:s/>by a link to a directory in the host (like /home/user/myproject)</text:p>
      <text:p text:style-name="P259"/>
      <text:p text:style-name="P259">This host directory will be shared between host and container: changes made on one side are visible to the other side</text:p>
      <text:p text:style-name="P259"/>
      <text:p text:style-name="P259">This is an option when running the container</text:p>
      <text:p text:style-name="P259"/>
      <text:p text:style-name="P260"/>
      <text:p text:style-name="P260"/>
      <text:p text:style-name="P260"/>
      <text:h text:style-name="P406" text:outline-level="2"/>
      <text:h text:style-name="P411" text:outline-level="2"><text:bookmark-start text:name="__RefHeading___Toc3374_2821381160"/>Docker-compose<text:bookmark-end text:name="__RefHeading___Toc3374_2821381160"/></text:h>
      <text:p text:style-name="P272">This nice tool is based on a file: <text:s/>docker-compose.yml , which <text:s/>defines "services"</text:p>
      <text:p text:style-name="P272"/>
      <text:p text:style-name="P272">The description of each "service" contains</text:p>
      <text:list text:style-name="L45">
        <text:list-item>
          <text:p text:style-name="P547">the name of the docker image used by this service</text:p>
        </text:list-item>
        <text:list-item>
          <text:p text:style-name="P547">the name of the container, when we run the image</text:p>
        </text:list-item>
        <text:list-item>
          <text:p text:style-name="P547">the path to Dockerfile used to build the image</text:p>
        </text:list-item>
        <text:list-item>
          <text:p text:style-name="P547">container ports to be "exposed"</text:p>
        </text:list-item>
        <text:list-item>
          <text:p text:style-name="P547">volume bindings to set up when running the container</text:p>
        </text:list-item>
        <text:list-item>
          <text:p text:style-name="P547">the other services which this service depends on<text:line-break/>(eg: a WebServer container depends on a Database container )</text:p>
        </text:list-item>
      </text:list>
      <text:p text:style-name="P272"/>
      <text:p text:style-name="P272"><text:span text:style-name="T13">Usage</text:span>:</text:p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76">#<text:span text:style-name="T101"> </text:span><text:span text:style-name="T111">Build the image associated to a service</text:span></text:p>
            <text:p text:style-name="P115">docker-compose build <text:s text:c="2"/>myservice</text:p>
            <text:p text:style-name="P76"/>
            <text:p text:style-name="P116"># Do all the stuff necessary to have myservice running</text:p>
            <text:p text:style-name="P116"># * <text:span text:style-name="T162"><text:s/></text:span>build the image if necessary</text:p>
            <text:p text:style-name="P80"><text:span text:style-name="T111"># <text:s/>* </text:span><text:span text:style-name="T15">build all other necessary services</text:span><text:span text:style-name="T23">, if not already done</text:span></text:p>
            <text:p text:style-name="P182"># <text:s/>* run all other necessary services, if not already done</text:p>
            <text:p text:style-name="P116"># <text:s/>* run container<text:span text:style-name="T162">, </text:span><text:span text:style-name="T84">with a fresh new filesystem</text:span></text:p>
            <text:p text:style-name="P116">docker-compose up <text:s/><text:span text:style-name="T84">-V </text:span>myservice </text:p>
            <text:p text:style-name="P116"/>
            <text:p text:style-name="P115"># Run <text:span text:style-name="T162">a temporary new </text:span>container associated to a service<text:span text:style-name="T162">, with the capability to replace the CMD <text:s/>section of dockerfile</text:span></text:p>
            <text:p text:style-name="P115">docker-compose <text:span text:style-name="T162">run</text:span> <text:s/>myservice<text:span text:style-name="T162"> somecommand</text:span></text:p>
            <text:p text:style-name="P76"/>
            <text:p text:style-name="P115"># stop the container associated to a service<text:span text:style-name="T163">, but keeping its filesystem available for the next usage</text:span></text:p>
            <text:p text:style-name="P115">docker-compose stop myservice</text:p>
            <text:p text:style-name="P115"/>
            <text:p text:style-name="P115"/>
            <text:p text:style-name="P76"/>
            <text:p text:style-name="P76"/>
          </table:table-cell>
        </table:table-row>
      </table:table>
      <text:p text:style-name="P271"/>
      <text:p text:style-name="P347">Behind its apparent simplicity, docker-compose has a couple of severe, surprising traps:</text:p>
      <text:p text:style-name="P347"/>
      <text:p text:style-name="P15"><text:span text:style-name="T84">Caution</text:span><text:span text:style-name="T162">:</text:span></text:p>
      <text:p text:style-name="P264">If you stop a container ( CTRL/C or <text:s/>docker-compose stop service ), <text:span text:style-name="T83">the container's filesystem is kept as a </text:span><text:span text:style-name="T85">Docker </text:span><text:span text:style-name="T83">"anonymous <text:s/>volume" for future usage</text:span></text:p>
      <text:p text:style-name="P264">If you start it again:</text:p>
      <text:list text:style-name="L46">
        <text:list-item>
          <text:p text:style-name="P460">with docker-compose up <text:span text:style-name="T83">-V</text:span> service<text:line-break/>the container will be recreated with a fresh new filesystem from its image</text:p>
        </text:list-item>
        <text:list-item>
          <text:p text:style-name="P460">with <text:s/>docker-compose up <text:s/>service<text:line-break/>the container is just restarted: the entrypoint is executed on the previous filesystem contents<text:line-break/></text:p>
        </text:list-item>
      </text:list>
      <text:p text:style-name="P264">This can cause very strange side effects:</text:p>
      <text:list text:style-name="L47">
        <text:list-item>
          <text:p text:style-name="P461">If the container's entrypoint runs a command to append a line to a file, several "docker-compose up service" sequences will cause several lines to be appended to the file </text:p>
        </text:list-item>
        <text:list-item>
          <text:p text:style-name="P461">If container runs a daemon like apache, and there is a file indicating whether apache is running or not, then a brutal termination of the container can cause some strange error messages like "apache is already running"</text:p>
        </text:list-item>
      </text:list>
      <text:p text:style-name="P15"/>
      <text:p text:style-name="P41">Parts of the container's filesystem which are mapped to a host directory are not affected by this behavior: <text:s/>they always remain persistent ...</text:p>
      <text:p text:style-name="P264"/>
      <text:p text:style-name="P348"><text:span text:style-name="T13">Caution</text:span>:</text:p>
      <text:p text:style-name="P265"><text:span text:style-name="T189">Command "</text:span>docker-compose run<text:span text:style-name="T189">" </text:span><text:s/>does the volume mappings , but <text:span text:style-name="T83">does not expose internal ports to host</text:span></text:p>
      <text:p text:style-name="P265">( if your image is running apache, it will not be accessible from the host )</text:p>
      <text:p text:style-name="P265">To avoid this : add option "--service-ports"</text:p>
      <text:p text:style-name="P265"/>
      <text:p text:style-name="P15"><text:span text:style-name="T83">Warning</text:span>:</text:p>
      <text:p text:style-name="P271">If you are using docker-compose, do not use direct commands like "docker run myimage" !</text:p>
      <text:p text:style-name="P271">( all the port/volume configuration defined in <text:span text:style-name="T44"><text:s/>docker-compose.yml would be missing ... causing surprising <text:s text:c="2"/>error messages )</text:span></text:p>
      <text:p text:style-name="P260"><text:soft-page-break/></text:p>
      <text:p text:style-name="P14">Environment file</text:p>
      <text:p text:style-name="P262">.env <text:s/>file is automatically processed <text:span text:style-name="T135">by</text:span> docker-compose<text:line-break/><text:span text:style-name="T113">( must be stored in the same directory than docker-compose.yml)</text:span></text:p>
      <text:p text:style-name="P261"/>
      <text:p text:style-name="P261">But it works only for the variables which are declared in the sections "environment:" inside docker-compose.yml</text:p>
      <text:p text:style-name="P261"/>
      <text:p text:style-name="P263">Note that setting a shell environment variable before calling docker-compose, will overwrite .env <text:s/>definitions</text:p>
      <text:p text:style-name="P267"/>
      <text:h text:style-name="P406" text:outline-level="2"/>
      <text:h text:style-name="P411" text:outline-level="2"><text:bookmark-start text:name="__RefHeading___Toc3376_2821381160"/>Hints<text:bookmark-end text:name="__RefHeading___Toc3376_2821381160"/></text:h>
      <text:h text:style-name="Heading_20_4" text:outline-level="4" text:is-list-header="true">Disk space optimization</text:h>
      <text:p text:style-name="P278">You will note some strange patterns in the RUN section of the Dockerfile</text:p>
      <text:p text:style-name="P277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118">apt update</text:p>
          </table:table-cell>
          <table:table-cell table:style-name="Tableau46.B1" office:value-type="string">
            <text:p text:style-name="P118">used before calling apt install</text:p>
            <text:p text:style-name="P111"/>
            <text:p text:style-name="P118">necessary to update the list of available packages Otherwise packages may not be found</text:p>
            <text:p text:style-name="P111"/>
          </table:table-cell>
        </table:table-row>
        <table:table-row>
          <table:table-cell table:style-name="Tableau46.A2" office:value-type="string">
            <text:p text:style-name="P118">rm -rf /var/lib/apt/lists/* &amp;&amp; apt clean</text:p>
          </table:table-cell>
          <table:table-cell table:style-name="Tableau46.B2" office:value-type="string">
            <text:p text:style-name="P118">used after calling apt install</text:p>
            <text:p text:style-name="P118"/>
            <text:p text:style-name="P118">used to free more than 100MB of cached data, that would otherwise be included in the image filesystem, making it uselessly too big.</text:p>
            <text:p text:style-name="P118"/>
            <text:p text:style-name="P118">Note: due to Docker behavior, this must be repeated after each RUN section that used apt</text:p>
          </table:table-cell>
        </table:table-row>
      </table:table>
      <text:p text:style-name="P276"/>
      <text:h text:style-name="Heading_20_4" text:outline-level="4" text:is-list-header="true">Beware from build context <text:span text:style-name="T189">size </text:span>!</text:h>
      <text:p text:style-name="P288">docker-compose.yml mentions a directory in section "context:"</text:p>
      <text:p text:style-name="P288">This is the Docker "Build Context"</text:p>
      <text:p text:style-name="P288"/>
      <text:p text:style-name="P288">It is important that this directory contains only what is necessary for dockerfile commands</text:p>
      <text:p text:style-name="P288">The reason is that all its contents will be sent to the Docker daemon ( see message "send build context")</text:p>
      <text:p text:style-name="P288">So it is not a good idea to have plenty of downloaded stuff or cached file<text:span text:style-name="T189">s</text:span> here...</text:p>
      <text:p text:style-name="P288"/>
      <text:h text:style-name="Heading_20_4" text:outline-level="4" text:is-list-header="true">RUN/COPY commands can access host files ONLY inside the BuildContext</text:h>
      <text:p text:style-name="P376">During image building, the "Build Context" directory is the only part of the host files which is accessible by the dockerfile ( even if there is some "volume mapping" ) </text:p>
      <text:p text:style-name="P376"/>
      <text:h text:style-name="Heading_20_4" text:outline-level="4" text:is-list-header="true">Volume binding: files not accessible during dockerfile RUN commands</text:h>
      <text:p text:style-name="P289">At the moment RUN commands are executed from dockerfile, volume bindings are not yet operationnal : do not expect to use files stored in the <text:s/>directory which is shared between your host and the container ...</text:p>
      <text:p text:style-name="P277"/>
      <text:p text:style-name="P376">If <text:s/>the RUN commands create a file in this shared directory, this file will disappear when the volume binding occurs, at container start</text:p>
      <text:p text:style-name="P232"/>
      <text:h text:style-name="P406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officeooo:rsid="00d63287" style:font-size-asian="13pt" style:font-style-asian="italic" style:font-weight-asian="bold" style:font-size-complex="13pt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6:35:26.990593465</meta:creation-date>
    <dc:date>2025-01-04T17:51:53.905708136</dc:date>
    <meta:editing-duration>P37DT4H59M39S</meta:editing-duration>
    <meta:editing-cycles>195</meta:editing-cycles>
    <meta:generator>LibreOffice/7.4.7.2$Linux_X86_64 LibreOffice_project/40$Build-2</meta:generator>
    <meta:document-statistic meta:table-count="79" meta:image-count="0" meta:object-count="0" meta:page-count="55" meta:paragraph-count="1747" meta:word-count="14376" meta:character-count="90074" meta:non-whitespace-character-count="76092"/>
  </office:meta>
</office:document-meta>
</file>